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1163.06pt"/>
    </style:style>
    <style:style style:name="co11" style:family="table-column">
      <style:table-column-properties fo:break-before="auto" style:column-width="72.54pt"/>
    </style:style>
    <style:style style:name="ro1" style:family="table-row">
      <style:table-row-properties style:row-height="79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147pt" fo:break-before="auto" style:use-optimal-row-height="true"/>
    </style:style>
    <style:style style:name="ro8" style:family="table-row">
      <style:table-row-properties style:row-height="169.4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46.26pt" fo:break-before="auto" style:use-optimal-row-height="true"/>
    </style:style>
    <style:style style:name="ro11" style:family="table-row">
      <style:table-row-properties style:row-height="124.61pt" fo:break-before="auto" style:use-optimal-row-height="true"/>
    </style:style>
    <style:style style:name="ro12" style:family="table-row">
      <style:table-row-properties style:row-height="180.54pt" fo:break-before="auto" style:use-optimal-row-height="true"/>
    </style:style>
    <style:style style:name="ro13" style:family="table-row">
      <style:table-row-properties style:row-height="135.81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calculation-settings table:automatic-find-labels="false"/>
      <table:table table:name="sjlist-0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8 MORRISON Road, SAINT JOHN, New Brunswick E2N1G9</text:p>
          </table:table-cell>
          <table:table-cell office:value-type="float" office:value="24100" calcext:value-type="float">
            <text:p>24100</text:p>
          </table:table-cell>
          <table:table-cell office:value-type="string" calcext:value-type="string">
            <text:p>SJ16475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" calcext:value-type="float">
            <text:p>16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string" calcext:value-type="string">
            <text:p>Great</text:p>
            <text:p> location out of the fog belt!  This home is in need of repairs, but the</text:p>
            <text:p> lot is well worth it!  Well &amp; septic already in place so the house </text:p>
            <text:p>could come down and your dream home can go up!  Or, you can choose to </text:p>
            <text:p>build some sweat equity in this 2 bedroom, 1 bathroom home to make it </text:p>
            <text:p>your own.  Please allow 72 hours for all offers.  Schedule 'A' must </text:p>
            <text:p>accompany all offers.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 FALL Court, SAINT JOHN, New Brunswick E2N1N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J16502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Mobile Home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35-137 DUKE ST, SAINT JOHN WEST, New Brunswick E2M1V4</text:p>
          </table:table-cell>
          <table:table-cell office:value-type="float" office:value="27900" calcext:value-type="float">
            <text:p>27900</text:p>
          </table:table-cell>
          <table:table-cell office:value-type="string" calcext:value-type="string">
            <text:p>SJ15286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Welcome</text:p>
            <text:p> to 6 Fall court. Come and check out this 3 bedroom mobile home with </text:p>
            <text:p>many updates. Updates include home leveled (2016), 3 windows (2012), 2' </text:p>
            <text:p>insulation with new siding, baseboard heaters and wiring and new </text:p>
            <text:p>appliances. Property has a shed that will stay and great lot. Call today</text:p>
            <text:p> for full details and/or a private viewing.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8 VEY Road, SAINT JOHN, New Brunswick E2N1J1</text:p>
          </table:table-cell>
          <table:table-cell office:value-type="float" office:value="34900" calcext:value-type="float">
            <text:p>34900</text:p>
          </table:table-cell>
          <table:table-cell office:value-type="string" calcext:value-type="string">
            <text:p>SJ16439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996" calcext:value-type="float">
            <text:p>9996</text:p>
          </table:table-cell>
          <table:table-cell office:value-type="float" office:value="838" calcext:value-type="float">
            <text:p>83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SJ16096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Spacious</text:p>
            <text:p> units with 3 bedrooms in each. Some updates include flooring, kitchen </text:p>
            <text:p>and baths. Property does need some TLC but has good potential. Note: </text:p>
            <text:p>Property being sold 'As Is Where Is'. CMHC schedule 'A' must form part </text:p>
            <text:p>of this agreement of purchase and sale. Most recent web forms must be </text:p>
            <text:p>used for any offers. Three full business days must be given for CMHC to </text:p>
            <text:p>respond to any offers.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J16491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9-151 BRIDGE ST, SAINT JOHN, New Brunswick E2K1S6</text:p>
          </table:table-cell>
          <table:table-cell office:value-type="float" office:value="44900" calcext:value-type="float">
            <text:p>44900</text:p>
          </table:table-cell>
          <table:table-cell office:value-type="string" calcext:value-type="string">
            <text:p>SJ16426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8363" calcext:value-type="float">
            <text:p>8363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string" calcext:value-type="string">
            <text:p>Located</text:p>
            <text:p> on a quiet street off Loch Lomond Road between Foriere and Gibbon, this</text:p>
            <text:p> two-bedroom home is within walking distance to The Rez. The one-level </text:p>
            <text:p>home itself is in need of TLC. A true handy man special. If renovated </text:p>
            <text:p>this would make a great starter home or for someone looking to </text:p>
            <text:p>down-size. Home is being sold as is where is. Schedule A to </text:p>
            <text:p>accompany all offers. No disclosure statement will be provided.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9 DUKE, SAINT JOHN, New Brunswick E2L1N9</text:p>
          </table:table-cell>
          <table:table-cell office:value-type="float" office:value="45500" calcext:value-type="float">
            <text:p>45500</text:p>
          </table:table-cell>
          <table:table-cell office:value-type="string" calcext:value-type="string">
            <text:p>SJ16333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31 ST. JAMES Street, SAINT JOHN, New Brunswick E2M2E5</text:p>
          </table:table-cell>
          <table:table-cell office:value-type="float" office:value="47500" calcext:value-type="float">
            <text:p>47500</text:p>
          </table:table-cell>
          <table:table-cell office:value-type="string" calcext:value-type="string">
            <text:p>SJ16233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648" calcext:value-type="float">
            <text:p>2648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This</text:p>
            <text:p> is a spacious home that was previously a 2-family home, that is </text:p>
            <text:p>currently a 7 bedroom, single family home. Value is in the land and </text:p>
            <text:p>would make a great place for some townhouses. This home has 2 sources of</text:p>
            <text:p> heat, is priced below assessed value and has a nice corner lot! Home is</text:p>
            <text:p> in need of extensive work. Looking for a project? Looking to build </text:p>
            <text:p>something Uptown? This could be for you! 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55 ST. JOHN Street, SAINT JOHN, New Brunswick E2M5E7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365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Excellent</text:p>
            <text:p> opportunity with this building. Much of the work has already been done </text:p>
            <text:p>including roof and siding. Gorgeous 3 bedroom on the upper level, close </text:p>
            <text:p>to completion. Wonderful woodwork moulding and doors throughout as well </text:p>
            <text:p>as hardwood floors. The second level apartment could be combined with </text:p>
            <text:p>the front apartment to make it into a 2 family or it could be left a 3 </text:p>
            <text:p>family. Attached garage, nice yard, and great basement for </text:p>
            <text:p>storage/workshop, etc. Plenty of possibilities here. Owners want this </text:p>
            <text:p>building sold ASAP! Excellent value at this price.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7 WATSON Street, SAINT JOHN, New Brunswick E2M1G5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463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497" calcext:value-type="float">
            <text:p>2497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514-516 MCKIEL ST, SAINT JOHN, New Brunswick E2M3R5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235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Duplex,</text:p>
            <text:p> sold as is where is without warranties or representations; Sellers </text:p>
            <text:p>Schedule A forms part of the purchase and sale agreement. Each unit </text:p>
            <text:p>offers 2 bedrooms and 1 bat. Includes off street parking and detached </text:p>
            <text:p>single garage.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489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 SPRING Drive, SAINT JOHN, New Brunswick E2N1P2</text:p>
          </table:table-cell>
          <table:table-cell office:value-type="float" office:value="56900" calcext:value-type="float">
            <text:p>56900</text:p>
          </table:table-cell>
          <table:table-cell office:value-type="string" calcext:value-type="string">
            <text:p>SJ16445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Mobile Home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table:number-columns-repeated="3"/>
          <table:table-cell office:value-type="string" calcext:value-type="string">
            <text:p>Spacious</text:p>
            <text:p> 3-family being sold 'as is, where is' one closing. Priced well below </text:p>
            <text:p>assessed value! This 3 family is currently assessed at $150,900. </text:p>
            <text:p>Schedule A is to accompany all offers. This investment property is in a </text:p>
            <text:p>good location, offers spacious units, and has a detached garage. This </text:p>
            <text:p>building is in need of work but is priced accordingly. Looking for a </text:p>
            <text:p>project? This property has plenty of potential.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21-323 LOWELL ST, SAINT JOHN, New Brunswick E2M2H6</text:p>
          </table:table-cell>
          <table:table-cell office:value-type="float" office:value="59900" calcext:value-type="float">
            <text:p>59900</text:p>
          </table:table-cell>
          <table:table-cell office:value-type="string" calcext:value-type="string">
            <text:p>SJ1634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588 HARDING Street, SAINT JOHN, New Brunswick E2M3M3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J16463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799" calcext:value-type="float">
            <text:p>479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Tons</text:p>
            <text:p> of character in this large family home,so many features and </text:p>
            <text:p>opportunities. Ability to have home office on first floor separate from </text:p>
            <text:p>main living area on second and third floors. Bright and open kitchen, </text:p>
            <text:p>dining and living room on second floor. Bedrooms all fair size with </text:p>
            <text:p>large bright bathroom on third. This house is a must see!!!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0 BROAD, SAINT JOHN, New Brunswick E2L1Y8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SJ16420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909 HIGHMEADOW Drive, SAINT JOHN, New Brunswick E2J3X3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SJ16389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aple</text:p>
            <text:p> Leaf mini home located in the Latimore Lake Trailer Park. Freshly </text:p>
            <text:p>painted throughout, this three bedroom mini home is very spacious. Large</text:p>
            <text:p> eat-in kitchen with new patio doors off the dining area. Lots of </text:p>
            <text:p>cupboard and counter space in the kitchen for preparing dinners. Living </text:p>
            <text:p>room features hardwood flooring. All three bedrooms are a good size. The</text:p>
            <text:p> master bedroom has French doors leading to the full ensuite with garden</text:p>
            <text:p> tub. Storage shed included. Must be approved by the Park to become a </text:p>
            <text:p>resident prior to closing. 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25 TODD Street, SAINT JOHN, New Brunswick E2H1Y3</text:p>
          </table:table-cell>
          <table:table-cell office:value-type="float" office:value="65900" calcext:value-type="float">
            <text:p>65900</text:p>
          </table:table-cell>
          <table:table-cell office:value-type="string" calcext:value-type="string">
            <text:p>SJ16309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ngle</text:p>
            <text:p> family home within steps to Glen Falls Elementary. Home has 3 bedrooms,</text:p>
            <text:p> full bathroom and two cozy living spaces.One of these living spaces </text:p>
            <text:p>sits to the left of the home with a convenient mud room area. Spacious </text:p>
            <text:p>eat-in kitchen with a dishwasher! Laminate flooring and ceramic tile </text:p>
            <text:p>throughout the home. Home is heated by electric hot-water baseboard! </text:p>
            <text:p>Level lot, with paved driveway and easy access to bus stops and </text:p>
            <text:p>amenities.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6 MCKENNA, SAINT JOHN, New Brunswick E2K4E1</text:p>
          </table:table-cell>
          <table:table-cell office:value-type="float" office:value="66900" calcext:value-type="float">
            <text:p>66900</text:p>
          </table:table-cell>
          <table:table-cell office:value-type="string" calcext:value-type="string">
            <text:p>SJ1630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11 MORGAN Road, SAINT JOHN, New Brunswick E2H2B2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SJ16382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534" calcext:value-type="float">
            <text:p>6534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OWN</text:p>
            <text:p> FOR LESS THE COST OF RENTING! This 2 bedroom townhouse features a </text:p>
            <text:p>spacious eat-in kitchen with ample cupboards and counter space on both </text:p>
            <text:p>sides, bright living room  and a good size mudroom at the back to </text:p>
            <text:p>complete the main level. Upstairs offers 2 large bedrooms, master comes </text:p>
            <text:p>with double closets and can easily accommodate up to a king size bed, </text:p>
            <text:p>and bathroom with a classic claw foot cast iron tub. Finished basement </text:p>
            <text:p>features a spacious rec room while the other half accommodates a large </text:p>
            <text:p>laundry/storage room. Two decks, one in the back as well as a 2 year old</text:p>
            <text:p> 11 x 12 deck on the front. On bus route and within walking distance to </text:p>
            <text:p>Rockwood Park and Public Gardens. Condo Fees include snow removal and </text:p>
            <text:p>lawn care as well as the building exterior including the roof. All sizes</text:p>
            <text:p> and info to be confirmed prior to closing.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24 TARTAN Street, SAINT JOHN, New Brunswick E2K2R7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SJ16160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67 KINGSVILLE Road, SAINT JOHN, New Brunswick E2M4T3</text:p>
          </table:table-cell>
          <table:table-cell office:value-type="float" office:value="69500" calcext:value-type="float">
            <text:p>69500</text:p>
          </table:table-cell>
          <table:table-cell office:value-type="string" calcext:value-type="string">
            <text:p>SJ16448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Welcome</text:p>
            <text:p> to 11 Morgan Road! This is a spacious 3 bedroom, 1 3/4 bathroom home </text:p>
            <text:p>that is priced below assessed value! Nice oak kitchen, nice spacious </text:p>
            <text:p>layout, full basement, spacious rooms, close to all amenities and has </text:p>
            <text:p>easy access to the highway. Nice quiet street, very affordable and well </text:p>
            <text:p>worth a look! Schedule 'A' is to accompany all offers. Property is being</text:p>
            <text:p> sold 'As Is, Where Is' on closing.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65 CHARLOTTE Street West, SAINT JOHN, New Brunswick E2M1Y7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244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608" calcext:value-type="float">
            <text:p>5608</text:p>
          </table:table-cell>
          <table:table-cell office:value-type="float" office:value="2584" calcext:value-type="float">
            <text:p>2584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470 DEMONTS Street, SAINT JOHN, New Brunswick E2M1R6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218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You've</text:p>
            <text:p> heard it said, 'Why rent when you can own?'. Well, here's your </text:p>
            <text:p>opportunity to start investing in your future! Did you know, that at </text:p>
            <text:p>this price, your monthly payments will be $800/month*!! (That includes </text:p>
            <text:p>mortgage payment, taxes, heat &amp; lights and insurance).  This </text:p>
            <text:p>townhouse is centrally located in the north side, close to </text:p>
            <text:p>university/hospital/shopping, etc. And, don't forget that the bus route </text:p>
            <text:p>goes down Millidge Avenue on a regular basis! This home is fully </text:p>
            <text:p>finished from top to bottom with three bedrooms and a bath on the top </text:p>
            <text:p>floor and living room, dining, kitchen and pantry on the main level. On </text:p>
            <text:p>the lower level there is a family room, office, laundry, and storage </text:p>
            <text:p>area! Also, there is an intimate front enclosed garden/deck area to </text:p>
            <text:p>enjoy when you come home!  *NOTE: This is not rent-to-own! It is giving </text:p>
            <text:p>you an understanding of what the monthly costs would be compared to </text:p>
            <text:p>renting. You must be able to acquire a mortgage.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0 TOWER Street, SAINT JOHN, New Brunswick E2M1Z4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361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154" calcext:value-type="float">
            <text:p>4154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52 KENNEDY Street, SAINT JOHN, New Brunswick E2K1C4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215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639" calcext:value-type="float">
            <text:p>4639</text:p>
          </table:table-cell>
          <table:table-cell office:value-type="float" office:value="2486" calcext:value-type="float">
            <text:p>2486</text:p>
          </table:table-cell>
          <table:table-cell table:number-columns-repeated="3"/>
          <table:table-cell office:value-type="string" calcext:value-type="string">
            <text:p>Larger</text:p>
            <text:p> than most 1 1/2 storey with dormer offers larger bedrooms up. 3 </text:p>
            <text:p>Bedrooms up with full bathroom. Combination of hardwood &amp; softwood </text:p>
            <text:p>flooring. Living room, kitchen, den, office or bedroom on this level. </text:p>
            <text:p>Full basement, 1/4 bath &amp; laundry down. Two driveways &amp; fenced </text:p>
            <text:p>(large) backyard. Taxes are based on assessed value of $113400. Non </text:p>
            <text:p>owner occupied. Available immediately. You can not rent a descent </text:p>
            <text:p>apartment for a low mortgage with 5% down, based on full price, your </text:p>
            <text:p>monthly payment is approx. $485 per month. This property is priced to </text:p>
            <text:p>sell. NOTE NON OWNER OCCUPIED TAXES!!! Call Now. 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164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number-columns-repeated="3"/>
          <table:table-cell office:value-type="string" calcext:value-type="string">
            <text:p>Single</text:p>
            <text:p> family home located uptown Saint John. Do you work and play in the </text:p>
            <text:p>uptown. This very well maintained, 3 bedrooms, 1 1/2 baths, eat in large</text:p>
            <text:p> kitchen, main floor bedroom, large living room home is well worth your </text:p>
            <text:p>money. All windows replaced and new shingles with pleasant blue stain. </text:p>
            <text:p>Newer roof 10 years old asphalt shingles and 5 year modified on back </text:p>
            <text:p>half. Full basement with celkirk chimmney's for the use of the  </text:p>
            <text:p>woodstove, natural gas and electric for your choice of heat. Upgrades to</text:p>
            <text:p> the plumbing and electrical. Its a busy street but with the back </text:p>
            <text:p>entrance,'has a new steel door' and large beautiful back yard it's a </text:p>
            <text:p>little gem and hey the asking price for this double lot zoned </text:p>
            <text:p>residential and commercial, is a great find. Parking for 2 cars .Run </text:p>
            <text:p>your business here. I love it and you will too!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9 TISDALE Lane, SAINT JOHN, New Brunswick E2J2J4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451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8794" calcext:value-type="float">
            <text:p>8794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6 DOUGLAS Avenue, SAINT JOHN, New Brunswick E2K1E4</text:p>
          </table:table-cell>
          <table:table-cell office:value-type="float" office:value="69950" calcext:value-type="float">
            <text:p>69950</text:p>
          </table:table-cell>
          <table:table-cell office:value-type="string" calcext:value-type="string">
            <text:p>SJ16156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Nice</text:p>
            <text:p> starter home in very quiet area, yet only a 10 minute walk to </text:p>
            <text:p>McAllister mall, Saint John's largest shopping mall. Lovely view of city</text:p>
            <text:p> from your back deck, where the sun sets from noon to the end of the </text:p>
            <text:p>day. 24hrs notice required for all showings. Taxes reflect non-owner </text:p>
            <text:p>occupied, will lower to half if owner lives in property. This property </text:p>
            <text:p>has an extra lot. Good for small business.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0 MCLELLAN, SAINT JOHN, New Brunswick E2K1R5</text:p>
          </table:table-cell>
          <table:table-cell office:value-type="float" office:value="72500" calcext:value-type="float">
            <text:p>72500</text:p>
          </table:table-cell>
          <table:table-cell office:value-type="string" calcext:value-type="string">
            <text:p>SJ16188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500" calcext:value-type="float">
            <text:p>75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229 WESTMORLAND Road, SAINT JOHN, New Brunswick E2J2G1</text:p>
          </table:table-cell>
          <table:table-cell office:value-type="float" office:value="74500" calcext:value-type="float">
            <text:p>74500</text:p>
          </table:table-cell>
          <table:table-cell office:value-type="string" calcext:value-type="string">
            <text:p>SJ16479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996" calcext:value-type="float">
            <text:p>5996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string" calcext:value-type="string">
            <text:p>View</text:p>
            <text:p> the cruise ships, as they enter the SJ Harbour, off your rear sun deck </text:p>
            <text:p>overlooking a nice backyard. Two large units with plenty of character. </text:p>
            <text:p>Newer natural gas furnace. Electric updated with breaker panel! Top </text:p>
            <text:p>floor rents for $900 heated &amp; main floor is $750 heated. Rear sun </text:p>
            <text:p>deck overlooks the enhance to the Bay of Fundy. Watch the fireworks from</text:p>
            <text:p> your private backyard. Priced far below the 2016 assessment of </text:p>
            <text:p>$163,900. Non owner occupied taxes in place. Plenty of hardwood floors </text:p>
            <text:p>&amp; character. Priced to sell.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25 ADELAIDE Street, SAINT JOHN, New Brunswick E2K1W7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SJ16135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200" calcext:value-type="float">
            <text:p>5200</text:p>
          </table:table-cell>
          <table:table-cell office:value-type="float" office:value="4380" calcext:value-type="float">
            <text:p>438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175 WENTWORTH, SAINT JOHN, New Brunswick E2L2T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429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string" calcext:value-type="string">
            <text:p>This</text:p>
            <text:p> 3 bedroom home is situated on a nice landscaped lot off Highland Road </text:p>
            <text:p>with a view of the river. It has a newer electrical 200amp entrance, </text:p>
            <text:p>newer furnace, and oil barrel.  Some windows, newer floors, new carpets,</text:p>
            <text:p> floors, and carpets have been changed and are newer. It is on a very </text:p>
            <text:p>nice landscaped lot and has a paved driveway. There is also a 13x21 </text:p>
            <text:p>large shed. There is lots of space and a lot cheaper than renting. TAXES</text:p>
            <text:p> REFLECT NON - OWNER OCCUPIED.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656 ROUTE 825, GARNETT SETTLEMENT, New Brunswick E2S1V1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393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Mobile Home</text:p>
          </table:table-cell>
          <table:table-cell office:value-type="float" office:value="43" calcext:value-type="float">
            <text:p>43</text:p>
          </table:table-cell>
          <table:table-cell office:value-type="float" office:value="861" calcext:value-type="float">
            <text:p>861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19 CLAYTON Drive, SAINT JOHN, New Brunswick E2N2B9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46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2085" calcext:value-type="float">
            <text:p>72085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Nice</text:p>
            <text:p> corner lot. Roof shingles approx. 6 years ago, large den, plus living </text:p>
            <text:p>room. Electric baseboard heat. Fridge, stove, washer &amp; dryer. All </text:p>
            <text:p>window coverings to remain. Property being sold 'as is where is'. No </text:p>
            <text:p>property disclosure statement available. 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169 ST. GEORGE, SAINT JOHN, New Brunswick E2M2A9</text:p>
          </table:table-cell>
          <table:table-cell office:value-type="float" office:value="77500" calcext:value-type="float">
            <text:p>77500</text:p>
          </table:table-cell>
          <table:table-cell office:value-type="string" calcext:value-type="string">
            <text:p>SJ16447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4</text:p>
            <text:p> UNIT!!  Rents are $800, $800, $600 and $550.  Decent area and good </text:p>
            <text:p>history of rental with low or no vacancies.  2 one bedroom and 2 Three </text:p>
            <text:p>bedroom units.  Off street parking and some updates to kitchens and </text:p>
            <text:p>baths in recent years.  Gross poss income of $33,000, expenses of $17775</text:p>
            <text:p> and a possible net income of $15245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7 MORGAN Road, SAINT JOHN, New Brunswick E2H2B2</text:p>
          </table:table-cell>
          <table:table-cell office:value-type="float" office:value="78900" calcext:value-type="float">
            <text:p>78900</text:p>
          </table:table-cell>
          <table:table-cell office:value-type="string" calcext:value-type="string">
            <text:p>SJ16460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580" calcext:value-type="float">
            <text:p>9580</text:p>
          </table:table-cell>
          <table:table-cell office:value-type="float" office:value="1156" calcext:value-type="float">
            <text:p>1156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97 Riverview Drive, Out of Board Area, New Brunswick E2M1M5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<text:s/>M10587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55" calcext:value-type="float">
            <text:p>755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string" calcext:value-type="string">
            <text:p>Nice</text:p>
            <text:p> 3 bedroom, 1.5 storey. Features updated kitchen with lots of cabinets. </text:p>
            <text:p>Formal dining and living room, main floor master bedroom, main floor </text:p>
            <text:p>laundry. Enjoy summer evenings in the sun room. Upper level has extra </text:p>
            <text:p>area for computer or reading room. Large backyard off the back deck. </text:p>
            <text:p>Many updates throughout the year. Why rent at this price?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94 CHAPEL Street, SAINT JOHN, New Brunswick E2M2K2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111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427" calcext:value-type="float">
            <text:p>7427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2 DOMINION Court, SAINT JOHN, New Brunswick E2M1Z9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450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779" calcext:value-type="float">
            <text:p>4779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office:value-type="string" calcext:value-type="string">
            <text:p>97</text:p>
            <text:p> Riverview Drive, Saint John. For more property info &amp; photos click </text:p>
            <text:p>'Go to Listing' link. On mobile devices click 'REALTOR® Website' link. </text:p>
            <text:p>This property is situated overlooking the Reversing Falls bridge, on a </text:p>
            <text:p>quiet street. Lots of potential for this home, solid structure, and a </text:p>
            <text:p>good sized lot. Property is being sold 'as is', and sellers are very </text:p>
            <text:p>motivated to sell.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67 ADELAIDE Street, SAINT JOHN, New Brunswick E2K1W9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134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961" calcext:value-type="float">
            <text:p>5961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326 TARTAN Street, SAINT JOHN, New Brunswick E2K2R7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329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ice</text:p>
            <text:p> starter home in quiet area on Saint John's west side. Owner does not </text:p>
            <text:p>currently live in home and will have all articles removed prior to </text:p>
            <text:p>closing.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8 WOODSIDE PARK, SAINT JOHN, New Brunswick E2J3T8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21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022" calcext:value-type="float">
            <text:p>1022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420 HIGHMEADOW Drive, SAINT JOHN, New Brunswick E2J3V1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002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lcome</text:p>
            <text:p> to 22 Dominion Crt! This cozy 2 bedroom bungalow has a nice kitchen </text:p>
            <text:p>with oak cabinets, hardwood floors, new roof shingles, main floor </text:p>
            <text:p>laundry, nice yard and is priced below assessed value! This affordable </text:p>
            <text:p>home comes with all appliances, has a shed for added storage, near bus </text:p>
            <text:p>route, close to community center and has easy access to the highway. Why</text:p>
            <text:p> rent? This home has been well cared for, has electric heat and is worth</text:p>
            <text:p> a look! 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977 MILLIDGE Avenue, SAINT JOHN, New Brunswick E2K2P5</text:p>
          </table:table-cell>
          <table:table-cell office:value-type="float" office:value="79900" calcext:value-type="float">
            <text:p>79900</text:p>
          </table:table-cell>
          <table:table-cell office:value-type="string" calcext:value-type="string">
            <text:p>SJ16402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501" calcext:value-type="float">
            <text:p>6501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A</text:p>
            <text:p> great buy in Millidgeville, this 2 storey home offers lots of charm and</text:p>
            <text:p> character. The main floor has a large living room with bay window, </text:p>
            <text:p>dining room, bedroom, full bathroom and a kitchen.  Upstairs was in the </text:p>
            <text:p>past used as a rental unit and has its own entrance, featuring a large </text:p>
            <text:p>living room, generous master bedroom with bay window a 2nd bedroom, den,</text:p>
            <text:p> a full bathroom and a kitchen. New membrane roof, all sewer pipes to </text:p>
            <text:p>the city have been replaced, mature yard with lots of perennials.  All </text:p>
            <text:p>the appliances and the piano are included at this great price.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81-183 BRIDGE ST, SAINT JOHN, New Brunswick E2K1S7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SJ16283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993" calcext:value-type="float">
            <text:p>5993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174 GUILFORD, SAINT JOHN, New Brunswick E2M1V8</text:p>
          </table:table-cell>
          <table:table-cell office:value-type="float" office:value="82500" calcext:value-type="float">
            <text:p>82500</text:p>
          </table:table-cell>
          <table:table-cell office:value-type="string" calcext:value-type="string">
            <text:p>SJ15111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305" calcext:value-type="float">
            <text:p>3305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office:value-type="string" calcext:value-type="string">
            <text:p>Live</text:p>
            <text:p> mortgage free! Live in one unit and rent the other. This meticulously </text:p>
            <text:p>kept duplex has character galore. Features include 3 bedrooms plus a den</text:p>
            <text:p> in each apartment, original trim and fireplace mantels, upgraded </text:p>
            <text:p>electrical throughout, plenty of storage, single car garage, deck, and </text:p>
            <text:p>stunning river views. Extensive renovations have been done to this </text:p>
            <text:p>property. Truly a gem and a must see. If you're just starting out, this </text:p>
            <text:p>is a great place to end up.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8 OXFORD Street, WILLOW GROVE, New Brunswick E2S1G2</text:p>
          </table:table-cell>
          <table:table-cell office:value-type="float" office:value="82900" calcext:value-type="float">
            <text:p>82900</text:p>
          </table:table-cell>
          <table:table-cell office:value-type="string" calcext:value-type="string">
            <text:p>SJ16340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502" calcext:value-type="float">
            <text:p>7502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1 ALBERT Street, SAINT JOHN, New Brunswick E2M1A4</text:p>
          </table:table-cell>
          <table:table-cell office:value-type="float" office:value="84900" calcext:value-type="float">
            <text:p>84900</text:p>
          </table:table-cell>
          <table:table-cell office:value-type="string" calcext:value-type="string">
            <text:p>SJ16263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8504" calcext:value-type="float">
            <text:p>8504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GREAT 3 FAMILY IN A GOOD AREA! <text:s/>Nice spacious units. <text:s/>Nicely maintained building.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74-176 BELMONT ST, SAINT JOHN, New Brunswick E2J1K5</text:p>
          </table:table-cell>
          <table:table-cell office:value-type="float" office:value="84900" calcext:value-type="float">
            <text:p>84900</text:p>
          </table:table-cell>
          <table:table-cell office:value-type="string" calcext:value-type="string">
            <text:p>SJ16450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38 HICKEY RD, SAINT JOHN, New Brunswick E2L3T5</text:p>
          </table:table-cell>
          <table:table-cell office:value-type="float" office:value="84900" calcext:value-type="float">
            <text:p>84900</text:p>
          </table:table-cell>
          <table:table-cell office:value-type="string" calcext:value-type="string">
            <text:p>SJ16123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3937" calcext:value-type="float">
            <text:p>53937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string" calcext:value-type="string">
            <text:p>Located</text:p>
            <text:p> just outside the city limits, 2+2 bedroom bungalow with a full bath up </text:p>
            <text:p>and down and some updates (newer roofing, windows). It obviously needs </text:p>
            <text:p>some work at this asking price, but overall it is a good value. Property</text:p>
            <text:p> sold 'as is, where is'. Schedule A must accompany all offers (see </text:p>
            <text:p>documents ). Allow 3 full business days irrevoccable ( see Listing </text:p>
            <text:p>Addendum in Documents for instructions on offers).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9 WALTER Street, SAINT JOHN, New Brunswick E2H1Z4</text:p>
          </table:table-cell>
          <table:table-cell office:value-type="float" office:value="84900" calcext:value-type="float">
            <text:p>84900</text:p>
          </table:table-cell>
          <table:table-cell office:value-type="string" calcext:value-type="string">
            <text:p>SJ16383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673" calcext:value-type="float">
            <text:p>6673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24 CONIFER Crescent, SAINT JOHN, New Brunswick E2K2R8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SJ16486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Mobile Home</text:p>
          </table:table-cell>
          <table:table-cell office:value-type="float" office:value="5102" calcext:value-type="float">
            <text:p>5102</text:p>
          </table:table-cell>
          <table:table-cell office:value-type="float" office:value="1088" calcext:value-type="float">
            <text:p>1088</text:p>
          </table:table-cell>
          <table:table-cell table:number-columns-repeated="3"/>
          <table:table-cell office:value-type="string" calcext:value-type="string">
            <text:p>If</text:p>
            <text:p> you're looking for a property that has room for entertaining and yet </text:p>
            <text:p>great for the family to enjoy, this reasonably priced home may be </text:p>
            <text:p>calling for you. Spacious rooms, lots of storage, manageable yard with </text:p>
            <text:p>unobstructed view of the Bay of Fundy. This west side home is on a quiet</text:p>
            <text:p> street and the owners have thoroughly enjoyed their time there...it's </text:p>
            <text:p>just too big for empty nesters. </text:p>
          </table:table-cell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200 SHERBROOKE, SAINT JOHN, New Brunswick E2M3K7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SJ16454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This</text:p>
            <text:p> two bedroom, 1.5 storey home sits on a corner lot close to the </text:p>
            <text:p>amenities and shopping of the west side. The main level has large living</text:p>
            <text:p> room, dining room, kitchen with oak cabinets and a mud room/laundry at </text:p>
            <text:p>the rear. The lower level is partially finished and would be good for </text:p>
            <text:p>storage or small kids play room and does have a second bathroom. </text:p>
            <text:p>Upstairs are two bedrooms and a bathroom with soaker tub. Home has newer</text:p>
            <text:p> windows, roof and furnace. Outside the corner lot has paved parking for</text:p>
            <text:p> two vehicles. Please allow 72 hour irrevocable, fuel adjusted on </text:p>
            <text:p>closing, property sold As Is no disclosure. Please attach Schedule A </text:p>
            <text:p>with all offers.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float" office:value="86900" calcext:value-type="float">
            <text:p>86900</text:p>
          </table:table-cell>
          <table:table-cell office:value-type="string" calcext:value-type="string">
            <text:p>SJ1642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float" office:value="88900" calcext:value-type="float">
            <text:p>88900</text:p>
          </table:table-cell>
          <table:table-cell office:value-type="string" calcext:value-type="string">
            <text:p>SJ16214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string" calcext:value-type="string">
            <text:p>This</text:p>
            <text:p> home truly is the perfect starter!  The manicured lawns and low </text:p>
            <text:p>maintenance landscaping are sure to catch your eye!  Inside is </text:p>
            <text:p>surprisingly roomy featuring a kitchen with a built-in table, separate </text:p>
            <text:p>dining area, living room, full bath, and two bedrooms!  The main level </text:p>
            <text:p>also features vaulted ceilings providing a spacious and airy feeling.  </text:p>
            <text:p>Upstairs is a loft area which could be used as a 3rd bedroom, home </text:p>
            <text:p>office, tv room, or toy room. The backyard is a nice size for children </text:p>
            <text:p>or pets, and it features a storage shed.  This home is certainly not a </text:p>
            <text:p>drive-by.  Call for your private viewing today!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SJ1616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SJ1645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Great</text:p>
            <text:p> income building with many updates including new roof. All three </text:p>
            <text:p>apartments are 2 level and tenants pay for their own heat and lights. </text:p>
            <text:p>Unit #108 is a one bedrooms that rents for $350/month. Unit #110 is a 4 </text:p>
            <text:p>bedroom that rents for $590/month. Unit #112 is a 3 bedrooms that rents </text:p>
            <text:p>for $485/month. Close to many amenities, on bus route. All sizes and </text:p>
            <text:p>information to be confirmed by purchaser prior to closing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03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165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number-columns-repeated="3"/>
          <table:table-cell office:value-type="string" calcext:value-type="string">
            <text:p>Are</text:p>
            <text:p> you looking for a great two family located in a good residential area </text:p>
            <text:p>with many recent upgrades!!! Each unit offers 3 bedrooms, each tenant is</text:p>
            <text:p> responsible for their own utilities. Electric heat, washer &amp; dryer </text:p>
            <text:p>in each until. Call for more details &amp; expenses. 24 hours notice </text:p>
            <text:p>please.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348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414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number-columns-repeated="3"/>
          <table:table-cell office:value-type="string" calcext:value-type="string">
            <text:p>This</text:p>
            <text:p> well-kept single family, 3 bedroom, 1.5 storey home is conveniently </text:p>
            <text:p>located in a residential area of Saint John West.  It has many upgrades </text:p>
            <text:p>in recent years including windows, roof, paved driveway, single car </text:p>
            <text:p>garage &amp; more.  The large spacious kitchen has ample cupboard and </text:p>
            <text:p>counter space.  Other features include full bath and master bedroom on </text:p>
            <text:p>main floor.  Also, wheelchair accessible.  Great value.  Listed for much</text:p>
            <text:p> less than assessed value. </text:p>
          </table:table-cell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200 SHERBROOKE, SAINT JOHN, New Brunswick E2M3K7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SJ16454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This</text:p>
            <text:p> two bedroom, 1.5 storey home sits on a corner lot close to the </text:p>
            <text:p>amenities and shopping of the west side. The main level has large living</text:p>
            <text:p> room, dining room, kitchen with oak cabinets and a mud room/laundry at </text:p>
            <text:p>the rear. The lower level is partially finished and would be good for </text:p>
            <text:p>storage or small kids play room and does have a second bathroom. </text:p>
            <text:p>Upstairs are two bedrooms and a bathroom with soaker tub. Home has newer</text:p>
            <text:p> windows, roof and furnace. Outside the corner lot has paved parking for</text:p>
            <text:p> two vehicles. Please allow 72 hour irrevocable, fuel adjusted on </text:p>
            <text:p>closing, property sold As Is no disclosure. Please attach Schedule A </text:p>
            <text:p>with all offers.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float" office:value="86900" calcext:value-type="float">
            <text:p>86900</text:p>
          </table:table-cell>
          <table:table-cell office:value-type="string" calcext:value-type="string">
            <text:p>SJ1642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float" office:value="88900" calcext:value-type="float">
            <text:p>88900</text:p>
          </table:table-cell>
          <table:table-cell office:value-type="string" calcext:value-type="string">
            <text:p>SJ16214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string" calcext:value-type="string">
            <text:p>This</text:p>
            <text:p> home truly is the perfect starter!  The manicured lawns and low </text:p>
            <text:p>maintenance landscaping are sure to catch your eye!  Inside is </text:p>
            <text:p>surprisingly roomy featuring a kitchen with a built-in table, separate </text:p>
            <text:p>dining area, living room, full bath, and two bedrooms!  The main level </text:p>
            <text:p>also features vaulted ceilings providing a spacious and airy feeling.  </text:p>
            <text:p>Upstairs is a loft area which could be used as a 3rd bedroom, home </text:p>
            <text:p>office, tv room, or toy room. The backyard is a nice size for children </text:p>
            <text:p>or pets, and it features a storage shed.  This home is certainly not a </text:p>
            <text:p>drive-by.  Call for your private viewing today!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SJ1616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SJ1645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Great</text:p>
            <text:p> income building with many updates including new roof. All three </text:p>
            <text:p>apartments are 2 level and tenants pay for their own heat and lights. </text:p>
            <text:p>Unit #108 is a one bedrooms that rents for $350/month. Unit #110 is a 4 </text:p>
            <text:p>bedroom that rents for $590/month. Unit #112 is a 3 bedrooms that rents </text:p>
            <text:p>for $485/month. Close to many amenities, on bus route. All sizes and </text:p>
            <text:p>information to be confirmed by purchaser prior to closing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03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165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number-columns-repeated="3"/>
          <table:table-cell office:value-type="string" calcext:value-type="string">
            <text:p>Are</text:p>
            <text:p> you looking for a great two family located in a good residential area </text:p>
            <text:p>with many recent upgrades!!! Each unit offers 3 bedrooms, each tenant is</text:p>
            <text:p> responsible for their own utilities. Electric heat, washer &amp; dryer </text:p>
            <text:p>in each until. Call for more details &amp; expenses. 24 hours notice </text:p>
            <text:p>please. 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348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414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number-columns-repeated="3"/>
          <table:table-cell office:value-type="string" calcext:value-type="string">
            <text:p>This</text:p>
            <text:p> well-kept single family, 3 bedroom, 1.5 storey home is conveniently </text:p>
            <text:p>located in a residential area of Saint John West.  It has many upgrades </text:p>
            <text:p>in recent years including windows, roof, paved driveway, single car </text:p>
            <text:p>garage &amp; more.  The large spacious kitchen has ample cupboard and </text:p>
            <text:p>counter space.  Other features include full bath and master bedroom on </text:p>
            <text:p>main floor.  Also, wheelchair accessible.  Great value.  Listed for much</text:p>
            <text:p> less than assessed value.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1 WOODSIDE PARK, SAINT JOHN, New Brunswick E2J3T8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385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table:number-columns-repeated="2" office:value-type="float" office:value="958" calcext:value-type="float">
            <text:p>958</text:p>
          </table:table-cell>
          <table:table-cell table:number-columns-repeated="3"/>
          <table:table-cell office:value-type="string" calcext:value-type="string">
            <text:p>Immaculate 2 bedroom townhouse, move in condition! Updates include many new windows, doors and flooring.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2 ST. ANNE Street, SAINT JOHN, New Brunswick E2J3X2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293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70-72 PRINCE ST, SAINT JOHN, New Brunswick E2M1N9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SJ15267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2995" calcext:value-type="float">
            <text:p>52995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Located</text:p>
            <text:p> on the bus line, near shopping &amp; schools. Home offers 3 bedrooms </text:p>
            <text:p>and full bath up. Great storage. Main level offers spacious eat in </text:p>
            <text:p>kitchen with laundry hook ups, large living room with access to patio </text:p>
            <text:p>and backyard. Home has many upgrades, shows pride of ownership in move </text:p>
            <text:p>in condition. Flooring consists of laminate up,  click vinyl in kitchen </text:p>
            <text:p>and carpeting in livingroom. Livingroom picture window has just been </text:p>
            <text:p>replaced as well as siding on back of home.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240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table:number-columns-repeated="2" office:value-type="float" office:value="2045" calcext:value-type="float">
            <text:p>204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73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2045" calcext:value-type="float">
            <text:p>2045</text:p>
          </table:table-cell>
          <table:table-cell table:number-columns-repeated="3"/>
          <table:table-cell office:value-type="string" calcext:value-type="string">
            <text:p>The</text:p>
            <text:p> main floor of this owner-occupied two-unit building has many updates </text:p>
            <text:p>including the bathroom. The master bedroom is 12x12. The living room </text:p>
            <text:p>with hardwood is 13x21. The upstairs unit has been converted to a one </text:p>
            <text:p>bedroom, it could be changed back plus there is access to the attic that</text:p>
            <text:p> has potential for two more bedrooms with a water view. Beautiful </text:p>
            <text:p>grounds and paved driveway. Roof shingles 2009, electrical and furnace </text:p>
            <text:p>updated in 1992. Partial new foundation.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96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2">
          <table:table-cell office:value-type="float" office:value="79" calcext:value-type="float">
            <text:p>79</text:p>
          </table:table-cell>
          <table:table-cell office:value-type="string" calcext:value-type="string">
            <text:p>34 METCALF, SAINT JOHN, New Brunswick E2K1J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397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347" calcext:value-type="float">
            <text:p>2347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string" calcext:value-type="string">
            <text:p>Welcome</text:p>
            <text:p> to this 2 Unit income property. Semi detached 2 unit (or single family)</text:p>
            <text:p> home tucked away on a quiet dead end street in the heart of it all!!!  </text:p>
            <text:p>This home has so much character and charm for the person wanting 2 </text:p>
            <text:p>generations to live together or to have someone help with the mortgage </text:p>
            <text:p>or use the whole property for one family.  The HDWD floors throughout </text:p>
            <text:p>the main level and upper 3rd level add warmth to this already cozy </text:p>
            <text:p>atmosphere.  Main level 1 BR unit is on its own meter.  Upper unit is 2 </text:p>
            <text:p>levels with 3-4 BRs. Enjoy evenings out on your deck and seeing the </text:p>
            <text:p>skylights of the Harbour Bridge and the north end. You are so accessible</text:p>
            <text:p> to all amenities, yet this tree lined quaint street, full of long time </text:p>
            <text:p>residents and families, is a true neighborhood unto itself.  Lots of </text:p>
            <text:p>updates to this home include newer main level kitchen, siding has </text:p>
            <text:p>recently been painted, all new plumbing, updated bath and new </text:p>
            <text:p>washer/dryer in upper unit.  Don't miss out!!!  Taxes reflect non owner </text:p>
            <text:p>occupied.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59-61 REGENT ST, SAINT JOHN, New Brunswick E2J1G8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455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6501" calcext:value-type="float">
            <text:p>6501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2">
          <table:table-cell office:value-type="float" office:value="81" calcext:value-type="float">
            <text:p>81</text:p>
          </table:table-cell>
          <table:table-cell office:value-type="string" calcext:value-type="string">
            <text:p>42 ST. ANNE Street, SAINT JOHN, New Brunswick E2J2X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239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Welcome</text:p>
            <text:p> to this 2 unit income property. Semi-detached, 2 unit (or single </text:p>
            <text:p>family) home tucked away on a quiet, dead-end street in the heart of it </text:p>
            <text:p>all. This home has so much character and charm for the person wanting 2 </text:p>
            <text:p>generations to live together or to have someone help with the mortgage </text:p>
            <text:p>or use the whole property for one family. The hdwd floors throughout the</text:p>
            <text:p> main level and upper 3rd level add warmth to this already cozy </text:p>
            <text:p>atmosphere. Main level 1 BR unit is on its own meter. Upper unit is 2 </text:p>
            <text:p>levels with 3- 4 BRs.  Enjoy evenings out on your deck enjoying </text:p>
            <text:p>skylights of the Harbour Bridge, fireworks over the harbour. You are so </text:p>
            <text:p>accessible to all amenities - short walk on Harbour Passage to uptown </text:p>
            <text:p>yet this tree lined quaint street, full of long time residents and </text:p>
            <text:p>families, is a true neighborhood unto itself.  Updates to this home </text:p>
            <text:p>include newer main level kitchen siding was recently  painted, updated </text:p>
            <text:p>bath, and new washer/dryer in upper unit. Don't miss out! Taxes reflect </text:p>
            <text:p>non owner occupied. </text:p>
          </table:table-cell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J16014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  <table:table-cell table:number-columns-repeated="3"/>
          <table:table-cell office:value-type="string" calcext:value-type="string">
            <text:p>LOVELY</text:p>
            <text:p> SINGLE FAMILY HOME WITH GREAT YARD AND FINISHING DETAILS.  Hardwood </text:p>
            <text:p>floors and spacious rooms on every level.....truly an uptown gem!!  </text:p>
            <text:p>WATCH THE VIDEO.  Allow 72 hours irrevocable and schedule A to accompany</text:p>
            <text:p> all offers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7 TOPEKA Street, SAINT JOHN, New Brunswick E2J1H9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J1643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84" calcext:value-type="float">
            <text:p>84</text:p>
          </table:table-cell>
          <table:table-cell office:value-type="string" calcext:value-type="string">
            <text:p>362-364 WOODVILLE RD, SAINT JOHN, New Brunswick E2M2J1</text:p>
          </table:table-cell>
          <table:table-cell office:value-type="float" office:value="95800" calcext:value-type="float">
            <text:p>95800</text:p>
          </table:table-cell>
          <table:table-cell office:value-type="string" calcext:value-type="string">
            <text:p>SJ16477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165" calcext:value-type="float">
            <text:p>3165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office:value-type="string" calcext:value-type="string">
            <text:p>Welcome</text:p>
            <text:p> to 7 Topeka Street. Come and view this well kept 3 bedroom home with </text:p>
            <text:p>many great features and updates. Starting outside you will find a large,</text:p>
            <text:p> private backyard with a paved driveway and landscaped lot. Moving </text:p>
            <text:p>inside you will find a spacious 2 bedroom up and 1 bedroom down. Home </text:p>
            <text:p>has potential for a 1 bedroom apartment down if looking for extra income</text:p>
            <text:p> to help with mortgage. Updates include refinished hardwood floors, new </text:p>
            <text:p>oil tank 2015, new kitchen (over $15,000 invested), paint and more. You </text:p>
            <text:p>will be hard pressed to find better value for a great home in a prime </text:p>
            <text:p>location of east Saint John. Minutes to malls, schools, uptown, and so </text:p>
            <text:p>much more. Don't miss out on this beautiful home. Call today for a </text:p>
            <text:p>private viewing or more details.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50 LUDLOW Street, SAINT JOHN, New Brunswick E2M1E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44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5 DORCHESTER, SAINT JOHN, New Brunswick E2L3H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268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Great</text:p>
            <text:p> 2 family, with 3 bedrooms per unit, and separate laundry areas. Each </text:p>
            <text:p>unit pays own electricity and large living space. Ideal location for bus</text:p>
            <text:p> route, shopping, and kids. Call today for full details or a private </text:p>
            <text:p>viewing. All offers must attach a schedule 'A' and allow 72 hours for an</text:p>
            <text:p> irrevocable.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58 FUNDY Drive, SAINT JOHN, New Brunswick E2H2R7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251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88" calcext:value-type="float">
            <text:p>88</text:p>
          </table:table-cell>
          <table:table-cell office:value-type="string" calcext:value-type="string">
            <text:p>177-179 BAYSIDE DR, SAINT JOHN, New Brunswick E2L1A4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4493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877" calcext:value-type="float">
            <text:p>5877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Welcome</text:p>
            <text:p> to 250 Ludlow St. This very spacious one level bunglow is perfect for </text:p>
            <text:p>first time home buyers or people looking to downsize. As you enter you </text:p>
            <text:p>will be greeted by a large living room with hardwood flooring, a bright </text:p>
            <text:p>and spacious dining room, 3 good size bedrooms, a completely renovated </text:p>
            <text:p>bath, a galley kitchen with loads of cabinetry, and main floor laundry. </text:p>
            <text:p>This property has had many updates including; roof, windows, paved </text:p>
            <text:p>driveway, new flooring, electric heaters and has been freshly painted. </text:p>
            <text:p>This home also features a large front deck which is perfect for </text:p>
            <text:p>entertaining and a single detached garage with an attached shed to give </text:p>
            <text:p>you loads of storage. This home is located in popular West Saint John </text:p>
            <text:p>and close to all amenities, including the Carleton Curling Club and </text:p>
            <text:p>Carleton Community Center. DON'T MISS OUT ON THIS OPPORTUNITY!! Call </text:p>
            <text:p>today for your own private viewing. What a great place to make new </text:p>
            <text:p>memories. 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8 VALLEY, SAINT JOHN, New Brunswick E2J2M9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391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54 BOYANER Crescent, SAINT JOHN, New Brunswick E2M4C7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21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745" calcext:value-type="float">
            <text:p>2745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3 Unit. 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12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string" calcext:value-type="string">
            <text:p>A</text:p>
            <text:p> warm and cozy feeling you'll get as you enter this charming 1.5 storey </text:p>
            <text:p>with detached garage (has new garage door). Hardwood flooring under </text:p>
            <text:p>carpet in living room. All new windows on main level and 2nd floor </text:p>
            <text:p>(excluding porch) 10 years ago. Kitchen cabinets upgraded 7-8 years ago.</text:p>
            <text:p> New kitchen sink and taps, new counter tops, full main bath, 3/4 bath </text:p>
            <text:p>down. Three bedrooms up. This home is extremely well maintained. The lot</text:p>
            <text:p> could be subdivided as it fronts on Jocelyn Road. New steel doors. Lots</text:p>
            <text:p> of storage areas. Good value.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J1613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J1555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number-columns-repeated="3"/>
          <table:table-cell office:value-type="string" calcext:value-type="string">
            <text:p>This</text:p>
            <text:p> 2 family is being sold 'as is, where is' as vendor has never lived in </text:p>
            <text:p>it. Heating system is inoperable. Priced almost $62,000 below assessed </text:p>
            <text:p>value. All information to be verified by purchaser prior to closing.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SJ16013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float" office:value="103900" calcext:value-type="float">
            <text:p>103900</text:p>
          </table:table-cell>
          <table:table-cell office:value-type="string" calcext:value-type="string">
            <text:p>SJ16334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office:value-type="string" calcext:value-type="string">
            <text:p>Great</text:p>
            <text:p> 3-unit rental property!.  All units are bright &amp; spacious with 3 </text:p>
            <text:p>bedrooms.  Building is conveniently located close to shopping, pharmacy,</text:p>
            <text:p> restaurants and schools! Rents are: Apt 1 - $750, Apt 2- $750, Apt 3 - </text:p>
            <text:p>$800, heat &amp; lights included for all units.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SJ1644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16 AVON Court, SAINT JOHN, New Brunswick E2P1A2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53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string" calcext:value-type="string">
            <text:p>Amazing</text:p>
            <text:p> townhouse in amazing condition with many upgrades. This home is very </text:p>
            <text:p>well maintained with many upgrades including, bathroom renovation, new </text:p>
            <text:p>paint and light fixtures, new front fence all completed in 2009. Most </text:p>
            <text:p>recent upgrades have been, electric furnace, electrical panel </text:p>
            <text:p>(breakers), kitchen counter/sink and taps all completed in 2012. Energy </text:p>
            <text:p>cost for 2013 are $1148/per year and condo fee is just $70.00/month. </text:p>
            <text:p>Move in condition, perfect for a family starting out. All measurements </text:p>
            <text:p>and information to be confirmed by purchaser prior to closing.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10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99" calcext:value-type="float">
            <text:p>99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263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This</text:p>
            <text:p> property is presently being used as a combination Office and residence.</text:p>
            <text:p> There is a one bedroom on the main level down that could be converted </text:p>
            <text:p>to a two bedroom unit, and then upper ground level access unit is </text:p>
            <text:p>presently service as an office for two Engineers. There are separate </text:p>
            <text:p>parking areas for the tenant downstairs which has a parking area </text:p>
            <text:p>adjacent to their unit and the upper level has a newly paved and curbed </text:p>
            <text:p>parking area in which there is space for 5 cars comfortably. The office </text:p>
            <text:p>parking area has easy ground level access to the office. This property </text:p>
            <text:p>can be converted back to a tow unit apartment dwelling or can be </text:p>
            <text:p>maintained in a dual function subject to a section 39 condition. So if </text:p>
            <text:p>you are looking for an office and living accommodations with lots of off</text:p>
            <text:p> street parking handy to shopping areas, schools, churches and </text:p>
            <text:p>recreation facilities, then this is the property for you. Vendor will </text:p>
            <text:p>consider to hold a 2nd mortgage to a qualified buyer. 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12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string" calcext:value-type="string">
            <text:p>A</text:p>
            <text:p> warm and cozy feeling you'll get as you enter this charming 1.5 storey </text:p>
            <text:p>with detached garage (has new garage door). Hardwood flooring under </text:p>
            <text:p>carpet in living room. All new windows on main level and 2nd floor </text:p>
            <text:p>(excluding porch) 10 years ago. Kitchen cabinets upgraded 7-8 years ago.</text:p>
            <text:p> New kitchen sink and taps, new counter tops, full main bath, 3/4 bath </text:p>
            <text:p>down. Three bedrooms up. This home is extremely well maintained. The lot</text:p>
            <text:p> could be subdivided as it fronts on Jocelyn Road. New steel doors. Lots</text:p>
            <text:p> of storage areas. Good value.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J1613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102" calcext:value-type="float">
            <text:p>102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J1555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number-columns-repeated="3"/>
          <table:table-cell office:value-type="string" calcext:value-type="string">
            <text:p>This</text:p>
            <text:p> 2 family is being sold 'as is, where is' as vendor has never lived in </text:p>
            <text:p>it. Heating system is inoperable. Priced almost $62,000 below assessed </text:p>
            <text:p>value. All information to be verified by purchaser prior to closing.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SJ16013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float" office:value="103900" calcext:value-type="float">
            <text:p>103900</text:p>
          </table:table-cell>
          <table:table-cell office:value-type="string" calcext:value-type="string">
            <text:p>SJ16334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office:value-type="string" calcext:value-type="string">
            <text:p>Great</text:p>
            <text:p> 3-unit rental property!.  All units are bright &amp; spacious with 3 </text:p>
            <text:p>bedrooms.  Building is conveniently located close to shopping, pharmacy,</text:p>
            <text:p> restaurants and schools! Rents are: Apt 1 - $750, Apt 2- $750, Apt 3 - </text:p>
            <text:p>$800, heat &amp; lights included for all units.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SJ1644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16 AVON Court, SAINT JOHN, New Brunswick E2P1A2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53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string" calcext:value-type="string">
            <text:p>Amazing</text:p>
            <text:p> townhouse in amazing condition with many upgrades. This home is very </text:p>
            <text:p>well maintained with many upgrades including, bathroom renovation, new </text:p>
            <text:p>paint and light fixtures, new front fence all completed in 2009. Most </text:p>
            <text:p>recent upgrades have been, electric furnace, electrical panel </text:p>
            <text:p>(breakers), kitchen counter/sink and taps all completed in 2012. Energy </text:p>
            <text:p>cost for 2013 are $1148/per year and condo fee is just $70.00/month. </text:p>
            <text:p>Move in condition, perfect for a family starting out. All measurements </text:p>
            <text:p>and information to be confirmed by purchaser prior to closing. 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10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263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This</text:p>
            <text:p> property is presently being used as a combination Office and residence.</text:p>
            <text:p> There is a one bedroom on the main level down that could be converted </text:p>
            <text:p>to a two bedroom unit, and then upper ground level access unit is </text:p>
            <text:p>presently service as an office for two Engineers. There are separate </text:p>
            <text:p>parking areas for the tenant downstairs which has a parking area </text:p>
            <text:p>adjacent to their unit and the upper level has a newly paved and curbed </text:p>
            <text:p>parking area in which there is space for 5 cars comfortably. The office </text:p>
            <text:p>parking area has easy ground level access to the office. This property </text:p>
            <text:p>can be converted back to a tow unit apartment dwelling or can be </text:p>
            <text:p>maintained in a dual function subject to a section 39 condition. So if </text:p>
            <text:p>you are looking for an office and living accommodations with lots of off</text:p>
            <text:p> street parking handy to shopping areas, schools, churches and </text:p>
            <text:p>recreation facilities, then this is the property for you. Vendor will </text:p>
            <text:p>consider to hold a 2nd mortgage to a qualified buyer. </text:p>
          </table:table-cell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30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office:value-type="string" calcext:value-type="string">
            <text:p>'Live</text:p>
            <text:p> life Uptown!' A rare find. Complete makeover for this 2 storey, three </text:p>
            <text:p>bedroom with walk-in closets, 2 baths, plus den. New appliances, off </text:p>
            <text:p>street parking for 2 vehicles, fenced backyard. Walking distance to the </text:p>
            <text:p>Queen Square Market , Rainbow Water Park, Multiple Restaurants and so </text:p>
            <text:p>much more. The wall you see is being painted with a beautiful mural to </text:p>
            <text:p>add colour and character to this growing community. This is a must see! </text:p>
            <text:p>All info to be confirmed by purchaser prior to closing. 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68 MILFORD Road, SAINT JOHN, New Brunswick E2M4R4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76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749" calcext:value-type="float">
            <text:p>6749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21-223 DOUGLAS AVE, Unit 3, SAINT JOHN, New Brunswick E2K1E5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173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037" calcext:value-type="float">
            <text:p>5037</text:p>
          </table:table-cell>
          <table:table-cell office:value-type="float" office:value="5670" calcext:value-type="float">
            <text:p>5670</text:p>
          </table:table-cell>
          <table:table-cell table:number-columns-repeated="3"/>
          <table:table-cell office:value-type="string" calcext:value-type="string">
            <text:p>The</text:p>
            <text:p> main level of this fully renovated house is very sunny. You will find a</text:p>
            <text:p> huge kitchen/dining area with new flooring, cabinets and appliances. </text:p>
            <text:p>The main floor bathroom is updated, as well as a good sized living room.</text:p>
            <text:p> The second floor has 2 sunny bedrooms. 2014 - New roof, most windows </text:p>
            <text:p>new, new siding, new insulation/vapour barrier, electrical, etc. Lovely </text:p>
            <text:p>backyard. 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318-320 MILLIDGE AVE, SAINT JOHN, New Brunswick E2K2N1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209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016" calcext:value-type="float">
            <text:p>5016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63 SOMERSET PARK, SAINT JOHN, New Brunswick E2K2R8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SJ16347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3 Unit apartment building, owners unit on first level. 2 Units rented. Good location, on bus route. 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71 RIVERVIEW Drive, SAINT JOHN, New Brunswick E2M1M6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SJ16418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8245" calcext:value-type="float">
            <text:p>8245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115" calcext:value-type="float">
            <text:p>115</text:p>
          </table:table-cell>
          <table:table-cell office:value-type="string" calcext:value-type="string">
            <text:p>353 Woodville Road, Out of Board Area, New Brunswick E2M2H9</text:p>
          </table:table-cell>
          <table:table-cell office:value-type="float" office:value="107500" calcext:value-type="float">
            <text:p>107500</text:p>
          </table:table-cell>
          <table:table-cell office:value-type="string" calcext:value-type="string">
            <text:p><text:s/>M1056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63" calcext:value-type="float">
            <text:p>463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This</text:p>
            <text:p> over and under duplex has had numerous renovations and would be ideal </text:p>
            <text:p>for an owner occupied property. The bottom floor apt. could easily </text:p>
            <text:p>accommodate a tenant or owner with disabilities. The property features </text:p>
            <text:p>two 3 bedroom apartments with laundry hook-ups in each unit, electric </text:p>
            <text:p>heat, 2 separate meters, double paved driveway, fenced yard, shed, and </text:p>
            <text:p>private patio area. Tenants paying their own heat and lights, 2 fridges,</text:p>
            <text:p> 2 stoves, 1 washer, and 1 dryer included. This duplex is located in </text:p>
            <text:p>Millidgeville and within walking distance of the University and </text:p>
            <text:p>Hospital. Taxes reflect non owner occupied. 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float" office:value="107900" calcext:value-type="float">
            <text:p>107900</text:p>
          </table:table-cell>
          <table:table-cell office:value-type="string" calcext:value-type="string">
            <text:p>SJ1616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508" calcext:value-type="float">
            <text:p>150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47 HIGHLAND Road, SAINT JOHN, New Brunswick E2K1P8</text:p>
          </table:table-cell>
          <table:table-cell office:value-type="float" office:value="109000" calcext:value-type="float">
            <text:p>109000</text:p>
          </table:table-cell>
          <table:table-cell office:value-type="string" calcext:value-type="string">
            <text:p>SJ16360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lcome</text:p>
            <text:p> to 63 Somerset Park. Looking for a townhouse with all major updates </text:p>
            <text:p>completed, well look no further. Roof (2015), doors, siding, insulation,</text:p>
            <text:p> flooring, paint and added bedroom/rec room in basement. Home also has </text:p>
            <text:p>hardwood floors throughout main level and great open concept living for </text:p>
            <text:p>entertaining. Looking to be close to all major amenities, well this home</text:p>
            <text:p> is 5 minutes to SJRH, restaurants, grocery stores and all uptown has to</text:p>
            <text:p> offer. Call today for full details and a private viewing, you will not </text:p>
            <text:p>be disappointed. </text:p>
          </table:table-cell>
        </table:table-row>
        <table:table-row table:style-name="ro13">
          <table:table-cell office:value-type="float" office:value="118" calcext:value-type="float">
            <text:p>118</text:p>
          </table:table-cell>
          <table:table-cell office:value-type="string" calcext:value-type="string">
            <text:p>67 CHAMPLAIN Drive, SAINT JOHN, New Brunswick E2J3C5</text:p>
          </table:table-cell>
          <table:table-cell office:value-type="float" office:value="109000" calcext:value-type="float">
            <text:p>109000</text:p>
          </table:table-cell>
          <table:table-cell office:value-type="string" calcext:value-type="string">
            <text:p>SJ16350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200" calcext:value-type="float">
            <text:p>7200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string" calcext:value-type="string">
            <text:p>Three</text:p>
            <text:p> bedroom bungalow in the family neighbourhood of Champlain Heights area.</text:p>
            <text:p> Large fenced backyard, walking distance to schools, and up the hill </text:p>
            <text:p>from East side shopping malls. Many upgrades including new windows, new </text:p>
            <text:p>200 amp electrical entrance, and new electrically operated garage door. </text:p>
            <text:p>Original but refinished hardwood floors upstairs and laminate down. </text:p>
            <text:p>Upstairs has 2 bedrooms, living room, dining room, kitchen, and bath. </text:p>
            <text:p>Downstairs has a large rec room, bedroom, laundry room, and utility </text:p>
            <text:p>room. Property tax reflects non-owner occupied status. All info and </text:p>
            <text:p>measurements to be verified by the purchaser prior to closing. Vendor is</text:p>
            <text:p> a licensed salesperson under the real estate agent's act of new </text:p>
            <text:p>Brunswick. 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233 MONTREAL Avenue, SAINT JOHN, New Brunswick E2L2H6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392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15 OXFORD Place, SAINT JOHN, New Brunswick E2P1B4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448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196" calcext:value-type="float">
            <text:p>3196</text:p>
          </table:table-cell>
          <table:table-cell office:value-type="float" office:value="1004" calcext:value-type="float">
            <text:p>1004</text:p>
          </table:table-cell>
          <table:table-cell table:number-columns-repeated="3"/>
          <table:table-cell office:value-type="string" calcext:value-type="string">
            <text:p>This</text:p>
            <text:p> great starter home on a tree lined wonderful street is in a perfect </text:p>
            <text:p>location.  This one-half storey home boasts 4 bedrooms with an extra </text:p>
            <text:p>size living-room and dining-room.  There are two lovely sunporches with </text:p>
            <text:p>new windows and doors.  The basement has great height and cement floors.</text:p>
            <text:p>  This home comes complete with single detached garage and a paved </text:p>
            <text:p>driveway.  Lovely fenced front-yard with mature trees, shrubs and </text:p>
            <text:p>perennials. Private back yard and great play area.  This is a very nice </text:p>
            <text:p>lot and a wonderful starter home with great potential. 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521-523 DUNN AVE, SAINT JOHN, New Brunswick E2M2W6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474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490" calcext:value-type="float">
            <text:p>5490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165-167 ST. GEORGE ST, SAINT JOHN, New Brunswick E2M2A9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134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office:value-type="string" calcext:value-type="string">
            <text:p>Great</text:p>
            <text:p> starter home consisting of three bedrooms (could be four). Beautiful </text:p>
            <text:p>renovated kitchen with plenty of cupboards and built in wine rack, open </text:p>
            <text:p>to dining &amp; living room area. Mostly all newer windows &amp; doors, </text:p>
            <text:p>roof 8 years, updated flooring &amp; recently painted. Home is truly </text:p>
            <text:p>move-in condition and can accommodate a quick closing. Backyard </text:p>
            <text:p>completely fenced &amp; has a good size covered deck. Attached 6x12 </text:p>
            <text:p>storage room &amp; 6x8 storage shed. Hot water tank is owned. Taxes </text:p>
            <text:p>reflect non-owner occupied rate. 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65 MORRIS Street, SAINT JOHN, New Brunswick E2M3R2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36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650" calcext:value-type="float">
            <text:p>4650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98 PRINCE Street, SAINT JOHN, New Brunswick E5K2Z3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096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167" calcext:value-type="float">
            <text:p>5167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Great</text:p>
            <text:p> 2 family home in a nice area of Fundy heights!  Hardwood floors on both</text:p>
            <text:p> levels with large rooms and most windows are thermopane plastic.  </text:p>
            <text:p>Larger 3 car garage with a big family recroom above.  PERFECT HOME for </text:p>
            <text:p>infamily or let the tenants help pay your mortgage!  WATCH THE VIDEO 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36 CURRIE Avenue, SAINT JOHN, New Brunswick E2K3A8</text:p>
          </table:table-cell>
          <table:table-cell office:value-type="float" office:value="109900" calcext:value-type="float">
            <text:p>109900</text:p>
          </table:table-cell>
          <table:table-cell office:value-type="string" calcext:value-type="string">
            <text:p>SJ16410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160" calcext:value-type="float">
            <text:p>4160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132 WOODHAVEN, SAINT JOHN, New Brunswick E2K4N6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J16164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799" calcext:value-type="float">
            <text:p>2799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riced</text:p>
            <text:p> below assessed value! This is a spacious 2-family with many updates </text:p>
            <text:p>including heat pump. Large living space, wood floors, laundry hook ups </text:p>
            <text:p>in each unit, some off street parking and easy access to the highway! </text:p>
            <text:p>Rents are $1100 and $850. Total rental income is $23,400. Insurance - </text:p>
            <text:p>$900, taxes - $3595, heat - $4000, electricity - $3000 and water/sewer -</text:p>
            <text:p> $2448. Approx. expenses $13,943, approx. net income - $9457. This 2 </text:p>
            <text:p>family has 1 3bdrm and 1 4bdrm unit. Newer kitchen, units show well and </text:p>
            <text:p>is worth a look! Ideal for owner occupied.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1 DALILA, SAINT JOHN, New Brunswick E2M5P9</text:p>
          </table:table-cell>
          <table:table-cell office:value-type="float" office:value="111500" calcext:value-type="float">
            <text:p>111500</text:p>
          </table:table-cell>
          <table:table-cell office:value-type="string" calcext:value-type="string">
            <text:p>SJ16331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810" calcext:value-type="float">
            <text:p>3810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LOVELY</text:p>
            <text:p> SEMI DETACHED!  This home has been well maintained with updates to roof</text:p>
            <text:p> shingles, flooring and decks in recent years.  Great value in a quiet </text:p>
            <text:p>West side neighborhood that's close to everything.  Nice large back yard</text:p>
            <text:p> and plenty of parking.  Spacious bedrooms and a open concept Kitchen </text:p>
            <text:p>and dining room.  Perfect home for first time buyers or someone </text:p>
            <text:p>downsizing 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61 SOMERSET PARK, SAINT JOHN, New Brunswick E2K2R8</text:p>
          </table:table-cell>
          <table:table-cell office:value-type="float" office:value="111900" calcext:value-type="float">
            <text:p>111900</text:p>
          </table:table-cell>
          <table:table-cell office:value-type="string" calcext:value-type="string">
            <text:p>SJ16452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72" calcext:value-type="float">
            <text:p>172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29" calcext:value-type="float">
            <text:p>129</text:p>
          </table:table-cell>
          <table:table-cell office:value-type="string" calcext:value-type="string">
            <text:p>27 TOPEKA, SAINT JOHN, New Brunswick E2J1H9</text:p>
          </table:table-cell>
          <table:table-cell office:value-type="float" office:value="111900" calcext:value-type="float">
            <text:p>111900</text:p>
          </table:table-cell>
          <table:table-cell office:value-type="string" calcext:value-type="string">
            <text:p>SJ16341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122" calcext:value-type="float">
            <text:p>4122</text:p>
          </table:table-cell>
          <table:table-cell office:value-type="float" office:value="1252" calcext:value-type="float">
            <text:p>1252</text:p>
          </table:table-cell>
          <table:table-cell table:number-columns-repeated="3"/>
          <table:table-cell office:value-type="string" calcext:value-type="string">
            <text:p>Welcome</text:p>
            <text:p> to 61 Somerset Park! This is a fantastic townhouse that has had many </text:p>
            <text:p>updates including oak kitchen, hardwood floors, siding, windows, nice </text:p>
            <text:p>backyard and is in great condition! This affordable home has 2 good size</text:p>
            <text:p> bedrooms which would be able to be made into 3 bedrooms fairly easily, </text:p>
            <text:p>nice open concept, large rec room, plenty of storage and is close to all</text:p>
            <text:p> amenities! Low condo fee ($50/month), nice layout, priced below </text:p>
            <text:p>assessed value and is well worth a look! 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04 RAYLAND Street, SAINT JOHN, New Brunswick E2H1Y9</text:p>
          </table:table-cell>
          <table:table-cell office:value-type="float" office:value="111900" calcext:value-type="float">
            <text:p>111900</text:p>
          </table:table-cell>
          <table:table-cell office:value-type="string" calcext:value-type="string">
            <text:p>SJ16492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418 ST. CLAIR Avenue, SAINT JOHN, New Brunswick E2M4W1</text:p>
          </table:table-cell>
          <table:table-cell office:value-type="float" office:value="112900" calcext:value-type="float">
            <text:p>112900</text:p>
          </table:table-cell>
          <table:table-cell office:value-type="string" calcext:value-type="string">
            <text:p>SJ16269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833" calcext:value-type="float">
            <text:p>4833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string" calcext:value-type="string">
            <text:p>Welcome</text:p>
            <text:p> to 27 Topeka St. This lovely 3 bedroom home has been very well kept </text:p>
            <text:p>with many updates. The main floor offers a spacious kitchen. Bathroom </text:p>
            <text:p>&amp; first bedroom are on the main floor as well. Upstairs you will </text:p>
            <text:p>find your master bedroom &amp; 3rd bedroom, both offer large closets for</text:p>
            <text:p> storage. Some updates include new gutters on front &amp; back of house,</text:p>
            <text:p> most windows have been replaced &amp; custom built-in cabinets for </text:p>
            <text:p>extra storage. Located on the East side of Saint John, this home is </text:p>
            <text:p>located just minutes from schools &amp; shopping centers. 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2431 CANDACE ST, SAINT JOHN, New Brunswick E2J2Z8</text:p>
          </table:table-cell>
          <table:table-cell office:value-type="float" office:value="112900" calcext:value-type="float">
            <text:p>112900</text:p>
          </table:table-cell>
          <table:table-cell office:value-type="string" calcext:value-type="string">
            <text:p>SJ16250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627" calcext:value-type="float">
            <text:p>3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28 SAND COVE Road, SAINT JOHN, New Brunswick E2M3C4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5548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250" calcext:value-type="float">
            <text:p>2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Beautifully</text:p>
            <text:p> renovated 3 bedroom plus home. Featuring brand new exterior siding, new</text:p>
            <text:p> windows, and large and spacious fenced-in backyard with large private </text:p>
            <text:p>deck off dinning room. Interior offers 3 good sized bedrooms up with all</text:p>
            <text:p> new flooring throughout, new doors and trims, and fresh paint. New </text:p>
            <text:p>kitchen and new bathroom. Down was set-up for in-family living. This </text:p>
            <text:p>house is turn-key ready. 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88 DUKE Street West, SAINT JOHN, New Brunswick E2M1T2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254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79" calcext:value-type="float">
            <text:p>4079</text:p>
          </table:table-cell>
          <table:table-cell office:value-type="float" office:value="1298" calcext:value-type="float">
            <text:p>129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3 PUGSLEY Avenue, SAINT JOHN, New Brunswick E2K2X1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495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929" calcext:value-type="float">
            <text:p>3929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string" calcext:value-type="string">
            <text:p>Why</text:p>
            <text:p> rent when you can own!! This 4 bedroom, 2 bathroom home is situated on a</text:p>
            <text:p> large landscaped lot on a quiet street in a fabulous family area with </text:p>
            <text:p>river views. Seller's gutted this home &amp; renovated with style! </text:p>
            <text:p>Features include hardwood floors throughout, beautiful cherry kitchen, </text:p>
            <text:p>open concept living &amp; dining room, main floor laundry and bathroom, </text:p>
            <text:p>full basement, modern lighting, paved driveway &amp; shed. Improvements </text:p>
            <text:p>include electrical, plumbing, windows, doors, floors &amp; more! Move in</text:p>
            <text:p> ready. If you're just starting out, this is a great place to end up :)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2 TOPEKA Street, SAINT JOHN, New Brunswick E2J1J3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502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998" calcext:value-type="float">
            <text:p>7998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Welcome</text:p>
            <text:p> to 62 Topeka Street! This beautiful home sits on a double lot, has a 2 </text:p>
            <text:p>car garage, is in a good family neighbourhood and is very affordable! On</text:p>
            <text:p> bus route, close to middle school, has a paved driveway and is priced </text:p>
            <text:p>near assessed value! This home comes with all appliances, has hardwood </text:p>
            <text:p>floors, full basement for storage and has been very well cared for. Nice</text:p>
            <text:p> family neighbourhood, great price and well worth a look! 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563 SANDY POINT Road, SAINT JOHN, New Brunswick E2K3S1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389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532 MICHAEL Crescent, SAINT JOHN, New Brunswick E2J3W6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232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2760" calcext:value-type="float">
            <text:p>2760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Are</text:p>
            <text:p> you looking to downsize? Wow!!! Great opportunity for one level living </text:p>
            <text:p>at its best. Immaculate 2 bedroom home located within minutes of </text:p>
            <text:p>University, hospital &amp; golf course. Main level offers bright living </text:p>
            <text:p>room, large eat in kitchen, 2 good size bedroom and main floor laundry. </text:p>
            <text:p>This property is beautifully landscaped with paved driveway &amp; </text:p>
            <text:p>gorgeous cedar hedges on over 1/2 acre.Priced below assessed value. </text:p>
            <text:p>Taxes reflect non owner occupied.  All sizes &amp; info to be confirmed </text:p>
            <text:p>prior to closing. 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176 GARNETT Road East, SAINT JOHN, New Brunswick E2J3C3</text:p>
          </table:table-cell>
          <table:table-cell office:value-type="float" office:value="114900" calcext:value-type="float">
            <text:p>114900</text:p>
          </table:table-cell>
          <table:table-cell office:value-type="string" calcext:value-type="string">
            <text:p>SJ1632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2647" calcext:value-type="float">
            <text:p>22647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string" calcext:value-type="string">
            <text:p>89 BROADWAY Avenue, SAINT JOHN, New Brunswick E2H1Z9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J16209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253" calcext:value-type="float">
            <text:p>6253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office:value-type="string" calcext:value-type="string">
            <text:p>Cozy</text:p>
            <text:p> 3 bedroom townhouse with a finished rec room! + 1 3/4 baths. A great </text:p>
            <text:p>starter home, offering some hardwood floors. Situated in an ideal </text:p>
            <text:p>location, handy to the best shopping malls in the SJ area. On bus route </text:p>
            <text:p>&amp; schools. Fridge, stove, washer, dryer, to remain. 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float" office:value="116900" calcext:value-type="float">
            <text:p>116900</text:p>
          </table:table-cell>
          <table:table-cell office:value-type="string" calcext:value-type="string">
            <text:p>SJ16120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142" calcext:value-type="float">
            <text:p>142</text:p>
          </table:table-cell>
          <table:table-cell office:value-type="string" calcext:value-type="string">
            <text:p>23 DALILA Court, SAINT JOHN, New Brunswick E2M5P9</text:p>
          </table:table-cell>
          <table:table-cell office:value-type="float" office:value="117000" calcext:value-type="float">
            <text:p>117000</text:p>
          </table:table-cell>
          <table:table-cell office:value-type="string" calcext:value-type="string">
            <text:p>SJ16267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821" calcext:value-type="float">
            <text:p>3821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A</text:p>
            <text:p> little bit of COUNTRY in the CITY!! This PRIVATE 3 bedroom bungalow is </text:p>
            <text:p>nestled on a 1/2 acre landscaped hilltop lot with the most incredible </text:p>
            <text:p>views of the city!! Features include open concept &amp; sun filled </text:p>
            <text:p>living/dining room, 3 bedrooms and full bath on main level, partially </text:p>
            <text:p>finished walkout basement, lovely landscaped lot that is popping with </text:p>
            <text:p>perennials and mature trees, and a fenced in PRIVATE yard. Did I mention</text:p>
            <text:p> the INCREDIBLE VIEWS! WOW! The sellers put in a new septic and well in </text:p>
            <text:p>2012. So no City Water and Sewage costs for you! New siding in 2015 and </text:p>
            <text:p>some new windows and flooring. This property has it all and is located </text:p>
            <text:p>minutes from McAllister Mall. Enjoy the sunsets or watch the fireworks </text:p>
            <text:p>from your deck! SWEET!!! 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545 MICHAEL, SAINT JOHN, New Brunswick E2J2S9</text:p>
          </table:table-cell>
          <table:table-cell office:value-type="float" office:value="117500" calcext:value-type="float">
            <text:p>117500</text:p>
          </table:table-cell>
          <table:table-cell office:value-type="string" calcext:value-type="string">
            <text:p>SJ16480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856" calcext:value-type="float">
            <text:p>3856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48 MCLAUGHLIN Road, SAINT JOHN, New Brunswick E2J4S2</text:p>
          </table:table-cell>
          <table:table-cell office:value-type="float" office:value="117900" calcext:value-type="float">
            <text:p>117900</text:p>
          </table:table-cell>
          <table:table-cell office:value-type="string" calcext:value-type="string">
            <text:p>SJ16398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any</text:p>
            <text:p> updates in this cozy 1 1/2 storey. Newer windows, doors, roofing and </text:p>
            <text:p>more! Located East on a quiet street and close to the bus route. 2 </text:p>
            <text:p>bedrooms, full bath, kitchen, living room and porch/laundry complete the</text:p>
            <text:p> main level. 2 bedrooms up make this a great home for a young family. </text:p>
            <text:p>Move In Ready! </text:p>
          </table:table-cell>
        </table:table-row>
        <table:table-row table:style-name="ro9">
          <table:table-cell office:value-type="float" office:value="145" calcext:value-type="float">
            <text:p>145</text:p>
          </table:table-cell>
          <table:table-cell office:value-type="string" calcext:value-type="string">
            <text:p>296 WOODVILLE Road, SAINT JOHN, New Brunswick E2M2G5</text:p>
          </table:table-cell>
          <table:table-cell office:value-type="float" office:value="118900" calcext:value-type="float">
            <text:p>118900</text:p>
          </table:table-cell>
          <table:table-cell office:value-type="string" calcext:value-type="string">
            <text:p>SJ16186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string" calcext:value-type="string">
            <text:p>This</text:p>
            <text:p> is a beautiful, 2-family home that is affordable and shows well! </text:p>
            <text:p>Beautiful, large kitchens, spacious decks, large backyard, laundry </text:p>
            <text:p>hook-ups in each unit, and has plenty of off-street parking. Lower unit </text:p>
            <text:p>rents for $900/month, upstairs could rent for $1000/month. Nice detached</text:p>
            <text:p> 16 x 12 workshop/shed, ideal for owner-occupied. This wonderful, </text:p>
            <text:p>2-family is close to schools, easy access to the highway, and is in </text:p>
            <text:p>immaculate condition! All appliances included. Approx. rental income </text:p>
            <text:p>$22,800, taxes $2166, heat $3000, electricity $300, water/sewer $2448, </text:p>
            <text:p>insurance $1500. Approx. expenses $9474, approx. net income $13,326. 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223 WESTMORLAND Road, SAINT JOHN, New Brunswick E2J2G1</text:p>
          </table:table-cell>
          <table:table-cell office:value-type="float" office:value="118900" calcext:value-type="float">
            <text:p>118900</text:p>
          </table:table-cell>
          <table:table-cell office:value-type="string" calcext:value-type="string">
            <text:p>SJ1645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555" calcext:value-type="float">
            <text:p>6555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314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string" calcext:value-type="string">
            <text:p>Welcome</text:p>
            <text:p> to 223 Westmorland Road. This spacious 3 bedroom home has a great </text:p>
            <text:p>backyard, spacious rooms, open concept, large living room, large </text:p>
            <text:p>masterbedroom, and is priced below assessed value! Close to all </text:p>
            <text:p>amenities, on bus route, very affordable and is in good condition. main </text:p>
            <text:p>floor laundry, ceramic and laminate floors, plenty of storage, dining </text:p>
            <text:p>room, nice layout, and is well worth a look. 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328-330 SANDY POINT RD, SAINT JOHN, New Brunswick E2K3R9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419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7556" calcext:value-type="float">
            <text:p>17556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string" calcext:value-type="string">
            <text:p>115-117 GLEN RD, SAINT JOHN, New Brunswick E2H2E2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317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3" calcext:value-type="float">
            <text:p>43</text:p>
          </table:table-cell>
          <table:table-cell office:value-type="float" office:value="1342" calcext:value-type="float">
            <text:p>1342</text:p>
          </table:table-cell>
          <table:table-cell table:number-columns-repeated="3"/>
          <table:table-cell office:value-type="string" calcext:value-type="string">
            <text:p>This</text:p>
            <text:p> is a lovely storey and a half home with a detached single car garage. </text:p>
            <text:p>You can move into this home without feeling you need to do one single </text:p>
            <text:p>thing. Vinyl siding, new porch, beautiful older hardwood floors, </text:p>
            <text:p>redesigned kitchen with newer appliances and lots of good counter space,</text:p>
            <text:p> main floor bedroom or dining room, main floor laundry room, freshly </text:p>
            <text:p>painted throughout, upgraded electric panel and a private lot as well! </text:p>
            <text:p>It doesn't get any better than this. 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60 MIDWOOD Avenue, SAINT JOHN, New Brunswick E2P1K6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399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704" calcext:value-type="float">
            <text:p>5704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151" calcext:value-type="float">
            <text:p>151</text:p>
          </table:table-cell>
          <table:table-cell office:value-type="string" calcext:value-type="string">
            <text:p>229 DOUGLAS Avenue, SAINT JOHN, New Brunswick E2K1E5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105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996" calcext:value-type="float">
            <text:p>5996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string" calcext:value-type="string">
            <text:p>Located</text:p>
            <text:p> in the heart of North Saint John, this property has been renovated to </text:p>
            <text:p>be 3 units. The main house was just renovated in Aug 2016. It is 2 </text:p>
            <text:p>storeys with 3 bedrooms and 1 full bathroom upstairs, and living room, </text:p>
            <text:p>kitchen, dining room, a den and a half bathroom on the main floor. </text:p>
            <text:p>Attached to the main house, the previous granny suite was completely </text:p>
            <text:p>renovated to be a bachelor suite with its own entrance facing the </text:p>
            <text:p>street. Next door there is a completely self-contained extra house with 2</text:p>
            <text:p> bedrooms, kitchen, living room, and bathroom, and a separate </text:p>
            <text:p>electricity meter. You can live in the main house with your family and </text:p>
            <text:p>rent the other 2 units to cover all your  mortgage and utility expenses.</text:p>
            <text:p> Ample parking, private yard. 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01 RED HEAD Road, SAINT JOHN, New Brunswick E2P1K8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406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84 KINGSVILLE Road, SAINT JOHN, New Brunswick E2M4T2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424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945" calcext:value-type="float">
            <text:p>945</text:p>
          </table:table-cell>
          <table:table-cell table:number-columns-repeated="3"/>
          <table:table-cell office:value-type="string" calcext:value-type="string">
            <text:p>Great</text:p>
            <text:p> income potential! Three family home located in East Saint John. One </text:p>
            <text:p>bachelor, one 1 bedroom and one 2 bedroom unit. The home has had lots of</text:p>
            <text:p> updates and upgrades, including newer windows, siding and electrical. </text:p>
            <text:p>Included  in the price is an extra lot with a concrete slab for a </text:p>
            <text:p>garage. Income and expenses available upon request. Don't miss out on </text:p>
            <text:p>this great opportunity to become a landlord. </text:p>
          </table:table-cell>
        </table:table-row>
        <table:table-row table:style-name="ro13">
          <table:table-cell office:value-type="float" office:value="154" calcext:value-type="float">
            <text:p>154</text:p>
          </table:table-cell>
          <table:table-cell office:value-type="string" calcext:value-type="string">
            <text:p>41 PLEASANT CITY Street, SAINT JOHN, New Brunswick E2J1E8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5514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69" calcext:value-type="float">
            <text:p>4069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This</text:p>
            <text:p> one owner home is well maintained inside and out and very spotless.  </text:p>
            <text:p>This wonderful corner lot has exceptional water views of the Courtenay </text:p>
            <text:p>Bay and surrounding area. This home boasts plenty of windows and is very</text:p>
            <text:p> bright and airy. Main floor has 2 bedrooms; one is used as a home </text:p>
            <text:p>office. Original hardwood floors and carpet are on main floor.  Great </text:p>
            <text:p>working kitchen and eat in area with a space for main floor laundry.  </text:p>
            <text:p>Upstairs has 2 good size bedrooms and large walk in closet.  Basement </text:p>
            <text:p>area has a large family room with patio doors for easy outside access. </text:p>
            <text:p>To complete this property, there is a single car garage, two driveways </text:p>
            <text:p>and plenty of mature lilacs and honey suckle shrubs that border this </text:p>
            <text:p>well-kept home. 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84 BEAVERBROOK Avenue, SAINT JOHN, New Brunswick E2K2W7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405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716" calcext:value-type="float">
            <text:p>5716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72-176 BEACON ST, SAINT JOHN, New Brunswick E2M5H6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075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1500" calcext:value-type="float">
            <text:p>1500</text:p>
          </table:table-cell>
          <table:table-cell office:value-type="float" office:value="2112" calcext:value-type="float">
            <text:p>2112</text:p>
          </table:table-cell>
          <table:table-cell table:number-columns-repeated="3"/>
          <table:table-cell office:value-type="string" calcext:value-type="string">
            <text:p>Welcome</text:p>
            <text:p> to 84 Beaverbrook Avenue! This is a wonderful 4 bedroom home that is in</text:p>
            <text:p> move in condition! Walk to shopping, close to all amenities, on bus </text:p>
            <text:p>route and has been extremely well cared for! This home offers a heat </text:p>
            <text:p>pump, oak kitchen cabinets, all one level living, hardwood &amp; </text:p>
            <text:p>laminate floors, and is located in a good family neighbourhood! This </text:p>
            <text:p>affordable home is well worth a look! 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34 PARK ST. EXT., SAINT JOHN, New Brunswick E2K3S6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40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471 MILLIDGE Avenue, SAINT JOHN, New Brunswick E2K2N3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342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865" calcext:value-type="float">
            <text:p>4865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Very</text:p>
            <text:p> unique 3 family, sitting on nice landscaped lot. Each apartment has 2 </text:p>
            <text:p>bedrooms, and their own laundry hookup. Monthly income $2150. Heat and </text:p>
            <text:p>hydro provided to each apartment. Rental income monthly; $675, $725, </text:p>
            <text:p>$750,RECENT UP DATES,NEW WINDOWS,DOORS,NEW INSULATION AND VINYL SIDING. </text:p>
            <text:p> ROOF APP 6 YEARS. 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79 WYATT Crescent, SAINT JOHN, New Brunswick E2J4C9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SJ16091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082" calcext:value-type="float">
            <text:p>6082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203 TARTAN Street, SAINT JOHN, New Brunswick E2K4G9</text:p>
          </table:table-cell>
          <table:table-cell office:value-type="float" office:value="121000" calcext:value-type="float">
            <text:p>121000</text:p>
          </table:table-cell>
          <table:table-cell office:value-type="string" calcext:value-type="string">
            <text:p>SJ16434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875" calcext:value-type="float">
            <text:p>187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Welcome</text:p>
            <text:p> to 134 Park Street Ext.! This spacious home is situated on a double </text:p>
            <text:p>lot, has a screened in gazebo, 2 driveways, on bus route and is walking </text:p>
            <text:p>distance to Rockwood Park! Priced below assessed value, this home has </text:p>
            <text:p>hardwood floors, spacious, bright rooms, 1 3/4 baths, has in family </text:p>
            <text:p>potential and has been well cared for! Beautiful sunroom, plenty of </text:p>
            <text:p>storage, good family neighbourhood and is affordable and close to </text:p>
            <text:p>elementary school. This home comes with all appliances and is well worth</text:p>
            <text:p> a look! 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168 HARBOURVIEW Drive, SAINT JOHN, New Brunswick E2P1B6</text:p>
          </table:table-cell>
          <table:table-cell office:value-type="float" office:value="121900" calcext:value-type="float">
            <text:p>121900</text:p>
          </table:table-cell>
          <table:table-cell office:value-type="string" calcext:value-type="string">
            <text:p>SJ16266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746" calcext:value-type="float">
            <text:p>3746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float" office:value="121900" calcext:value-type="float">
            <text:p>121900</text:p>
          </table:table-cell>
          <table:table-cell office:value-type="string" calcext:value-type="string">
            <text:p>SJ1642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number-columns-repeated="3"/>
          <table:table-cell office:value-type="string" calcext:value-type="string">
            <text:p>This</text:p>
            <text:p> cute 3 level home has many updates over the past couple of years.  Main</text:p>
            <text:p> level features, living room, dining room, both with hardwood floors and</text:p>
            <text:p> a generous sized kitchen.  Up has two bedrooms and the main bath.  The </text:p>
            <text:p>lower level has a family room, office space and a half bath/laundry </text:p>
            <text:p>combination. The backyard is flat and private with a brand new back deck</text:p>
            <text:p> for barbecuing and a handy garden shed.  Conveniently located near the </text:p>
            <text:p>centre of Millidgeville, most amenities are within walking distance and </text:p>
            <text:p>if not, you are on the bus route.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75 PARK ST. EXT., SAINT JOHN, New Brunswick E2K3S5</text:p>
          </table:table-cell>
          <table:table-cell office:value-type="float" office:value="124900" calcext:value-type="float">
            <text:p>124900</text:p>
          </table:table-cell>
          <table:table-cell office:value-type="string" calcext:value-type="string">
            <text:p>SJ16412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string" calcext:value-type="string">
            <text:p>If</text:p>
            <text:p> you're just starting out, this 1.5 storey is a perfect place to end </text:p>
            <text:p>up!!! Lots of room to grow on this large lot in a convenient area in </text:p>
            <text:p>Saint John. All of the walls, decks and floors have been freshly </text:p>
            <text:p>painted, so all that's left to do is make plans to build your dream </text:p>
            <text:p>garage or garden space... or both! 'Dreams are just reality waiting to </text:p>
            <text:p>happen'. This property is worth a look, so book today! 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34-36 JEAN ST, SAINT JOHN, New Brunswick E2J1J9</text:p>
          </table:table-cell>
          <table:table-cell office:value-type="float" office:value="124900" calcext:value-type="float">
            <text:p>124900</text:p>
          </table:table-cell>
          <table:table-cell office:value-type="string" calcext:value-type="string">
            <text:p>SJ16322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4553" calcext:value-type="float">
            <text:p>4553</text:p>
          </table:table-cell>
          <table:table-cell office:value-type="float" office:value="2112" calcext:value-type="float">
            <text:p>211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65" calcext:value-type="float">
            <text:p>165</text:p>
          </table:table-cell>
          <table:table-cell office:value-type="string" calcext:value-type="string">
            <text:p>1056 LATIMORE LAKE RD, SAINT JOHN, New Brunswick E2N1Y1</text:p>
          </table:table-cell>
          <table:table-cell office:value-type="float" office:value="124900" calcext:value-type="float">
            <text:p>124900</text:p>
          </table:table-cell>
          <table:table-cell office:value-type="string" calcext:value-type="string">
            <text:p>SJ16384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3034" calcext:value-type="float">
            <text:p>43034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This</text:p>
            <text:p> is a spacious 4-family that offers 3 2-bdrm units and 1 1-bdrm unit. </text:p>
            <text:p>Total rental income is $28,620. Rents are $635, $600, $600 and $550. </text:p>
            <text:p>Taxes are - $3509, Heat - $7000, Water/sewer - $4912 and currently no </text:p>
            <text:p>insurance, but would be approx. $1500/yr. Approx. expenses - $9821, </text:p>
            <text:p>Approx. net income - $18,799. This building comes with an extra lot, is </text:p>
            <text:p>on bus route, is easy to rent, is priced near assessed value and is </text:p>
            <text:p>close to all amenities. Good investment building worth a look! 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100 BON ACCORD, SAINT JOHN, New Brunswick E2J3V6</text:p>
          </table:table-cell>
          <table:table-cell office:value-type="float" office:value="124900" calcext:value-type="float">
            <text:p>124900</text:p>
          </table:table-cell>
          <table:table-cell office:value-type="string" calcext:value-type="string">
            <text:p>SJ16487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397" calcext:value-type="float">
            <text:p>4397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67" calcext:value-type="float">
            <text:p>167</text:p>
          </table:table-cell>
          <table:table-cell office:value-type="string" calcext:value-type="string">
            <text:p>180 METCALF, SAINT JOHN, New Brunswick E2K1K5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SJ16251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315" calcext:value-type="float">
            <text:p>331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Lovely</text:p>
            <text:p> property on a full acre. Incredible eat in kitchen (note size) totally </text:p>
            <text:p>renovated. Many other updates including roofing, blown in insulation (in</text:p>
            <text:p> attic), siding, windows, doors, flooring &amp; much more. Bathroom is </text:p>
            <text:p>beautiful as well with soaker tub &amp; granite counter tops with double</text:p>
            <text:p> sinks, large extension gives you over 1500sq ft on the main level, </text:p>
            <text:p>including a lovely sunroom/entrance. Rooms, especially kitchen, living </text:p>
            <text:p>room, master &amp; 2nd bedroom are all very spacious. 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423 PRINCE Street, SAINT JOHN, New Brunswick E2M1R2</text:p>
          </table:table-cell>
          <table:table-cell office:value-type="float" office:value="126900" calcext:value-type="float">
            <text:p>126900</text:p>
          </table:table-cell>
          <table:table-cell office:value-type="string" calcext:value-type="string">
            <text:p>SJ16322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8438" calcext:value-type="float">
            <text:p>8438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169" calcext:value-type="float">
            <text:p>169</text:p>
          </table:table-cell>
          <table:table-cell office:value-type="string" calcext:value-type="string">
            <text:p>22 GREEN Street, SAINT JOHN, New Brunswick E2J1V7</text:p>
          </table:table-cell>
          <table:table-cell office:value-type="float" office:value="127500" calcext:value-type="float">
            <text:p>127500</text:p>
          </table:table-cell>
          <table:table-cell office:value-type="string" calcext:value-type="string">
            <text:p>SJ16362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0548" calcext:value-type="float">
            <text:p>10548</text:p>
          </table:table-cell>
          <table:table-cell office:value-type="float" office:value="1116" calcext:value-type="float">
            <text:p>1116</text:p>
          </table:table-cell>
          <table:table-cell table:number-columns-repeated="3"/>
          <table:table-cell office:value-type="string" calcext:value-type="string">
            <text:p>This</text:p>
            <text:p> semi-detached is ready for its new owner. Offering 3 bedrooms and 1.5 </text:p>
            <text:p>baths, nice landscaped backyard, and just minutes from the mall. At this</text:p>
            <text:p> price, why rent when you can have your own home? 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75 BURDER Street, SAINT JOHN, New Brunswick E2J2L6</text:p>
          </table:table-cell>
          <table:table-cell office:value-type="float" office:value="127900" calcext:value-type="float">
            <text:p>127900</text:p>
          </table:table-cell>
          <table:table-cell office:value-type="string" calcext:value-type="string">
            <text:p>SJ16495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10 NOEL Avenue, SAINT JOHN, New Brunswick E2K4M2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SJ16410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196" calcext:value-type="float">
            <text:p>1196</text:p>
          </table:table-cell>
          <table:table-cell table:number-columns-repeated="3"/>
          <table:table-cell office:value-type="string" calcext:value-type="string">
            <text:p>Three</text:p>
            <text:p> large flats, consisting of two 3 bedroom units + 1 two bedroom unit. </text:p>
            <text:p>Electric baseboard heat, which the owner does pay for one unit and the </text:p>
            <text:p>other two tenants pay heat &amp; lights. Rents are 695, 475 &amp; 475. </text:p>
            <text:p>Newer electrical!! Easy to rent, larger units. 24 hours minimum notice </text:p>
            <text:p>for viewings. Call for details!! 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488 FUNDY Drive, SAINT JOHN, New Brunswick E2M2R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420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137" calcext:value-type="float">
            <text:p>9137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This</text:p>
            <text:p> beautiful renovated Cape Cod is located on one of the nicest lot in the</text:p>
            <text:p> area.  Lots of renovations with the roof re-shingled in 2014. Main </text:p>
            <text:p>floor has a good size living room, separate dining room, newer kitchen, </text:p>
            <text:p>full bath with lots of storage. Upstairs features 2 good size bedrooms </text:p>
            <text:p>with good storage space. Basement has a good size family room, large </text:p>
            <text:p>laundry room and extra room that could be a craft room or office. </text:p>
            <text:p>Walking distance to the new school!. Property taxes reflect non-owner </text:p>
            <text:p>occupied. 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30 COSTER Street, SAINT JOHN, New Brunswick E2M3V3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33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000" calcext:value-type="float">
            <text:p>5000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460 CHAMPLAIN Street West, SAINT JOHN, New Brunswick E2M1K9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208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187" calcext:value-type="float">
            <text:p>4187</text:p>
          </table:table-cell>
          <table:table-cell office:value-type="float" office:value="1456" calcext:value-type="float">
            <text:p>1456</text:p>
          </table:table-cell>
          <table:table-cell table:number-columns-repeated="3"/>
          <table:table-cell office:value-type="string" calcext:value-type="string">
            <text:p>Location,</text:p>
            <text:p> Location, Location. Situated behind the new Kents on the west side, </text:p>
            <text:p>this 3 unit building is prime Real Estate. With the west side growing </text:p>
            <text:p>ever so fast, don't miss out on an income property with great numbers. </text:p>
            <text:p>Starting with a 1 bedroom unit which includes all amenities. Then a 2 </text:p>
            <text:p>bedroom and a 3 bedroom, they also pay own power. Heat is included in </text:p>
            <text:p>all units and furnace was recently replacements. Over all condition of </text:p>
            <text:p>building is very good and shows well.Roof covering replaced in </text:p>
            <text:p>2015.Don't miss out 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119-121 BROAD ST, SAINT JOHN, New Brunswick E2L1Y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3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327" calcext:value-type="float">
            <text:p>4327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7">
          <table:table-cell office:value-type="float" office:value="176" calcext:value-type="float">
            <text:p>176</text:p>
          </table:table-cell>
          <table:table-cell office:value-type="string" calcext:value-type="string">
            <text:p>45 BAYSIDE Drive, SAINT JOHN, New Brunswick E2J1A1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191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office:value-type="string" calcext:value-type="string">
            <text:p>This</text:p>
            <text:p> home is a charmer! This lovely 2-Storey has been well cared for with </text:p>
            <text:p>all new windows throughout, new roof shingles (2016), updated electrical</text:p>
            <text:p> and updated bath and kitchen- just unpack and relax! Home boasts tons </text:p>
            <text:p>of natural sunlight and hardwood floors throughout. Main floor has a </text:p>
            <text:p>bright family room with wood burning fireplace, a large dining room and </text:p>
            <text:p>updated kitchen with lots of cabinet space, large pantry and appliances </text:p>
            <text:p>to remain. Off the kitchen, through the cozy sun-room, is a large deck </text:p>
            <text:p>and beautifully landscaped and wood-fenced backyard. Upstairs offers 3 </text:p>
            <text:p>bedrooms, an updated full bath, and storage. Down is undeveloped with </text:p>
            <text:p>workshop, more storage and laundry. This home has the old charm and </text:p>
            <text:p>character but with modern updates to meet todays needs. Book today for </text:p>
            <text:p>your private showing! 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33 STRATFORD MANOR, SAINT JOHN, New Brunswick E2K0C1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5001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4">
          <table:table-cell office:value-type="float" office:value="178" calcext:value-type="float">
            <text:p>178</text:p>
          </table:table-cell>
          <table:table-cell office:value-type="string" calcext:value-type="string">
            <text:p>200 BOYANER Crescent, SAINT JOHN, New Brunswick E2J4C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47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614" calcext:value-type="float">
            <text:p>3614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string" calcext:value-type="string">
            <text:p>Two</text:p>
            <text:p> storey, two unit, extensively renovated 2 family home with off-street </text:p>
            <text:p>parking. Upstairs offers two bedrooms, updated bathroom, bright dinning </text:p>
            <text:p>room, and kitchen with a breakfast nook, and yes, a pantry. The </text:p>
            <text:p>downstairs features two bedrooms, very nice living room with French </text:p>
            <text:p>doors, updated bathroom with ceramic tiles, bright dining room, and a </text:p>
            <text:p>lovely kitchen. The basement area is great for storage, dry, and has </text:p>
            <text:p>laundry facilities. The fenced-in backyard offers a patio, grass area, </text:p>
            <text:p>and a shed for the gardening tools, etc. Recent upgrades to the home </text:p>
            <text:p>include plumbing upgrades in 2014, all new windows and exterior doors in</text:p>
            <text:p> 2010, new 7x7 shed 2011, tar and gravel roof in 2008, refinished </text:p>
            <text:p>hardwood floors, updated kitchen and baths, and electrical. Move-in </text:p>
            <text:p>condition. All sizes and measurements are to be confirmed by the </text:p>
            <text:p>purchaser prior to closing. 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66 BRENTWOOD Crescent, SAINT JOHN, New Brunswick E2K4R4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49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2185" calcext:value-type="float">
            <text:p>2185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655 BONITA Avenue, SAINT JOHN, New Brunswick E2J2T2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501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Great</text:p>
            <text:p> property! High exposure and close to school. Good size backyard! This </text:p>
            <text:p>property could be an excellent residence, rental, or commercial </text:p>
            <text:p>opportunity. BAYSIDE DRIVE is being bought up. DON'T OVERLOOK THIS </text:p>
            <text:p>OPPORTUNITY! Two storage sheds, new decks front &amp; back. Upper level </text:p>
            <text:p>could be rented as 1 bedroom apartment with kitchen &amp; washroom.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40 BON ACCORD Drive, SAINT JOHN, New Brunswick E2J4G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369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123" calcext:value-type="float">
            <text:p>4123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office:value-type="string" calcext:value-type="string">
            <text:p>Welcome</text:p>
            <text:p> to 40 Bon Accord Drive! This 4bdrm, 1 1/2 bathroom home offers an </text:p>
            <text:p>attached garage, spacious rooms, great family neighbourhood and priced </text:p>
            <text:p>below assessed value! This affordable home is close to all amenities, </text:p>
            <text:p>close to the beach and has brick &amp; vinyl siding. Appliances </text:p>
            <text:p>included, this is ideal as a starter home and is on the bus route. Worth</text:p>
            <text:p> a look! 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78 BROADWAY Avenue, SAINT JOHN, New Brunswick E2H1Z8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5449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4">
          <table:table-cell office:value-type="float" office:value="183" calcext:value-type="float">
            <text:p>183</text:p>
          </table:table-cell>
          <table:table-cell office:value-type="string" calcext:value-type="string">
            <text:p>995 GOLDEN GROVE Road, SAINT JOHN, New Brunswick E2H2X1</text:p>
          </table:table-cell>
          <table:table-cell office:value-type="float" office:value="129999" calcext:value-type="float">
            <text:p>129999</text:p>
          </table:table-cell>
          <table:table-cell office:value-type="string" calcext:value-type="string">
            <text:p>SJ16464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5" calcext:value-type="float">
            <text:p>15</text:p>
          </table:table-cell>
          <table:table-cell office:value-type="float" office:value="764" calcext:value-type="float">
            <text:p>764</text:p>
          </table:table-cell>
          <table:table-cell table:number-columns-repeated="3"/>
          <table:table-cell office:value-type="string" calcext:value-type="string">
            <text:p>On</text:p>
            <text:p> this quiet, family friendly street, you'll find this move in ready home</text:p>
            <text:p> with generous room sizes and nice updates to the windows and kitchen.  </text:p>
            <text:p>CLICK THE MULIT-MEDIA ICON TO TAKE THE VIDEO TOUR WHENEVER YOU'D LIKE.  </text:p>
            <text:p>You'll love the quality of the kitchen cabinets along with its butcher </text:p>
            <text:p>block breakfast counter. You'll also enjoy the large bedrooms, and the </text:p>
            <text:p>hardwood flooring here which is re-claimed from a school house, giving </text:p>
            <text:p>the home some warmth and character. Out back, you'll find a large two </text:p>
            <text:p>tiered back deck overlooking a fenced back yard, perfect for kids and </text:p>
            <text:p>pets. Privacy is a luxury back here as well as it's hedged with cedar </text:p>
            <text:p>letting you truly relax in your own outdoor space. Sellers have had no </text:p>
            <text:p>problems with flooding here and the property sits higher than others in </text:p>
            <text:p>the area. Life is peaceful and enjoyable here on Broadway Avenue. More </text:p>
            <text:p>info available. We welcome all inquiries via email, text, fb, or phone. 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1542 GOLDEN GROVE RD, SAINT JOHN, New Brunswick E2N2A4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J16440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6241" calcext:value-type="float">
            <text:p>46241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211 WYATT Crescent, SAINT JOHN, New Brunswick E2J4C9</text:p>
          </table:table-cell>
          <table:table-cell office:value-type="float" office:value="133500" calcext:value-type="float">
            <text:p>133500</text:p>
          </table:table-cell>
          <table:table-cell office:value-type="string" calcext:value-type="string">
            <text:p>SJ1609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608" calcext:value-type="float">
            <text:p>5608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Sweet</text:p>
            <text:p> 2 bedroom home with possible 3rd bedroom. Current owners currently use </text:p>
            <text:p>the 'sunroom' as master bedroom! Spacious kitchen boasts tons of </text:p>
            <text:p>cabinetry, and dining area. Laminate flooring throughout. 3 Piece </text:p>
            <text:p>bathroom with stackable laundry. Detached serviced garage is a perfect </text:p>
            <text:p>man cave! Minutes to city shopping district, airport, or highway! 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409 MOLSON Avenue, SAINT JOHN, New Brunswick E2M5L9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155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Garden Home</text:p>
          </table:table-cell>
          <table:table-cell office:value-type="float" office:value="1571" calcext:value-type="float">
            <text:p>1571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443 MANSFIELD Street, SAINT JOHN, New Brunswick E2M3A3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295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15" calcext:value-type="float">
            <text:p>5015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string" calcext:value-type="string">
            <text:p>Welcome</text:p>
            <text:p> to 1542 Golden Grove Road. Looking for a one level house with beautiful</text:p>
            <text:p> gardens and sitting 100 feet from your own waterfront, well look no </text:p>
            <text:p>further. Come and view this 3 bedroom home with many great features that</text:p>
            <text:p> include paved driveway, 2 sheds, many flower and a veggie garden, heat </text:p>
            <text:p>pump, updated bathroom, private lot, large sun room and most important </text:p>
            <text:p>(+/-)160 feet of water frontage on Quinn Lake. Don't miss out on great </text:p>
            <text:p>value and package for under $150,000. Call today for a private viewing </text:p>
            <text:p>or more details. Don't wait till it's gone. 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24 BIRCH, SAINT JOHN, New Brunswick E2M4N3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429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8804" calcext:value-type="float">
            <text:p>8804</text:p>
          </table:table-cell>
          <table:table-cell office:value-type="float" office:value="2120" calcext:value-type="float">
            <text:p>21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1351 BAYSIDE DR, SAINT JOHN, New Brunswick E2J4S8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469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7" calcext:value-type="float">
            <text:p>27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This</text:p>
            <text:p> is a gorgeous 3 bedroom, 1 1/2 bathroom family home in a good family </text:p>
            <text:p>neighbourhood that offers close proximity to the high school, arena and </text:p>
            <text:p>not far from the beach! On bus route, this 1 1/2 storey home has been </text:p>
            <text:p>renovated throughout and offers laminate and ceramic floors, large </text:p>
            <text:p>rec-room, very bright &amp; spacious and is priced below assessed value!</text:p>
            <text:p> This home can accommodate a quick closing, has a nice private fenced </text:p>
            <text:p>backyard and is in move-in condition! This affordable home has plenty of</text:p>
            <text:p> storage, close to all amenities and is well worth a look! </text:p>
          </table:table-cell>
        </table:table-row>
        <table:table-row table:style-name="ro11">
          <table:table-cell office:value-type="float" office:value="190" calcext:value-type="float">
            <text:p>190</text:p>
          </table:table-cell>
          <table:table-cell office:value-type="string" calcext:value-type="string">
            <text:p>32 STRATFORD MANNER, SAINT JOHN, New Brunswick E2K0C1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494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Lovely</text:p>
            <text:p> town house with very nice color pallet.Bright white kitchen cabinets,a </text:p>
            <text:p>joining the dinning area and flows into the living rm. Back door to the </text:p>
            <text:p>garden will expand the main floor living space in the fine weather for </text:p>
            <text:p>bbq's and create your sanctuary green space here.Potting /tool shed with</text:p>
            <text:p> power. Half bath off the hall and closet.Upstairs 3 good size bedrooms </text:p>
            <text:p>and full bath w/jet bath. Finished basement, with family room 2 large </text:p>
            <text:p>storage rooms with shelving. Good size laundry room with upright </text:p>
            <text:p>freezer, washer, dryer and smaller storage for seasonal décor. Plenty of</text:p>
            <text:p> room for the first time home buyer or family. Walking distance to the </text:p>
            <text:p>Grocery and beverage store. Maintenance fee $50. 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35 MCLAUGHLIN Crescent, SAINT JOHN, New Brunswick E2J1E6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371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717" calcext:value-type="float">
            <text:p>7717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1">
          <table:table-cell office:value-type="float" office:value="192" calcext:value-type="float">
            <text:p>192</text:p>
          </table:table-cell>
          <table:table-cell office:value-type="string" calcext:value-type="string">
            <text:p>582 BONITA Avenue, SAINT JOHN, New Brunswick E2J2T2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347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3455" calcext:value-type="float">
            <text:p>3455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What</text:p>
            <text:p> a great opportunity! Step inside to a bright and open concept living </text:p>
            <text:p>room/dining room, which leads onto a large back deck that wraps around </text:p>
            <text:p>the side of the house. This is a great space to entertain with views </text:p>
            <text:p>that look out over the city. A spacious kitchen, bathroom and 3 bedrooms</text:p>
            <text:p> complete the main level. The lower level 2 bedroom apartment was </text:p>
            <text:p>completely renovated and brings in enough rental income to cover the </text:p>
            <text:p>majority of your mortgage payment. A separate entrance, shared laundry </text:p>
            <text:p>area and two separate driveways, makes renting simple. Purchased for </text:p>
            <text:p>$160k in 2008 and many improvements since, these vendors are motivated </text:p>
            <text:p>and ready to sell. Call today for a private showing. 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65 PAULINE Street, SAINT JOHN, New Brunswick E2J3K8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45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546" calcext:value-type="float">
            <text:p>546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94" calcext:value-type="float">
            <text:p>194</text:p>
          </table:table-cell>
          <table:table-cell office:value-type="string" calcext:value-type="string">
            <text:p>120 MOUNTAIN VIEW, SAINT JOHN, New Brunswick E2J3A2</text:p>
          </table:table-cell>
          <table:table-cell office:value-type="float" office:value="134900" calcext:value-type="float">
            <text:p>134900</text:p>
          </table:table-cell>
          <table:table-cell office:value-type="string" calcext:value-type="string">
            <text:p>SJ16433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8944" calcext:value-type="float">
            <text:p>8944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office:value-type="string" calcext:value-type="string">
            <text:p>Walking</text:p>
            <text:p> distance to all east side conveniences. Shopping, theaters, </text:p>
            <text:p>restaurants, and bus route. very spacious, semi-detached with 3 bedrooms</text:p>
            <text:p> and spacious rec room. Great family neighbourhood for the growing </text:p>
            <text:p>family. Why pay rent or live in an apartment building when you can own </text:p>
            <text:p>this affordable home with your private yard. Great curb appeal. Windows </text:p>
            <text:p>approx. 8 years old and roof is 13. Call today for a viewing. All sizes </text:p>
            <text:p>to be confirmed by purchaser prior to closing. 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21 MOUNTAIN Road, SAINT JOHN, New Brunswick E2J2W7</text:p>
          </table:table-cell>
          <table:table-cell office:value-type="float" office:value="134999" calcext:value-type="float">
            <text:p>134999</text:p>
          </table:table-cell>
          <table:table-cell office:value-type="string" calcext:value-type="string">
            <text:p>SJ16378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189" calcext:value-type="float">
            <text:p>16189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31 CURRIE Avenue, SAINT JOHN, New Brunswick E2K3A9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J16489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242" calcext:value-type="float">
            <text:p>5242</text:p>
          </table:table-cell>
          <table:table-cell office:value-type="float" office:value="917" calcext:value-type="float">
            <text:p>917</text:p>
          </table:table-cell>
          <table:table-cell table:number-columns-repeated="3"/>
          <table:table-cell office:value-type="string" calcext:value-type="string">
            <text:p>Perfect</text:p>
            <text:p> starter home in great east side neighbourhood. This tastefully </text:p>
            <text:p>renovated room offers 3 bedrooms, a spacious newer kitchen with bright </text:p>
            <text:p>light flowing from large windows. Renovated bathroom on the main level </text:p>
            <text:p>plus hardwood floor throughout. Down offers a family room, additional </text:p>
            <text:p>bedroom and a bonus bathroom. Large lot and great location. 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50 CANDLEWOOD Lane, SAINT JOHN, New Brunswick E2K1Z4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J16178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152 WILLIE Avenue, SAINT JOHN, New Brunswick E2J3N4</text:p>
          </table:table-cell>
          <table:table-cell office:value-type="float" office:value="135900" calcext:value-type="float">
            <text:p>135900</text:p>
          </table:table-cell>
          <table:table-cell office:value-type="string" calcext:value-type="string">
            <text:p>SJ16256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24" calcext:value-type="float">
            <text:p>24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string" calcext:value-type="string">
            <text:p>LOVELY</text:p>
            <text:p> UPDATED AND MAINTAINED FOREST HILLS BUNGALOW! Gleaming hardwood floors,</text:p>
            <text:p> bright and sunny with 3 great bedrooms up and views from the open </text:p>
            <text:p>concept dining--living rom!! Enjoy your evenings and weekends in this </text:p>
            <text:p>private backyard with plenty of room for the kids and gardens. This home</text:p>
            <text:p> has great curb appeal and is close to everything but sits well back </text:p>
            <text:p>from the road on a lovely landscaped lot!! Updated rec room in the </text:p>
            <text:p>basement along with a half bath makes this a true two level home! CLICK </text:p>
            <text:p>ON VIEW MULTIMEDIA OR VIRTUAL TOUR TO SEE VIDEO OF THIS GREAT HOME!! 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ce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ce1"/>
        <table:table-row table:style-name="ro2">
          <table:table-cell table:number-columns-repeated="7"/>
          <table:table-cell office:value-type="string" calcext:value-type="string">
            <text:p>per unit</text:p>
          </table:table-cell>
          <table:table-cell office:value-type="string" calcext:value-type="string">
            <text:p>per land</text:p>
          </table:table-cell>
          <table:table-cell office:value-type="string" calcext:value-type="string">
            <text:p>per i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35-137 DUKE ST, SAINT JOHN WEST, New Brunswick E2M1V4</text:p>
          </table:table-cell>
          <table:table-cell office:value-type="currency" office:currency="USD" office:value="27900" calcext:value-type="currency">
            <text:p>$27,900</text:p>
          </table:table-cell>
          <table:table-cell office:value-type="string" calcext:value-type="string">
            <text:p>SJ152869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000" calcext:value-type="float">
            <text:p>2000</text:p>
          </table:table-cell>
          <table:table-cell table:formula="of:=[.C2]/2" office:value-type="currency" office:currency="USD" office:value="13950" calcext:value-type="currency">
            <text:p>$13,950</text:p>
          </table:table-cell>
          <table:table-cell table:formula="of:=[.C2]/[.F2]" office:value-type="currency" office:currency="USD" office:value="6.96803196803197" calcext:value-type="currency">
            <text:p>$7</text:p>
          </table:table-cell>
          <table:table-cell table:formula="of:=[.C2]/[.G2]" office:value-type="currency" office:currency="USD" office:value="13.95" calcext:value-type="currency">
            <text:p>$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49-151 BRIDGE ST, SAINT JOHN, New Brunswick E2K1S6</text:p>
          </table:table-cell>
          <table:table-cell office:value-type="currency" office:currency="USD" office:value="44900" calcext:value-type="currency">
            <text:p>$44,900</text:p>
          </table:table-cell>
          <table:table-cell office:value-type="string" calcext:value-type="string">
            <text:p>SJ164268</text:p>
          </table:table-cell>
          <table:table-cell office:value-type="string" calcext:value-type="string">
            <text:p>Duplex</text:p>
          </table:table-cell>
          <table:table-cell office:value-type="float" office:value="8363" calcext:value-type="float">
            <text:p>8363</text:p>
          </table:table-cell>
          <table:table-cell office:value-type="float" office:value="3050" calcext:value-type="float">
            <text:p>3050</text:p>
          </table:table-cell>
          <table:table-cell table:formula="of:=[.C3]/2" office:value-type="currency" office:currency="USD" office:value="22450" calcext:value-type="currency">
            <text:p>$22,450</text:p>
          </table:table-cell>
          <table:table-cell table:formula="of:=[.C3]/[.F3]" office:value-type="currency" office:currency="USD" office:value="5.36888676312328" calcext:value-type="currency">
            <text:p>$5</text:p>
          </table:table-cell>
          <table:table-cell table:formula="of:=[.C3]/[.G3]" office:value-type="currency" office:currency="USD" office:value="14.7213114754098" calcext:value-type="currency">
            <text:p>$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7 WATSON Street, SAINT JOHN, New Brunswick E2M1G5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4632</text:p>
          </table:table-cell>
          <table:table-cell office:value-type="string" calcext:value-type="string">
            <text:p>Duplex</text:p>
          </table:table-cell>
          <table:table-cell office:value-type="float" office:value="2497" calcext:value-type="float">
            <text:p>2497</text:p>
          </table:table-cell>
          <table:table-cell office:value-type="float" office:value="2000" calcext:value-type="float">
            <text:p>2000</text:p>
          </table:table-cell>
          <table:table-cell table:formula="of:=[.C4]/2" office:value-type="currency" office:currency="USD" office:value="24950" calcext:value-type="currency">
            <text:p>$24,950</text:p>
          </table:table-cell>
          <table:table-cell table:formula="of:=[.C4]/[.F4]" office:value-type="currency" office:currency="USD" office:value="19.9839807769323" calcext:value-type="currency">
            <text:p>$20</text:p>
          </table:table-cell>
          <table:table-cell table:formula="of:=[.C4]/[.G4]" office:value-type="currency" office:currency="USD" office:value="24.95" calcext:value-type="currency">
            <text:p>$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65 CHARLOTTE Street West, SAINT JOHN, New Brunswick E2M1Y7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445</text:p>
          </table:table-cell>
          <table:table-cell office:value-type="string" calcext:value-type="string">
            <text:p>Duplex</text:p>
          </table:table-cell>
          <table:table-cell office:value-type="float" office:value="5608" calcext:value-type="float">
            <text:p>5608</text:p>
          </table:table-cell>
          <table:table-cell office:value-type="float" office:value="2584" calcext:value-type="float">
            <text:p>2584</text:p>
          </table:table-cell>
          <table:table-cell table:formula="of:=[.C5]/2" office:value-type="currency" office:currency="USD" office:value="34950" calcext:value-type="currency">
            <text:p>$34,950</text:p>
          </table:table-cell>
          <table:table-cell table:formula="of:=[.C5]/[.F5]" office:value-type="currency" office:currency="USD" office:value="12.4643366619116" calcext:value-type="currency">
            <text:p>$12</text:p>
          </table:table-cell>
          <table:table-cell table:formula="of:=[.C5]/[.G5]" office:value-type="currency" office:currency="USD" office:value="27.0510835913313" calcext:value-type="currency">
            <text:p>$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52 KENNEDY Street, SAINT JOHN, New Brunswick E2K1C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159</text:p>
          </table:table-cell>
          <table:table-cell office:value-type="string" calcext:value-type="string">
            <text:p>Duplex</text:p>
          </table:table-cell>
          <table:table-cell office:value-type="float" office:value="4639" calcext:value-type="float">
            <text:p>4639</text:p>
          </table:table-cell>
          <table:table-cell office:value-type="float" office:value="2486" calcext:value-type="float">
            <text:p>2486</text:p>
          </table:table-cell>
          <table:table-cell table:formula="of:=[.C6]/2" office:value-type="currency" office:currency="USD" office:value="34950" calcext:value-type="currency">
            <text:p>$34,950</text:p>
          </table:table-cell>
          <table:table-cell table:formula="of:=[.C6]/[.F6]" office:value-type="currency" office:currency="USD" office:value="15.067902565208" calcext:value-type="currency">
            <text:p>$15</text:p>
          </table:table-cell>
          <table:table-cell table:formula="of:=[.C6]/[.G6]" office:value-type="currency" office:currency="USD" office:value="28.1174577634755" calcext:value-type="currency">
            <text:p>$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56 DOUGLAS Avenue, SAINT JOHN, New Brunswick E2K1E4</text:p>
          </table:table-cell>
          <table:table-cell office:value-type="currency" office:currency="USD" office:value="69950" calcext:value-type="currency">
            <text:p>$69,950</text:p>
          </table:table-cell>
          <table:table-cell office:value-type="string" calcext:value-type="string">
            <text:p>SJ161565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[.C7]/2" office:value-type="currency" office:currency="USD" office:value="34975" calcext:value-type="currency">
            <text:p>$34,975</text:p>
          </table:table-cell>
          <table:table-cell table:formula="of:=[.C7]/[.F7]" office:value-type="currency" office:currency="USD" office:value="23.3166666666667" calcext:value-type="currency">
            <text:p>$23</text:p>
          </table:table-cell>
          <table:table-cell table:formula="of:=[.C7]/[.G7]" office:value-type="currency" office:currency="USD" office:value="34.975" calcext:value-type="currency">
            <text:p>$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75 WENTWORTH, SAINT JOHN, New Brunswick E2L2T2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4297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formula="of:=[.C8]/2" office:value-type="currency" office:currency="USD" office:value="37500" calcext:value-type="currency">
            <text:p>$37,500</text:p>
          </table:table-cell>
          <table:table-cell table:formula="of:=[.C8]/[.F8]" office:value-type="currency" office:currency="USD" office:value="37.5" calcext:value-type="currency">
            <text:p>$38</text:p>
          </table:table-cell>
          <table:table-cell table:formula="of:=[.C8]/[.G8]" office:value-type="currency" office:currency="USD" office:value="39.4736842105263" calcext:value-type="currency">
            <text:p>$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81-183 BRIDGE ST, SAINT JOHN, New Brunswick E2K1S7</text:p>
          </table:table-cell>
          <table:table-cell office:value-type="currency" office:currency="USD" office:value="82000" calcext:value-type="currency">
            <text:p>$82,000</text:p>
          </table:table-cell>
          <table:table-cell office:value-type="string" calcext:value-type="string">
            <text:p>SJ162837</text:p>
          </table:table-cell>
          <table:table-cell office:value-type="string" calcext:value-type="string">
            <text:p>Duplex</text:p>
          </table:table-cell>
          <table:table-cell office:value-type="float" office:value="5993" calcext:value-type="float">
            <text:p>5993</text:p>
          </table:table-cell>
          <table:table-cell office:value-type="float" office:value="2200" calcext:value-type="float">
            <text:p>2200</text:p>
          </table:table-cell>
          <table:table-cell table:formula="of:=[.C9]/2" office:value-type="currency" office:currency="USD" office:value="41000" calcext:value-type="currency">
            <text:p>$41,000</text:p>
          </table:table-cell>
          <table:table-cell table:formula="of:=[.C9]/[.F9]" office:value-type="currency" office:currency="USD" office:value="13.6826297346905" calcext:value-type="currency">
            <text:p>$14</text:p>
          </table:table-cell>
          <table:table-cell table:formula="of:=[.C9]/[.G9]" office:value-type="currency" office:currency="USD" office:value="37.2727272727273" calcext:value-type="currency">
            <text:p>$3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74-176 BELMONT ST, SAINT JOHN, New Brunswick E2J1K5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4500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2040" calcext:value-type="float">
            <text:p>2040</text:p>
          </table:table-cell>
          <table:table-cell table:formula="of:=[.C10]/2" office:value-type="currency" office:currency="USD" office:value="42450" calcext:value-type="currency">
            <text:p>$42,450</text:p>
          </table:table-cell>
          <table:table-cell table:formula="of:=[.C10]/[.F10]" office:value-type="currency" office:currency="USD" office:value="17.0004004805767" calcext:value-type="currency">
            <text:p>$17</text:p>
          </table:table-cell>
          <table:table-cell table:formula="of:=[.C10]/[.G10]" office:value-type="currency" office:currency="USD" office:value="41.6176470588235" calcext:value-type="currency">
            <text:p>$4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currency" office:currency="USD" office:value="89000" calcext:value-type="currency">
            <text:p>$89,000</text:p>
          </table:table-cell>
          <table:table-cell office:value-type="string" calcext:value-type="string">
            <text:p>SJ161670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formula="of:=[.C11]/2" office:value-type="currency" office:currency="USD" office:value="44500" calcext:value-type="currency">
            <text:p>$44,500</text:p>
          </table:table-cell>
          <table:table-cell table:formula="of:=[.C11]/[.F11]" office:value-type="currency" office:currency="USD" office:value="29.6666666666667" calcext:value-type="currency">
            <text:p>$30</text:p>
          </table:table-cell>
          <table:table-cell table:formula="of:=[.C11]/[.G11]" office:value-type="currency" office:currency="USD" office:value="68.4615384615385" calcext:value-type="currency">
            <text:p>$6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currency" office:currency="USD" office:value="89000" calcext:value-type="currency">
            <text:p>$89,000</text:p>
          </table:table-cell>
          <table:table-cell office:value-type="string" calcext:value-type="string">
            <text:p>SJ161670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formula="of:=[.C12]/2" office:value-type="currency" office:currency="USD" office:value="44500" calcext:value-type="currency">
            <text:p>$44,500</text:p>
          </table:table-cell>
          <table:table-cell table:formula="of:=[.C12]/[.F12]" office:value-type="currency" office:currency="USD" office:value="29.6666666666667" calcext:value-type="currency">
            <text:p>$30</text:p>
          </table:table-cell>
          <table:table-cell table:formula="of:=[.C12]/[.G12]" office:value-type="currency" office:currency="USD" office:value="68.4615384615385" calcext:value-type="currency">
            <text:p>$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0318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formula="of:=[.C13]/2" office:value-type="currency" office:currency="USD" office:value="44950" calcext:value-type="currency">
            <text:p>$44,950</text:p>
          </table:table-cell>
          <table:table-cell table:formula="of:=[.C13]/[.F13]" office:value-type="currency" office:currency="USD" office:value="23.326414115205" calcext:value-type="currency">
            <text:p>$23</text:p>
          </table:table-cell>
          <table:table-cell table:formula="of:=[.C13]/[.G13]" office:value-type="currency" office:currency="USD" office:value="49.9444444444444" calcext:value-type="currency">
            <text:p>$5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formula="of:=[.C14]/2" office:value-type="currency" office:currency="USD" office:value="44950" calcext:value-type="currency">
            <text:p>$44,950</text:p>
          </table:table-cell>
          <table:table-cell table:formula="of:=[.C14]/[.F14]" office:value-type="currency" office:currency="USD" office:value="24.2122273094533" calcext:value-type="currency">
            <text:p>$24</text:p>
          </table:table-cell>
          <table:table-cell table:formula="of:=[.C14]/[.G14]" office:value-type="currency" office:currency="USD" office:value="23.9733333333333" calcext:value-type="currency">
            <text:p>$2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0318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formula="of:=[.C15]/2" office:value-type="currency" office:currency="USD" office:value="44950" calcext:value-type="currency">
            <text:p>$44,950</text:p>
          </table:table-cell>
          <table:table-cell table:formula="of:=[.C15]/[.F15]" office:value-type="currency" office:currency="USD" office:value="23.326414115205" calcext:value-type="currency">
            <text:p>$23</text:p>
          </table:table-cell>
          <table:table-cell table:formula="of:=[.C15]/[.G15]" office:value-type="currency" office:currency="USD" office:value="49.9444444444444" calcext:value-type="currency">
            <text:p>$5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formula="of:=[.C16]/2" office:value-type="currency" office:currency="USD" office:value="44950" calcext:value-type="currency">
            <text:p>$44,950</text:p>
          </table:table-cell>
          <table:table-cell table:formula="of:=[.C16]/[.F16]" office:value-type="currency" office:currency="USD" office:value="24.2122273094533" calcext:value-type="currency">
            <text:p>$24</text:p>
          </table:table-cell>
          <table:table-cell table:formula="of:=[.C16]/[.G16]" office:value-type="currency" office:currency="USD" office:value="23.9733333333333" calcext:value-type="currency">
            <text:p>$2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70-72 PRINCE ST, SAINT JOHN, New Brunswick E2M1N9</text:p>
          </table:table-cell>
          <table:table-cell office:value-type="currency" office:currency="USD" office:value="94000" calcext:value-type="currency">
            <text:p>$94,000</text:p>
          </table:table-cell>
          <table:table-cell office:value-type="string" calcext:value-type="string">
            <text:p>SJ152678</text:p>
          </table:table-cell>
          <table:table-cell office:value-type="string" calcext:value-type="string">
            <text:p>Duplex</text:p>
          </table:table-cell>
          <table:table-cell office:value-type="float" office:value="52995" calcext:value-type="float">
            <text:p>52995</text:p>
          </table:table-cell>
          <table:table-cell office:value-type="float" office:value="1500" calcext:value-type="float">
            <text:p>1500</text:p>
          </table:table-cell>
          <table:table-cell table:formula="of:=[.C17]/2" office:value-type="currency" office:currency="USD" office:value="47000" calcext:value-type="currency">
            <text:p>$47,000</text:p>
          </table:table-cell>
          <table:table-cell table:formula="of:=[.C17]/[.F17]" office:value-type="currency" office:currency="USD" office:value="1.77375224077743" calcext:value-type="currency">
            <text:p>$2</text:p>
          </table:table-cell>
          <table:table-cell table:formula="of:=[.C17]/[.G17]" office:value-type="currency" office:currency="USD" office:value="62.6666666666667" calcext:value-type="currency">
            <text:p>$6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2407</text:p>
          </table:table-cell>
          <table:table-cell office:value-type="string" calcext:value-type="string">
            <text:p>Duplex</text:p>
          </table:table-cell>
          <table:table-cell table:number-columns-repeated="2" office:value-type="float" office:value="2045" calcext:value-type="float">
            <text:p>2045</text:p>
          </table:table-cell>
          <table:table-cell table:formula="of:=[.C18]/2" office:value-type="currency" office:currency="USD" office:value="47450" calcext:value-type="currency">
            <text:p>$47,450</text:p>
          </table:table-cell>
          <table:table-cell table:formula="of:=[.C18]/[.F18]" office:value-type="currency" office:currency="USD" office:value="46.4058679706602" calcext:value-type="currency">
            <text:p>$46</text:p>
          </table:table-cell>
          <table:table-cell table:formula="of:=[.C18]/[.G18]" office:value-type="currency" office:currency="USD" office:value="46.4058679706602" calcext:value-type="currency">
            <text:p>$4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4 METCALF, SAINT JOHN, New Brunswick E2K1J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3976</text:p>
          </table:table-cell>
          <table:table-cell office:value-type="string" calcext:value-type="string">
            <text:p>Duplex</text:p>
          </table:table-cell>
          <table:table-cell office:value-type="float" office:value="2347" calcext:value-type="float">
            <text:p>2347</text:p>
          </table:table-cell>
          <table:table-cell office:value-type="float" office:value="2500" calcext:value-type="float">
            <text:p>2500</text:p>
          </table:table-cell>
          <table:table-cell table:formula="of:=[.C19]/2" office:value-type="currency" office:currency="USD" office:value="47450" calcext:value-type="currency">
            <text:p>$47,450</text:p>
          </table:table-cell>
          <table:table-cell table:formula="of:=[.C19]/[.F19]" office:value-type="currency" office:currency="USD" office:value="40.4345973583298" calcext:value-type="currency">
            <text:p>$40</text:p>
          </table:table-cell>
          <table:table-cell table:formula="of:=[.C19]/[.G19]" office:value-type="currency" office:currency="USD" office:value="37.96" calcext:value-type="currency">
            <text:p>$3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59-61 REGENT ST, SAINT JOHN, New Brunswick E2J1G8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4550</text:p>
          </table:table-cell>
          <table:table-cell office:value-type="string" calcext:value-type="string">
            <text:p>Duplex</text:p>
          </table:table-cell>
          <table:table-cell office:value-type="float" office:value="6501" calcext:value-type="float">
            <text:p>6501</text:p>
          </table:table-cell>
          <table:table-cell office:value-type="float" office:value="2000" calcext:value-type="float">
            <text:p>2000</text:p>
          </table:table-cell>
          <table:table-cell table:formula="of:=[.C20]/2" office:value-type="currency" office:currency="USD" office:value="47450" calcext:value-type="currency">
            <text:p>$47,450</text:p>
          </table:table-cell>
          <table:table-cell table:formula="of:=[.C20]/[.F20]" office:value-type="currency" office:currency="USD" office:value="14.5977541916628" calcext:value-type="currency">
            <text:p>$15</text:p>
          </table:table-cell>
          <table:table-cell table:formula="of:=[.C20]/[.G20]" office:value-type="currency" office:currency="USD" office:value="47.45" calcext:value-type="currency">
            <text:p>$4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362-364 WOODVILLE RD, SAINT JOHN, New Brunswick E2M2J1</text:p>
          </table:table-cell>
          <table:table-cell office:value-type="currency" office:currency="USD" office:value="95800" calcext:value-type="currency">
            <text:p>$95,800</text:p>
          </table:table-cell>
          <table:table-cell office:value-type="string" calcext:value-type="string">
            <text:p>SJ164771</text:p>
          </table:table-cell>
          <table:table-cell office:value-type="string" calcext:value-type="string">
            <text:p>Duplex</text:p>
          </table:table-cell>
          <table:table-cell office:value-type="float" office:value="3165" calcext:value-type="float">
            <text:p>3165</text:p>
          </table:table-cell>
          <table:table-cell office:value-type="float" office:value="3300" calcext:value-type="float">
            <text:p>3300</text:p>
          </table:table-cell>
          <table:table-cell table:formula="of:=[.C21]/2" office:value-type="currency" office:currency="USD" office:value="47900" calcext:value-type="currency">
            <text:p>$47,900</text:p>
          </table:table-cell>
          <table:table-cell table:formula="of:=[.C21]/[.F21]" office:value-type="currency" office:currency="USD" office:value="30.2685624012638" calcext:value-type="currency">
            <text:p>$30</text:p>
          </table:table-cell>
          <table:table-cell table:formula="of:=[.C21]/[.G21]" office:value-type="currency" office:currency="USD" office:value="29.030303030303" calcext:value-type="currency">
            <text:p>$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77-179 BAYSIDE DR, SAINT JOHN, New Brunswick E2L1A4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44930</text:p>
          </table:table-cell>
          <table:table-cell office:value-type="string" calcext:value-type="string">
            <text:p>Duplex</text:p>
          </table:table-cell>
          <table:table-cell office:value-type="float" office:value="5877" calcext:value-type="float">
            <text:p>5877</text:p>
          </table:table-cell>
          <table:table-cell office:value-type="float" office:value="2400" calcext:value-type="float">
            <text:p>2400</text:p>
          </table:table-cell>
          <table:table-cell table:formula="of:=[.C22]/2" office:value-type="currency" office:currency="USD" office:value="49950" calcext:value-type="currency">
            <text:p>$49,950</text:p>
          </table:table-cell>
          <table:table-cell table:formula="of:=[.C22]/[.F22]" office:value-type="currency" office:currency="USD" office:value="16.9984686064319" calcext:value-type="currency">
            <text:p>$17</text:p>
          </table:table-cell>
          <table:table-cell table:formula="of:=[.C22]/[.G22]" office:value-type="currency" office:currency="USD" office:value="41.625" calcext:value-type="currency">
            <text:p>$4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61367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formula="of:=[.C23]/2" office:value-type="currency" office:currency="USD" office:value="50000" calcext:value-type="currency">
            <text:p>$50,000</text:p>
          </table:table-cell>
          <table:table-cell table:formula="of:=[.C23]/[.F23]" office:value-type="currency" office:currency="USD" office:value="9.67773153972709" calcext:value-type="currency">
            <text:p>$10</text:p>
          </table:table-cell>
          <table:table-cell table:formula="of:=[.C23]/[.G23]" office:value-type="currency" office:currency="USD" office:value="66.6666666666667" calcext:value-type="currency">
            <text:p>$6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61367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formula="of:=[.C24]/2" office:value-type="currency" office:currency="USD" office:value="50000" calcext:value-type="currency">
            <text:p>$50,000</text:p>
          </table:table-cell>
          <table:table-cell table:formula="of:=[.C24]/[.F24]" office:value-type="currency" office:currency="USD" office:value="9.67773153972709" calcext:value-type="currency">
            <text:p>$10</text:p>
          </table:table-cell>
          <table:table-cell table:formula="of:=[.C24]/[.G24]" office:value-type="currency" office:currency="USD" office:value="66.6666666666667" calcext:value-type="currency">
            <text:p>$6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currency" office:currency="USD" office:value="103900" calcext:value-type="currency">
            <text:p>$103,900</text:p>
          </table:table-cell>
          <table:table-cell office:value-type="string" calcext:value-type="string">
            <text:p>SJ163347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formula="of:=[.C25]/2" office:value-type="currency" office:currency="USD" office:value="51950" calcext:value-type="currency">
            <text:p>$51,950</text:p>
          </table:table-cell>
          <table:table-cell table:formula="of:=[.C25]/[.F25]" office:value-type="currency" office:currency="USD" office:value="11.2081984897519" calcext:value-type="currency">
            <text:p>$11</text:p>
          </table:table-cell>
          <table:table-cell table:formula="of:=[.C25]/[.G25]" office:value-type="currency" office:currency="USD" office:value="64.1358024691358" calcext:value-type="currency">
            <text:p>$6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currency" office:currency="USD" office:value="103900" calcext:value-type="currency">
            <text:p>$103,900</text:p>
          </table:table-cell>
          <table:table-cell office:value-type="string" calcext:value-type="string">
            <text:p>SJ163347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formula="of:=[.C26]/2" office:value-type="currency" office:currency="USD" office:value="51950" calcext:value-type="currency">
            <text:p>$51,950</text:p>
          </table:table-cell>
          <table:table-cell table:formula="of:=[.C26]/[.F26]" office:value-type="currency" office:currency="USD" office:value="11.2081984897519" calcext:value-type="currency">
            <text:p>$11</text:p>
          </table:table-cell>
          <table:table-cell table:formula="of:=[.C26]/[.G26]" office:value-type="currency" office:currency="USD" office:value="64.1358024691358" calcext:value-type="currency">
            <text:p>$6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318-320 MILLIDGE AVE, SAINT JOHN, New Brunswick E2K2N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091</text:p>
          </table:table-cell>
          <table:table-cell office:value-type="string" calcext:value-type="string">
            <text:p>Duplex</text:p>
          </table:table-cell>
          <table:table-cell office:value-type="float" office:value="5016" calcext:value-type="float">
            <text:p>5016</text:p>
          </table:table-cell>
          <table:table-cell office:value-type="float" office:value="840" calcext:value-type="float">
            <text:p>840</text:p>
          </table:table-cell>
          <table:table-cell table:formula="of:=[.C27]/2" office:value-type="currency" office:currency="USD" office:value="52450" calcext:value-type="currency">
            <text:p>$52,450</text:p>
          </table:table-cell>
          <table:table-cell table:formula="of:=[.C27]/[.F27]" office:value-type="currency" office:currency="USD" office:value="20.9130781499203" calcext:value-type="currency">
            <text:p>$21</text:p>
          </table:table-cell>
          <table:table-cell table:formula="of:=[.C27]/[.G27]" office:value-type="currency" office:currency="USD" office:value="124.880952380952" calcext:value-type="currency">
            <text:p>$12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521-523 DUNN AVE, SAINT JOHN, New Brunswick E2M2W6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746</text:p>
          </table:table-cell>
          <table:table-cell office:value-type="string" calcext:value-type="string">
            <text:p>Duplex</text:p>
          </table:table-cell>
          <table:table-cell office:value-type="float" office:value="5490" calcext:value-type="float">
            <text:p>5490</text:p>
          </table:table-cell>
          <table:table-cell office:value-type="float" office:value="2200" calcext:value-type="float">
            <text:p>2200</text:p>
          </table:table-cell>
          <table:table-cell table:formula="of:=[.C28]/2" office:value-type="currency" office:currency="USD" office:value="54950" calcext:value-type="currency">
            <text:p>$54,950</text:p>
          </table:table-cell>
          <table:table-cell table:formula="of:=[.C28]/[.F28]" office:value-type="currency" office:currency="USD" office:value="20.0182149362477" calcext:value-type="currency">
            <text:p>$20</text:p>
          </table:table-cell>
          <table:table-cell table:formula="of:=[.C28]/[.G28]" office:value-type="currency" office:currency="USD" office:value="49.9545454545455" calcext:value-type="currency">
            <text:p>$5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165-167 ST. GEORGE ST, SAINT JOHN, New Brunswick E2M2A9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1347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800" calcext:value-type="float">
            <text:p>2800</text:p>
          </table:table-cell>
          <table:table-cell table:formula="of:=[.C29]/2" office:value-type="currency" office:currency="USD" office:value="54950" calcext:value-type="currency">
            <text:p>$54,950</text:p>
          </table:table-cell>
          <table:table-cell table:formula="of:=[.C29]/[.F29]" office:value-type="currency" office:currency="USD" office:value="21.958041958042" calcext:value-type="currency">
            <text:p>$22</text:p>
          </table:table-cell>
          <table:table-cell table:formula="of:=[.C29]/[.G29]" office:value-type="currency" office:currency="USD" office:value="39.25" calcext:value-type="currency">
            <text:p>$3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296 WOODVILLE Road, SAINT JOHN, New Brunswick E2M2G5</text:p>
          </table:table-cell>
          <table:table-cell office:value-type="currency" office:currency="USD" office:value="118900" calcext:value-type="currency">
            <text:p>$118,900</text:p>
          </table:table-cell>
          <table:table-cell office:value-type="string" calcext:value-type="string">
            <text:p>SJ161866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1985" calcext:value-type="float">
            <text:p>1985</text:p>
          </table:table-cell>
          <table:table-cell table:formula="of:=[.C30]/2" office:value-type="currency" office:currency="USD" office:value="59450" calcext:value-type="currency">
            <text:p>$59,450</text:p>
          </table:table-cell>
          <table:table-cell table:formula="of:=[.C30]/[.F30]" office:value-type="currency" office:currency="USD" office:value="23.7562437562438" calcext:value-type="currency">
            <text:p>$24</text:p>
          </table:table-cell>
          <table:table-cell table:formula="of:=[.C30]/[.G30]" office:value-type="currency" office:currency="USD" office:value="59.8992443324937" calcext:value-type="currency">
            <text:p>$6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423 PRINCE Street, SAINT JOHN, New Brunswick E2M1R2</text:p>
          </table:table-cell>
          <table:table-cell office:value-type="currency" office:currency="USD" office:value="126900" calcext:value-type="currency">
            <text:p>$126,900</text:p>
          </table:table-cell>
          <table:table-cell office:value-type="string" calcext:value-type="string">
            <text:p>SJ163224</text:p>
          </table:table-cell>
          <table:table-cell office:value-type="string" calcext:value-type="string">
            <text:p>Duplex</text:p>
          </table:table-cell>
          <table:table-cell office:value-type="float" office:value="8438" calcext:value-type="float">
            <text:p>8438</text:p>
          </table:table-cell>
          <table:table-cell office:value-type="float" office:value="2400" calcext:value-type="float">
            <text:p>2400</text:p>
          </table:table-cell>
          <table:table-cell table:formula="of:=[.C31]/2" office:value-type="currency" office:currency="USD" office:value="63450" calcext:value-type="currency">
            <text:p>$63,450</text:p>
          </table:table-cell>
          <table:table-cell table:formula="of:=[.C31]/[.F31]" office:value-type="currency" office:currency="USD" office:value="15.039108793553" calcext:value-type="currency">
            <text:p>$15</text:p>
          </table:table-cell>
          <table:table-cell table:formula="of:=[.C31]/[.G31]" office:value-type="currency" office:currency="USD" office:value="52.875" calcext:value-type="currency">
            <text:p>$5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119-121 BROAD ST, SAINT JOHN, New Brunswick E2L1Y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0352</text:p>
          </table:table-cell>
          <table:table-cell office:value-type="string" calcext:value-type="string">
            <text:p>Duplex</text:p>
          </table:table-cell>
          <table:table-cell office:value-type="float" office:value="4327" calcext:value-type="float">
            <text:p>4327</text:p>
          </table:table-cell>
          <table:table-cell office:value-type="float" office:value="1920" calcext:value-type="float">
            <text:p>1920</text:p>
          </table:table-cell>
          <table:table-cell table:formula="of:=[.C32]/2" office:value-type="currency" office:currency="USD" office:value="64950" calcext:value-type="currency">
            <text:p>$64,950</text:p>
          </table:table-cell>
          <table:table-cell table:formula="of:=[.C32]/[.F32]" office:value-type="currency" office:currency="USD" office:value="30.0207996302288" calcext:value-type="currency">
            <text:p>$30</text:p>
          </table:table-cell>
          <table:table-cell table:formula="of:=[.C32]/[.G32]" office:value-type="currency" office:currency="USD" office:value="67.65625" calcext:value-type="currency">
            <text:p>$6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24 BIRCH, SAINT JOHN, New Brunswick E2M4N3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298</text:p>
          </table:table-cell>
          <table:table-cell office:value-type="string" calcext:value-type="string">
            <text:p>Duplex</text:p>
          </table:table-cell>
          <table:table-cell office:value-type="float" office:value="8804" calcext:value-type="float">
            <text:p>8804</text:p>
          </table:table-cell>
          <table:table-cell office:value-type="float" office:value="2120" calcext:value-type="float">
            <text:p>2120</text:p>
          </table:table-cell>
          <table:table-cell table:formula="of:=[.C33]/2" office:value-type="currency" office:currency="USD" office:value="67450" calcext:value-type="currency">
            <text:p>$67,450</text:p>
          </table:table-cell>
          <table:table-cell table:formula="of:=[.C33]/[.F33]" office:value-type="currency" office:currency="USD" office:value="15.3225806451613" calcext:value-type="currency">
            <text:p>$15</text:p>
          </table:table-cell>
          <table:table-cell table:formula="of:=[.C33]/[.G33]" office:value-type="currency" office:currency="USD" office:value="63.6320754716981" calcext:value-type="currency">
            <text:p>$6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21-323 LOWELL ST, SAINT JOHN, New Brunswick E2M2H6</text:p>
          </table:table-cell>
          <table:table-cell office:value-type="currency" office:currency="USD" office:value="59900" calcext:value-type="currency">
            <text:p>$59,900</text:p>
          </table:table-cell>
          <table:table-cell office:value-type="string" calcext:value-type="string">
            <text:p>SJ163419</text:p>
          </table:table-cell>
          <table:table-cell office:value-type="string" calcext:value-type="string">
            <text:p>Fourplex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C34]/4" office:value-type="currency" office:currency="USD" office:value="14975" calcext:value-type="currency">
            <text:p>$14,975</text:p>
          </table:table-cell>
          <table:table-cell table:formula="of:=[.C34]/[.F34]" office:value-type="currency" office:currency="USD" office:value="3327.77777777778" calcext:value-type="currency">
            <text:p>$3,328</text:p>
          </table:table-cell>
          <table:table-cell table:formula="of:=[.C34]/[.G34]" office:value-type="currency" office:currency="USD" office:value="29.95" calcext:value-type="currency">
            <text:p>$3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69 ST. GEORGE, SAINT JOHN, New Brunswick E2M2A9</text:p>
          </table:table-cell>
          <table:table-cell office:value-type="currency" office:currency="USD" office:value="77500" calcext:value-type="currency">
            <text:p>$77,500</text:p>
          </table:table-cell>
          <table:table-cell office:value-type="string" calcext:value-type="string">
            <text:p>SJ164476</text:p>
          </table:table-cell>
          <table:table-cell office:value-type="string" calcext:value-type="string">
            <text:p>Four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  <table:table-cell table:formula="of:=[.C35]/4" office:value-type="currency" office:currency="USD" office:value="19375" calcext:value-type="currency">
            <text:p>$19,375</text:p>
          </table:table-cell>
          <table:table-cell table:formula="of:=[.C35]/[.F35]" office:value-type="currency" office:currency="USD" office:value="15.4845154845155" calcext:value-type="currency">
            <text:p>$15</text:p>
          </table:table-cell>
          <table:table-cell table:formula="of:=[.C35]/[.G35]" office:value-type="currency" office:currency="USD" office:value="38.75" calcext:value-type="currency">
            <text:p>$3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34-36 JEAN ST, SAINT JOHN, New Brunswick E2J1J9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3229</text:p>
          </table:table-cell>
          <table:table-cell office:value-type="string" calcext:value-type="string">
            <text:p>Fourplex</text:p>
          </table:table-cell>
          <table:table-cell office:value-type="float" office:value="4553" calcext:value-type="float">
            <text:p>4553</text:p>
          </table:table-cell>
          <table:table-cell office:value-type="float" office:value="2112" calcext:value-type="float">
            <text:p>2112</text:p>
          </table:table-cell>
          <table:table-cell table:formula="of:=[.C36]/4" office:value-type="currency" office:currency="USD" office:value="31225" calcext:value-type="currency">
            <text:p>$31,225</text:p>
          </table:table-cell>
          <table:table-cell table:formula="of:=[.C36]/[.F36]" office:value-type="currency" office:currency="USD" office:value="27.4324621128926" calcext:value-type="currency">
            <text:p>$27</text:p>
          </table:table-cell>
          <table:table-cell table:formula="of:=[.C36]/[.G36]" office:value-type="currency" office:currency="USD" office:value="59.1382575757576" calcext:value-type="currency">
            <text:p>$5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409 MOLSON Avenue, SAINT JOHN, New Brunswick E2M5L9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1553</text:p>
          </table:table-cell>
          <table:table-cell office:value-type="string" calcext:value-type="string">
            <text:p>Garden Home</text:p>
          </table:table-cell>
          <table:table-cell office:value-type="float" office:value="1571" calcext:value-type="float">
            <text:p>1571</text:p>
          </table:table-cell>
          <table:table-cell office:value-type="float" office:value="900" calcext:value-type="float">
            <text:p>900</text:p>
          </table:table-cell>
          <table:table-cell table:formula="of:=[.C37]" office:value-type="currency" office:currency="USD" office:value="134900" calcext:value-type="currency">
            <text:p>$134,900</text:p>
          </table:table-cell>
          <table:table-cell table:formula="of:=[.C37]/[.F37]" office:value-type="currency" office:currency="USD" office:value="85.8688733290898" calcext:value-type="currency">
            <text:p>$86</text:p>
          </table:table-cell>
          <table:table-cell table:formula="of:=[.C37]/[.G37]" office:value-type="currency" office:currency="USD" office:value="149.888888888889" calcext:value-type="currency">
            <text:p>$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8 MORRISON Road, SAINT JOHN, New Brunswick E2N1G9</text:p>
          </table:table-cell>
          <table:table-cell office:value-type="currency" office:currency="USD" office:value="24100" calcext:value-type="currency">
            <text:p>$24,100</text:p>
          </table:table-cell>
          <table:table-cell office:value-type="string" calcext:value-type="string">
            <text:p>SJ164751</text:p>
          </table:table-cell>
          <table:table-cell office:value-type="string" calcext:value-type="string">
            <text:p>House</text:p>
          </table:table-cell>
          <table:table-cell office:value-type="float" office:value="16" calcext:value-type="float">
            <text:p>16</text:p>
          </table:table-cell>
          <table:table-cell office:value-type="float" office:value="775" calcext:value-type="float">
            <text:p>775</text:p>
          </table:table-cell>
          <table:table-cell table:formula="of:=[.C38]" office:value-type="currency" office:currency="USD" office:value="24100" calcext:value-type="currency">
            <text:p>$24,100</text:p>
          </table:table-cell>
          <table:table-cell table:formula="of:=[.C38]/[.F38]" office:value-type="currency" office:currency="USD" office:value="1506.25" calcext:value-type="currency">
            <text:p>$1,506</text:p>
          </table:table-cell>
          <table:table-cell table:formula="of:=[.C38]/[.G38]" office:value-type="currency" office:currency="USD" office:value="31.0967741935484" calcext:value-type="currency">
            <text:p>$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8 VEY Road, SAINT JOHN, New Brunswick E2N1J1</text:p>
          </table:table-cell>
          <table:table-cell office:value-type="currency" office:currency="USD" office:value="34900" calcext:value-type="currency">
            <text:p>$34,900</text:p>
          </table:table-cell>
          <table:table-cell office:value-type="string" calcext:value-type="string">
            <text:p>SJ164391</text:p>
          </table:table-cell>
          <table:table-cell office:value-type="string" calcext:value-type="string">
            <text:p>House</text:p>
          </table:table-cell>
          <table:table-cell office:value-type="float" office:value="9996" calcext:value-type="float">
            <text:p>9996</text:p>
          </table:table-cell>
          <table:table-cell office:value-type="float" office:value="838" calcext:value-type="float">
            <text:p>838</text:p>
          </table:table-cell>
          <table:table-cell table:formula="of:=[.C39]" office:value-type="currency" office:currency="USD" office:value="34900" calcext:value-type="currency">
            <text:p>$34,900</text:p>
          </table:table-cell>
          <table:table-cell table:formula="of:=[.C39]/[.F39]" office:value-type="currency" office:currency="USD" office:value="3.49139655862345" calcext:value-type="currency">
            <text:p>$3</text:p>
          </table:table-cell>
          <table:table-cell table:formula="of:=[.C39]/[.G39]" office:value-type="currency" office:currency="USD" office:value="41.6467780429594" calcext:value-type="currency">
            <text:p>$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currency" office:currency="USD" office:value="37500" calcext:value-type="currency">
            <text:p>$37,500</text:p>
          </table:table-cell>
          <table:table-cell office:value-type="string" calcext:value-type="string">
            <text:p>SJ160968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  <table:table-cell table:formula="of:=[.C40]" office:value-type="currency" office:currency="USD" office:value="37500" calcext:value-type="currency">
            <text:p>$37,500</text:p>
          </table:table-cell>
          <table:table-cell table:formula="of:=[.C40]/[.F40]" office:value-type="currency" office:currency="USD" office:value="9.33997509339975" calcext:value-type="currency">
            <text:p>$9</text:p>
          </table:table-cell>
          <table:table-cell table:formula="of:=[.C40]/[.G40]" office:value-type="currency" office:currency="USD" office:value="25" calcext:value-type="currency">
            <text:p>$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9 DUKE, SAINT JOHN, New Brunswick E2L1N9</text:p>
          </table:table-cell>
          <table:table-cell office:value-type="currency" office:currency="USD" office:value="45500" calcext:value-type="currency">
            <text:p>$45,500</text:p>
          </table:table-cell>
          <table:table-cell office:value-type="string" calcext:value-type="string">
            <text:p>SJ163339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  <table:table-cell table:formula="of:=[.C41]" office:value-type="currency" office:currency="USD" office:value="45500" calcext:value-type="currency">
            <text:p>$45,500</text:p>
          </table:table-cell>
          <table:table-cell table:formula="of:=[.C41]/[.F41]" office:value-type="currency" office:currency="USD" office:value="11.6786447638604" calcext:value-type="currency">
            <text:p>$12</text:p>
          </table:table-cell>
          <table:table-cell table:formula="of:=[.C41]/[.G41]" office:value-type="currency" office:currency="USD" office:value="33.4067547723935" calcext:value-type="currency">
            <text:p>$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31 ST. JAMES Street, SAINT JOHN, New Brunswick E2M2E5</text:p>
          </table:table-cell>
          <table:table-cell office:value-type="currency" office:currency="USD" office:value="47500" calcext:value-type="currency">
            <text:p>$47,500</text:p>
          </table:table-cell>
          <table:table-cell office:value-type="string" calcext:value-type="string">
            <text:p>SJ162334</text:p>
          </table:table-cell>
          <table:table-cell office:value-type="string" calcext:value-type="string">
            <text:p>House</text:p>
          </table:table-cell>
          <table:table-cell office:value-type="float" office:value="2648" calcext:value-type="float">
            <text:p>2648</text:p>
          </table:table-cell>
          <table:table-cell office:value-type="float" office:value="1100" calcext:value-type="float">
            <text:p>1100</text:p>
          </table:table-cell>
          <table:table-cell table:formula="of:=[.C42]" office:value-type="currency" office:currency="USD" office:value="47500" calcext:value-type="currency">
            <text:p>$47,500</text:p>
          </table:table-cell>
          <table:table-cell table:formula="of:=[.C42]/[.F42]" office:value-type="currency" office:currency="USD" office:value="17.9380664652568" calcext:value-type="currency">
            <text:p>$18</text:p>
          </table:table-cell>
          <table:table-cell table:formula="of:=[.C42]/[.G42]" office:value-type="currency" office:currency="USD" office:value="43.1818181818182" calcext:value-type="currency">
            <text:p>$4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4895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  <table:table-cell table:formula="of:=[.C43]" office:value-type="currency" office:currency="USD" office:value="49900" calcext:value-type="currency">
            <text:p>$49,900</text:p>
          </table:table-cell>
          <table:table-cell table:formula="of:=[.C43]/[.F43]" office:value-type="currency" office:currency="USD" office:value="30.7076923076923" calcext:value-type="currency">
            <text:p>$31</text:p>
          </table:table-cell>
          <table:table-cell table:formula="of:=[.C43]/[.G43]" office:value-type="currency" office:currency="USD" office:value="17.2187715665977" calcext:value-type="currency">
            <text:p>$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88 HARDING Street, SAINT JOHN, New Brunswick E2M3M3</text:p>
          </table:table-cell>
          <table:table-cell office:value-type="currency" office:currency="USD" office:value="60000" calcext:value-type="currency">
            <text:p>$60,000</text:p>
          </table:table-cell>
          <table:table-cell office:value-type="string" calcext:value-type="string">
            <text:p>SJ164633</text:p>
          </table:table-cell>
          <table:table-cell office:value-type="string" calcext:value-type="string">
            <text:p>House</text:p>
          </table:table-cell>
          <table:table-cell office:value-type="float" office:value="4799" calcext:value-type="float">
            <text:p>4799</text:p>
          </table:table-cell>
          <table:table-cell office:value-type="float" office:value="2000" calcext:value-type="float">
            <text:p>2000</text:p>
          </table:table-cell>
          <table:table-cell table:formula="of:=[.C44]" office:value-type="currency" office:currency="USD" office:value="60000" calcext:value-type="currency">
            <text:p>$60,000</text:p>
          </table:table-cell>
          <table:table-cell table:formula="of:=[.C44]/[.F44]" office:value-type="currency" office:currency="USD" office:value="12.5026047093144" calcext:value-type="currency">
            <text:p>$13</text:p>
          </table:table-cell>
          <table:table-cell table:formula="of:=[.C44]/[.G44]" office:value-type="currency" office:currency="USD" office:value="30" calcext:value-type="currency">
            <text:p>$3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0 BROAD, SAINT JOHN, New Brunswick E2L1Y8</text:p>
          </table:table-cell>
          <table:table-cell office:value-type="currency" office:currency="USD" office:value="64900" calcext:value-type="currency">
            <text:p>$64,900</text:p>
          </table:table-cell>
          <table:table-cell office:value-type="string" calcext:value-type="string">
            <text:p>SJ164208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  <table:table-cell table:formula="of:=[.C45]" office:value-type="currency" office:currency="USD" office:value="64900" calcext:value-type="currency">
            <text:p>$64,900</text:p>
          </table:table-cell>
          <table:table-cell table:formula="of:=[.C45]/[.F45]" office:value-type="currency" office:currency="USD" office:value="15.906862745098" calcext:value-type="currency">
            <text:p>$16</text:p>
          </table:table-cell>
          <table:table-cell table:formula="of:=[.C45]/[.G45]" office:value-type="currency" office:currency="USD" office:value="33.1122448979592" calcext:value-type="currency">
            <text:p>$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909 HIGHMEADOW Drive, SAINT JOHN, New Brunswick E2J3X3</text:p>
          </table:table-cell>
          <table:table-cell office:value-type="currency" office:currency="USD" office:value="64900" calcext:value-type="currency">
            <text:p>$64,900</text:p>
          </table:table-cell>
          <table:table-cell office:value-type="string" calcext:value-type="string">
            <text:p>SJ163890</text:p>
          </table:table-cell>
          <table:table-cell office:value-type="string" calcext:value-type="string">
            <text:p>House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table:formula="of:=[.C46]" office:value-type="currency" office:currency="USD" office:value="64900" calcext:value-type="currency">
            <text:p>$64,900</text:p>
          </table:table-cell>
          <table:table-cell table:formula="of:=[.C46]/[.F46]" office:value-type="currency" office:currency="USD" office:value="70.9289617486339" calcext:value-type="currency">
            <text:p>$71</text:p>
          </table:table-cell>
          <table:table-cell table:formula="of:=[.C46]/[.G46]" office:value-type="currency" office:currency="USD" office:value="64.9" calcext:value-type="currency">
            <text:p>$6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5 TODD Street, SAINT JOHN, New Brunswick E2H1Y3</text:p>
          </table:table-cell>
          <table:table-cell office:value-type="currency" office:currency="USD" office:value="65900" calcext:value-type="currency">
            <text:p>$65,900</text:p>
          </table:table-cell>
          <table:table-cell office:value-type="string" calcext:value-type="string">
            <text:p>SJ163090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00" calcext:value-type="float">
            <text:p>1000</text:p>
          </table:table-cell>
          <table:table-cell table:formula="of:=[.C47]" office:value-type="currency" office:currency="USD" office:value="65900" calcext:value-type="currency">
            <text:p>$65,900</text:p>
          </table:table-cell>
          <table:table-cell table:formula="of:=[.C47]/[.F47]" office:value-type="currency" office:currency="USD" office:value="9.41966838193253" calcext:value-type="currency">
            <text:p>$9</text:p>
          </table:table-cell>
          <table:table-cell table:formula="of:=[.C47]/[.G47]" office:value-type="currency" office:currency="USD" office:value="65.9" calcext:value-type="currency">
            <text:p>$6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1 MORGAN Road, SAINT JOHN, New Brunswick E2H2B2</text:p>
          </table:table-cell>
          <table:table-cell office:value-type="currency" office:currency="USD" office:value="67000" calcext:value-type="currency">
            <text:p>$67,000</text:p>
          </table:table-cell>
          <table:table-cell office:value-type="string" calcext:value-type="string">
            <text:p>SJ163821</text:p>
          </table:table-cell>
          <table:table-cell office:value-type="string" calcext:value-type="string">
            <text:p>House</text:p>
          </table:table-cell>
          <table:table-cell office:value-type="float" office:value="6534" calcext:value-type="float">
            <text:p>6534</text:p>
          </table:table-cell>
          <table:table-cell office:value-type="float" office:value="1050" calcext:value-type="float">
            <text:p>1050</text:p>
          </table:table-cell>
          <table:table-cell table:formula="of:=[.C48]" office:value-type="currency" office:currency="USD" office:value="67000" calcext:value-type="currency">
            <text:p>$67,000</text:p>
          </table:table-cell>
          <table:table-cell table:formula="of:=[.C48]/[.F48]" office:value-type="currency" office:currency="USD" office:value="10.2540557086012" calcext:value-type="currency">
            <text:p>$10</text:p>
          </table:table-cell>
          <table:table-cell table:formula="of:=[.C48]/[.G48]" office:value-type="currency" office:currency="USD" office:value="63.8095238095238" calcext:value-type="currency">
            <text:p>$6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67 KINGSVILLE Road, SAINT JOHN, New Brunswick E2M4T3</text:p>
          </table:table-cell>
          <table:table-cell office:value-type="currency" office:currency="USD" office:value="69500" calcext:value-type="currency">
            <text:p>$69,500</text:p>
          </table:table-cell>
          <table:table-cell office:value-type="string" calcext:value-type="string">
            <text:p>SJ164487</text:p>
          </table:table-cell>
          <table:table-cell office:value-type="string" calcext:value-type="string">
            <text:p>House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table:formula="of:=[.C49]" office:value-type="currency" office:currency="USD" office:value="69500" calcext:value-type="currency">
            <text:p>$69,500</text:p>
          </table:table-cell>
          <table:table-cell table:formula="of:=[.C49]/[.F49]" office:value-type="currency" office:currency="USD" office:value="9.39189189189189" calcext:value-type="currency">
            <text:p>$9</text:p>
          </table:table-cell>
          <table:table-cell table:formula="of:=[.C49]/[.G49]" office:value-type="currency" office:currency="USD" office:value="69.5" calcext:value-type="currency">
            <text:p>$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70 DEMONTS Street, SAINT JOHN, New Brunswick E2M1R6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182</text:p>
          </table:table-cell>
          <table:table-cell office:value-type="string" calcext:value-type="string">
            <text:p>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600" calcext:value-type="float">
            <text:p>1600</text:p>
          </table:table-cell>
          <table:table-cell table:formula="of:=[.C50]" office:value-type="currency" office:currency="USD" office:value="69900" calcext:value-type="currency">
            <text:p>$69,900</text:p>
          </table:table-cell>
          <table:table-cell table:formula="of:=[.C50]/[.F50]" office:value-type="currency" office:currency="USD" office:value="17.4575424575425" calcext:value-type="currency">
            <text:p>$17</text:p>
          </table:table-cell>
          <table:table-cell table:formula="of:=[.C50]/[.G50]" office:value-type="currency" office:currency="USD" office:value="43.6875" calcext:value-type="currency">
            <text:p>$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0 TOWER Street, SAINT JOHN, New Brunswick E2M1Z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3612</text:p>
          </table:table-cell>
          <table:table-cell office:value-type="string" calcext:value-type="string">
            <text:p>House</text:p>
          </table:table-cell>
          <table:table-cell office:value-type="float" office:value="4154" calcext:value-type="float">
            <text:p>4154</text:p>
          </table:table-cell>
          <table:table-cell office:value-type="float" office:value="928" calcext:value-type="float">
            <text:p>928</text:p>
          </table:table-cell>
          <table:table-cell table:formula="of:=[.C51]" office:value-type="currency" office:currency="USD" office:value="69900" calcext:value-type="currency">
            <text:p>$69,900</text:p>
          </table:table-cell>
          <table:table-cell table:formula="of:=[.C51]/[.F51]" office:value-type="currency" office:currency="USD" office:value="16.8271545498315" calcext:value-type="currency">
            <text:p>$17</text:p>
          </table:table-cell>
          <table:table-cell table:formula="of:=[.C51]/[.G51]" office:value-type="currency" office:currency="USD" office:value="75.323275862069" calcext:value-type="currency">
            <text:p>$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1649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formula="of:=[.C52]" office:value-type="currency" office:currency="USD" office:value="69900" calcext:value-type="currency">
            <text:p>$69,900</text:p>
          </table:table-cell>
          <table:table-cell table:formula="of:=[.C52]/[.F52]" office:value-type="currency" office:currency="USD" office:value="10.2763892972655" calcext:value-type="currency">
            <text:p>$10</text:p>
          </table:table-cell>
          <table:table-cell table:formula="of:=[.C52]/[.G52]" office:value-type="currency" office:currency="USD" office:value="62.2439893143366" calcext:value-type="currency">
            <text:p>$6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9 TISDALE Lane, SAINT JOHN, New Brunswick E2J2J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4511</text:p>
          </table:table-cell>
          <table:table-cell office:value-type="string" calcext:value-type="string">
            <text:p>House</text:p>
          </table:table-cell>
          <table:table-cell office:value-type="float" office:value="8794" calcext:value-type="float">
            <text:p>8794</text:p>
          </table:table-cell>
          <table:table-cell office:value-type="float" office:value="775" calcext:value-type="float">
            <text:p>775</text:p>
          </table:table-cell>
          <table:table-cell table:formula="of:=[.C53]" office:value-type="currency" office:currency="USD" office:value="69900" calcext:value-type="currency">
            <text:p>$69,900</text:p>
          </table:table-cell>
          <table:table-cell table:formula="of:=[.C53]/[.F53]" office:value-type="currency" office:currency="USD" office:value="7.94860131908119" calcext:value-type="currency">
            <text:p>$8</text:p>
          </table:table-cell>
          <table:table-cell table:formula="of:=[.C53]/[.G53]" office:value-type="currency" office:currency="USD" office:value="90.1935483870968" calcext:value-type="currency">
            <text:p>$9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0 MCLELLAN, SAINT JOHN, New Brunswick E2K1R5</text:p>
          </table:table-cell>
          <table:table-cell office:value-type="currency" office:currency="USD" office:value="72500" calcext:value-type="currency">
            <text:p>$72,500</text:p>
          </table:table-cell>
          <table:table-cell office:value-type="string" calcext:value-type="string">
            <text:p>SJ161887</text:p>
          </table:table-cell>
          <table:table-cell office:value-type="string" calcext:value-type="string">
            <text:p>House</text:p>
          </table:table-cell>
          <table:table-cell office:value-type="float" office:value="7500" calcext:value-type="float">
            <text:p>7500</text:p>
          </table:table-cell>
          <table:table-cell office:value-type="float" office:value="1700" calcext:value-type="float">
            <text:p>1700</text:p>
          </table:table-cell>
          <table:table-cell table:formula="of:=[.C54]" office:value-type="currency" office:currency="USD" office:value="72500" calcext:value-type="currency">
            <text:p>$72,500</text:p>
          </table:table-cell>
          <table:table-cell table:formula="of:=[.C54]/[.F54]" office:value-type="currency" office:currency="USD" office:value="9.66666666666667" calcext:value-type="currency">
            <text:p>$10</text:p>
          </table:table-cell>
          <table:table-cell table:formula="of:=[.C54]/[.G54]" office:value-type="currency" office:currency="USD" office:value="42.6470588235294" calcext:value-type="currency">
            <text:p>$4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29 WESTMORLAND Road, SAINT JOHN, New Brunswick E2J2G1</text:p>
          </table:table-cell>
          <table:table-cell office:value-type="currency" office:currency="USD" office:value="74500" calcext:value-type="currency">
            <text:p>$74,500</text:p>
          </table:table-cell>
          <table:table-cell office:value-type="string" calcext:value-type="string">
            <text:p>SJ164792</text:p>
          </table:table-cell>
          <table:table-cell office:value-type="string" calcext:value-type="string">
            <text:p>House</text:p>
          </table:table-cell>
          <table:table-cell office:value-type="float" office:value="5996" calcext:value-type="float">
            <text:p>5996</text:p>
          </table:table-cell>
          <table:table-cell office:value-type="float" office:value="889" calcext:value-type="float">
            <text:p>889</text:p>
          </table:table-cell>
          <table:table-cell table:formula="of:=[.C55]" office:value-type="currency" office:currency="USD" office:value="74500" calcext:value-type="currency">
            <text:p>$74,500</text:p>
          </table:table-cell>
          <table:table-cell table:formula="of:=[.C55]/[.F55]" office:value-type="currency" office:currency="USD" office:value="12.4249499666444" calcext:value-type="currency">
            <text:p>$12</text:p>
          </table:table-cell>
          <table:table-cell table:formula="of:=[.C55]/[.G55]" office:value-type="currency" office:currency="USD" office:value="83.8020247469066" calcext:value-type="currency">
            <text:p>$8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9 CLAYTON Drive, SAINT JOHN, New Brunswick E2N2B9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4626</text:p>
          </table:table-cell>
          <table:table-cell office:value-type="string" calcext:value-type="string">
            <text:p>House</text:p>
          </table:table-cell>
          <table:table-cell office:value-type="float" office:value="72085" calcext:value-type="float">
            <text:p>72085</text:p>
          </table:table-cell>
          <table:table-cell office:value-type="float" office:value="594" calcext:value-type="float">
            <text:p>594</text:p>
          </table:table-cell>
          <table:table-cell table:formula="of:=[.C56]" office:value-type="currency" office:currency="USD" office:value="75000" calcext:value-type="currency">
            <text:p>$75,000</text:p>
          </table:table-cell>
          <table:table-cell table:formula="of:=[.C56]/[.F56]" office:value-type="currency" office:currency="USD" office:value="1.04043837136714" calcext:value-type="currency">
            <text:p>$1</text:p>
          </table:table-cell>
          <table:table-cell table:formula="of:=[.C56]/[.G56]" office:value-type="currency" office:currency="USD" office:value="126.262626262626" calcext:value-type="currency">
            <text:p>$12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7 MORGAN Road, SAINT JOHN, New Brunswick E2H2B2</text:p>
          </table:table-cell>
          <table:table-cell office:value-type="currency" office:currency="USD" office:value="78900" calcext:value-type="currency">
            <text:p>$78,900</text:p>
          </table:table-cell>
          <table:table-cell office:value-type="string" calcext:value-type="string">
            <text:p>SJ164601</text:p>
          </table:table-cell>
          <table:table-cell office:value-type="string" calcext:value-type="string">
            <text:p>House</text:p>
          </table:table-cell>
          <table:table-cell office:value-type="float" office:value="9580" calcext:value-type="float">
            <text:p>9580</text:p>
          </table:table-cell>
          <table:table-cell office:value-type="float" office:value="1156" calcext:value-type="float">
            <text:p>1156</text:p>
          </table:table-cell>
          <table:table-cell table:formula="of:=[.C57]" office:value-type="currency" office:currency="USD" office:value="78900" calcext:value-type="currency">
            <text:p>$78,900</text:p>
          </table:table-cell>
          <table:table-cell table:formula="of:=[.C57]/[.F57]" office:value-type="currency" office:currency="USD" office:value="8.23590814196242" calcext:value-type="currency">
            <text:p>$8</text:p>
          </table:table-cell>
          <table:table-cell table:formula="of:=[.C57]/[.G57]" office:value-type="currency" office:currency="USD" office:value="68.2525951557093" calcext:value-type="currency">
            <text:p>$6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97 Riverview Drive, Out of Board Area, New Brunswick E2M1M5</text:p>
          </table:table-cell>
          <table:table-cell office:value-type="currency" office:currency="USD" office:value="79000" calcext:value-type="currency">
            <text:p>$79,000</text:p>
          </table:table-cell>
          <table:table-cell office:value-type="string" calcext:value-type="string">
            <text:p><text:s/>M105872</text:p>
          </table:table-cell>
          <table:table-cell office:value-type="string" calcext:value-type="string">
            <text:p>House</text:p>
          </table:table-cell>
          <table:table-cell office:value-type="float" office:value="755" calcext:value-type="float">
            <text:p>755</text:p>
          </table:table-cell>
          <table:table-cell office:value-type="float" office:value="840" calcext:value-type="float">
            <text:p>840</text:p>
          </table:table-cell>
          <table:table-cell table:formula="of:=[.C58]" office:value-type="currency" office:currency="USD" office:value="79000" calcext:value-type="currency">
            <text:p>$79,000</text:p>
          </table:table-cell>
          <table:table-cell table:formula="of:=[.C58]/[.F58]" office:value-type="currency" office:currency="USD" office:value="104.635761589404" calcext:value-type="currency">
            <text:p>$105</text:p>
          </table:table-cell>
          <table:table-cell table:formula="of:=[.C58]/[.G58]" office:value-type="currency" office:currency="USD" office:value="94.0476190476191" calcext:value-type="currency">
            <text:p>$9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94 CHAPEL Street, SAINT JOHN, New Brunswick E2M2K2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1113</text:p>
          </table:table-cell>
          <table:table-cell office:value-type="string" calcext:value-type="string">
            <text:p>House</text:p>
          </table:table-cell>
          <table:table-cell office:value-type="float" office:value="7427" calcext:value-type="float">
            <text:p>7427</text:p>
          </table:table-cell>
          <table:table-cell office:value-type="float" office:value="740" calcext:value-type="float">
            <text:p>740</text:p>
          </table:table-cell>
          <table:table-cell table:formula="of:=[.C59]" office:value-type="currency" office:currency="USD" office:value="79900" calcext:value-type="currency">
            <text:p>$79,900</text:p>
          </table:table-cell>
          <table:table-cell table:formula="of:=[.C59]/[.F59]" office:value-type="currency" office:currency="USD" office:value="10.7580449710516" calcext:value-type="currency">
            <text:p>$11</text:p>
          </table:table-cell>
          <table:table-cell table:formula="of:=[.C59]/[.G59]" office:value-type="currency" office:currency="USD" office:value="107.972972972973" calcext:value-type="currency">
            <text:p>$10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2 DOMINION Court, SAINT JOHN, New Brunswick E2M1Z9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4506</text:p>
          </table:table-cell>
          <table:table-cell office:value-type="string" calcext:value-type="string">
            <text:p>House</text:p>
          </table:table-cell>
          <table:table-cell office:value-type="float" office:value="4779" calcext:value-type="float">
            <text:p>4779</text:p>
          </table:table-cell>
          <table:table-cell office:value-type="float" office:value="4350" calcext:value-type="float">
            <text:p>4350</text:p>
          </table:table-cell>
          <table:table-cell table:formula="of:=[.C60]" office:value-type="currency" office:currency="USD" office:value="79900" calcext:value-type="currency">
            <text:p>$79,900</text:p>
          </table:table-cell>
          <table:table-cell table:formula="of:=[.C60]/[.F60]" office:value-type="currency" office:currency="USD" office:value="16.7189788658715" calcext:value-type="currency">
            <text:p>$17</text:p>
          </table:table-cell>
          <table:table-cell table:formula="of:=[.C60]/[.G60]" office:value-type="currency" office:currency="USD" office:value="18.367816091954" calcext:value-type="currency">
            <text:p>$1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977 MILLIDGE Avenue, SAINT JOHN, New Brunswick E2K2P5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4025</text:p>
          </table:table-cell>
          <table:table-cell office:value-type="string" calcext:value-type="string">
            <text:p>House</text:p>
          </table:table-cell>
          <table:table-cell office:value-type="float" office:value="6501" calcext:value-type="float">
            <text:p>6501</text:p>
          </table:table-cell>
          <table:table-cell office:value-type="float" office:value="2400" calcext:value-type="float">
            <text:p>2400</text:p>
          </table:table-cell>
          <table:table-cell table:formula="of:=[.C61]" office:value-type="currency" office:currency="USD" office:value="79900" calcext:value-type="currency">
            <text:p>$79,900</text:p>
          </table:table-cell>
          <table:table-cell table:formula="of:=[.C61]/[.F61]" office:value-type="currency" office:currency="USD" office:value="12.2904168589448" calcext:value-type="currency">
            <text:p>$12</text:p>
          </table:table-cell>
          <table:table-cell table:formula="of:=[.C61]/[.G61]" office:value-type="currency" office:currency="USD" office:value="33.2916666666667" calcext:value-type="currency">
            <text:p>$3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8 OXFORD Street, WILLOW GROVE, New Brunswick E2S1G2</text:p>
          </table:table-cell>
          <table:table-cell office:value-type="currency" office:currency="USD" office:value="82900" calcext:value-type="currency">
            <text:p>$82,900</text:p>
          </table:table-cell>
          <table:table-cell office:value-type="string" calcext:value-type="string">
            <text:p>SJ163405</text:p>
          </table:table-cell>
          <table:table-cell office:value-type="string" calcext:value-type="string">
            <text:p>House</text:p>
          </table:table-cell>
          <table:table-cell office:value-type="float" office:value="7502" calcext:value-type="float">
            <text:p>7502</text:p>
          </table:table-cell>
          <table:table-cell office:value-type="float" office:value="912" calcext:value-type="float">
            <text:p>912</text:p>
          </table:table-cell>
          <table:table-cell table:formula="of:=[.C62]" office:value-type="currency" office:currency="USD" office:value="82900" calcext:value-type="currency">
            <text:p>$82,900</text:p>
          </table:table-cell>
          <table:table-cell table:formula="of:=[.C62]/[.F62]" office:value-type="currency" office:currency="USD" office:value="11.050386563583" calcext:value-type="currency">
            <text:p>$11</text:p>
          </table:table-cell>
          <table:table-cell table:formula="of:=[.C62]/[.G62]" office:value-type="currency" office:currency="USD" office:value="90.8991228070176" calcext:value-type="currency">
            <text:p>$9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1 ALBERT Street, SAINT JOHN, New Brunswick E2M1A4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2637</text:p>
          </table:table-cell>
          <table:table-cell office:value-type="string" calcext:value-type="string">
            <text:p>House</text:p>
          </table:table-cell>
          <table:table-cell office:value-type="float" office:value="8504" calcext:value-type="float">
            <text:p>8504</text:p>
          </table:table-cell>
          <table:table-cell office:value-type="float" office:value="1600" calcext:value-type="float">
            <text:p>1600</text:p>
          </table:table-cell>
          <table:table-cell table:formula="of:=[.C63]" office:value-type="currency" office:currency="USD" office:value="84900" calcext:value-type="currency">
            <text:p>$84,900</text:p>
          </table:table-cell>
          <table:table-cell table:formula="of:=[.C63]/[.F63]" office:value-type="currency" office:currency="USD" office:value="9.98353715898401" calcext:value-type="currency">
            <text:p>$10</text:p>
          </table:table-cell>
          <table:table-cell table:formula="of:=[.C63]/[.G63]" office:value-type="currency" office:currency="USD" office:value="53.0625" calcext:value-type="currency">
            <text:p>$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38 HICKEY RD, SAINT JOHN, New Brunswick E2L3T5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1231</text:p>
          </table:table-cell>
          <table:table-cell office:value-type="string" calcext:value-type="string">
            <text:p>House</text:p>
          </table:table-cell>
          <table:table-cell office:value-type="float" office:value="53937" calcext:value-type="float">
            <text:p>53937</text:p>
          </table:table-cell>
          <table:table-cell office:value-type="float" office:value="1118" calcext:value-type="float">
            <text:p>1118</text:p>
          </table:table-cell>
          <table:table-cell table:formula="of:=[.C64]" office:value-type="currency" office:currency="USD" office:value="84900" calcext:value-type="currency">
            <text:p>$84,900</text:p>
          </table:table-cell>
          <table:table-cell table:formula="of:=[.C64]/[.F64]" office:value-type="currency" office:currency="USD" office:value="1.57405862395016" calcext:value-type="currency">
            <text:p>$2</text:p>
          </table:table-cell>
          <table:table-cell table:formula="of:=[.C64]/[.G64]" office:value-type="currency" office:currency="USD" office:value="75.9391771019678" calcext:value-type="currency">
            <text:p>$7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9 WALTER Street, SAINT JOHN, New Brunswick E2H1Z4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3830</text:p>
          </table:table-cell>
          <table:table-cell office:value-type="string" calcext:value-type="string">
            <text:p>House</text:p>
          </table:table-cell>
          <table:table-cell office:value-type="float" office:value="6673" calcext:value-type="float">
            <text:p>6673</text:p>
          </table:table-cell>
          <table:table-cell office:value-type="float" office:value="750" calcext:value-type="float">
            <text:p>750</text:p>
          </table:table-cell>
          <table:table-cell table:formula="of:=[.C65]" office:value-type="currency" office:currency="USD" office:value="84900" calcext:value-type="currency">
            <text:p>$84,900</text:p>
          </table:table-cell>
          <table:table-cell table:formula="of:=[.C65]/[.F65]" office:value-type="currency" office:currency="USD" office:value="12.7229132324292" calcext:value-type="currency">
            <text:p>$13</text:p>
          </table:table-cell>
          <table:table-cell table:formula="of:=[.C65]/[.G65]" office:value-type="currency" office:currency="USD" office:value="113.2" calcext:value-type="currency">
            <text:p>$11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0 SHERBROOKE, SAINT JOHN, New Brunswick E2M3K7</text:p>
          </table:table-cell>
          <table:table-cell office:value-type="currency" office:currency="USD" office:value="86000" calcext:value-type="currency">
            <text:p>$86,000</text:p>
          </table:table-cell>
          <table:table-cell office:value-type="string" calcext:value-type="string">
            <text:p>SJ164544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formula="of:=[.C66]" office:value-type="currency" office:currency="USD" office:value="86000" calcext:value-type="currency">
            <text:p>$86,000</text:p>
          </table:table-cell>
          <table:table-cell table:formula="of:=[.C66]/[.F66]" office:value-type="currency" office:currency="USD" office:value="36.1648444070648" calcext:value-type="currency">
            <text:p>$36</text:p>
          </table:table-cell>
          <table:table-cell table:formula="of:=[.C66]/[.G66]" office:value-type="currency" office:currency="USD" office:value="86" calcext:value-type="currency">
            <text:p>$8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0 SHERBROOKE, SAINT JOHN, New Brunswick E2M3K7</text:p>
          </table:table-cell>
          <table:table-cell office:value-type="currency" office:currency="USD" office:value="86000" calcext:value-type="currency">
            <text:p>$86,000</text:p>
          </table:table-cell>
          <table:table-cell office:value-type="string" calcext:value-type="string">
            <text:p>SJ164544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formula="of:=[.C67]" office:value-type="currency" office:currency="USD" office:value="86000" calcext:value-type="currency">
            <text:p>$86,000</text:p>
          </table:table-cell>
          <table:table-cell table:formula="of:=[.C67]/[.F67]" office:value-type="currency" office:currency="USD" office:value="36.1648444070648" calcext:value-type="currency">
            <text:p>$36</text:p>
          </table:table-cell>
          <table:table-cell table:formula="of:=[.C67]/[.G67]" office:value-type="currency" office:currency="USD" office:value="86" calcext:value-type="currency">
            <text:p>$8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currency" office:currency="USD" office:value="86900" calcext:value-type="currency">
            <text:p>$86,900</text:p>
          </table:table-cell>
          <table:table-cell office:value-type="string" calcext:value-type="string">
            <text:p>SJ164252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formula="of:=[.C68]" office:value-type="currency" office:currency="USD" office:value="86900" calcext:value-type="currency">
            <text:p>$86,900</text:p>
          </table:table-cell>
          <table:table-cell table:formula="of:=[.C68]/[.F68]" office:value-type="currency" office:currency="USD" office:value="34.8017621145374" calcext:value-type="currency">
            <text:p>$35</text:p>
          </table:table-cell>
          <table:table-cell table:formula="of:=[.C68]/[.G68]" office:value-type="currency" office:currency="USD" office:value="105.333333333333" calcext:value-type="currency">
            <text:p>$1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currency" office:currency="USD" office:value="86900" calcext:value-type="currency">
            <text:p>$86,900</text:p>
          </table:table-cell>
          <table:table-cell office:value-type="string" calcext:value-type="string">
            <text:p>SJ164252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formula="of:=[.C69]" office:value-type="currency" office:currency="USD" office:value="86900" calcext:value-type="currency">
            <text:p>$86,900</text:p>
          </table:table-cell>
          <table:table-cell table:formula="of:=[.C69]/[.F69]" office:value-type="currency" office:currency="USD" office:value="34.8017621145374" calcext:value-type="currency">
            <text:p>$35</text:p>
          </table:table-cell>
          <table:table-cell table:formula="of:=[.C69]/[.G69]" office:value-type="currency" office:currency="USD" office:value="105.333333333333" calcext:value-type="currency">
            <text:p>$10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currency" office:currency="USD" office:value="89500" calcext:value-type="currency">
            <text:p>$89,500</text:p>
          </table:table-cell>
          <table:table-cell office:value-type="string" calcext:value-type="string">
            <text:p>SJ164575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formula="of:=[.C70]" office:value-type="currency" office:currency="USD" office:value="89500" calcext:value-type="currency">
            <text:p>$89,500</text:p>
          </table:table-cell>
          <table:table-cell table:formula="of:=[.C70]/[.F70]" office:value-type="currency" office:currency="USD" office:value="17.8357911518533" calcext:value-type="currency">
            <text:p>$18</text:p>
          </table:table-cell>
          <table:table-cell table:formula="of:=[.C70]/[.G70]" office:value-type="currency" office:currency="USD" office:value="68.8461538461538" calcext:value-type="currency">
            <text:p>$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currency" office:currency="USD" office:value="89500" calcext:value-type="currency">
            <text:p>$89,500</text:p>
          </table:table-cell>
          <table:table-cell office:value-type="string" calcext:value-type="string">
            <text:p>SJ164575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formula="of:=[.C71]" office:value-type="currency" office:currency="USD" office:value="89500" calcext:value-type="currency">
            <text:p>$89,500</text:p>
          </table:table-cell>
          <table:table-cell table:formula="of:=[.C71]/[.F71]" office:value-type="currency" office:currency="USD" office:value="17.8357911518533" calcext:value-type="currency">
            <text:p>$18</text:p>
          </table:table-cell>
          <table:table-cell table:formula="of:=[.C71]/[.G71]" office:value-type="currency" office:currency="USD" office:value="68.8461538461538" calcext:value-type="currency">
            <text:p>$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480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formula="of:=[.C72]" office:value-type="currency" office:currency="USD" office:value="89900" calcext:value-type="currency">
            <text:p>$89,900</text:p>
          </table:table-cell>
          <table:table-cell table:formula="of:=[.C72]/[.F72]" office:value-type="currency" office:currency="USD" office:value="2.02815503316338" calcext:value-type="currency">
            <text:p>$2</text:p>
          </table:table-cell>
          <table:table-cell table:formula="of:=[.C72]/[.G72]" office:value-type="currency" office:currency="USD" office:value="99.8888888888889" calcext:value-type="currency">
            <text:p>$1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4142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formula="of:=[.C73]" office:value-type="currency" office:currency="USD" office:value="89900" calcext:value-type="currency">
            <text:p>$89,900</text:p>
          </table:table-cell>
          <table:table-cell table:formula="of:=[.C73]/[.F73]" office:value-type="currency" office:currency="USD" office:value="9.45917508417509" calcext:value-type="currency">
            <text:p>$9</text:p>
          </table:table-cell>
          <table:table-cell table:formula="of:=[.C73]/[.G73]" office:value-type="currency" office:currency="USD" office:value="15.3806672369547" calcext:value-type="currency">
            <text:p>$1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480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formula="of:=[.C74]" office:value-type="currency" office:currency="USD" office:value="89900" calcext:value-type="currency">
            <text:p>$89,900</text:p>
          </table:table-cell>
          <table:table-cell table:formula="of:=[.C74]/[.F74]" office:value-type="currency" office:currency="USD" office:value="2.02815503316338" calcext:value-type="currency">
            <text:p>$2</text:p>
          </table:table-cell>
          <table:table-cell table:formula="of:=[.C74]/[.G74]" office:value-type="currency" office:currency="USD" office:value="99.8888888888889" calcext:value-type="currency">
            <text:p>$1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4142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formula="of:=[.C75]" office:value-type="currency" office:currency="USD" office:value="89900" calcext:value-type="currency">
            <text:p>$89,900</text:p>
          </table:table-cell>
          <table:table-cell table:formula="of:=[.C75]/[.F75]" office:value-type="currency" office:currency="USD" office:value="9.45917508417509" calcext:value-type="currency">
            <text:p>$9</text:p>
          </table:table-cell>
          <table:table-cell table:formula="of:=[.C75]/[.G75]" office:value-type="currency" office:currency="USD" office:value="15.3806672369547" calcext:value-type="currency">
            <text:p>$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0736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2045" calcext:value-type="float">
            <text:p>2045</text:p>
          </table:table-cell>
          <table:table-cell table:formula="of:=[.C76]" office:value-type="currency" office:currency="USD" office:value="94900" calcext:value-type="currency">
            <text:p>$94,900</text:p>
          </table:table-cell>
          <table:table-cell table:formula="of:=[.C76]/[.F76]" office:value-type="currency" office:currency="USD" office:value="46.4058679706602" calcext:value-type="currency">
            <text:p>$46</text:p>
          </table:table-cell>
          <table:table-cell table:formula="of:=[.C76]/[.G76]" office:value-type="currency" office:currency="USD" office:value="46.4058679706602" calcext:value-type="currency">
            <text:p>$4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currency" office:currency="USD" office:value="95000" calcext:value-type="currency">
            <text:p>$95,000</text:p>
          </table:table-cell>
          <table:table-cell office:value-type="string" calcext:value-type="string">
            <text:p>SJ160143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  <table:table-cell table:formula="of:=[.C77]" office:value-type="currency" office:currency="USD" office:value="95000" calcext:value-type="currency">
            <text:p>$95,000</text:p>
          </table:table-cell>
          <table:table-cell table:formula="of:=[.C77]/[.F77]" office:value-type="currency" office:currency="USD" office:value="21.689497716895" calcext:value-type="currency">
            <text:p>$22</text:p>
          </table:table-cell>
          <table:table-cell table:formula="of:=[.C77]/[.G77]" office:value-type="currency" office:currency="USD" office:value="26.8665158371041" calcext:value-type="currency">
            <text:p>$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7 TOPEKA Street, SAINT JOHN, New Brunswick E2J1H9</text:p>
          </table:table-cell>
          <table:table-cell office:value-type="currency" office:currency="USD" office:value="95000" calcext:value-type="currency">
            <text:p>$95,000</text:p>
          </table:table-cell>
          <table:table-cell office:value-type="string" calcext:value-type="string">
            <text:p>SJ164367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100" calcext:value-type="float">
            <text:p>1100</text:p>
          </table:table-cell>
          <table:table-cell table:formula="of:=[.C78]" office:value-type="currency" office:currency="USD" office:value="95000" calcext:value-type="currency">
            <text:p>$95,000</text:p>
          </table:table-cell>
          <table:table-cell table:formula="of:=[.C78]/[.F78]" office:value-type="currency" office:currency="USD" office:value="23.2843137254902" calcext:value-type="currency">
            <text:p>$23</text:p>
          </table:table-cell>
          <table:table-cell table:formula="of:=[.C78]/[.G78]" office:value-type="currency" office:currency="USD" office:value="86.3636363636364" calcext:value-type="currency">
            <text:p>$8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50 LUDLOW Street, SAINT JOHN, New Brunswick E2M1E4</text:p>
          </table:table-cell>
          <table:table-cell office:value-type="currency" office:currency="USD" office:value="99000" calcext:value-type="currency">
            <text:p>$99,000</text:p>
          </table:table-cell>
          <table:table-cell office:value-type="string" calcext:value-type="string">
            <text:p>SJ164467</text:p>
          </table:table-cell>
          <table:table-cell office:value-type="string" calcext:value-type="string">
            <text:p>House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table:formula="of:=[.C79]" office:value-type="currency" office:currency="USD" office:value="99000" calcext:value-type="currency">
            <text:p>$99,000</text:p>
          </table:table-cell>
          <table:table-cell table:formula="of:=[.C79]/[.F79]" office:value-type="currency" office:currency="USD" office:value="21.6440752076957" calcext:value-type="currency">
            <text:p>$22</text:p>
          </table:table-cell>
          <table:table-cell table:formula="of:=[.C79]/[.G79]" office:value-type="currency" office:currency="USD" office:value="99" calcext:value-type="currency">
            <text:p>$9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58 FUNDY Drive, SAINT JOHN, New Brunswick E2H2R7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2514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152" calcext:value-type="float">
            <text:p>1152</text:p>
          </table:table-cell>
          <table:table-cell table:formula="of:=[.C80]" office:value-type="currency" office:currency="USD" office:value="99900" calcext:value-type="currency">
            <text:p>$99,900</text:p>
          </table:table-cell>
          <table:table-cell table:formula="of:=[.C80]/[.F80]" office:value-type="currency" office:currency="USD" office:value="19.96003996004" calcext:value-type="currency">
            <text:p>$20</text:p>
          </table:table-cell>
          <table:table-cell table:formula="of:=[.C80]/[.G80]" office:value-type="currency" office:currency="USD" office:value="86.71875" calcext:value-type="currency">
            <text:p>$8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54 BOYANER Crescent, SAINT JOHN, New Brunswick E2M4C7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2157</text:p>
          </table:table-cell>
          <table:table-cell office:value-type="string" calcext:value-type="string">
            <text:p>House</text:p>
          </table:table-cell>
          <table:table-cell office:value-type="float" office:value="2745" calcext:value-type="float">
            <text:p>2745</text:p>
          </table:table-cell>
          <table:table-cell office:value-type="float" office:value="590" calcext:value-type="float">
            <text:p>590</text:p>
          </table:table-cell>
          <table:table-cell table:formula="of:=[.C81]" office:value-type="currency" office:currency="USD" office:value="99900" calcext:value-type="currency">
            <text:p>$99,900</text:p>
          </table:table-cell>
          <table:table-cell table:formula="of:=[.C81]/[.F81]" office:value-type="currency" office:currency="USD" office:value="36.3934426229508" calcext:value-type="currency">
            <text:p>$36</text:p>
          </table:table-cell>
          <table:table-cell table:formula="of:=[.C81]/[.G81]" office:value-type="currency" office:currency="USD" office:value="169.322033898305" calcext:value-type="currency">
            <text:p>$16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1218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formula="of:=[.C82]" office:value-type="currency" office:currency="USD" office:value="99900" calcext:value-type="currency">
            <text:p>$99,900</text:p>
          </table:table-cell>
          <table:table-cell table:formula="of:=[.C82]/[.F82]" office:value-type="currency" office:currency="USD" office:value="6.18767420253949" calcext:value-type="currency">
            <text:p>$6</text:p>
          </table:table-cell>
          <table:table-cell table:formula="of:=[.C82]/[.G82]" office:value-type="currency" office:currency="USD" office:value="107.650862068966" calcext:value-type="currency">
            <text:p>$10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1218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formula="of:=[.C83]" office:value-type="currency" office:currency="USD" office:value="99900" calcext:value-type="currency">
            <text:p>$99,900</text:p>
          </table:table-cell>
          <table:table-cell table:formula="of:=[.C83]/[.F83]" office:value-type="currency" office:currency="USD" office:value="6.18767420253949" calcext:value-type="currency">
            <text:p>$6</text:p>
          </table:table-cell>
          <table:table-cell table:formula="of:=[.C83]/[.G83]" office:value-type="currency" office:currency="USD" office:value="107.650862068966" calcext:value-type="currency">
            <text:p>$10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16 AVON Court, SAINT JOHN, New Brunswick E2P1A2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532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formula="of:=[.C84]" office:value-type="currency" office:currency="USD" office:value="104900" calcext:value-type="currency">
            <text:p>$104,900</text:p>
          </table:table-cell>
          <table:table-cell table:formula="of:=[.C84]/[.F84]" office:value-type="currency" office:currency="USD" office:value="32.78125" calcext:value-type="currency">
            <text:p>$33</text:p>
          </table:table-cell>
          <table:table-cell table:formula="of:=[.C84]/[.G84]" office:value-type="currency" office:currency="USD" office:value="109.270833333333" calcext:value-type="currency">
            <text:p>$1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100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formula="of:=[.C85]" office:value-type="currency" office:currency="USD" office:value="104900" calcext:value-type="currency">
            <text:p>$104,900</text:p>
          </table:table-cell>
          <table:table-cell table:formula="of:=[.C85]/[.F85]" office:value-type="currency" office:currency="USD" office:value="24.4864612511671" calcext:value-type="currency">
            <text:p>$24</text:p>
          </table:table-cell>
          <table:table-cell table:formula="of:=[.C85]/[.G85]" office:value-type="currency" office:currency="USD" office:value="115.911602209945" calcext:value-type="currency">
            <text:p>$11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634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formula="of:=[.C86]" office:value-type="currency" office:currency="USD" office:value="104900" calcext:value-type="currency">
            <text:p>$104,900</text:p>
          </table:table-cell>
          <table:table-cell table:formula="of:=[.C86]/[.F86]" office:value-type="currency" office:currency="USD" office:value="36.9236184442098" calcext:value-type="currency">
            <text:p>$37</text:p>
          </table:table-cell>
          <table:table-cell table:formula="of:=[.C86]/[.G86]" office:value-type="currency" office:currency="USD" office:value="104.9" calcext:value-type="currency">
            <text:p>$1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16 AVON Court, SAINT JOHN, New Brunswick E2P1A2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532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formula="of:=[.C87]" office:value-type="currency" office:currency="USD" office:value="104900" calcext:value-type="currency">
            <text:p>$104,900</text:p>
          </table:table-cell>
          <table:table-cell table:formula="of:=[.C87]/[.F87]" office:value-type="currency" office:currency="USD" office:value="32.78125" calcext:value-type="currency">
            <text:p>$33</text:p>
          </table:table-cell>
          <table:table-cell table:formula="of:=[.C87]/[.G87]" office:value-type="currency" office:currency="USD" office:value="109.270833333333" calcext:value-type="currency">
            <text:p>$10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100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formula="of:=[.C88]" office:value-type="currency" office:currency="USD" office:value="104900" calcext:value-type="currency">
            <text:p>$104,900</text:p>
          </table:table-cell>
          <table:table-cell table:formula="of:=[.C88]/[.F88]" office:value-type="currency" office:currency="USD" office:value="24.4864612511671" calcext:value-type="currency">
            <text:p>$24</text:p>
          </table:table-cell>
          <table:table-cell table:formula="of:=[.C88]/[.G88]" office:value-type="currency" office:currency="USD" office:value="115.911602209945" calcext:value-type="currency">
            <text:p>$11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634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formula="of:=[.C89]" office:value-type="currency" office:currency="USD" office:value="104900" calcext:value-type="currency">
            <text:p>$104,900</text:p>
          </table:table-cell>
          <table:table-cell table:formula="of:=[.C89]/[.F89]" office:value-type="currency" office:currency="USD" office:value="36.9236184442098" calcext:value-type="currency">
            <text:p>$37</text:p>
          </table:table-cell>
          <table:table-cell table:formula="of:=[.C89]/[.G89]" office:value-type="currency" office:currency="USD" office:value="104.9" calcext:value-type="currency">
            <text:p>$10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302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formula="of:=[.C90]" office:value-type="currency" office:currency="USD" office:value="104900" calcext:value-type="currency">
            <text:p>$104,900</text:p>
          </table:table-cell>
          <table:table-cell table:formula="of:=[.C90]/[.F90]" office:value-type="currency" office:currency="USD" office:value="53.0333670374115" calcext:value-type="currency">
            <text:p>$53</text:p>
          </table:table-cell>
          <table:table-cell table:formula="of:=[.C90]/[.G90]" office:value-type="currency" office:currency="USD" office:value="80.0152555301297" calcext:value-type="currency">
            <text:p>$8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68 MILFORD Road, SAINT JOHN, New Brunswick E2M4R4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764</text:p>
          </table:table-cell>
          <table:table-cell office:value-type="string" calcext:value-type="string">
            <text:p>House</text:p>
          </table:table-cell>
          <table:table-cell office:value-type="float" office:value="6749" calcext:value-type="float">
            <text:p>6749</text:p>
          </table:table-cell>
          <table:table-cell office:value-type="float" office:value="1080" calcext:value-type="float">
            <text:p>1080</text:p>
          </table:table-cell>
          <table:table-cell table:formula="of:=[.C91]" office:value-type="currency" office:currency="USD" office:value="104900" calcext:value-type="currency">
            <text:p>$104,900</text:p>
          </table:table-cell>
          <table:table-cell table:formula="of:=[.C91]/[.F91]" office:value-type="currency" office:currency="USD" office:value="15.5430434138391" calcext:value-type="currency">
            <text:p>$16</text:p>
          </table:table-cell>
          <table:table-cell table:formula="of:=[.C91]/[.G91]" office:value-type="currency" office:currency="USD" office:value="97.1296296296296" calcext:value-type="currency">
            <text:p>$9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63 SOMERSET PARK, SAINT JOHN, New Brunswick E2K2R8</text:p>
          </table:table-cell>
          <table:table-cell office:value-type="currency" office:currency="USD" office:value="105000" calcext:value-type="currency">
            <text:p>$105,000</text:p>
          </table:table-cell>
          <table:table-cell office:value-type="string" calcext:value-type="string">
            <text:p>SJ163472</text:p>
          </table:table-cell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formula="of:=[.C92]" office:value-type="currency" office:currency="USD" office:value="105000" calcext:value-type="currency">
            <text:p>$105,000</text:p>
          </table:table-cell>
          <table:table-cell table:formula="of:=[.C92]/[.F92]" office:value-type="currency" office:currency="USD" office:value="233.333333333333" calcext:value-type="currency">
            <text:p>$233</text:p>
          </table:table-cell>
          <table:table-cell table:formula="of:=[.C92]/[.G92]" office:value-type="currency" office:currency="USD" office:value="116.666666666667" calcext:value-type="currency">
            <text:p>$11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71 RIVERVIEW Drive, SAINT JOHN, New Brunswick E2M1M6</text:p>
          </table:table-cell>
          <table:table-cell office:value-type="currency" office:currency="USD" office:value="107000" calcext:value-type="currency">
            <text:p>$107,000</text:p>
          </table:table-cell>
          <table:table-cell office:value-type="string" calcext:value-type="string">
            <text:p>SJ164189</text:p>
          </table:table-cell>
          <table:table-cell office:value-type="string" calcext:value-type="string">
            <text:p>House</text:p>
          </table:table-cell>
          <table:table-cell office:value-type="float" office:value="8245" calcext:value-type="float">
            <text:p>8245</text:p>
          </table:table-cell>
          <table:table-cell office:value-type="float" office:value="1820" calcext:value-type="float">
            <text:p>1820</text:p>
          </table:table-cell>
          <table:table-cell table:formula="of:=[.C93]" office:value-type="currency" office:currency="USD" office:value="107000" calcext:value-type="currency">
            <text:p>$107,000</text:p>
          </table:table-cell>
          <table:table-cell table:formula="of:=[.C93]/[.F93]" office:value-type="currency" office:currency="USD" office:value="12.9775621588842" calcext:value-type="currency">
            <text:p>$13</text:p>
          </table:table-cell>
          <table:table-cell table:formula="of:=[.C93]/[.G93]" office:value-type="currency" office:currency="USD" office:value="58.7912087912088" calcext:value-type="currency">
            <text:p>$5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353 Woodville Road, Out of Board Area, New Brunswick E2M2H9</text:p>
          </table:table-cell>
          <table:table-cell office:value-type="currency" office:currency="USD" office:value="107500" calcext:value-type="currency">
            <text:p>$107,500</text:p>
          </table:table-cell>
          <table:table-cell office:value-type="string" calcext:value-type="string">
            <text:p><text:s/>M105657</text:p>
          </table:table-cell>
          <table:table-cell office:value-type="string" calcext:value-type="string">
            <text:p>House</text:p>
          </table:table-cell>
          <table:table-cell office:value-type="float" office:value="463" calcext:value-type="float">
            <text:p>463</text:p>
          </table:table-cell>
          <table:table-cell office:value-type="float" office:value="1400" calcext:value-type="float">
            <text:p>1400</text:p>
          </table:table-cell>
          <table:table-cell table:formula="of:=[.C94]" office:value-type="currency" office:currency="USD" office:value="107500" calcext:value-type="currency">
            <text:p>$107,500</text:p>
          </table:table-cell>
          <table:table-cell table:formula="of:=[.C94]/[.F94]" office:value-type="currency" office:currency="USD" office:value="232.181425485961" calcext:value-type="currency">
            <text:p>$232</text:p>
          </table:table-cell>
          <table:table-cell table:formula="of:=[.C94]/[.G94]" office:value-type="currency" office:currency="USD" office:value="76.7857142857143" calcext:value-type="currency">
            <text:p>$7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47 HIGHLAND Road, SAINT JOHN, New Brunswick E2K1P8</text:p>
          </table:table-cell>
          <table:table-cell office:value-type="currency" office:currency="USD" office:value="109000" calcext:value-type="currency">
            <text:p>$109,000</text:p>
          </table:table-cell>
          <table:table-cell office:value-type="string" calcext:value-type="string">
            <text:p>SJ163603</text:p>
          </table:table-cell>
          <table:table-cell office:value-type="string" calcext:value-type="string">
            <text:p>House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table:formula="of:=[.C95]" office:value-type="currency" office:currency="USD" office:value="109000" calcext:value-type="currency">
            <text:p>$109,000</text:p>
          </table:table-cell>
          <table:table-cell table:formula="of:=[.C95]/[.F95]" office:value-type="currency" office:currency="USD" office:value="10.9010901090109" calcext:value-type="currency">
            <text:p>$11</text:p>
          </table:table-cell>
          <table:table-cell table:formula="of:=[.C95]/[.G9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67 CHAMPLAIN Drive, SAINT JOHN, New Brunswick E2J3C5</text:p>
          </table:table-cell>
          <table:table-cell office:value-type="currency" office:currency="USD" office:value="109000" calcext:value-type="currency">
            <text:p>$109,000</text:p>
          </table:table-cell>
          <table:table-cell office:value-type="string" calcext:value-type="string">
            <text:p>SJ163500</text:p>
          </table:table-cell>
          <table:table-cell office:value-type="string" calcext:value-type="string">
            <text:p>House</text:p>
          </table:table-cell>
          <table:table-cell office:value-type="float" office:value="7200" calcext:value-type="float">
            <text:p>7200</text:p>
          </table:table-cell>
          <table:table-cell office:value-type="float" office:value="840" calcext:value-type="float">
            <text:p>840</text:p>
          </table:table-cell>
          <table:table-cell table:formula="of:=[.C96]" office:value-type="currency" office:currency="USD" office:value="109000" calcext:value-type="currency">
            <text:p>$109,000</text:p>
          </table:table-cell>
          <table:table-cell table:formula="of:=[.C96]/[.F96]" office:value-type="currency" office:currency="USD" office:value="15.1388888888889" calcext:value-type="currency">
            <text:p>$15</text:p>
          </table:table-cell>
          <table:table-cell table:formula="of:=[.C96]/[.G96]" office:value-type="currency" office:currency="USD" office:value="129.761904761905" calcext:value-type="currency">
            <text:p>$13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233 MONTREAL Avenue, SAINT JOHN, New Brunswick E2L2H6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3927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600" calcext:value-type="float">
            <text:p>1600</text:p>
          </table:table-cell>
          <table:table-cell table:formula="of:=[.C97]" office:value-type="currency" office:currency="USD" office:value="109900" calcext:value-type="currency">
            <text:p>$109,900</text:p>
          </table:table-cell>
          <table:table-cell table:formula="of:=[.C97]/[.F97]" office:value-type="currency" office:currency="USD" office:value="22.0064076892271" calcext:value-type="currency">
            <text:p>$22</text:p>
          </table:table-cell>
          <table:table-cell table:formula="of:=[.C97]/[.G97]" office:value-type="currency" office:currency="USD" office:value="68.6875" calcext:value-type="currency">
            <text:p>$6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15 OXFORD Place, SAINT JOHN, New Brunswick E2P1B4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480</text:p>
          </table:table-cell>
          <table:table-cell office:value-type="string" calcext:value-type="string">
            <text:p>House</text:p>
          </table:table-cell>
          <table:table-cell office:value-type="float" office:value="3196" calcext:value-type="float">
            <text:p>3196</text:p>
          </table:table-cell>
          <table:table-cell office:value-type="float" office:value="1004" calcext:value-type="float">
            <text:p>1004</text:p>
          </table:table-cell>
          <table:table-cell table:formula="of:=[.C98]" office:value-type="currency" office:currency="USD" office:value="109900" calcext:value-type="currency">
            <text:p>$109,900</text:p>
          </table:table-cell>
          <table:table-cell table:formula="of:=[.C98]/[.F98]" office:value-type="currency" office:currency="USD" office:value="34.386733416771" calcext:value-type="currency">
            <text:p>$34</text:p>
          </table:table-cell>
          <table:table-cell table:formula="of:=[.C98]/[.G98]" office:value-type="currency" office:currency="USD" office:value="109.462151394422" calcext:value-type="currency">
            <text:p>$10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65 MORRIS Street, SAINT JOHN, New Brunswick E2M3R2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3619</text:p>
          </table:table-cell>
          <table:table-cell office:value-type="string" calcext:value-type="string">
            <text:p>House</text:p>
          </table:table-cell>
          <table:table-cell office:value-type="float" office:value="4650" calcext:value-type="float">
            <text:p>4650</text:p>
          </table:table-cell>
          <table:table-cell office:value-type="float" office:value="1280" calcext:value-type="float">
            <text:p>1280</text:p>
          </table:table-cell>
          <table:table-cell table:formula="of:=[.C99]" office:value-type="currency" office:currency="USD" office:value="109900" calcext:value-type="currency">
            <text:p>$109,900</text:p>
          </table:table-cell>
          <table:table-cell table:formula="of:=[.C99]/[.F99]" office:value-type="currency" office:currency="USD" office:value="23.6344086021505" calcext:value-type="currency">
            <text:p>$24</text:p>
          </table:table-cell>
          <table:table-cell table:formula="of:=[.C99]/[.G99]" office:value-type="currency" office:currency="USD" office:value="85.859375" calcext:value-type="currency">
            <text:p>$8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36 CURRIE Avenue, SAINT JOHN, New Brunswick E2K3A8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108</text:p>
          </table:table-cell>
          <table:table-cell office:value-type="string" calcext:value-type="string">
            <text:p>House</text:p>
          </table:table-cell>
          <table:table-cell office:value-type="float" office:value="4160" calcext:value-type="float">
            <text:p>4160</text:p>
          </table:table-cell>
          <table:table-cell office:value-type="float" office:value="1150" calcext:value-type="float">
            <text:p>1150</text:p>
          </table:table-cell>
          <table:table-cell table:formula="of:=[.C100]" office:value-type="currency" office:currency="USD" office:value="109900" calcext:value-type="currency">
            <text:p>$109,900</text:p>
          </table:table-cell>
          <table:table-cell table:formula="of:=[.C100]/[.F100]" office:value-type="currency" office:currency="USD" office:value="26.4182692307692" calcext:value-type="currency">
            <text:p>$26</text:p>
          </table:table-cell>
          <table:table-cell table:formula="of:=[.C100]/[.G100]" office:value-type="currency" office:currency="USD" office:value="95.5652173913044" calcext:value-type="currency">
            <text:p>$9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132 WOODHAVEN, SAINT JOHN, New Brunswick E2K4N6</text:p>
          </table:table-cell>
          <table:table-cell office:value-type="currency" office:currency="USD" office:value="110000" calcext:value-type="currency">
            <text:p>$110,000</text:p>
          </table:table-cell>
          <table:table-cell office:value-type="string" calcext:value-type="string">
            <text:p>SJ161643</text:p>
          </table:table-cell>
          <table:table-cell office:value-type="string" calcext:value-type="string">
            <text:p>House</text:p>
          </table:table-cell>
          <table:table-cell office:value-type="float" office:value="2799" calcext:value-type="float">
            <text:p>2799</text:p>
          </table:table-cell>
          <table:table-cell office:value-type="float" office:value="600" calcext:value-type="float">
            <text:p>600</text:p>
          </table:table-cell>
          <table:table-cell table:formula="of:=[.C101]" office:value-type="currency" office:currency="USD" office:value="110000" calcext:value-type="currency">
            <text:p>$110,000</text:p>
          </table:table-cell>
          <table:table-cell table:formula="of:=[.C101]/[.F101]" office:value-type="currency" office:currency="USD" office:value="39.2997499106824" calcext:value-type="currency">
            <text:p>$39</text:p>
          </table:table-cell>
          <table:table-cell table:formula="of:=[.C101]/[.G101]" office:value-type="currency" office:currency="USD" office:value="183.333333333333" calcext:value-type="currency">
            <text:p>$18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21 DALILA, SAINT JOHN, New Brunswick E2M5P9</text:p>
          </table:table-cell>
          <table:table-cell office:value-type="currency" office:currency="USD" office:value="111500" calcext:value-type="currency">
            <text:p>$111,500</text:p>
          </table:table-cell>
          <table:table-cell office:value-type="string" calcext:value-type="string">
            <text:p>SJ163317</text:p>
          </table:table-cell>
          <table:table-cell office:value-type="string" calcext:value-type="string">
            <text:p>House</text:p>
          </table:table-cell>
          <table:table-cell office:value-type="float" office:value="3810" calcext:value-type="float">
            <text:p>3810</text:p>
          </table:table-cell>
          <table:table-cell office:value-type="float" office:value="1200" calcext:value-type="float">
            <text:p>1200</text:p>
          </table:table-cell>
          <table:table-cell table:formula="of:=[.C102]" office:value-type="currency" office:currency="USD" office:value="111500" calcext:value-type="currency">
            <text:p>$111,500</text:p>
          </table:table-cell>
          <table:table-cell table:formula="of:=[.C102]/[.F102]" office:value-type="currency" office:currency="USD" office:value="29.2650918635171" calcext:value-type="currency">
            <text:p>$29</text:p>
          </table:table-cell>
          <table:table-cell table:formula="of:=[.C102]/[.G102]" office:value-type="currency" office:currency="USD" office:value="92.9166666666667" calcext:value-type="currency">
            <text:p>$9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27 TOPEKA, SAINT JOHN, New Brunswick E2J1H9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3413</text:p>
          </table:table-cell>
          <table:table-cell office:value-type="string" calcext:value-type="string">
            <text:p>House</text:p>
          </table:table-cell>
          <table:table-cell office:value-type="float" office:value="4122" calcext:value-type="float">
            <text:p>4122</text:p>
          </table:table-cell>
          <table:table-cell office:value-type="float" office:value="1252" calcext:value-type="float">
            <text:p>1252</text:p>
          </table:table-cell>
          <table:table-cell table:formula="of:=[.C103]" office:value-type="currency" office:currency="USD" office:value="111900" calcext:value-type="currency">
            <text:p>$111,900</text:p>
          </table:table-cell>
          <table:table-cell table:formula="of:=[.C103]/[.F103]" office:value-type="currency" office:currency="USD" office:value="27.1470160116448" calcext:value-type="currency">
            <text:p>$27</text:p>
          </table:table-cell>
          <table:table-cell table:formula="of:=[.C103]/[.G103]" office:value-type="currency" office:currency="USD" office:value="89.3769968051118" calcext:value-type="currency">
            <text:p>$8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04 RAYLAND Street, SAINT JOHN, New Brunswick E2H1Y9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4925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50" calcext:value-type="float">
            <text:p>1050</text:p>
          </table:table-cell>
          <table:table-cell table:formula="of:=[.C104]" office:value-type="currency" office:currency="USD" office:value="111900" calcext:value-type="currency">
            <text:p>$111,900</text:p>
          </table:table-cell>
          <table:table-cell table:formula="of:=[.C104]/[.F104]" office:value-type="currency" office:currency="USD" office:value="22.3576423576424" calcext:value-type="currency">
            <text:p>$22</text:p>
          </table:table-cell>
          <table:table-cell table:formula="of:=[.C104]/[.G104]" office:value-type="currency" office:currency="USD" office:value="106.571428571429" calcext:value-type="currency">
            <text:p>$10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418 ST. CLAIR Avenue, SAINT JOHN, New Brunswick E2M4W1</text:p>
          </table:table-cell>
          <table:table-cell office:value-type="currency" office:currency="USD" office:value="112900" calcext:value-type="currency">
            <text:p>$112,900</text:p>
          </table:table-cell>
          <table:table-cell office:value-type="string" calcext:value-type="string">
            <text:p>SJ162698</text:p>
          </table:table-cell>
          <table:table-cell office:value-type="string" calcext:value-type="string">
            <text:p>House</text:p>
          </table:table-cell>
          <table:table-cell office:value-type="float" office:value="4833" calcext:value-type="float">
            <text:p>4833</text:p>
          </table:table-cell>
          <table:table-cell office:value-type="float" office:value="1380" calcext:value-type="float">
            <text:p>1380</text:p>
          </table:table-cell>
          <table:table-cell table:formula="of:=[.C105]" office:value-type="currency" office:currency="USD" office:value="112900" calcext:value-type="currency">
            <text:p>$112,900</text:p>
          </table:table-cell>
          <table:table-cell table:formula="of:=[.C105]/[.F105]" office:value-type="currency" office:currency="USD" office:value="23.36023174012" calcext:value-type="currency">
            <text:p>$23</text:p>
          </table:table-cell>
          <table:table-cell table:formula="of:=[.C105]/[.G105]" office:value-type="currency" office:currency="USD" office:value="81.8115942028986" calcext:value-type="currency">
            <text:p>$8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2431 CANDACE ST, SAINT JOHN, New Brunswick E2J2Z8</text:p>
          </table:table-cell>
          <table:table-cell office:value-type="currency" office:currency="USD" office:value="112900" calcext:value-type="currency">
            <text:p>$112,900</text:p>
          </table:table-cell>
          <table:table-cell office:value-type="string" calcext:value-type="string">
            <text:p>SJ162506</text:p>
          </table:table-cell>
          <table:table-cell office:value-type="string" calcext:value-type="string">
            <text:p>House</text:p>
          </table:table-cell>
          <table:table-cell office:value-type="float" office:value="3627" calcext:value-type="float">
            <text:p>3627</text:p>
          </table:table-cell>
          <table:table-cell office:value-type="float" office:value="1120" calcext:value-type="float">
            <text:p>1120</text:p>
          </table:table-cell>
          <table:table-cell table:formula="of:=[.C106]" office:value-type="currency" office:currency="USD" office:value="112900" calcext:value-type="currency">
            <text:p>$112,900</text:p>
          </table:table-cell>
          <table:table-cell table:formula="of:=[.C106]/[.F106]" office:value-type="currency" office:currency="USD" office:value="31.1276537082989" calcext:value-type="currency">
            <text:p>$31</text:p>
          </table:table-cell>
          <table:table-cell table:formula="of:=[.C106]/[.G106]" office:value-type="currency" office:currency="USD" office:value="100.803571428571" calcext:value-type="currency">
            <text:p>$10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628 SAND COVE Road, SAINT JOHN, New Brunswick E2M3C4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55485</text:p>
          </table:table-cell>
          <table:table-cell office:value-type="string" calcext:value-type="string">
            <text:p>House</text:p>
          </table:table-cell>
          <table:table-cell office:value-type="float" office:value="2250" calcext:value-type="float">
            <text:p>2250</text:p>
          </table:table-cell>
          <table:table-cell office:value-type="float" office:value="1000" calcext:value-type="float">
            <text:p>1000</text:p>
          </table:table-cell>
          <table:table-cell table:formula="of:=[.C107]" office:value-type="currency" office:currency="USD" office:value="114900" calcext:value-type="currency">
            <text:p>$114,900</text:p>
          </table:table-cell>
          <table:table-cell table:formula="of:=[.C107]/[.F107]" office:value-type="currency" office:currency="USD" office:value="51.0666666666667" calcext:value-type="currency">
            <text:p>$51</text:p>
          </table:table-cell>
          <table:table-cell table:formula="of:=[.C107]/[.G107]" office:value-type="currency" office:currency="USD" office:value="114.9" calcext:value-type="currency">
            <text:p>$11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88 DUKE Street West, SAINT JOHN, New Brunswick E2M1T2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2546</text:p>
          </table:table-cell>
          <table:table-cell office:value-type="string" calcext:value-type="string">
            <text:p>House</text:p>
          </table:table-cell>
          <table:table-cell office:value-type="float" office:value="4079" calcext:value-type="float">
            <text:p>4079</text:p>
          </table:table-cell>
          <table:table-cell office:value-type="float" office:value="1298" calcext:value-type="float">
            <text:p>1298</text:p>
          </table:table-cell>
          <table:table-cell table:formula="of:=[.C108]" office:value-type="currency" office:currency="USD" office:value="114900" calcext:value-type="currency">
            <text:p>$114,900</text:p>
          </table:table-cell>
          <table:table-cell table:formula="of:=[.C108]/[.F108]" office:value-type="currency" office:currency="USD" office:value="28.1686687913704" calcext:value-type="currency">
            <text:p>$28</text:p>
          </table:table-cell>
          <table:table-cell table:formula="of:=[.C108]/[.G108]" office:value-type="currency" office:currency="USD" office:value="88.5208012326656" calcext:value-type="currency">
            <text:p>$8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3 PUGSLEY Avenue, SAINT JOHN, New Brunswick E2K2X1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4953</text:p>
          </table:table-cell>
          <table:table-cell office:value-type="string" calcext:value-type="string">
            <text:p>House</text:p>
          </table:table-cell>
          <table:table-cell office:value-type="float" office:value="3929" calcext:value-type="float">
            <text:p>3929</text:p>
          </table:table-cell>
          <table:table-cell office:value-type="float" office:value="760" calcext:value-type="float">
            <text:p>760</text:p>
          </table:table-cell>
          <table:table-cell table:formula="of:=[.C109]" office:value-type="currency" office:currency="USD" office:value="114900" calcext:value-type="currency">
            <text:p>$114,900</text:p>
          </table:table-cell>
          <table:table-cell table:formula="of:=[.C109]/[.F109]" office:value-type="currency" office:currency="USD" office:value="29.2440824637312" calcext:value-type="currency">
            <text:p>$29</text:p>
          </table:table-cell>
          <table:table-cell table:formula="of:=[.C109]/[.G109]" office:value-type="currency" office:currency="USD" office:value="151.184210526316" calcext:value-type="currency">
            <text:p>$15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62 TOPEKA Street, SAINT JOHN, New Brunswick E2J1J3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5028</text:p>
          </table:table-cell>
          <table:table-cell office:value-type="string" calcext:value-type="string">
            <text:p>House</text:p>
          </table:table-cell>
          <table:table-cell office:value-type="float" office:value="7998" calcext:value-type="float">
            <text:p>7998</text:p>
          </table:table-cell>
          <table:table-cell office:value-type="float" office:value="1100" calcext:value-type="float">
            <text:p>1100</text:p>
          </table:table-cell>
          <table:table-cell table:formula="of:=[.C110]" office:value-type="currency" office:currency="USD" office:value="114900" calcext:value-type="currency">
            <text:p>$114,900</text:p>
          </table:table-cell>
          <table:table-cell table:formula="of:=[.C110]/[.F110]" office:value-type="currency" office:currency="USD" office:value="14.3660915228807" calcext:value-type="currency">
            <text:p>$14</text:p>
          </table:table-cell>
          <table:table-cell table:formula="of:=[.C110]/[.G110]" office:value-type="currency" office:currency="USD" office:value="104.454545454545" calcext:value-type="currency">
            <text:p>$10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563 SANDY POINT Road, SAINT JOHN, New Brunswick E2K3S1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3891</text:p>
          </table:table-cell>
          <table:table-cell office:value-type="string" calcext:value-type="string">
            <text:p>House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[.C111]" office:value-type="currency" office:currency="USD" office:value="114900" calcext:value-type="currency">
            <text:p>$114,900</text:p>
          </table:table-cell>
          <table:table-cell table:formula="of:=[.C111]/[.F111]" office:value-type="currency" office:currency="USD" office:value="4419.23076923077" calcext:value-type="currency">
            <text:p>$4,419</text:p>
          </table:table-cell>
          <table:table-cell table:formula="of:=[.C111]/[.G111]" office:value-type="currency" office:currency="USD" office:value="114.9" calcext:value-type="currency">
            <text:p>$11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176 GARNETT Road East, SAINT JOHN, New Brunswick E2J3C3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3218</text:p>
          </table:table-cell>
          <table:table-cell office:value-type="string" calcext:value-type="string">
            <text:p>House</text:p>
          </table:table-cell>
          <table:table-cell office:value-type="float" office:value="22647" calcext:value-type="float">
            <text:p>22647</text:p>
          </table:table-cell>
          <table:table-cell office:value-type="float" office:value="1040" calcext:value-type="float">
            <text:p>1040</text:p>
          </table:table-cell>
          <table:table-cell table:formula="of:=[.C112]" office:value-type="currency" office:currency="USD" office:value="114900" calcext:value-type="currency">
            <text:p>$114,900</text:p>
          </table:table-cell>
          <table:table-cell table:formula="of:=[.C112]/[.F112]" office:value-type="currency" office:currency="USD" office:value="5.07351967147967" calcext:value-type="currency">
            <text:p>$5</text:p>
          </table:table-cell>
          <table:table-cell table:formula="of:=[.C112]/[.G112]" office:value-type="currency" office:currency="USD" office:value="110.480769230769" calcext:value-type="currency">
            <text:p>$11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89 BROADWAY Avenue, SAINT JOHN, New Brunswick E2H1Z9</text:p>
          </table:table-cell>
          <table:table-cell office:value-type="currency" office:currency="USD" office:value="115000" calcext:value-type="currency">
            <text:p>$115,000</text:p>
          </table:table-cell>
          <table:table-cell office:value-type="string" calcext:value-type="string">
            <text:p>SJ162095</text:p>
          </table:table-cell>
          <table:table-cell office:value-type="string" calcext:value-type="string">
            <text:p>House</text:p>
          </table:table-cell>
          <table:table-cell office:value-type="float" office:value="6253" calcext:value-type="float">
            <text:p>6253</text:p>
          </table:table-cell>
          <table:table-cell office:value-type="float" office:value="950" calcext:value-type="float">
            <text:p>950</text:p>
          </table:table-cell>
          <table:table-cell table:formula="of:=[.C113]" office:value-type="currency" office:currency="USD" office:value="115000" calcext:value-type="currency">
            <text:p>$115,000</text:p>
          </table:table-cell>
          <table:table-cell table:formula="of:=[.C113]/[.F113]" office:value-type="currency" office:currency="USD" office:value="18.3911722373261" calcext:value-type="currency">
            <text:p>$18</text:p>
          </table:table-cell>
          <table:table-cell table:formula="of:=[.C113]/[.G113]" office:value-type="currency" office:currency="USD" office:value="121.052631578947" calcext:value-type="currency">
            <text:p>$12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23 DALILA Court, SAINT JOHN, New Brunswick E2M5P9</text:p>
          </table:table-cell>
          <table:table-cell office:value-type="currency" office:currency="USD" office:value="117000" calcext:value-type="currency">
            <text:p>$117,000</text:p>
          </table:table-cell>
          <table:table-cell office:value-type="string" calcext:value-type="string">
            <text:p>SJ162678</text:p>
          </table:table-cell>
          <table:table-cell office:value-type="string" calcext:value-type="string">
            <text:p>House</text:p>
          </table:table-cell>
          <table:table-cell office:value-type="float" office:value="3821" calcext:value-type="float">
            <text:p>3821</text:p>
          </table:table-cell>
          <table:table-cell office:value-type="float" office:value="1200" calcext:value-type="float">
            <text:p>1200</text:p>
          </table:table-cell>
          <table:table-cell table:formula="of:=[.C114]" office:value-type="currency" office:currency="USD" office:value="117000" calcext:value-type="currency">
            <text:p>$117,000</text:p>
          </table:table-cell>
          <table:table-cell table:formula="of:=[.C114]/[.F114]" office:value-type="currency" office:currency="USD" office:value="30.6202564773619" calcext:value-type="currency">
            <text:p>$31</text:p>
          </table:table-cell>
          <table:table-cell table:formula="of:=[.C114]/[.G114]" office:value-type="currency" office:currency="USD" office:value="97.5" calcext:value-type="currency">
            <text:p>$9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545 MICHAEL, SAINT JOHN, New Brunswick E2J2S9</text:p>
          </table:table-cell>
          <table:table-cell office:value-type="currency" office:currency="USD" office:value="117500" calcext:value-type="currency">
            <text:p>$117,500</text:p>
          </table:table-cell>
          <table:table-cell office:value-type="string" calcext:value-type="string">
            <text:p>SJ164805</text:p>
          </table:table-cell>
          <table:table-cell office:value-type="string" calcext:value-type="string">
            <text:p>House</text:p>
          </table:table-cell>
          <table:table-cell office:value-type="float" office:value="3856" calcext:value-type="float">
            <text:p>3856</text:p>
          </table:table-cell>
          <table:table-cell office:value-type="float" office:value="1152" calcext:value-type="float">
            <text:p>1152</text:p>
          </table:table-cell>
          <table:table-cell table:formula="of:=[.C115]" office:value-type="currency" office:currency="USD" office:value="117500" calcext:value-type="currency">
            <text:p>$117,500</text:p>
          </table:table-cell>
          <table:table-cell table:formula="of:=[.C115]/[.F115]" office:value-type="currency" office:currency="USD" office:value="30.4719917012448" calcext:value-type="currency">
            <text:p>$30</text:p>
          </table:table-cell>
          <table:table-cell table:formula="of:=[.C115]/[.G115]" office:value-type="currency" office:currency="USD" office:value="101.996527777778" calcext:value-type="currency">
            <text:p>$10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48 MCLAUGHLIN Road, SAINT JOHN, New Brunswick E2J4S2</text:p>
          </table:table-cell>
          <table:table-cell office:value-type="currency" office:currency="USD" office:value="117900" calcext:value-type="currency">
            <text:p>$117,900</text:p>
          </table:table-cell>
          <table:table-cell office:value-type="string" calcext:value-type="string">
            <text:p>SJ163987</text:p>
          </table:table-cell>
          <table:table-cell office:value-type="string" calcext:value-type="string">
            <text:p>House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formula="of:=[.C116]" office:value-type="currency" office:currency="USD" office:value="117900" calcext:value-type="currency">
            <text:p>$117,900</text:p>
          </table:table-cell>
          <table:table-cell table:formula="of:=[.C116]/[.F116]" office:value-type="currency" office:currency="USD" office:value="5359.09090909091" calcext:value-type="currency">
            <text:p>$5,359</text:p>
          </table:table-cell>
          <table:table-cell table:formula="of:=[.C116]/[.G116]" office:value-type="currency" office:currency="USD" office:value="131" calcext:value-type="currency">
            <text:p>$13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223 WESTMORLAND Road, SAINT JOHN, New Brunswick E2J2G1</text:p>
          </table:table-cell>
          <table:table-cell office:value-type="currency" office:currency="USD" office:value="118900" calcext:value-type="currency">
            <text:p>$118,900</text:p>
          </table:table-cell>
          <table:table-cell office:value-type="string" calcext:value-type="string">
            <text:p>SJ164567</text:p>
          </table:table-cell>
          <table:table-cell office:value-type="string" calcext:value-type="string">
            <text:p>House</text:p>
          </table:table-cell>
          <table:table-cell office:value-type="float" office:value="6555" calcext:value-type="float">
            <text:p>6555</text:p>
          </table:table-cell>
          <table:table-cell office:value-type="float" office:value="1300" calcext:value-type="float">
            <text:p>1300</text:p>
          </table:table-cell>
          <table:table-cell table:formula="of:=[.C117]" office:value-type="currency" office:currency="USD" office:value="118900" calcext:value-type="currency">
            <text:p>$118,900</text:p>
          </table:table-cell>
          <table:table-cell table:formula="of:=[.C117]/[.F117]" office:value-type="currency" office:currency="USD" office:value="18.13882532418" calcext:value-type="currency">
            <text:p>$18</text:p>
          </table:table-cell>
          <table:table-cell table:formula="of:=[.C117]/[.G117]" office:value-type="currency" office:currency="USD" office:value="91.4615384615385" calcext:value-type="currency">
            <text:p>$9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3148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formula="of:=[.C118]" office:value-type="currency" office:currency="USD" office:value="119000" calcext:value-type="currency">
            <text:p>$119,000</text:p>
          </table:table-cell>
          <table:table-cell table:formula="of:=[.C118]/[.F118]" office:value-type="currency" office:currency="USD" office:value="25.7743123240199" calcext:value-type="currency">
            <text:p>$26</text:p>
          </table:table-cell>
          <table:table-cell table:formula="of:=[.C118]/[.G118]" office:value-type="currency" office:currency="USD" office:value="123.958333333333" calcext:value-type="currency">
            <text:p>$12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328-330 SANDY POINT RD, SAINT JOHN, New Brunswick E2K3R9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4193</text:p>
          </table:table-cell>
          <table:table-cell office:value-type="string" calcext:value-type="string">
            <text:p>House</text:p>
          </table:table-cell>
          <table:table-cell office:value-type="float" office:value="17556" calcext:value-type="float">
            <text:p>17556</text:p>
          </table:table-cell>
          <table:table-cell office:value-type="float" office:value="1200" calcext:value-type="float">
            <text:p>1200</text:p>
          </table:table-cell>
          <table:table-cell table:formula="of:=[.C119]" office:value-type="currency" office:currency="USD" office:value="119000" calcext:value-type="currency">
            <text:p>$119,000</text:p>
          </table:table-cell>
          <table:table-cell table:formula="of:=[.C119]/[.F119]" office:value-type="currency" office:currency="USD" office:value="6.77830940988836" calcext:value-type="currency">
            <text:p>$7</text:p>
          </table:table-cell>
          <table:table-cell table:formula="of:=[.C119]/[.G119]" office:value-type="currency" office:currency="USD" office:value="99.1666666666667" calcext:value-type="currency">
            <text:p>$9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60 MIDWOOD Avenue, SAINT JOHN, New Brunswick E2P1K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3995</text:p>
          </table:table-cell>
          <table:table-cell office:value-type="string" calcext:value-type="string">
            <text:p>House</text:p>
          </table:table-cell>
          <table:table-cell office:value-type="float" office:value="5704" calcext:value-type="float">
            <text:p>5704</text:p>
          </table:table-cell>
          <table:table-cell office:value-type="float" office:value="900" calcext:value-type="float">
            <text:p>900</text:p>
          </table:table-cell>
          <table:table-cell table:formula="of:=[.C120]" office:value-type="currency" office:currency="USD" office:value="119900" calcext:value-type="currency">
            <text:p>$119,900</text:p>
          </table:table-cell>
          <table:table-cell table:formula="of:=[.C120]/[.F120]" office:value-type="currency" office:currency="USD" office:value="21.0203366058906" calcext:value-type="currency">
            <text:p>$21</text:p>
          </table:table-cell>
          <table:table-cell table:formula="of:=[.C120]/[.G120]" office:value-type="currency" office:currency="USD" office:value="133.222222222222" calcext:value-type="currency">
            <text:p>$13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01 RED HEAD Road, SAINT JOHN, New Brunswick E2P1K8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62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table:formula="of:=[.C121]" office:value-type="currency" office:currency="USD" office:value="119900" calcext:value-type="currency">
            <text:p>$119,900</text:p>
          </table:table-cell>
          <table:table-cell table:formula="of:=[.C121]/[.F121]" office:value-type="currency" office:currency="USD" office:value="9991.66666666667" calcext:value-type="currency">
            <text:p>$9,992</text:p>
          </table:table-cell>
          <table:table-cell table:formula="of:=[.C121]/[.G121]" office:value-type="currency" office:currency="USD" office:value="90.8333333333333" calcext:value-type="currency">
            <text:p>$9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384 KINGSVILLE Road, SAINT JOHN, New Brunswick E2M4T2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246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945" calcext:value-type="float">
            <text:p>945</text:p>
          </table:table-cell>
          <table:table-cell table:formula="of:=[.C122]" office:value-type="currency" office:currency="USD" office:value="119900" calcext:value-type="currency">
            <text:p>$119,900</text:p>
          </table:table-cell>
          <table:table-cell table:formula="of:=[.C122]/[.F122]" office:value-type="currency" office:currency="USD" office:value="8564.28571428571" calcext:value-type="currency">
            <text:p>$8,564</text:p>
          </table:table-cell>
          <table:table-cell table:formula="of:=[.C122]/[.G122]" office:value-type="currency" office:currency="USD" office:value="126.878306878307" calcext:value-type="currency">
            <text:p>$12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41 PLEASANT CITY Street, SAINT JOHN, New Brunswick E2J1E8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55144</text:p>
          </table:table-cell>
          <table:table-cell office:value-type="string" calcext:value-type="string">
            <text:p>House</text:p>
          </table:table-cell>
          <table:table-cell office:value-type="float" office:value="4069" calcext:value-type="float">
            <text:p>4069</text:p>
          </table:table-cell>
          <table:table-cell office:value-type="float" office:value="1400" calcext:value-type="float">
            <text:p>1400</text:p>
          </table:table-cell>
          <table:table-cell table:formula="of:=[.C123]" office:value-type="currency" office:currency="USD" office:value="119900" calcext:value-type="currency">
            <text:p>$119,900</text:p>
          </table:table-cell>
          <table:table-cell table:formula="of:=[.C123]/[.F123]" office:value-type="currency" office:currency="USD" office:value="29.4666994347506" calcext:value-type="currency">
            <text:p>$29</text:p>
          </table:table-cell>
          <table:table-cell table:formula="of:=[.C123]/[.G123]" office:value-type="currency" office:currency="USD" office:value="85.6428571428571" calcext:value-type="currency">
            <text:p>$8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84 BEAVERBROOK Avenue, SAINT JOHN, New Brunswick E2K2W7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51</text:p>
          </table:table-cell>
          <table:table-cell office:value-type="string" calcext:value-type="string">
            <text:p>House</text:p>
          </table:table-cell>
          <table:table-cell office:value-type="float" office:value="5716" calcext:value-type="float">
            <text:p>5716</text:p>
          </table:table-cell>
          <table:table-cell office:value-type="float" office:value="1200" calcext:value-type="float">
            <text:p>1200</text:p>
          </table:table-cell>
          <table:table-cell table:formula="of:=[.C124]" office:value-type="currency" office:currency="USD" office:value="119900" calcext:value-type="currency">
            <text:p>$119,900</text:p>
          </table:table-cell>
          <table:table-cell table:formula="of:=[.C124]/[.F124]" office:value-type="currency" office:currency="USD" office:value="20.9762071378586" calcext:value-type="currency">
            <text:p>$21</text:p>
          </table:table-cell>
          <table:table-cell table:formula="of:=[.C124]/[.G124]" office:value-type="currency" office:currency="USD" office:value="99.9166666666667" calcext:value-type="currency">
            <text:p>$1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34 PARK ST. EXT., SAINT JOHN, New Brunswick E2K3S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70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C125]" office:value-type="currency" office:currency="USD" office:value="119900" calcext:value-type="currency">
            <text:p>$119,900</text:p>
          </table:table-cell>
          <table:table-cell table:formula="of:=[.C125]/[.F125]" office:value-type="currency" office:currency="USD" office:value="9991.66666666667" calcext:value-type="currency">
            <text:p>$9,992</text:p>
          </table:table-cell>
          <table:table-cell table:formula="of:=[.C125]/[.G125]" office:value-type="currency" office:currency="USD" office:value="119.9" calcext:value-type="currency">
            <text:p>$12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471 MILLIDGE Avenue, SAINT JOHN, New Brunswick E2K2N3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3427</text:p>
          </table:table-cell>
          <table:table-cell office:value-type="string" calcext:value-type="string">
            <text:p>House</text:p>
          </table:table-cell>
          <table:table-cell office:value-type="float" office:value="4865" calcext:value-type="float">
            <text:p>4865</text:p>
          </table:table-cell>
          <table:table-cell office:value-type="float" office:value="900" calcext:value-type="float">
            <text:p>900</text:p>
          </table:table-cell>
          <table:table-cell table:formula="of:=[.C126]" office:value-type="currency" office:currency="USD" office:value="119900" calcext:value-type="currency">
            <text:p>$119,900</text:p>
          </table:table-cell>
          <table:table-cell table:formula="of:=[.C126]/[.F126]" office:value-type="currency" office:currency="USD" office:value="24.6454265159301" calcext:value-type="currency">
            <text:p>$25</text:p>
          </table:table-cell>
          <table:table-cell table:formula="of:=[.C126]/[.G126]" office:value-type="currency" office:currency="USD" office:value="133.222222222222" calcext:value-type="currency">
            <text:p>$13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79 WYATT Crescent, SAINT JOHN, New Brunswick E2J4C9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0914</text:p>
          </table:table-cell>
          <table:table-cell office:value-type="string" calcext:value-type="string">
            <text:p>House</text:p>
          </table:table-cell>
          <table:table-cell office:value-type="float" office:value="6082" calcext:value-type="float">
            <text:p>6082</text:p>
          </table:table-cell>
          <table:table-cell office:value-type="float" office:value="1200" calcext:value-type="float">
            <text:p>1200</text:p>
          </table:table-cell>
          <table:table-cell table:formula="of:=[.C127]" office:value-type="currency" office:currency="USD" office:value="119900" calcext:value-type="currency">
            <text:p>$119,900</text:p>
          </table:table-cell>
          <table:table-cell table:formula="of:=[.C127]/[.F127]" office:value-type="currency" office:currency="USD" office:value="19.7139098980598" calcext:value-type="currency">
            <text:p>$20</text:p>
          </table:table-cell>
          <table:table-cell table:formula="of:=[.C127]/[.G127]" office:value-type="currency" office:currency="USD" office:value="99.9166666666667" calcext:value-type="currency">
            <text:p>$10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168 HARBOURVIEW Drive, SAINT JOHN, New Brunswick E2P1B6</text:p>
          </table:table-cell>
          <table:table-cell office:value-type="currency" office:currency="USD" office:value="121900" calcext:value-type="currency">
            <text:p>$121,900</text:p>
          </table:table-cell>
          <table:table-cell office:value-type="string" calcext:value-type="string">
            <text:p>SJ162666</text:p>
          </table:table-cell>
          <table:table-cell office:value-type="string" calcext:value-type="string">
            <text:p>House</text:p>
          </table:table-cell>
          <table:table-cell office:value-type="float" office:value="3746" calcext:value-type="float">
            <text:p>3746</text:p>
          </table:table-cell>
          <table:table-cell office:value-type="float" office:value="960" calcext:value-type="float">
            <text:p>960</text:p>
          </table:table-cell>
          <table:table-cell table:formula="of:=[.C128]" office:value-type="currency" office:currency="USD" office:value="121900" calcext:value-type="currency">
            <text:p>$121,900</text:p>
          </table:table-cell>
          <table:table-cell table:formula="of:=[.C128]/[.F128]" office:value-type="currency" office:currency="USD" office:value="32.5413774693006" calcext:value-type="currency">
            <text:p>$33</text:p>
          </table:table-cell>
          <table:table-cell table:formula="of:=[.C128]/[.G128]" office:value-type="currency" office:currency="USD" office:value="126.979166666667" calcext:value-type="currency">
            <text:p>$12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currency" office:currency="USD" office:value="121900" calcext:value-type="currency">
            <text:p>$121,900</text:p>
          </table:table-cell>
          <table:table-cell office:value-type="string" calcext:value-type="string">
            <text:p>SJ164257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formula="of:=[.C129]" office:value-type="currency" office:currency="USD" office:value="121900" calcext:value-type="currency">
            <text:p>$121,900</text:p>
          </table:table-cell>
          <table:table-cell table:formula="of:=[.C129]/[.F129]" office:value-type="currency" office:currency="USD" office:value="26.5230635335074" calcext:value-type="currency">
            <text:p>$27</text:p>
          </table:table-cell>
          <table:table-cell table:formula="of:=[.C129]/[.G129]" office:value-type="currency" office:currency="USD" office:value="144.774346793349" calcext:value-type="currency">
            <text:p>$14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75 PARK ST. EXT., SAINT JOHN, New Brunswick E2K3S5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4120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732" calcext:value-type="float">
            <text:p>732</text:p>
          </table:table-cell>
          <table:table-cell table:formula="of:=[.C130]" office:value-type="currency" office:currency="USD" office:value="124900" calcext:value-type="currency">
            <text:p>$124,900</text:p>
          </table:table-cell>
          <table:table-cell table:formula="of:=[.C130]/[.F130]" office:value-type="currency" office:currency="USD" office:value="17.8530588907947" calcext:value-type="currency">
            <text:p>$18</text:p>
          </table:table-cell>
          <table:table-cell table:formula="of:=[.C130]/[.G130]" office:value-type="currency" office:currency="USD" office:value="170.628415300546" calcext:value-type="currency">
            <text:p>$1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1056 LATIMORE LAKE RD, SAINT JOHN, New Brunswick E2N1Y1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3845</text:p>
          </table:table-cell>
          <table:table-cell office:value-type="string" calcext:value-type="string">
            <text:p>House</text:p>
          </table:table-cell>
          <table:table-cell office:value-type="float" office:value="43034" calcext:value-type="float">
            <text:p>43034</text:p>
          </table:table-cell>
          <table:table-cell office:value-type="float" office:value="1500" calcext:value-type="float">
            <text:p>1500</text:p>
          </table:table-cell>
          <table:table-cell table:formula="of:=[.C131]" office:value-type="currency" office:currency="USD" office:value="124900" calcext:value-type="currency">
            <text:p>$124,900</text:p>
          </table:table-cell>
          <table:table-cell table:formula="of:=[.C131]/[.F131]" office:value-type="currency" office:currency="USD" office:value="2.90235627643259" calcext:value-type="currency">
            <text:p>$3</text:p>
          </table:table-cell>
          <table:table-cell table:formula="of:=[.C131]/[.G131]" office:value-type="currency" office:currency="USD" office:value="83.2666666666667" calcext:value-type="currency">
            <text:p>$8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100 BON ACCORD, SAINT JOHN, New Brunswick E2J3V6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4877</text:p>
          </table:table-cell>
          <table:table-cell office:value-type="string" calcext:value-type="string">
            <text:p>House</text:p>
          </table:table-cell>
          <table:table-cell office:value-type="float" office:value="4397" calcext:value-type="float">
            <text:p>4397</text:p>
          </table:table-cell>
          <table:table-cell office:value-type="float" office:value="700" calcext:value-type="float">
            <text:p>700</text:p>
          </table:table-cell>
          <table:table-cell table:formula="of:=[.C132]" office:value-type="currency" office:currency="USD" office:value="124900" calcext:value-type="currency">
            <text:p>$124,900</text:p>
          </table:table-cell>
          <table:table-cell table:formula="of:=[.C132]/[.F132]" office:value-type="currency" office:currency="USD" office:value="28.4057311803502" calcext:value-type="currency">
            <text:p>$28</text:p>
          </table:table-cell>
          <table:table-cell table:formula="of:=[.C132]/[.G132]" office:value-type="currency" office:currency="USD" office:value="178.428571428571" calcext:value-type="currency">
            <text:p>$17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22 GREEN Street, SAINT JOHN, New Brunswick E2J1V7</text:p>
          </table:table-cell>
          <table:table-cell office:value-type="currency" office:currency="USD" office:value="127500" calcext:value-type="currency">
            <text:p>$127,500</text:p>
          </table:table-cell>
          <table:table-cell office:value-type="string" calcext:value-type="string">
            <text:p>SJ163624</text:p>
          </table:table-cell>
          <table:table-cell office:value-type="string" calcext:value-type="string">
            <text:p>House</text:p>
          </table:table-cell>
          <table:table-cell office:value-type="float" office:value="10548" calcext:value-type="float">
            <text:p>10548</text:p>
          </table:table-cell>
          <table:table-cell office:value-type="float" office:value="1116" calcext:value-type="float">
            <text:p>1116</text:p>
          </table:table-cell>
          <table:table-cell table:formula="of:=[.C133]" office:value-type="currency" office:currency="USD" office:value="127500" calcext:value-type="currency">
            <text:p>$127,500</text:p>
          </table:table-cell>
          <table:table-cell table:formula="of:=[.C133]/[.F133]" office:value-type="currency" office:currency="USD" office:value="12.0875995449374" calcext:value-type="currency">
            <text:p>$12</text:p>
          </table:table-cell>
          <table:table-cell table:formula="of:=[.C133]/[.G133]" office:value-type="currency" office:currency="USD" office:value="114.247311827957" calcext:value-type="currency">
            <text:p>$11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75 BURDER Street, SAINT JOHN, New Brunswick E2J2L6</text:p>
          </table:table-cell>
          <table:table-cell office:value-type="currency" office:currency="USD" office:value="127900" calcext:value-type="currency">
            <text:p>$127,900</text:p>
          </table:table-cell>
          <table:table-cell office:value-type="string" calcext:value-type="string">
            <text:p>SJ164959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400" calcext:value-type="float">
            <text:p>1400</text:p>
          </table:table-cell>
          <table:table-cell table:formula="of:=[.C134]" office:value-type="currency" office:currency="USD" office:value="127900" calcext:value-type="currency">
            <text:p>$127,900</text:p>
          </table:table-cell>
          <table:table-cell table:formula="of:=[.C134]/[.F134]" office:value-type="currency" office:currency="USD" office:value="25.5544455544456" calcext:value-type="currency">
            <text:p>$26</text:p>
          </table:table-cell>
          <table:table-cell table:formula="of:=[.C134]/[.G134]" office:value-type="currency" office:currency="USD" office:value="91.3571428571429" calcext:value-type="currency">
            <text:p>$9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10 NOEL Avenue, SAINT JOHN, New Brunswick E2K4M2</text:p>
          </table:table-cell>
          <table:table-cell office:value-type="currency" office:currency="USD" office:value="129000" calcext:value-type="currency">
            <text:p>$129,000</text:p>
          </table:table-cell>
          <table:table-cell office:value-type="string" calcext:value-type="string">
            <text:p>SJ164104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196" calcext:value-type="float">
            <text:p>1196</text:p>
          </table:table-cell>
          <table:table-cell table:formula="of:=[.C135]" office:value-type="currency" office:currency="USD" office:value="129000" calcext:value-type="currency">
            <text:p>$129,000</text:p>
          </table:table-cell>
          <table:table-cell table:formula="of:=[.C135]/[.F135]" office:value-type="currency" office:currency="USD" office:value="42.6587301587302" calcext:value-type="currency">
            <text:p>$43</text:p>
          </table:table-cell>
          <table:table-cell table:formula="of:=[.C135]/[.G135]" office:value-type="currency" office:currency="USD" office:value="107.859531772575" calcext:value-type="currency">
            <text:p>$10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488 FUNDY Drive, SAINT JOHN, New Brunswick E2M2R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203</text:p>
          </table:table-cell>
          <table:table-cell office:value-type="string" calcext:value-type="string">
            <text:p>House</text:p>
          </table:table-cell>
          <table:table-cell office:value-type="float" office:value="9137" calcext:value-type="float">
            <text:p>9137</text:p>
          </table:table-cell>
          <table:table-cell office:value-type="float" office:value="1100" calcext:value-type="float">
            <text:p>1100</text:p>
          </table:table-cell>
          <table:table-cell table:formula="of:=[.C136]" office:value-type="currency" office:currency="USD" office:value="129900" calcext:value-type="currency">
            <text:p>$129,900</text:p>
          </table:table-cell>
          <table:table-cell table:formula="of:=[.C136]/[.F136]" office:value-type="currency" office:currency="USD" office:value="14.2169202145124" calcext:value-type="currency">
            <text:p>$14</text:p>
          </table:table-cell>
          <table:table-cell table:formula="of:=[.C136]/[.G136]" office:value-type="currency" office:currency="USD" office:value="118.090909090909" calcext:value-type="currency">
            <text:p>$11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460 CHAMPLAIN Street West, SAINT JOHN, New Brunswick E2M1K9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2082</text:p>
          </table:table-cell>
          <table:table-cell office:value-type="string" calcext:value-type="string">
            <text:p>House</text:p>
          </table:table-cell>
          <table:table-cell office:value-type="float" office:value="4187" calcext:value-type="float">
            <text:p>4187</text:p>
          </table:table-cell>
          <table:table-cell office:value-type="float" office:value="1456" calcext:value-type="float">
            <text:p>1456</text:p>
          </table:table-cell>
          <table:table-cell table:formula="of:=[.C137]" office:value-type="currency" office:currency="USD" office:value="129900" calcext:value-type="currency">
            <text:p>$129,900</text:p>
          </table:table-cell>
          <table:table-cell table:formula="of:=[.C137]/[.F137]" office:value-type="currency" office:currency="USD" office:value="31.0245999522331" calcext:value-type="currency">
            <text:p>$31</text:p>
          </table:table-cell>
          <table:table-cell table:formula="of:=[.C137]/[.G137]" office:value-type="currency" office:currency="USD" office:value="89.217032967033" calcext:value-type="currency">
            <text:p>$8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45 BAYSIDE Drive, SAINT JOHN, New Brunswick E2J1A1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1915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250" calcext:value-type="float">
            <text:p>1250</text:p>
          </table:table-cell>
          <table:table-cell table:formula="of:=[.C138]" office:value-type="currency" office:currency="USD" office:value="129900" calcext:value-type="currency">
            <text:p>$129,900</text:p>
          </table:table-cell>
          <table:table-cell table:formula="of:=[.C138]/[.F138]" office:value-type="currency" office:currency="USD" office:value="26.0112134561474" calcext:value-type="currency">
            <text:p>$26</text:p>
          </table:table-cell>
          <table:table-cell table:formula="of:=[.C138]/[.G138]" office:value-type="currency" office:currency="USD" office:value="103.92" calcext:value-type="currency">
            <text:p>$10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200 BOYANER Crescent, SAINT JOHN, New Brunswick E2J4C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775</text:p>
          </table:table-cell>
          <table:table-cell office:value-type="string" calcext:value-type="string">
            <text:p>House</text:p>
          </table:table-cell>
          <table:table-cell office:value-type="float" office:value="3614" calcext:value-type="float">
            <text:p>3614</text:p>
          </table:table-cell>
          <table:table-cell office:value-type="float" office:value="750" calcext:value-type="float">
            <text:p>750</text:p>
          </table:table-cell>
          <table:table-cell table:formula="of:=[.C139]" office:value-type="currency" office:currency="USD" office:value="129900" calcext:value-type="currency">
            <text:p>$129,900</text:p>
          </table:table-cell>
          <table:table-cell table:formula="of:=[.C139]/[.F139]" office:value-type="currency" office:currency="USD" office:value="35.9435528500277" calcext:value-type="currency">
            <text:p>$36</text:p>
          </table:table-cell>
          <table:table-cell table:formula="of:=[.C139]/[.G139]" office:value-type="currency" office:currency="USD" office:value="173.2" calcext:value-type="currency">
            <text:p>$17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655 BONITA Avenue, SAINT JOHN, New Brunswick E2J2T2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5013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80" calcext:value-type="float">
            <text:p>1080</text:p>
          </table:table-cell>
          <table:table-cell table:formula="of:=[.C140]" office:value-type="currency" office:currency="USD" office:value="129900" calcext:value-type="currency">
            <text:p>$129,900</text:p>
          </table:table-cell>
          <table:table-cell table:formula="of:=[.C140]/[.F140]" office:value-type="currency" office:currency="USD" office:value="18.5677530017153" calcext:value-type="currency">
            <text:p>$19</text:p>
          </table:table-cell>
          <table:table-cell table:formula="of:=[.C140]/[.G140]" office:value-type="currency" office:currency="USD" office:value="120.277777777778" calcext:value-type="currency">
            <text:p>$12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40 BON ACCORD Drive, SAINT JOHN, New Brunswick E2J4G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3697</text:p>
          </table:table-cell>
          <table:table-cell office:value-type="string" calcext:value-type="string">
            <text:p>House</text:p>
          </table:table-cell>
          <table:table-cell office:value-type="float" office:value="4123" calcext:value-type="float">
            <text:p>4123</text:p>
          </table:table-cell>
          <table:table-cell office:value-type="float" office:value="1240" calcext:value-type="float">
            <text:p>1240</text:p>
          </table:table-cell>
          <table:table-cell table:formula="of:=[.C141]" office:value-type="currency" office:currency="USD" office:value="129900" calcext:value-type="currency">
            <text:p>$129,900</text:p>
          </table:table-cell>
          <table:table-cell table:formula="of:=[.C141]/[.F141]" office:value-type="currency" office:currency="USD" office:value="31.5061848168809" calcext:value-type="currency">
            <text:p>$32</text:p>
          </table:table-cell>
          <table:table-cell table:formula="of:=[.C141]/[.G141]" office:value-type="currency" office:currency="USD" office:value="104.758064516129" calcext:value-type="currency">
            <text:p>$10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78 BROADWAY Avenue, SAINT JOHN, New Brunswick E2H1Z8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54496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00" calcext:value-type="float">
            <text:p>1000</text:p>
          </table:table-cell>
          <table:table-cell table:formula="of:=[.C142]" office:value-type="currency" office:currency="USD" office:value="129900" calcext:value-type="currency">
            <text:p>$129,900</text:p>
          </table:table-cell>
          <table:table-cell table:formula="of:=[.C142]/[.F142]" office:value-type="currency" office:currency="USD" office:value="25.954045954046" calcext:value-type="currency">
            <text:p>$26</text:p>
          </table:table-cell>
          <table:table-cell table:formula="of:=[.C142]/[.G142]" office:value-type="currency" office:currency="USD" office:value="129.9" calcext:value-type="currency">
            <text:p>$13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995 GOLDEN GROVE Road, SAINT JOHN, New Brunswick E2H2X1</text:p>
          </table:table-cell>
          <table:table-cell office:value-type="currency" office:currency="USD" office:value="129999" calcext:value-type="currency">
            <text:p>$129,999</text:p>
          </table:table-cell>
          <table:table-cell office:value-type="string" calcext:value-type="string">
            <text:p>SJ164641</text:p>
          </table:table-cell>
          <table:table-cell office:value-type="string" calcext:value-type="string">
            <text:p>House</text:p>
          </table:table-cell>
          <table:table-cell office:value-type="float" office:value="15" calcext:value-type="float">
            <text:p>15</text:p>
          </table:table-cell>
          <table:table-cell office:value-type="float" office:value="764" calcext:value-type="float">
            <text:p>764</text:p>
          </table:table-cell>
          <table:table-cell table:formula="of:=[.C143]" office:value-type="currency" office:currency="USD" office:value="129999" calcext:value-type="currency">
            <text:p>$129,999</text:p>
          </table:table-cell>
          <table:table-cell table:formula="of:=[.C143]/[.F143]" office:value-type="currency" office:currency="USD" office:value="8666.6" calcext:value-type="currency">
            <text:p>$8,667</text:p>
          </table:table-cell>
          <table:table-cell table:formula="of:=[.C143]/[.G143]" office:value-type="currency" office:currency="USD" office:value="170.155759162304" calcext:value-type="currency">
            <text:p>$17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1542 GOLDEN GROVE RD, SAINT JOHN, New Brunswick E2N2A4</text:p>
          </table:table-cell>
          <table:table-cell office:value-type="currency" office:currency="USD" office:value="130000" calcext:value-type="currency">
            <text:p>$130,000</text:p>
          </table:table-cell>
          <table:table-cell office:value-type="string" calcext:value-type="string">
            <text:p>SJ164408</text:p>
          </table:table-cell>
          <table:table-cell office:value-type="string" calcext:value-type="string">
            <text:p>House</text:p>
          </table:table-cell>
          <table:table-cell office:value-type="float" office:value="46241" calcext:value-type="float">
            <text:p>46241</text:p>
          </table:table-cell>
          <table:table-cell office:value-type="float" office:value="1100" calcext:value-type="float">
            <text:p>1100</text:p>
          </table:table-cell>
          <table:table-cell table:formula="of:=[.C144]" office:value-type="currency" office:currency="USD" office:value="130000" calcext:value-type="currency">
            <text:p>$130,000</text:p>
          </table:table-cell>
          <table:table-cell table:formula="of:=[.C144]/[.F144]" office:value-type="currency" office:currency="USD" office:value="2.81135788585887" calcext:value-type="currency">
            <text:p>$3</text:p>
          </table:table-cell>
          <table:table-cell table:formula="of:=[.C144]/[.G144]" office:value-type="currency" office:currency="USD" office:value="118.181818181818" calcext:value-type="currency">
            <text:p>$11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211 WYATT Crescent, SAINT JOHN, New Brunswick E2J4C9</text:p>
          </table:table-cell>
          <table:table-cell office:value-type="currency" office:currency="USD" office:value="133500" calcext:value-type="currency">
            <text:p>$133,500</text:p>
          </table:table-cell>
          <table:table-cell office:value-type="string" calcext:value-type="string">
            <text:p>SJ160960</text:p>
          </table:table-cell>
          <table:table-cell office:value-type="string" calcext:value-type="string">
            <text:p>House</text:p>
          </table:table-cell>
          <table:table-cell office:value-type="float" office:value="5608" calcext:value-type="float">
            <text:p>5608</text:p>
          </table:table-cell>
          <table:table-cell office:value-type="float" office:value="1200" calcext:value-type="float">
            <text:p>1200</text:p>
          </table:table-cell>
          <table:table-cell table:formula="of:=[.C145]" office:value-type="currency" office:currency="USD" office:value="133500" calcext:value-type="currency">
            <text:p>$133,500</text:p>
          </table:table-cell>
          <table:table-cell table:formula="of:=[.C145]/[.F145]" office:value-type="currency" office:currency="USD" office:value="23.8052781740371" calcext:value-type="currency">
            <text:p>$24</text:p>
          </table:table-cell>
          <table:table-cell table:formula="of:=[.C145]/[.G145]" office:value-type="currency" office:currency="USD" office:value="111.25" calcext:value-type="currency">
            <text:p>$11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443 MANSFIELD Street, SAINT JOHN, New Brunswick E2M3A3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2955</text:p>
          </table:table-cell>
          <table:table-cell office:value-type="string" calcext:value-type="string">
            <text:p>House</text:p>
          </table:table-cell>
          <table:table-cell office:value-type="float" office:value="5015" calcext:value-type="float">
            <text:p>5015</text:p>
          </table:table-cell>
          <table:table-cell office:value-type="float" office:value="1800" calcext:value-type="float">
            <text:p>1800</text:p>
          </table:table-cell>
          <table:table-cell table:formula="of:=[.C146]" office:value-type="currency" office:currency="USD" office:value="134900" calcext:value-type="currency">
            <text:p>$134,900</text:p>
          </table:table-cell>
          <table:table-cell table:formula="of:=[.C146]/[.F146]" office:value-type="currency" office:currency="USD" office:value="26.8993020937188" calcext:value-type="currency">
            <text:p>$27</text:p>
          </table:table-cell>
          <table:table-cell table:formula="of:=[.C146]/[.G146]" office:value-type="currency" office:currency="USD" office:value="74.9444444444444" calcext:value-type="currency">
            <text:p>$7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1351 BAYSIDE DR, SAINT JOHN, New Brunswick E2J4S8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692</text:p>
          </table:table-cell>
          <table:table-cell office:value-type="string" calcext:value-type="string">
            <text:p>House</text:p>
          </table:table-cell>
          <table:table-cell office:value-type="float" office:value="27" calcext:value-type="float">
            <text:p>27</text:p>
          </table:table-cell>
          <table:table-cell office:value-type="float" office:value="1150" calcext:value-type="float">
            <text:p>1150</text:p>
          </table:table-cell>
          <table:table-cell table:formula="of:=[.C147]" office:value-type="currency" office:currency="USD" office:value="134900" calcext:value-type="currency">
            <text:p>$134,900</text:p>
          </table:table-cell>
          <table:table-cell table:formula="of:=[.C147]/[.F147]" office:value-type="currency" office:currency="USD" office:value="4996.2962962963" calcext:value-type="currency">
            <text:p>$4,996</text:p>
          </table:table-cell>
          <table:table-cell table:formula="of:=[.C147]/[.G147]" office:value-type="currency" office:currency="USD" office:value="117.304347826087" calcext:value-type="currency">
            <text:p>$11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35 MCLAUGHLIN Crescent, SAINT JOHN, New Brunswick E2J1E6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3714</text:p>
          </table:table-cell>
          <table:table-cell office:value-type="string" calcext:value-type="string">
            <text:p>House</text:p>
          </table:table-cell>
          <table:table-cell office:value-type="float" office:value="7717" calcext:value-type="float">
            <text:p>7717</text:p>
          </table:table-cell>
          <table:table-cell office:value-type="float" office:value="1050" calcext:value-type="float">
            <text:p>1050</text:p>
          </table:table-cell>
          <table:table-cell table:formula="of:=[.C148]" office:value-type="currency" office:currency="USD" office:value="134900" calcext:value-type="currency">
            <text:p>$134,900</text:p>
          </table:table-cell>
          <table:table-cell table:formula="of:=[.C148]/[.F148]" office:value-type="currency" office:currency="USD" office:value="17.4808863548011" calcext:value-type="currency">
            <text:p>$17</text:p>
          </table:table-cell>
          <table:table-cell table:formula="of:=[.C148]/[.G148]" office:value-type="currency" office:currency="USD" office:value="128.47619047619" calcext:value-type="currency">
            <text:p>$12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65 PAULINE Street, SAINT JOHN, New Brunswick E2J3K8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570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546" calcext:value-type="float">
            <text:p>546</text:p>
          </table:table-cell>
          <table:table-cell table:formula="of:=[.C149]" office:value-type="currency" office:currency="USD" office:value="134900" calcext:value-type="currency">
            <text:p>$134,900</text:p>
          </table:table-cell>
          <table:table-cell table:formula="of:=[.C149]/[.F149]" office:value-type="currency" office:currency="USD" office:value="9635.71428571429" calcext:value-type="currency">
            <text:p>$9,636</text:p>
          </table:table-cell>
          <table:table-cell table:formula="of:=[.C149]/[.G149]" office:value-type="currency" office:currency="USD" office:value="247.069597069597" calcext:value-type="currency">
            <text:p>$24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120 MOUNTAIN VIEW, SAINT JOHN, New Brunswick E2J3A2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336</text:p>
          </table:table-cell>
          <table:table-cell office:value-type="string" calcext:value-type="string">
            <text:p>House</text:p>
          </table:table-cell>
          <table:table-cell office:value-type="float" office:value="8944" calcext:value-type="float">
            <text:p>8944</text:p>
          </table:table-cell>
          <table:table-cell office:value-type="float" office:value="980" calcext:value-type="float">
            <text:p>980</text:p>
          </table:table-cell>
          <table:table-cell table:formula="of:=[.C150]" office:value-type="currency" office:currency="USD" office:value="134900" calcext:value-type="currency">
            <text:p>$134,900</text:p>
          </table:table-cell>
          <table:table-cell table:formula="of:=[.C150]/[.F150]" office:value-type="currency" office:currency="USD" office:value="15.0827370304114" calcext:value-type="currency">
            <text:p>$15</text:p>
          </table:table-cell>
          <table:table-cell table:formula="of:=[.C150]/[.G150]" office:value-type="currency" office:currency="USD" office:value="137.65306122449" calcext:value-type="currency">
            <text:p>$13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21 MOUNTAIN Road, SAINT JOHN, New Brunswick E2J2W7</text:p>
          </table:table-cell>
          <table:table-cell office:value-type="currency" office:currency="USD" office:value="134999" calcext:value-type="currency">
            <text:p>$134,999</text:p>
          </table:table-cell>
          <table:table-cell office:value-type="string" calcext:value-type="string">
            <text:p>SJ163780</text:p>
          </table:table-cell>
          <table:table-cell office:value-type="string" calcext:value-type="string">
            <text:p>House</text:p>
          </table:table-cell>
          <table:table-cell office:value-type="float" office:value="16189" calcext:value-type="float">
            <text:p>16189</text:p>
          </table:table-cell>
          <table:table-cell office:value-type="float" office:value="1150" calcext:value-type="float">
            <text:p>1150</text:p>
          </table:table-cell>
          <table:table-cell table:formula="of:=[.C151]" office:value-type="currency" office:currency="USD" office:value="134999" calcext:value-type="currency">
            <text:p>$134,999</text:p>
          </table:table-cell>
          <table:table-cell table:formula="of:=[.C151]/[.F151]" office:value-type="currency" office:currency="USD" office:value="8.33893384396813" calcext:value-type="currency">
            <text:p>$8</text:p>
          </table:table-cell>
          <table:table-cell table:formula="of:=[.C151]/[.G151]" office:value-type="currency" office:currency="USD" office:value="117.390434782609" calcext:value-type="currency">
            <text:p>$11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31 CURRIE Avenue, SAINT JOHN, New Brunswick E2K3A9</text:p>
          </table:table-cell>
          <table:table-cell office:value-type="currency" office:currency="USD" office:value="135000" calcext:value-type="currency">
            <text:p>$135,000</text:p>
          </table:table-cell>
          <table:table-cell office:value-type="string" calcext:value-type="string">
            <text:p>SJ164890</text:p>
          </table:table-cell>
          <table:table-cell office:value-type="string" calcext:value-type="string">
            <text:p>House</text:p>
          </table:table-cell>
          <table:table-cell office:value-type="float" office:value="5242" calcext:value-type="float">
            <text:p>5242</text:p>
          </table:table-cell>
          <table:table-cell office:value-type="float" office:value="917" calcext:value-type="float">
            <text:p>917</text:p>
          </table:table-cell>
          <table:table-cell table:formula="of:=[.C152]" office:value-type="currency" office:currency="USD" office:value="135000" calcext:value-type="currency">
            <text:p>$135,000</text:p>
          </table:table-cell>
          <table:table-cell table:formula="of:=[.C152]/[.F152]" office:value-type="currency" office:currency="USD" office:value="25.7535291873331" calcext:value-type="currency">
            <text:p>$26</text:p>
          </table:table-cell>
          <table:table-cell table:formula="of:=[.C152]/[.G152]" office:value-type="currency" office:currency="USD" office:value="147.21919302072" calcext:value-type="currency">
            <text:p>$14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152 WILLIE Avenue, SAINT JOHN, New Brunswick E2J3N4</text:p>
          </table:table-cell>
          <table:table-cell office:value-type="currency" office:currency="USD" office:value="135900" calcext:value-type="currency">
            <text:p>$135,900</text:p>
          </table:table-cell>
          <table:table-cell office:value-type="string" calcext:value-type="string">
            <text:p>SJ162566</text:p>
          </table:table-cell>
          <table:table-cell office:value-type="string" calcext:value-type="string">
            <text:p>House</text:p>
          </table:table-cell>
          <table:table-cell office:value-type="float" office:value="24" calcext:value-type="float">
            <text:p>24</text:p>
          </table:table-cell>
          <table:table-cell office:value-type="float" office:value="816" calcext:value-type="float">
            <text:p>816</text:p>
          </table:table-cell>
          <table:table-cell table:formula="of:=[.C153]" office:value-type="currency" office:currency="USD" office:value="135900" calcext:value-type="currency">
            <text:p>$135,900</text:p>
          </table:table-cell>
          <table:table-cell table:formula="of:=[.C153]/[.F153]" office:value-type="currency" office:currency="USD" office:value="5662.5" calcext:value-type="currency">
            <text:p>$5,663</text:p>
          </table:table-cell>
          <table:table-cell table:formula="of:=[.C153]/[.G153]" office:value-type="currency" office:currency="USD" office:value="166.544117647059" calcext:value-type="currency">
            <text:p>$1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 FALL Court, SAINT JOHN, New Brunswick E2N1N9</text:p>
          </table:table-cell>
          <table:table-cell office:value-type="currency" office:currency="USD" office:value="25000" calcext:value-type="currency">
            <text:p>$25,000</text:p>
          </table:table-cell>
          <table:table-cell office:value-type="string" calcext:value-type="string">
            <text:p>SJ165020</text:p>
          </table:table-cell>
          <table:table-cell office:value-type="string" calcext:value-type="string">
            <text:p>Mobile Home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[.C154]" office:value-type="currency" office:currency="USD" office:value="25000" calcext:value-type="currency">
            <text:p>$25,000</text:p>
          </table:table-cell>
          <table:table-cell table:formula="of:=[.C154]/[.F154]" office:value-type="string" office:string-value="" calcext:value-type="error">
            <text:p>#DIV/0!</text:p>
          </table:table-cell>
          <table:table-cell table:formula="of:=[.C154]/[.G154]" office:value-type="currency" office:currency="USD" office:value="35.7142857142857" calcext:value-type="currency">
            <text:p>$3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6 SPRING Drive, SAINT JOHN, New Brunswick E2N1P2</text:p>
          </table:table-cell>
          <table:table-cell office:value-type="currency" office:currency="USD" office:value="56900" calcext:value-type="currency">
            <text:p>$56,900</text:p>
          </table:table-cell>
          <table:table-cell office:value-type="string" calcext:value-type="string">
            <text:p>SJ164453</text:p>
          </table:table-cell>
          <table:table-cell office:value-type="string" calcext:value-type="string">
            <text:p>Mobile Home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table:formula="of:=[.C155]" office:value-type="currency" office:currency="USD" office:value="56900" calcext:value-type="currency">
            <text:p>$56,900</text:p>
          </table:table-cell>
          <table:table-cell table:formula="of:=[.C155]/[.F155]" office:value-type="currency" office:currency="USD" office:value="56900" calcext:value-type="currency">
            <text:p>$56,900</text:p>
          </table:table-cell>
          <table:table-cell table:formula="of:=[.C155]/[.G155]" office:value-type="currency" office:currency="USD" office:value="53.0783582089552" calcext:value-type="currency">
            <text:p>$5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656 ROUTE 825, GARNETT SETTLEMENT, New Brunswick E2S1V1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3936</text:p>
          </table:table-cell>
          <table:table-cell office:value-type="string" calcext:value-type="string">
            <text:p>Mobile Home</text:p>
          </table:table-cell>
          <table:table-cell office:value-type="float" office:value="43" calcext:value-type="float">
            <text:p>43</text:p>
          </table:table-cell>
          <table:table-cell office:value-type="float" office:value="861" calcext:value-type="float">
            <text:p>861</text:p>
          </table:table-cell>
          <table:table-cell table:formula="of:=[.C156]" office:value-type="currency" office:currency="USD" office:value="75000" calcext:value-type="currency">
            <text:p>$75,000</text:p>
          </table:table-cell>
          <table:table-cell table:formula="of:=[.C156]/[.F156]" office:value-type="currency" office:currency="USD" office:value="1744.18604651163" calcext:value-type="currency">
            <text:p>$1,744</text:p>
          </table:table-cell>
          <table:table-cell table:formula="of:=[.C156]/[.G156]" office:value-type="currency" office:currency="USD" office:value="87.1080139372822" calcext:value-type="currency">
            <text:p>$8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24 CONIFER Crescent, SAINT JOHN, New Brunswick E2K2R8</text:p>
          </table:table-cell>
          <table:table-cell office:value-type="currency" office:currency="USD" office:value="85900" calcext:value-type="currency">
            <text:p>$85,900</text:p>
          </table:table-cell>
          <table:table-cell office:value-type="string" calcext:value-type="string">
            <text:p>SJ164863</text:p>
          </table:table-cell>
          <table:table-cell office:value-type="string" calcext:value-type="string">
            <text:p>Mobile Home</text:p>
          </table:table-cell>
          <table:table-cell office:value-type="float" office:value="5102" calcext:value-type="float">
            <text:p>5102</text:p>
          </table:table-cell>
          <table:table-cell office:value-type="float" office:value="1088" calcext:value-type="float">
            <text:p>1088</text:p>
          </table:table-cell>
          <table:table-cell table:formula="of:=[.C157]" office:value-type="currency" office:currency="USD" office:value="85900" calcext:value-type="currency">
            <text:p>$85,900</text:p>
          </table:table-cell>
          <table:table-cell table:formula="of:=[.C157]/[.F157]" office:value-type="currency" office:currency="USD" office:value="16.8365346922775" calcext:value-type="currency">
            <text:p>$17</text:p>
          </table:table-cell>
          <table:table-cell table:formula="of:=[.C157]/[.G157]" office:value-type="currency" office:currency="USD" office:value="78.9522058823529" calcext:value-type="currency">
            <text:p>$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6 MCKENNA, SAINT JOHN, New Brunswick E2K4E1</text:p>
          </table:table-cell>
          <table:table-cell office:value-type="currency" office:currency="USD" office:value="66900" calcext:value-type="currency">
            <text:p>$66,900</text:p>
          </table:table-cell>
          <table:table-cell office:value-type="string" calcext:value-type="string">
            <text:p>SJ163075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[.C158]" office:value-type="currency" office:currency="USD" office:value="66900" calcext:value-type="currency">
            <text:p>$66,900</text:p>
          </table:table-cell>
          <table:table-cell table:formula="of:=[.C158]/[.F158]" office:value-type="currency" office:currency="USD" office:value="66900" calcext:value-type="currency">
            <text:p>$66,900</text:p>
          </table:table-cell>
          <table:table-cell table:formula="of:=[.C158]/[.G158]" office:value-type="currency" office:currency="USD" office:value="78.7058823529412" calcext:value-type="currency">
            <text:p>$7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24 TARTAN Street, SAINT JOHN, New Brunswick E2K2R7</text:p>
          </table:table-cell>
          <table:table-cell office:value-type="currency" office:currency="USD" office:value="68000" calcext:value-type="currency">
            <text:p>$68,000</text:p>
          </table:table-cell>
          <table:table-cell office:value-type="string" calcext:value-type="string">
            <text:p>SJ161602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formula="of:=[.C159]" office:value-type="currency" office:currency="USD" office:value="68000" calcext:value-type="currency">
            <text:p>$68,000</text:p>
          </table:table-cell>
          <table:table-cell table:formula="of:=[.C159]/[.F159]" office:value-type="currency" office:currency="USD" office:value="80" calcext:value-type="currency">
            <text:p>$80</text:p>
          </table:table-cell>
          <table:table-cell table:formula="of:=[.C159]/[.G159]" office:value-type="currency" office:currency="USD" office:value="85" calcext:value-type="currency">
            <text:p>$8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326 TARTAN Street, SAINT JOHN, New Brunswick E2K2R7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3292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table:formula="of:=[.C160]" office:value-type="currency" office:currency="USD" office:value="79900" calcext:value-type="currency">
            <text:p>$79,900</text:p>
          </table:table-cell>
          <table:table-cell table:formula="of:=[.C160]/[.F160]" office:value-type="currency" office:currency="USD" office:value="94" calcext:value-type="currency">
            <text:p>$94</text:p>
          </table:table-cell>
          <table:table-cell table:formula="of:=[.C160]/[.G160]" office:value-type="currency" office:currency="USD" office:value="79.9" calcext:value-type="currency">
            <text:p>$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8 WOODSIDE PARK, SAINT JOHN, New Brunswick E2J3T8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2170</text:p>
          </table:table-cell>
          <table:table-cell office:value-type="string" calcext:value-type="string">
            <text:p>Row / Townhouse</text:p>
          </table:table-cell>
          <table:table-cell office:value-type="float" office:value="1022" calcext:value-type="float">
            <text:p>1022</text:p>
          </table:table-cell>
          <table:table-cell office:value-type="float" office:value="1100" calcext:value-type="float">
            <text:p>1100</text:p>
          </table:table-cell>
          <table:table-cell table:formula="of:=[.C161]" office:value-type="currency" office:currency="USD" office:value="79900" calcext:value-type="currency">
            <text:p>$79,900</text:p>
          </table:table-cell>
          <table:table-cell table:formula="of:=[.C161]/[.F161]" office:value-type="currency" office:currency="USD" office:value="78.1800391389433" calcext:value-type="currency">
            <text:p>$78</text:p>
          </table:table-cell>
          <table:table-cell table:formula="of:=[.C161]/[.G161]" office:value-type="currency" office:currency="USD" office:value="72.6363636363636" calcext:value-type="currency">
            <text:p>$7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20 HIGHMEADOW Drive, SAINT JOHN, New Brunswick E2J3V1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0027</text:p>
          </table:table-cell>
          <table:table-cell office:value-type="string" calcext:value-type="string">
            <text:p>Row / Townhouse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formula="of:=[.C162]" office:value-type="currency" office:currency="USD" office:value="79900" calcext:value-type="currency">
            <text:p>$79,900</text:p>
          </table:table-cell>
          <table:table-cell table:formula="of:=[.C162]/[.F162]" office:value-type="currency" office:currency="USD" office:value="79.8201798201798" calcext:value-type="currency">
            <text:p>$80</text:p>
          </table:table-cell>
          <table:table-cell table:formula="of:=[.C162]/[.G16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1 WOODSIDE PARK, SAINT JOHN, New Brunswick E2J3T8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859</text:p>
          </table:table-cell>
          <table:table-cell office:value-type="string" calcext:value-type="string">
            <text:p>Row / Townhouse</text:p>
          </table:table-cell>
          <table:table-cell table:number-columns-repeated="2" office:value-type="float" office:value="958" calcext:value-type="float">
            <text:p>958</text:p>
          </table:table-cell>
          <table:table-cell table:formula="of:=[.C163]" office:value-type="currency" office:currency="USD" office:value="89900" calcext:value-type="currency">
            <text:p>$89,900</text:p>
          </table:table-cell>
          <table:table-cell table:formula="of:=[.C163]/[.F163]" office:value-type="currency" office:currency="USD" office:value="93.8413361169102" calcext:value-type="currency">
            <text:p>$94</text:p>
          </table:table-cell>
          <table:table-cell table:formula="of:=[.C163]/[.G163]" office:value-type="currency" office:currency="USD" office:value="93.8413361169102" calcext:value-type="currency">
            <text:p>$9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2 ST. ANNE Street, SAINT JOHN, New Brunswick E2J3X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2930</text:p>
          </table:table-cell>
          <table:table-cell office:value-type="string" calcext:value-type="string">
            <text:p>Row / Townhouse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table:formula="of:=[.C164]" office:value-type="currency" office:currency="USD" office:value="89900" calcext:value-type="currency">
            <text:p>$89,900</text:p>
          </table:table-cell>
          <table:table-cell table:formula="of:=[.C164]/[.F164]" office:value-type="currency" office:currency="USD" office:value="44.9050949050949" calcext:value-type="currency">
            <text:p>$45</text:p>
          </table:table-cell>
          <table:table-cell table:formula="of:=[.C164]/[.G164]" office:value-type="currency" office:currency="USD" office:value="89.9" calcext:value-type="currency">
            <text:p>$9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2 ST. ANNE Street, SAINT JOHN, New Brunswick E2J2X2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2394</text:p>
          </table:table-cell>
          <table:table-cell office:value-type="string" calcext:value-type="string">
            <text:p>Row / Town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000" calcext:value-type="float">
            <text:p>1000</text:p>
          </table:table-cell>
          <table:table-cell table:formula="of:=[.C165]" office:value-type="currency" office:currency="USD" office:value="94900" calcext:value-type="currency">
            <text:p>$94,900</text:p>
          </table:table-cell>
          <table:table-cell table:formula="of:=[.C165]/[.F165]" office:value-type="currency" office:currency="USD" office:value="23.7012987012987" calcext:value-type="currency">
            <text:p>$24</text:p>
          </table:table-cell>
          <table:table-cell table:formula="of:=[.C165]/[.G165]" office:value-type="currency" office:currency="USD" office:value="94.9" calcext:value-type="currency">
            <text:p>$9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8 VALLEY, SAINT JOHN, New Brunswick E2J2M9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3915</text:p>
          </table:table-cell>
          <table:table-cell office:value-type="string" calcext:value-type="string">
            <text:p>Row / Townhouse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table:formula="of:=[.C166]" office:value-type="currency" office:currency="USD" office:value="99900" calcext:value-type="currency">
            <text:p>$99,900</text:p>
          </table:table-cell>
          <table:table-cell table:formula="of:=[.C166]/[.F166]" office:value-type="currency" office:currency="USD" office:value="69.4232105628909" calcext:value-type="currency">
            <text:p>$69</text:p>
          </table:table-cell>
          <table:table-cell table:formula="of:=[.C166]/[.G166]" office:value-type="currency" office:currency="USD" office:value="83.25" calcext:value-type="currency">
            <text:p>$8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currency" office:currency="USD" office:value="102000" calcext:value-type="currency">
            <text:p>$102,000</text:p>
          </table:table-cell>
          <table:table-cell office:value-type="string" calcext:value-type="string">
            <text:p>SJ160135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formula="of:=[.C167]" office:value-type="currency" office:currency="USD" office:value="102000" calcext:value-type="currency">
            <text:p>$102,000</text:p>
          </table:table-cell>
          <table:table-cell table:formula="of:=[.C167]/[.F167]" office:value-type="currency" office:currency="USD" office:value="120" calcext:value-type="currency">
            <text:p>$120</text:p>
          </table:table-cell>
          <table:table-cell table:formula="of:=[.C167]/[.G167]" office:value-type="currency" office:currency="USD" office:value="212.5" calcext:value-type="currency">
            <text:p>$21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currency" office:currency="USD" office:value="102000" calcext:value-type="currency">
            <text:p>$102,000</text:p>
          </table:table-cell>
          <table:table-cell office:value-type="string" calcext:value-type="string">
            <text:p>SJ160135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formula="of:=[.C168]" office:value-type="currency" office:currency="USD" office:value="102000" calcext:value-type="currency">
            <text:p>$102,000</text:p>
          </table:table-cell>
          <table:table-cell table:formula="of:=[.C168]/[.F168]" office:value-type="currency" office:currency="USD" office:value="120" calcext:value-type="currency">
            <text:p>$120</text:p>
          </table:table-cell>
          <table:table-cell table:formula="of:=[.C168]/[.G168]" office:value-type="currency" office:currency="USD" office:value="212.5" calcext:value-type="currency">
            <text:p>$2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currency" office:currency="USD" office:value="104500" calcext:value-type="currency">
            <text:p>$104,500</text:p>
          </table:table-cell>
          <table:table-cell office:value-type="string" calcext:value-type="string">
            <text:p>SJ164419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formula="of:=[.C169]" office:value-type="currency" office:currency="USD" office:value="104500" calcext:value-type="currency">
            <text:p>$104,500</text:p>
          </table:table-cell>
          <table:table-cell table:formula="of:=[.C169]/[.F169]" office:value-type="currency" office:currency="USD" office:value="110.46511627907" calcext:value-type="currency">
            <text:p>$110</text:p>
          </table:table-cell>
          <table:table-cell table:formula="of:=[.C169]/[.G169]" office:value-type="currency" office:currency="USD" office:value="94.3992773261066" calcext:value-type="currency">
            <text:p>$9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currency" office:currency="USD" office:value="104500" calcext:value-type="currency">
            <text:p>$104,500</text:p>
          </table:table-cell>
          <table:table-cell office:value-type="string" calcext:value-type="string">
            <text:p>SJ164419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formula="of:=[.C170]" office:value-type="currency" office:currency="USD" office:value="104500" calcext:value-type="currency">
            <text:p>$104,500</text:p>
          </table:table-cell>
          <table:table-cell table:formula="of:=[.C170]/[.F170]" office:value-type="currency" office:currency="USD" office:value="110.46511627907" calcext:value-type="currency">
            <text:p>$110</text:p>
          </table:table-cell>
          <table:table-cell table:formula="of:=[.C170]/[.G170]" office:value-type="currency" office:currency="USD" office:value="94.3992773261066" calcext:value-type="currency">
            <text:p>$9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currency" office:currency="USD" office:value="107900" calcext:value-type="currency">
            <text:p>$107,900</text:p>
          </table:table-cell>
          <table:table-cell office:value-type="string" calcext:value-type="string">
            <text:p>SJ161626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508" calcext:value-type="float">
            <text:p>1508</text:p>
          </table:table-cell>
          <table:table-cell table:formula="of:=[.C171]" office:value-type="currency" office:currency="USD" office:value="107900" calcext:value-type="currency">
            <text:p>$107,900</text:p>
          </table:table-cell>
          <table:table-cell table:formula="of:=[.C171]/[.F171]" office:value-type="currency" office:currency="USD" office:value="65.5130540376442" calcext:value-type="currency">
            <text:p>$66</text:p>
          </table:table-cell>
          <table:table-cell table:formula="of:=[.C171]/[.G171]" office:value-type="currency" office:currency="USD" office:value="71.551724137931" calcext:value-type="currency">
            <text:p>$7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61 SOMERSET PARK, SAINT JOHN, New Brunswick E2K2R8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4522</text:p>
          </table:table-cell>
          <table:table-cell office:value-type="string" calcext:value-type="string">
            <text:p>Row / Townhouse</text:p>
          </table:table-cell>
          <table:table-cell office:value-type="float" office:value="172" calcext:value-type="float">
            <text:p>172</text:p>
          </table:table-cell>
          <table:table-cell office:value-type="float" office:value="900" calcext:value-type="float">
            <text:p>900</text:p>
          </table:table-cell>
          <table:table-cell table:formula="of:=[.C172]" office:value-type="currency" office:currency="USD" office:value="111900" calcext:value-type="currency">
            <text:p>$111,900</text:p>
          </table:table-cell>
          <table:table-cell table:formula="of:=[.C172]/[.F172]" office:value-type="currency" office:currency="USD" office:value="650.581395348837" calcext:value-type="currency">
            <text:p>$651</text:p>
          </table:table-cell>
          <table:table-cell table:formula="of:=[.C172]/[.G172]" office:value-type="currency" office:currency="USD" office:value="124.333333333333" calcext:value-type="currency">
            <text:p>$12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532 MICHAEL Crescent, SAINT JOHN, New Brunswick E2J3W6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2321</text:p>
          </table:table-cell>
          <table:table-cell office:value-type="string" calcext:value-type="string">
            <text:p>Row / Townhouse</text:p>
          </table:table-cell>
          <table:table-cell office:value-type="float" office:value="2760" calcext:value-type="float">
            <text:p>2760</text:p>
          </table:table-cell>
          <table:table-cell office:value-type="float" office:value="1150" calcext:value-type="float">
            <text:p>1150</text:p>
          </table:table-cell>
          <table:table-cell table:formula="of:=[.C173]" office:value-type="currency" office:currency="USD" office:value="114900" calcext:value-type="currency">
            <text:p>$114,900</text:p>
          </table:table-cell>
          <table:table-cell table:formula="of:=[.C173]/[.F173]" office:value-type="currency" office:currency="USD" office:value="41.6304347826087" calcext:value-type="currency">
            <text:p>$42</text:p>
          </table:table-cell>
          <table:table-cell table:formula="of:=[.C173]/[.G173]" office:value-type="currency" office:currency="USD" office:value="99.9130434782609" calcext:value-type="currency">
            <text:p>$1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203 TARTAN Street, SAINT JOHN, New Brunswick E2K4G9</text:p>
          </table:table-cell>
          <table:table-cell office:value-type="currency" office:currency="USD" office:value="121000" calcext:value-type="currency">
            <text:p>$121,000</text:p>
          </table:table-cell>
          <table:table-cell office:value-type="string" calcext:value-type="string">
            <text:p>SJ164347</text:p>
          </table:table-cell>
          <table:table-cell office:value-type="string" calcext:value-type="string">
            <text:p>Row / Townhouse</text:p>
          </table:table-cell>
          <table:table-cell office:value-type="float" office:value="1875" calcext:value-type="float">
            <text:p>1875</text:p>
          </table:table-cell>
          <table:table-cell office:value-type="float" office:value="1000" calcext:value-type="float">
            <text:p>1000</text:p>
          </table:table-cell>
          <table:table-cell table:formula="of:=[.C174]" office:value-type="currency" office:currency="USD" office:value="121000" calcext:value-type="currency">
            <text:p>$121,000</text:p>
          </table:table-cell>
          <table:table-cell table:formula="of:=[.C174]/[.F174]" office:value-type="currency" office:currency="USD" office:value="64.5333333333333" calcext:value-type="currency">
            <text:p>$65</text:p>
          </table:table-cell>
          <table:table-cell table:formula="of:=[.C174]/[.G174]" office:value-type="currency" office:currency="USD" office:value="121" calcext:value-type="currency">
            <text:p>$12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33 STRATFORD MANOR, SAINT JOHN, New Brunswick E2K0C1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50016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150" calcext:value-type="float">
            <text:p>1150</text:p>
          </table:table-cell>
          <table:table-cell table:formula="of:=[.C175]" office:value-type="currency" office:currency="USD" office:value="129900" calcext:value-type="currency">
            <text:p>$129,900</text:p>
          </table:table-cell>
          <table:table-cell table:formula="of:=[.C175]/[.F175]" office:value-type="currency" office:currency="USD" office:value="99.7695852534562" calcext:value-type="currency">
            <text:p>$100</text:p>
          </table:table-cell>
          <table:table-cell table:formula="of:=[.C175]/[.G175]" office:value-type="currency" office:currency="USD" office:value="112.95652173913" calcext:value-type="currency">
            <text:p>$11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66 BRENTWOOD Crescent, SAINT JOHN, New Brunswick E2K4R4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960</text:p>
          </table:table-cell>
          <table:table-cell office:value-type="string" calcext:value-type="string">
            <text:p>Row / Townhouse</text:p>
          </table:table-cell>
          <table:table-cell office:value-type="float" office:value="2185" calcext:value-type="float">
            <text:p>2185</text:p>
          </table:table-cell>
          <table:table-cell office:value-type="float" office:value="1440" calcext:value-type="float">
            <text:p>1440</text:p>
          </table:table-cell>
          <table:table-cell table:formula="of:=[.C176]" office:value-type="currency" office:currency="USD" office:value="129900" calcext:value-type="currency">
            <text:p>$129,900</text:p>
          </table:table-cell>
          <table:table-cell table:formula="of:=[.C176]/[.F176]" office:value-type="currency" office:currency="USD" office:value="59.4508009153318" calcext:value-type="currency">
            <text:p>$59</text:p>
          </table:table-cell>
          <table:table-cell table:formula="of:=[.C176]/[.G176]" office:value-type="currency" office:currency="USD" office:value="90.2083333333333" calcext:value-type="currency">
            <text:p>$9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32 STRATFORD MANNER, SAINT JOHN, New Brunswick E2K0C1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943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200" calcext:value-type="float">
            <text:p>1200</text:p>
          </table:table-cell>
          <table:table-cell table:formula="of:=[.C177]" office:value-type="currency" office:currency="USD" office:value="134900" calcext:value-type="currency">
            <text:p>$134,900</text:p>
          </table:table-cell>
          <table:table-cell table:formula="of:=[.C177]/[.F177]" office:value-type="currency" office:currency="USD" office:value="103.609831029186" calcext:value-type="currency">
            <text:p>$104</text:p>
          </table:table-cell>
          <table:table-cell table:formula="of:=[.C177]/[.G177]" office:value-type="currency" office:currency="USD" office:value="112.416666666667" calcext:value-type="currency">
            <text:p>$1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582 BONITA Avenue, SAINT JOHN, New Brunswick E2J2T2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3471</text:p>
          </table:table-cell>
          <table:table-cell office:value-type="string" calcext:value-type="string">
            <text:p>Row / Townhouse</text:p>
          </table:table-cell>
          <table:table-cell office:value-type="float" office:value="3455" calcext:value-type="float">
            <text:p>3455</text:p>
          </table:table-cell>
          <table:table-cell office:value-type="float" office:value="1150" calcext:value-type="float">
            <text:p>1150</text:p>
          </table:table-cell>
          <table:table-cell table:formula="of:=[.C178]" office:value-type="currency" office:currency="USD" office:value="134900" calcext:value-type="currency">
            <text:p>$134,900</text:p>
          </table:table-cell>
          <table:table-cell table:formula="of:=[.C178]/[.F178]" office:value-type="currency" office:currency="USD" office:value="39.0448625180897" calcext:value-type="currency">
            <text:p>$39</text:p>
          </table:table-cell>
          <table:table-cell table:formula="of:=[.C178]/[.G178]" office:value-type="currency" office:currency="USD" office:value="117.304347826087" calcext:value-type="currency">
            <text:p>$11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50 CANDLEWOOD Lane, SAINT JOHN, New Brunswick E2K1Z4</text:p>
          </table:table-cell>
          <table:table-cell office:value-type="currency" office:currency="USD" office:value="135000" calcext:value-type="currency">
            <text:p>$135,000</text:p>
          </table:table-cell>
          <table:table-cell office:value-type="string" calcext:value-type="string">
            <text:p>SJ161789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040" calcext:value-type="float">
            <text:p>1040</text:p>
          </table:table-cell>
          <table:table-cell table:formula="of:=[.C179]" office:value-type="currency" office:currency="USD" office:value="135000" calcext:value-type="currency">
            <text:p>$135,000</text:p>
          </table:table-cell>
          <table:table-cell table:formula="of:=[.C179]/[.F179]" office:value-type="currency" office:currency="USD" office:value="103.6866359447" calcext:value-type="currency">
            <text:p>$104</text:p>
          </table:table-cell>
          <table:table-cell table:formula="of:=[.C179]/[.G179]" office:value-type="currency" office:currency="USD" office:value="129.807692307692" calcext:value-type="currency">
            <text:p>$13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currency" office:currency="USD" office:value="40000" calcext:value-type="currency">
            <text:p>$40,000</text:p>
          </table:table-cell>
          <table:table-cell office:value-type="string" calcext:value-type="string">
            <text:p>SJ164913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  <table:table-cell table:formula="of:=[.C180]/3" office:value-type="currency" office:currency="USD" office:value="13333.3333333333" calcext:value-type="currency">
            <text:p>$13,333</text:p>
          </table:table-cell>
          <table:table-cell table:formula="of:=[.C180]/[.F180]" office:value-type="currency" office:currency="USD" office:value="12.686330478909" calcext:value-type="currency">
            <text:p>$13</text:p>
          </table:table-cell>
          <table:table-cell table:formula="of:=[.C180]/[.G180]" office:value-type="currency" office:currency="USD" office:value="12.1212121212121" calcext:value-type="currency">
            <text:p>$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5 ST. JOHN Street, SAINT JOHN, New Brunswick E2M5E7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3656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3000" calcext:value-type="float">
            <text:p>3000</text:p>
          </table:table-cell>
          <table:table-cell table:formula="of:=[.C181]/3" office:value-type="currency" office:currency="USD" office:value="16633.3333333333" calcext:value-type="currency">
            <text:p>$16,633</text:p>
          </table:table-cell>
          <table:table-cell table:formula="of:=[.C181]/[.F181]" office:value-type="currency" office:currency="USD" office:value="9.97002997002997" calcext:value-type="currency">
            <text:p>$10</text:p>
          </table:table-cell>
          <table:table-cell table:formula="of:=[.C181]/[.G181]" office:value-type="currency" office:currency="USD" office:value="16.6333333333333" calcext:value-type="currency">
            <text:p>$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14-516 MCKIEL ST, SAINT JOHN, New Brunswick E2M3R5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2356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formula="of:=[.C182]/3" office:value-type="currency" office:currency="USD" office:value="16633.3333333333" calcext:value-type="currency">
            <text:p>$16,633</text:p>
          </table:table-cell>
          <table:table-cell table:formula="of:=[.C182]/[.F182]" office:value-type="currency" office:currency="USD" office:value="12.4625374625375" calcext:value-type="currency">
            <text:p>$12</text:p>
          </table:table-cell>
          <table:table-cell table:formula="of:=[.C182]/[.G182]" office:value-type="currency" office:currency="USD" office:value="16.6333333333333" calcext:value-type="currency">
            <text:p>$1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25 ADELAIDE Street, SAINT JOHN, New Brunswick E2K1W7</text:p>
          </table:table-cell>
          <table:table-cell office:value-type="currency" office:currency="USD" office:value="74900" calcext:value-type="currency">
            <text:p>$74,900</text:p>
          </table:table-cell>
          <table:table-cell office:value-type="string" calcext:value-type="string">
            <text:p>SJ161355</text:p>
          </table:table-cell>
          <table:table-cell office:value-type="string" calcext:value-type="string">
            <text:p>Triplex</text:p>
          </table:table-cell>
          <table:table-cell office:value-type="float" office:value="5200" calcext:value-type="float">
            <text:p>5200</text:p>
          </table:table-cell>
          <table:table-cell office:value-type="float" office:value="4380" calcext:value-type="float">
            <text:p>4380</text:p>
          </table:table-cell>
          <table:table-cell table:formula="of:=[.C183]/3" office:value-type="currency" office:currency="USD" office:value="24966.6666666667" calcext:value-type="currency">
            <text:p>$24,967</text:p>
          </table:table-cell>
          <table:table-cell table:formula="of:=[.C183]/[.F183]" office:value-type="currency" office:currency="USD" office:value="14.4038461538462" calcext:value-type="currency">
            <text:p>$14</text:p>
          </table:table-cell>
          <table:table-cell table:formula="of:=[.C183]/[.G183]" office:value-type="currency" office:currency="USD" office:value="17.1004566210046" calcext:value-type="currency">
            <text:p>$1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67 ADELAIDE Street, SAINT JOHN, New Brunswick E2K1W9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1349</text:p>
          </table:table-cell>
          <table:table-cell office:value-type="string" calcext:value-type="string">
            <text:p>Triplex</text:p>
          </table:table-cell>
          <table:table-cell office:value-type="float" office:value="5961" calcext:value-type="float">
            <text:p>5961</text:p>
          </table:table-cell>
          <table:table-cell office:value-type="float" office:value="816" calcext:value-type="float">
            <text:p>816</text:p>
          </table:table-cell>
          <table:table-cell table:formula="of:=[.C184]/3" office:value-type="currency" office:currency="USD" office:value="26633.3333333333" calcext:value-type="currency">
            <text:p>$26,633</text:p>
          </table:table-cell>
          <table:table-cell table:formula="of:=[.C184]/[.F184]" office:value-type="currency" office:currency="USD" office:value="13.4037913101829" calcext:value-type="currency">
            <text:p>$13</text:p>
          </table:table-cell>
          <table:table-cell table:formula="of:=[.C184]/[.G184]" office:value-type="currency" office:currency="USD" office:value="97.9166666666667" calcext:value-type="currency">
            <text:p>$9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74 GUILFORD, SAINT JOHN, New Brunswick E2M1V8</text:p>
          </table:table-cell>
          <table:table-cell office:value-type="currency" office:currency="USD" office:value="82500" calcext:value-type="currency">
            <text:p>$82,500</text:p>
          </table:table-cell>
          <table:table-cell office:value-type="string" calcext:value-type="string">
            <text:p>SJ151116</text:p>
          </table:table-cell>
          <table:table-cell office:value-type="string" calcext:value-type="string">
            <text:p>Triplex</text:p>
          </table:table-cell>
          <table:table-cell office:value-type="float" office:value="3305" calcext:value-type="float">
            <text:p>3305</text:p>
          </table:table-cell>
          <table:table-cell office:value-type="float" office:value="2800" calcext:value-type="float">
            <text:p>2800</text:p>
          </table:table-cell>
          <table:table-cell table:formula="of:=[.C185]/3" office:value-type="currency" office:currency="USD" office:value="27500" calcext:value-type="currency">
            <text:p>$27,500</text:p>
          </table:table-cell>
          <table:table-cell table:formula="of:=[.C185]/[.F185]" office:value-type="currency" office:currency="USD" office:value="24.9621785173979" calcext:value-type="currency">
            <text:p>$25</text:p>
          </table:table-cell>
          <table:table-cell table:formula="of:=[.C185]/[.G185]" office:value-type="currency" office:currency="USD" office:value="29.4642857142857" calcext:value-type="currency">
            <text:p>$2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currency" office:currency="USD" office:value="88900" calcext:value-type="currency">
            <text:p>$88,900</text:p>
          </table:table-cell>
          <table:table-cell office:value-type="string" calcext:value-type="string">
            <text:p>SJ162149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formula="of:=[.C186]/3" office:value-type="currency" office:currency="USD" office:value="29633.3333333333" calcext:value-type="currency">
            <text:p>$29,633</text:p>
          </table:table-cell>
          <table:table-cell table:formula="of:=[.C186]/[.F186]" office:value-type="currency" office:currency="USD" office:value="18.5208333333333" calcext:value-type="currency">
            <text:p>$19</text:p>
          </table:table-cell>
          <table:table-cell table:formula="of:=[.C186]/[.G186]" office:value-type="currency" office:currency="USD" office:value="34.1923076923077" calcext:value-type="currency">
            <text:p>$3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currency" office:currency="USD" office:value="88900" calcext:value-type="currency">
            <text:p>$88,900</text:p>
          </table:table-cell>
          <table:table-cell office:value-type="string" calcext:value-type="string">
            <text:p>SJ162149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formula="of:=[.C187]/3" office:value-type="currency" office:currency="USD" office:value="29633.3333333333" calcext:value-type="currency">
            <text:p>$29,633</text:p>
          </table:table-cell>
          <table:table-cell table:formula="of:=[.C187]/[.F187]" office:value-type="currency" office:currency="USD" office:value="18.5208333333333" calcext:value-type="currency">
            <text:p>$19</text:p>
          </table:table-cell>
          <table:table-cell table:formula="of:=[.C187]/[.G187]" office:value-type="currency" office:currency="USD" office:value="34.1923076923077" calcext:value-type="currency">
            <text:p>$3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0962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formula="of:=[.C188]/3" office:value-type="currency" office:currency="USD" office:value="31633.3333333333" calcext:value-type="currency">
            <text:p>$31,633</text:p>
          </table:table-cell>
          <table:table-cell table:formula="of:=[.C188]/[.F188]" office:value-type="currency" office:currency="USD" office:value="62.1073298429319" calcext:value-type="currency">
            <text:p>$62</text:p>
          </table:table-cell>
          <table:table-cell table:formula="of:=[.C188]/[.G188]" office:value-type="currency" office:currency="USD" office:value="55.8235294117647" calcext:value-type="currency">
            <text:p>$5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 DORCHESTER, SAINT JOHN, New Brunswick E2L3H7</text:p>
          </table:table-cell>
          <table:table-cell office:value-type="currency" office:currency="USD" office:value="99000" calcext:value-type="currency">
            <text:p>$99,000</text:p>
          </table:table-cell>
          <table:table-cell office:value-type="string" calcext:value-type="string">
            <text:p>SJ162683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  <table:table-cell table:formula="of:=[.C189]/3" office:value-type="currency" office:currency="USD" office:value="33000" calcext:value-type="currency">
            <text:p>$33,000</text:p>
          </table:table-cell>
          <table:table-cell table:formula="of:=[.C189]/[.F189]" office:value-type="currency" office:currency="USD" office:value="110.862262038074" calcext:value-type="currency">
            <text:p>$111</text:p>
          </table:table-cell>
          <table:table-cell table:formula="of:=[.C189]/[.G189]" office:value-type="currency" office:currency="USD" office:value="41.25" calcext:value-type="currency">
            <text:p>$4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55560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formula="of:=[.C190]/3" office:value-type="currency" office:currency="USD" office:value="33333.3333333333" calcext:value-type="currency">
            <text:p>$33,333</text:p>
          </table:table-cell>
          <table:table-cell table:formula="of:=[.C190]/[.F190]" office:value-type="currency" office:currency="USD" office:value="35.0631136044881" calcext:value-type="currency">
            <text:p>$35</text:p>
          </table:table-cell>
          <table:table-cell table:formula="of:=[.C190]/[.G190]" office:value-type="currency" office:currency="USD" office:value="37.0233246945576" calcext:value-type="currency">
            <text:p>$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55560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formula="of:=[.C191]/3" office:value-type="currency" office:currency="USD" office:value="33333.3333333333" calcext:value-type="currency">
            <text:p>$33,333</text:p>
          </table:table-cell>
          <table:table-cell table:formula="of:=[.C191]/[.F191]" office:value-type="currency" office:currency="USD" office:value="35.0631136044881" calcext:value-type="currency">
            <text:p>$35</text:p>
          </table:table-cell>
          <table:table-cell table:formula="of:=[.C191]/[.G191]" office:value-type="currency" office:currency="USD" office:value="37.0233246945576" calcext:value-type="currency">
            <text:p>$3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21-223 DOUGLAS AVE, Unit 3, SAINT JOHN, New Brunswick E2K1E5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1730</text:p>
          </table:table-cell>
          <table:table-cell office:value-type="string" calcext:value-type="string">
            <text:p>Triplex</text:p>
          </table:table-cell>
          <table:table-cell office:value-type="float" office:value="5037" calcext:value-type="float">
            <text:p>5037</text:p>
          </table:table-cell>
          <table:table-cell office:value-type="float" office:value="5670" calcext:value-type="float">
            <text:p>5670</text:p>
          </table:table-cell>
          <table:table-cell table:formula="of:=[.C192]/3" office:value-type="currency" office:currency="USD" office:value="34966.6666666667" calcext:value-type="currency">
            <text:p>$34,967</text:p>
          </table:table-cell>
          <table:table-cell table:formula="of:=[.C192]/[.F192]" office:value-type="currency" office:currency="USD" office:value="20.8258884256502" calcext:value-type="currency">
            <text:p>$21</text:p>
          </table:table-cell>
          <table:table-cell table:formula="of:=[.C192]/[.G192]" office:value-type="currency" office:currency="USD" office:value="18.5008818342152" calcext:value-type="currency">
            <text:p>$1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98 PRINCE Street, SAINT JOHN, New Brunswick E5K2Z3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0961</text:p>
          </table:table-cell>
          <table:table-cell office:value-type="string" calcext:value-type="string">
            <text:p>Triplex</text:p>
          </table:table-cell>
          <table:table-cell office:value-type="float" office:value="5167" calcext:value-type="float">
            <text:p>5167</text:p>
          </table:table-cell>
          <table:table-cell office:value-type="float" office:value="3000" calcext:value-type="float">
            <text:p>3000</text:p>
          </table:table-cell>
          <table:table-cell table:formula="of:=[.C193]/3" office:value-type="currency" office:currency="USD" office:value="36633.3333333333" calcext:value-type="currency">
            <text:p>$36,633</text:p>
          </table:table-cell>
          <table:table-cell table:formula="of:=[.C193]/[.F193]" office:value-type="currency" office:currency="USD" office:value="21.2695955099671" calcext:value-type="currency">
            <text:p>$21</text:p>
          </table:table-cell>
          <table:table-cell table:formula="of:=[.C193]/[.G193]" office:value-type="currency" office:currency="USD" office:value="36.6333333333333" calcext:value-type="currency">
            <text:p>$3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currency" office:currency="USD" office:value="116900" calcext:value-type="currency">
            <text:p>$116,900</text:p>
          </table:table-cell>
          <table:table-cell office:value-type="string" calcext:value-type="string">
            <text:p>SJ161201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  <table:table-cell table:formula="of:=[.C194]/3" office:value-type="currency" office:currency="USD" office:value="38966.6666666667" calcext:value-type="currency">
            <text:p>$38,967</text:p>
          </table:table-cell>
          <table:table-cell table:formula="of:=[.C194]/[.F194]" office:value-type="currency" office:currency="USD" office:value="28.4289883268482" calcext:value-type="currency">
            <text:p>$28</text:p>
          </table:table-cell>
          <table:table-cell table:formula="of:=[.C194]/[.G194]" office:value-type="currency" office:currency="USD" office:value="27.8333333333333" calcext:value-type="currency">
            <text:p>$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115-117 GLEN RD, SAINT JOHN, New Brunswick E2H2E2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3177</text:p>
          </table:table-cell>
          <table:table-cell office:value-type="string" calcext:value-type="string">
            <text:p>Triplex</text:p>
          </table:table-cell>
          <table:table-cell office:value-type="float" office:value="43" calcext:value-type="float">
            <text:p>43</text:p>
          </table:table-cell>
          <table:table-cell office:value-type="float" office:value="1342" calcext:value-type="float">
            <text:p>1342</text:p>
          </table:table-cell>
          <table:table-cell table:formula="of:=[.C195]/3" office:value-type="currency" office:currency="USD" office:value="39666.6666666667" calcext:value-type="currency">
            <text:p>$39,667</text:p>
          </table:table-cell>
          <table:table-cell table:formula="of:=[.C195]/[.F195]" office:value-type="currency" office:currency="USD" office:value="2767.44186046512" calcext:value-type="currency">
            <text:p>$2,767</text:p>
          </table:table-cell>
          <table:table-cell table:formula="of:=[.C195]/[.G195]" office:value-type="currency" office:currency="USD" office:value="88.6736214605067" calcext:value-type="currency">
            <text:p>$8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229 DOUGLAS Avenue, SAINT JOHN, New Brunswick E2K1E5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1054</text:p>
          </table:table-cell>
          <table:table-cell office:value-type="string" calcext:value-type="string">
            <text:p>Triplex</text:p>
          </table:table-cell>
          <table:table-cell office:value-type="float" office:value="5996" calcext:value-type="float">
            <text:p>5996</text:p>
          </table:table-cell>
          <table:table-cell office:value-type="float" office:value="3200" calcext:value-type="float">
            <text:p>3200</text:p>
          </table:table-cell>
          <table:table-cell table:formula="of:=[.C196]/3" office:value-type="currency" office:currency="USD" office:value="39966.6666666667" calcext:value-type="currency">
            <text:p>$39,967</text:p>
          </table:table-cell>
          <table:table-cell table:formula="of:=[.C196]/[.F196]" office:value-type="currency" office:currency="USD" office:value="19.996664442962" calcext:value-type="currency">
            <text:p>$20</text:p>
          </table:table-cell>
          <table:table-cell table:formula="of:=[.C196]/[.G196]" office:value-type="currency" office:currency="USD" office:value="37.46875" calcext:value-type="currency">
            <text:p>$3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172-176 BEACON ST, SAINT JOHN, New Brunswick E2M5H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0758</text:p>
          </table:table-cell>
          <table:table-cell office:value-type="string" calcext:value-type="string">
            <text:p>Triplex</text:p>
          </table:table-cell>
          <table:table-cell office:value-type="float" office:value="1500" calcext:value-type="float">
            <text:p>1500</text:p>
          </table:table-cell>
          <table:table-cell office:value-type="float" office:value="2112" calcext:value-type="float">
            <text:p>2112</text:p>
          </table:table-cell>
          <table:table-cell table:formula="of:=[.C197]/3" office:value-type="currency" office:currency="USD" office:value="39966.6666666667" calcext:value-type="currency">
            <text:p>$39,967</text:p>
          </table:table-cell>
          <table:table-cell table:formula="of:=[.C197]/[.F197]" office:value-type="currency" office:currency="USD" office:value="79.9333333333333" calcext:value-type="currency">
            <text:p>$80</text:p>
          </table:table-cell>
          <table:table-cell table:formula="of:=[.C197]/[.G197]" office:value-type="currency" office:currency="USD" office:value="56.7708333333333" calcext:value-type="currency">
            <text:p>$5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180 METCALF, SAINT JOHN, New Brunswick E2K1K5</text:p>
          </table:table-cell>
          <table:table-cell office:value-type="currency" office:currency="USD" office:value="125000" calcext:value-type="currency">
            <text:p>$125,000</text:p>
          </table:table-cell>
          <table:table-cell office:value-type="string" calcext:value-type="string">
            <text:p>SJ162517</text:p>
          </table:table-cell>
          <table:table-cell office:value-type="string" calcext:value-type="string">
            <text:p>Triplex</text:p>
          </table:table-cell>
          <table:table-cell office:value-type="float" office:value="3315" calcext:value-type="float">
            <text:p>3315</text:p>
          </table:table-cell>
          <table:table-cell office:value-type="float" office:value="3000" calcext:value-type="float">
            <text:p>3000</text:p>
          </table:table-cell>
          <table:table-cell table:formula="of:=[.C198]/3" office:value-type="currency" office:currency="USD" office:value="41666.6666666667" calcext:value-type="currency">
            <text:p>$41,667</text:p>
          </table:table-cell>
          <table:table-cell table:formula="of:=[.C198]/[.F198]" office:value-type="currency" office:currency="USD" office:value="37.7073906485671" calcext:value-type="currency">
            <text:p>$38</text:p>
          </table:table-cell>
          <table:table-cell table:formula="of:=[.C198]/[.G198]" office:value-type="currency" office:currency="USD" office:value="41.6666666666667" calcext:value-type="currency">
            <text:p>$4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30 COSTER Street, SAINT JOHN, New Brunswick E2M3V3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3319</text:p>
          </table:table-cell>
          <table:table-cell office:value-type="string" calcext:value-type="string">
            <text:p>Triplex</text:p>
          </table:table-cell>
          <table:table-cell office:value-type="float" office:value="5000" calcext:value-type="float">
            <text:p>5000</text:p>
          </table:table-cell>
          <table:table-cell office:value-type="float" office:value="2700" calcext:value-type="float">
            <text:p>2700</text:p>
          </table:table-cell>
          <table:table-cell table:formula="of:=[.C199]/3" office:value-type="currency" office:currency="USD" office:value="43300" calcext:value-type="currency">
            <text:p>$43,300</text:p>
          </table:table-cell>
          <table:table-cell table:formula="of:=[.C199]/[.F199]" office:value-type="currency" office:currency="USD" office:value="25.98" calcext:value-type="currency">
            <text:p>$26</text:p>
          </table:table-cell>
          <table:table-cell table:formula="of:=[.C199]/[.G199]" office:value-type="currency" office:currency="USD" office:value="48.1111111111111" calcext:value-type="currency">
            <text:p>$48</text:p>
          </table:table-cell>
        </table:table-row>
        <table:table-row table:style-name="ro2" table:number-rows-repeated="104837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ce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ce1"/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currency" office:currency="USD" office:value="40000" calcext:value-type="currency">
            <text:p>$40,000</text:p>
          </table:table-cell>
          <table:table-cell office:value-type="string" calcext:value-type="string">
            <text:p>SJ164913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  <table:table-cell table:formula="of:=[.C1]/3" office:value-type="currency" office:currency="USD" office:value="13333.3333333333" calcext:value-type="currency">
            <text:p>$13,333</text:p>
          </table:table-cell>
          <table:table-cell table:formula="of:=[.C1]/[.F1]" office:value-type="currency" office:currency="USD" office:value="12.686330478909" calcext:value-type="currency">
            <text:p>$13</text:p>
          </table:table-cell>
          <table:table-cell table:formula="of:=[.C1]/[.G1]" office:value-type="currency" office:currency="USD" office:value="12.1212121212121" calcext:value-type="currency">
            <text:p>$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35-137 DUKE ST, SAINT JOHN WEST, New Brunswick E2M1V4</text:p>
          </table:table-cell>
          <table:table-cell office:value-type="currency" office:currency="USD" office:value="27900" calcext:value-type="currency">
            <text:p>$27,900</text:p>
          </table:table-cell>
          <table:table-cell office:value-type="string" calcext:value-type="string">
            <text:p>SJ152869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000" calcext:value-type="float">
            <text:p>2000</text:p>
          </table:table-cell>
          <table:table-cell table:formula="of:=[.C2]/2" office:value-type="currency" office:currency="USD" office:value="13950" calcext:value-type="currency">
            <text:p>$13,950</text:p>
          </table:table-cell>
          <table:table-cell table:formula="of:=[.C2]/[.F2]" office:value-type="currency" office:currency="USD" office:value="6.96803196803197" calcext:value-type="currency">
            <text:p>$7</text:p>
          </table:table-cell>
          <table:table-cell table:formula="of:=[.C2]/[.G2]" office:value-type="currency" office:currency="USD" office:value="13.95" calcext:value-type="currency">
            <text:p>$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21-323 LOWELL ST, SAINT JOHN, New Brunswick E2M2H6</text:p>
          </table:table-cell>
          <table:table-cell office:value-type="currency" office:currency="USD" office:value="59900" calcext:value-type="currency">
            <text:p>$59,900</text:p>
          </table:table-cell>
          <table:table-cell office:value-type="string" calcext:value-type="string">
            <text:p>SJ163419</text:p>
          </table:table-cell>
          <table:table-cell office:value-type="string" calcext:value-type="string">
            <text:p>Fourplex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C3]/4" office:value-type="currency" office:currency="USD" office:value="14975" calcext:value-type="currency">
            <text:p>$14,975</text:p>
          </table:table-cell>
          <table:table-cell table:formula="of:=[.C3]/[.F3]" office:value-type="currency" office:currency="USD" office:value="3327.77777777778" calcext:value-type="currency">
            <text:p>$3,328</text:p>
          </table:table-cell>
          <table:table-cell table:formula="of:=[.C3]/[.G3]" office:value-type="currency" office:currency="USD" office:value="29.95" calcext:value-type="currency">
            <text:p>$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5 ST. JOHN Street, SAINT JOHN, New Brunswick E2M5E7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3656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3000" calcext:value-type="float">
            <text:p>3000</text:p>
          </table:table-cell>
          <table:table-cell table:formula="of:=[.C4]/3" office:value-type="currency" office:currency="USD" office:value="16633.3333333333" calcext:value-type="currency">
            <text:p>$16,633</text:p>
          </table:table-cell>
          <table:table-cell table:formula="of:=[.C4]/[.F4]" office:value-type="currency" office:currency="USD" office:value="9.97002997002997" calcext:value-type="currency">
            <text:p>$10</text:p>
          </table:table-cell>
          <table:table-cell table:formula="of:=[.C4]/[.G4]" office:value-type="currency" office:currency="USD" office:value="16.6333333333333" calcext:value-type="currency">
            <text:p>$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14-516 MCKIEL ST, SAINT JOHN, New Brunswick E2M3R5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2356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formula="of:=[.C5]/3" office:value-type="currency" office:currency="USD" office:value="16633.3333333333" calcext:value-type="currency">
            <text:p>$16,633</text:p>
          </table:table-cell>
          <table:table-cell table:formula="of:=[.C5]/[.F5]" office:value-type="currency" office:currency="USD" office:value="12.4625374625375" calcext:value-type="currency">
            <text:p>$12</text:p>
          </table:table-cell>
          <table:table-cell table:formula="of:=[.C5]/[.G5]" office:value-type="currency" office:currency="USD" office:value="16.6333333333333" calcext:value-type="currency">
            <text:p>$1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69 ST. GEORGE, SAINT JOHN, New Brunswick E2M2A9</text:p>
          </table:table-cell>
          <table:table-cell office:value-type="currency" office:currency="USD" office:value="77500" calcext:value-type="currency">
            <text:p>$77,500</text:p>
          </table:table-cell>
          <table:table-cell office:value-type="string" calcext:value-type="string">
            <text:p>SJ164476</text:p>
          </table:table-cell>
          <table:table-cell office:value-type="string" calcext:value-type="string">
            <text:p>Four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  <table:table-cell table:formula="of:=[.C6]/4" office:value-type="currency" office:currency="USD" office:value="19375" calcext:value-type="currency">
            <text:p>$19,375</text:p>
          </table:table-cell>
          <table:table-cell table:formula="of:=[.C6]/[.F6]" office:value-type="currency" office:currency="USD" office:value="15.4845154845155" calcext:value-type="currency">
            <text:p>$15</text:p>
          </table:table-cell>
          <table:table-cell table:formula="of:=[.C6]/[.G6]" office:value-type="currency" office:currency="USD" office:value="38.75" calcext:value-type="currency">
            <text:p>$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49-151 BRIDGE ST, SAINT JOHN, New Brunswick E2K1S6</text:p>
          </table:table-cell>
          <table:table-cell office:value-type="currency" office:currency="USD" office:value="44900" calcext:value-type="currency">
            <text:p>$44,900</text:p>
          </table:table-cell>
          <table:table-cell office:value-type="string" calcext:value-type="string">
            <text:p>SJ164268</text:p>
          </table:table-cell>
          <table:table-cell office:value-type="string" calcext:value-type="string">
            <text:p>Duplex</text:p>
          </table:table-cell>
          <table:table-cell office:value-type="float" office:value="8363" calcext:value-type="float">
            <text:p>8363</text:p>
          </table:table-cell>
          <table:table-cell office:value-type="float" office:value="3050" calcext:value-type="float">
            <text:p>3050</text:p>
          </table:table-cell>
          <table:table-cell table:formula="of:=[.C7]/2" office:value-type="currency" office:currency="USD" office:value="22450" calcext:value-type="currency">
            <text:p>$22,450</text:p>
          </table:table-cell>
          <table:table-cell table:formula="of:=[.C7]/[.F7]" office:value-type="currency" office:currency="USD" office:value="5.36888676312328" calcext:value-type="currency">
            <text:p>$5</text:p>
          </table:table-cell>
          <table:table-cell table:formula="of:=[.C7]/[.G7]" office:value-type="currency" office:currency="USD" office:value="14.7213114754098" calcext:value-type="currency">
            <text:p>$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8 MORRISON Road, SAINT JOHN, New Brunswick E2N1G9</text:p>
          </table:table-cell>
          <table:table-cell office:value-type="currency" office:currency="USD" office:value="24100" calcext:value-type="currency">
            <text:p>$24,100</text:p>
          </table:table-cell>
          <table:table-cell office:value-type="string" calcext:value-type="string">
            <text:p>SJ164751</text:p>
          </table:table-cell>
          <table:table-cell office:value-type="string" calcext:value-type="string">
            <text:p>House</text:p>
          </table:table-cell>
          <table:table-cell office:value-type="float" office:value="16" calcext:value-type="float">
            <text:p>16</text:p>
          </table:table-cell>
          <table:table-cell office:value-type="float" office:value="775" calcext:value-type="float">
            <text:p>775</text:p>
          </table:table-cell>
          <table:table-cell table:formula="of:=[.C8]" office:value-type="currency" office:currency="USD" office:value="24100" calcext:value-type="currency">
            <text:p>$24,100</text:p>
          </table:table-cell>
          <table:table-cell table:formula="of:=[.C8]/[.F8]" office:value-type="currency" office:currency="USD" office:value="1506.25" calcext:value-type="currency">
            <text:p>$1,506</text:p>
          </table:table-cell>
          <table:table-cell table:formula="of:=[.C8]/[.G8]" office:value-type="currency" office:currency="USD" office:value="31.0967741935484" calcext:value-type="currency">
            <text:p>$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7 WATSON Street, SAINT JOHN, New Brunswick E2M1G5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4632</text:p>
          </table:table-cell>
          <table:table-cell office:value-type="string" calcext:value-type="string">
            <text:p>Duplex</text:p>
          </table:table-cell>
          <table:table-cell office:value-type="float" office:value="2497" calcext:value-type="float">
            <text:p>2497</text:p>
          </table:table-cell>
          <table:table-cell office:value-type="float" office:value="2000" calcext:value-type="float">
            <text:p>2000</text:p>
          </table:table-cell>
          <table:table-cell table:formula="of:=[.C9]/2" office:value-type="currency" office:currency="USD" office:value="24950" calcext:value-type="currency">
            <text:p>$24,950</text:p>
          </table:table-cell>
          <table:table-cell table:formula="of:=[.C9]/[.F9]" office:value-type="currency" office:currency="USD" office:value="19.9839807769323" calcext:value-type="currency">
            <text:p>$20</text:p>
          </table:table-cell>
          <table:table-cell table:formula="of:=[.C9]/[.G9]" office:value-type="currency" office:currency="USD" office:value="24.95" calcext:value-type="currency">
            <text:p>$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25 ADELAIDE Street, SAINT JOHN, New Brunswick E2K1W7</text:p>
          </table:table-cell>
          <table:table-cell office:value-type="currency" office:currency="USD" office:value="74900" calcext:value-type="currency">
            <text:p>$74,900</text:p>
          </table:table-cell>
          <table:table-cell office:value-type="string" calcext:value-type="string">
            <text:p>SJ161355</text:p>
          </table:table-cell>
          <table:table-cell office:value-type="string" calcext:value-type="string">
            <text:p>Triplex</text:p>
          </table:table-cell>
          <table:table-cell office:value-type="float" office:value="5200" calcext:value-type="float">
            <text:p>5200</text:p>
          </table:table-cell>
          <table:table-cell office:value-type="float" office:value="4380" calcext:value-type="float">
            <text:p>4380</text:p>
          </table:table-cell>
          <table:table-cell table:formula="of:=[.C10]/3" office:value-type="currency" office:currency="USD" office:value="24966.6666666667" calcext:value-type="currency">
            <text:p>$24,967</text:p>
          </table:table-cell>
          <table:table-cell table:formula="of:=[.C10]/[.F10]" office:value-type="currency" office:currency="USD" office:value="14.4038461538462" calcext:value-type="currency">
            <text:p>$14</text:p>
          </table:table-cell>
          <table:table-cell table:formula="of:=[.C10]/[.G10]" office:value-type="currency" office:currency="USD" office:value="17.1004566210046" calcext:value-type="currency">
            <text:p>$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 FALL Court, SAINT JOHN, New Brunswick E2N1N9</text:p>
          </table:table-cell>
          <table:table-cell office:value-type="currency" office:currency="USD" office:value="25000" calcext:value-type="currency">
            <text:p>$25,000</text:p>
          </table:table-cell>
          <table:table-cell office:value-type="string" calcext:value-type="string">
            <text:p>SJ165020</text:p>
          </table:table-cell>
          <table:table-cell office:value-type="string" calcext:value-type="string">
            <text:p>Mobile Home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[.C11]" office:value-type="currency" office:currency="USD" office:value="25000" calcext:value-type="currency">
            <text:p>$25,000</text:p>
          </table:table-cell>
          <table:table-cell table:formula="of:=[.C11]/[.F11]" office:value-type="string" office:string-value="" calcext:value-type="error">
            <text:p>#DIV/0!</text:p>
          </table:table-cell>
          <table:table-cell table:formula="of:=[.C11]/[.G11]" office:value-type="currency" office:currency="USD" office:value="35.7142857142857" calcext:value-type="currency">
            <text:p>$3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67 ADELAIDE Street, SAINT JOHN, New Brunswick E2K1W9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1349</text:p>
          </table:table-cell>
          <table:table-cell office:value-type="string" calcext:value-type="string">
            <text:p>Triplex</text:p>
          </table:table-cell>
          <table:table-cell office:value-type="float" office:value="5961" calcext:value-type="float">
            <text:p>5961</text:p>
          </table:table-cell>
          <table:table-cell office:value-type="float" office:value="816" calcext:value-type="float">
            <text:p>816</text:p>
          </table:table-cell>
          <table:table-cell table:formula="of:=[.C12]/3" office:value-type="currency" office:currency="USD" office:value="26633.3333333333" calcext:value-type="currency">
            <text:p>$26,633</text:p>
          </table:table-cell>
          <table:table-cell table:formula="of:=[.C12]/[.F12]" office:value-type="currency" office:currency="USD" office:value="13.4037913101829" calcext:value-type="currency">
            <text:p>$13</text:p>
          </table:table-cell>
          <table:table-cell table:formula="of:=[.C12]/[.G12]" office:value-type="currency" office:currency="USD" office:value="97.9166666666667" calcext:value-type="currency">
            <text:p>$9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74 GUILFORD, SAINT JOHN, New Brunswick E2M1V8</text:p>
          </table:table-cell>
          <table:table-cell office:value-type="currency" office:currency="USD" office:value="82500" calcext:value-type="currency">
            <text:p>$82,500</text:p>
          </table:table-cell>
          <table:table-cell office:value-type="string" calcext:value-type="string">
            <text:p>SJ151116</text:p>
          </table:table-cell>
          <table:table-cell office:value-type="string" calcext:value-type="string">
            <text:p>Triplex</text:p>
          </table:table-cell>
          <table:table-cell office:value-type="float" office:value="3305" calcext:value-type="float">
            <text:p>3305</text:p>
          </table:table-cell>
          <table:table-cell office:value-type="float" office:value="2800" calcext:value-type="float">
            <text:p>2800</text:p>
          </table:table-cell>
          <table:table-cell table:formula="of:=[.C13]/3" office:value-type="currency" office:currency="USD" office:value="27500" calcext:value-type="currency">
            <text:p>$27,500</text:p>
          </table:table-cell>
          <table:table-cell table:formula="of:=[.C13]/[.F13]" office:value-type="currency" office:currency="USD" office:value="24.9621785173979" calcext:value-type="currency">
            <text:p>$25</text:p>
          </table:table-cell>
          <table:table-cell table:formula="of:=[.C13]/[.G13]" office:value-type="currency" office:currency="USD" office:value="29.4642857142857" calcext:value-type="currency">
            <text:p>$2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currency" office:currency="USD" office:value="88900" calcext:value-type="currency">
            <text:p>$88,900</text:p>
          </table:table-cell>
          <table:table-cell office:value-type="string" calcext:value-type="string">
            <text:p>SJ162149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formula="of:=[.C14]/3" office:value-type="currency" office:currency="USD" office:value="29633.3333333333" calcext:value-type="currency">
            <text:p>$29,633</text:p>
          </table:table-cell>
          <table:table-cell table:formula="of:=[.C14]/[.F14]" office:value-type="currency" office:currency="USD" office:value="18.5208333333333" calcext:value-type="currency">
            <text:p>$19</text:p>
          </table:table-cell>
          <table:table-cell table:formula="of:=[.C14]/[.G14]" office:value-type="currency" office:currency="USD" office:value="34.1923076923077" calcext:value-type="currency">
            <text:p>$3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8-112 LUDLOW ST, SAINT JOHN, New Brunswick E2M1C3</text:p>
          </table:table-cell>
          <table:table-cell office:value-type="currency" office:currency="USD" office:value="88900" calcext:value-type="currency">
            <text:p>$88,900</text:p>
          </table:table-cell>
          <table:table-cell office:value-type="string" calcext:value-type="string">
            <text:p>SJ162149</text:p>
          </table:table-cell>
          <table:table-cell office:value-type="string" calcext:value-type="string">
            <text:p>Triplex</text:p>
          </table:table-cell>
          <table:table-cell office:value-type="float" office:value="4800" calcext:value-type="float">
            <text:p>4800</text:p>
          </table:table-cell>
          <table:table-cell office:value-type="float" office:value="2600" calcext:value-type="float">
            <text:p>2600</text:p>
          </table:table-cell>
          <table:table-cell table:formula="of:=[.C15]/3" office:value-type="currency" office:currency="USD" office:value="29633.3333333333" calcext:value-type="currency">
            <text:p>$29,633</text:p>
          </table:table-cell>
          <table:table-cell table:formula="of:=[.C15]/[.F15]" office:value-type="currency" office:currency="USD" office:value="18.5208333333333" calcext:value-type="currency">
            <text:p>$19</text:p>
          </table:table-cell>
          <table:table-cell table:formula="of:=[.C15]/[.G15]" office:value-type="currency" office:currency="USD" office:value="34.1923076923077" calcext:value-type="currency">
            <text:p>$3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34-36 JEAN ST, SAINT JOHN, New Brunswick E2J1J9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3229</text:p>
          </table:table-cell>
          <table:table-cell office:value-type="string" calcext:value-type="string">
            <text:p>Fourplex</text:p>
          </table:table-cell>
          <table:table-cell office:value-type="float" office:value="4553" calcext:value-type="float">
            <text:p>4553</text:p>
          </table:table-cell>
          <table:table-cell office:value-type="float" office:value="2112" calcext:value-type="float">
            <text:p>2112</text:p>
          </table:table-cell>
          <table:table-cell table:formula="of:=[.C16]/4" office:value-type="currency" office:currency="USD" office:value="31225" calcext:value-type="currency">
            <text:p>$31,225</text:p>
          </table:table-cell>
          <table:table-cell table:formula="of:=[.C16]/[.F16]" office:value-type="currency" office:currency="USD" office:value="27.4324621128926" calcext:value-type="currency">
            <text:p>$27</text:p>
          </table:table-cell>
          <table:table-cell table:formula="of:=[.C16]/[.G16]" office:value-type="currency" office:currency="USD" office:value="59.1382575757576" calcext:value-type="currency">
            <text:p>$5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0962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formula="of:=[.C17]/3" office:value-type="currency" office:currency="USD" office:value="31633.3333333333" calcext:value-type="currency">
            <text:p>$31,633</text:p>
          </table:table-cell>
          <table:table-cell table:formula="of:=[.C17]/[.F17]" office:value-type="currency" office:currency="USD" office:value="62.1073298429319" calcext:value-type="currency">
            <text:p>$62</text:p>
          </table:table-cell>
          <table:table-cell table:formula="of:=[.C17]/[.G17]" office:value-type="currency" office:currency="USD" office:value="55.8235294117647" calcext:value-type="currency">
            <text:p>$5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 DORCHESTER, SAINT JOHN, New Brunswick E2L3H7</text:p>
          </table:table-cell>
          <table:table-cell office:value-type="currency" office:currency="USD" office:value="99000" calcext:value-type="currency">
            <text:p>$99,000</text:p>
          </table:table-cell>
          <table:table-cell office:value-type="string" calcext:value-type="string">
            <text:p>SJ162683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  <table:table-cell table:formula="of:=[.C18]/3" office:value-type="currency" office:currency="USD" office:value="33000" calcext:value-type="currency">
            <text:p>$33,000</text:p>
          </table:table-cell>
          <table:table-cell table:formula="of:=[.C18]/[.F18]" office:value-type="currency" office:currency="USD" office:value="110.862262038074" calcext:value-type="currency">
            <text:p>$111</text:p>
          </table:table-cell>
          <table:table-cell table:formula="of:=[.C18]/[.G18]" office:value-type="currency" office:currency="USD" office:value="41.25" calcext:value-type="currency">
            <text:p>$4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55560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formula="of:=[.C19]/3" office:value-type="currency" office:currency="USD" office:value="33333.3333333333" calcext:value-type="currency">
            <text:p>$33,333</text:p>
          </table:table-cell>
          <table:table-cell table:formula="of:=[.C19]/[.F19]" office:value-type="currency" office:currency="USD" office:value="35.0631136044881" calcext:value-type="currency">
            <text:p>$35</text:p>
          </table:table-cell>
          <table:table-cell table:formula="of:=[.C19]/[.G19]" office:value-type="currency" office:currency="USD" office:value="37.0233246945576" calcext:value-type="currency">
            <text:p>$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73-75 KENNEDY ST, SAINT JOHN, New Brunswick E2K1C6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55560</text:p>
          </table:table-cell>
          <table:table-cell office:value-type="string" calcext:value-type="string">
            <text:p>Triplex</text:p>
          </table:table-cell>
          <table:table-cell office:value-type="float" office:value="2852" calcext:value-type="float">
            <text:p>2852</text:p>
          </table:table-cell>
          <table:table-cell office:value-type="float" office:value="2701" calcext:value-type="float">
            <text:p>2701</text:p>
          </table:table-cell>
          <table:table-cell table:formula="of:=[.C20]/3" office:value-type="currency" office:currency="USD" office:value="33333.3333333333" calcext:value-type="currency">
            <text:p>$33,333</text:p>
          </table:table-cell>
          <table:table-cell table:formula="of:=[.C20]/[.F20]" office:value-type="currency" office:currency="USD" office:value="35.0631136044881" calcext:value-type="currency">
            <text:p>$35</text:p>
          </table:table-cell>
          <table:table-cell table:formula="of:=[.C20]/[.G20]" office:value-type="currency" office:currency="USD" office:value="37.0233246945576" calcext:value-type="currency">
            <text:p>$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8 VEY Road, SAINT JOHN, New Brunswick E2N1J1</text:p>
          </table:table-cell>
          <table:table-cell office:value-type="currency" office:currency="USD" office:value="34900" calcext:value-type="currency">
            <text:p>$34,900</text:p>
          </table:table-cell>
          <table:table-cell office:value-type="string" calcext:value-type="string">
            <text:p>SJ164391</text:p>
          </table:table-cell>
          <table:table-cell office:value-type="string" calcext:value-type="string">
            <text:p>House</text:p>
          </table:table-cell>
          <table:table-cell office:value-type="float" office:value="9996" calcext:value-type="float">
            <text:p>9996</text:p>
          </table:table-cell>
          <table:table-cell office:value-type="float" office:value="838" calcext:value-type="float">
            <text:p>838</text:p>
          </table:table-cell>
          <table:table-cell table:formula="of:=[.C21]" office:value-type="currency" office:currency="USD" office:value="34900" calcext:value-type="currency">
            <text:p>$34,900</text:p>
          </table:table-cell>
          <table:table-cell table:formula="of:=[.C21]/[.F21]" office:value-type="currency" office:currency="USD" office:value="3.49139655862345" calcext:value-type="currency">
            <text:p>$3</text:p>
          </table:table-cell>
          <table:table-cell table:formula="of:=[.C21]/[.G21]" office:value-type="currency" office:currency="USD" office:value="41.6467780429594" calcext:value-type="currency">
            <text:p>$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65 CHARLOTTE Street West, SAINT JOHN, New Brunswick E2M1Y7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445</text:p>
          </table:table-cell>
          <table:table-cell office:value-type="string" calcext:value-type="string">
            <text:p>Duplex</text:p>
          </table:table-cell>
          <table:table-cell office:value-type="float" office:value="5608" calcext:value-type="float">
            <text:p>5608</text:p>
          </table:table-cell>
          <table:table-cell office:value-type="float" office:value="2584" calcext:value-type="float">
            <text:p>2584</text:p>
          </table:table-cell>
          <table:table-cell table:formula="of:=[.C22]/2" office:value-type="currency" office:currency="USD" office:value="34950" calcext:value-type="currency">
            <text:p>$34,950</text:p>
          </table:table-cell>
          <table:table-cell table:formula="of:=[.C22]/[.F22]" office:value-type="currency" office:currency="USD" office:value="12.4643366619116" calcext:value-type="currency">
            <text:p>$12</text:p>
          </table:table-cell>
          <table:table-cell table:formula="of:=[.C22]/[.G22]" office:value-type="currency" office:currency="USD" office:value="27.0510835913313" calcext:value-type="currency">
            <text:p>$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52 KENNEDY Street, SAINT JOHN, New Brunswick E2K1C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159</text:p>
          </table:table-cell>
          <table:table-cell office:value-type="string" calcext:value-type="string">
            <text:p>Duplex</text:p>
          </table:table-cell>
          <table:table-cell office:value-type="float" office:value="4639" calcext:value-type="float">
            <text:p>4639</text:p>
          </table:table-cell>
          <table:table-cell office:value-type="float" office:value="2486" calcext:value-type="float">
            <text:p>2486</text:p>
          </table:table-cell>
          <table:table-cell table:formula="of:=[.C23]/2" office:value-type="currency" office:currency="USD" office:value="34950" calcext:value-type="currency">
            <text:p>$34,950</text:p>
          </table:table-cell>
          <table:table-cell table:formula="of:=[.C23]/[.F23]" office:value-type="currency" office:currency="USD" office:value="15.067902565208" calcext:value-type="currency">
            <text:p>$15</text:p>
          </table:table-cell>
          <table:table-cell table:formula="of:=[.C23]/[.G23]" office:value-type="currency" office:currency="USD" office:value="28.1174577634755" calcext:value-type="currency">
            <text:p>$2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21-223 DOUGLAS AVE, Unit 3, SAINT JOHN, New Brunswick E2K1E5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1730</text:p>
          </table:table-cell>
          <table:table-cell office:value-type="string" calcext:value-type="string">
            <text:p>Triplex</text:p>
          </table:table-cell>
          <table:table-cell office:value-type="float" office:value="5037" calcext:value-type="float">
            <text:p>5037</text:p>
          </table:table-cell>
          <table:table-cell office:value-type="float" office:value="5670" calcext:value-type="float">
            <text:p>5670</text:p>
          </table:table-cell>
          <table:table-cell table:formula="of:=[.C24]/3" office:value-type="currency" office:currency="USD" office:value="34966.6666666667" calcext:value-type="currency">
            <text:p>$34,967</text:p>
          </table:table-cell>
          <table:table-cell table:formula="of:=[.C24]/[.F24]" office:value-type="currency" office:currency="USD" office:value="20.8258884256502" calcext:value-type="currency">
            <text:p>$21</text:p>
          </table:table-cell>
          <table:table-cell table:formula="of:=[.C24]/[.G24]" office:value-type="currency" office:currency="USD" office:value="18.5008818342152" calcext:value-type="currency">
            <text:p>$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56 DOUGLAS Avenue, SAINT JOHN, New Brunswick E2K1E4</text:p>
          </table:table-cell>
          <table:table-cell office:value-type="currency" office:currency="USD" office:value="69950" calcext:value-type="currency">
            <text:p>$69,950</text:p>
          </table:table-cell>
          <table:table-cell office:value-type="string" calcext:value-type="string">
            <text:p>SJ161565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[.C25]/2" office:value-type="currency" office:currency="USD" office:value="34975" calcext:value-type="currency">
            <text:p>$34,975</text:p>
          </table:table-cell>
          <table:table-cell table:formula="of:=[.C25]/[.F25]" office:value-type="currency" office:currency="USD" office:value="23.3166666666667" calcext:value-type="currency">
            <text:p>$23</text:p>
          </table:table-cell>
          <table:table-cell table:formula="of:=[.C25]/[.G25]" office:value-type="currency" office:currency="USD" office:value="34.975" calcext:value-type="currency">
            <text:p>$3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98 PRINCE Street, SAINT JOHN, New Brunswick E5K2Z3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0961</text:p>
          </table:table-cell>
          <table:table-cell office:value-type="string" calcext:value-type="string">
            <text:p>Triplex</text:p>
          </table:table-cell>
          <table:table-cell office:value-type="float" office:value="5167" calcext:value-type="float">
            <text:p>5167</text:p>
          </table:table-cell>
          <table:table-cell office:value-type="float" office:value="3000" calcext:value-type="float">
            <text:p>3000</text:p>
          </table:table-cell>
          <table:table-cell table:formula="of:=[.C26]/3" office:value-type="currency" office:currency="USD" office:value="36633.3333333333" calcext:value-type="currency">
            <text:p>$36,633</text:p>
          </table:table-cell>
          <table:table-cell table:formula="of:=[.C26]/[.F26]" office:value-type="currency" office:currency="USD" office:value="21.2695955099671" calcext:value-type="currency">
            <text:p>$21</text:p>
          </table:table-cell>
          <table:table-cell table:formula="of:=[.C26]/[.G26]" office:value-type="currency" office:currency="USD" office:value="36.6333333333333" calcext:value-type="currency">
            <text:p>$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currency" office:currency="USD" office:value="37500" calcext:value-type="currency">
            <text:p>$37,500</text:p>
          </table:table-cell>
          <table:table-cell office:value-type="string" calcext:value-type="string">
            <text:p>SJ160968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  <table:table-cell table:formula="of:=[.C27]" office:value-type="currency" office:currency="USD" office:value="37500" calcext:value-type="currency">
            <text:p>$37,500</text:p>
          </table:table-cell>
          <table:table-cell table:formula="of:=[.C27]/[.F27]" office:value-type="currency" office:currency="USD" office:value="9.33997509339975" calcext:value-type="currency">
            <text:p>$9</text:p>
          </table:table-cell>
          <table:table-cell table:formula="of:=[.C27]/[.G27]" office:value-type="currency" office:currency="USD" office:value="25" calcext:value-type="currency">
            <text:p>$2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75 WENTWORTH, SAINT JOHN, New Brunswick E2L2T2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4297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formula="of:=[.C28]/2" office:value-type="currency" office:currency="USD" office:value="37500" calcext:value-type="currency">
            <text:p>$37,500</text:p>
          </table:table-cell>
          <table:table-cell table:formula="of:=[.C28]/[.F28]" office:value-type="currency" office:currency="USD" office:value="37.5" calcext:value-type="currency">
            <text:p>$38</text:p>
          </table:table-cell>
          <table:table-cell table:formula="of:=[.C28]/[.G28]" office:value-type="currency" office:currency="USD" office:value="39.4736842105263" calcext:value-type="currency">
            <text:p>$3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currency" office:currency="USD" office:value="116900" calcext:value-type="currency">
            <text:p>$116,900</text:p>
          </table:table-cell>
          <table:table-cell office:value-type="string" calcext:value-type="string">
            <text:p>SJ161201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  <table:table-cell table:formula="of:=[.C29]/3" office:value-type="currency" office:currency="USD" office:value="38966.6666666667" calcext:value-type="currency">
            <text:p>$38,967</text:p>
          </table:table-cell>
          <table:table-cell table:formula="of:=[.C29]/[.F29]" office:value-type="currency" office:currency="USD" office:value="28.4289883268482" calcext:value-type="currency">
            <text:p>$28</text:p>
          </table:table-cell>
          <table:table-cell table:formula="of:=[.C29]/[.G29]" office:value-type="currency" office:currency="USD" office:value="27.8333333333333" calcext:value-type="currency">
            <text:p>$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115-117 GLEN RD, SAINT JOHN, New Brunswick E2H2E2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3177</text:p>
          </table:table-cell>
          <table:table-cell office:value-type="string" calcext:value-type="string">
            <text:p>Triplex</text:p>
          </table:table-cell>
          <table:table-cell office:value-type="float" office:value="43" calcext:value-type="float">
            <text:p>43</text:p>
          </table:table-cell>
          <table:table-cell office:value-type="float" office:value="1342" calcext:value-type="float">
            <text:p>1342</text:p>
          </table:table-cell>
          <table:table-cell table:formula="of:=[.C30]/3" office:value-type="currency" office:currency="USD" office:value="39666.6666666667" calcext:value-type="currency">
            <text:p>$39,667</text:p>
          </table:table-cell>
          <table:table-cell table:formula="of:=[.C30]/[.F30]" office:value-type="currency" office:currency="USD" office:value="2767.44186046512" calcext:value-type="currency">
            <text:p>$2,767</text:p>
          </table:table-cell>
          <table:table-cell table:formula="of:=[.C30]/[.G30]" office:value-type="currency" office:currency="USD" office:value="88.6736214605067" calcext:value-type="currency">
            <text:p>$8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229 DOUGLAS Avenue, SAINT JOHN, New Brunswick E2K1E5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1054</text:p>
          </table:table-cell>
          <table:table-cell office:value-type="string" calcext:value-type="string">
            <text:p>Triplex</text:p>
          </table:table-cell>
          <table:table-cell office:value-type="float" office:value="5996" calcext:value-type="float">
            <text:p>5996</text:p>
          </table:table-cell>
          <table:table-cell office:value-type="float" office:value="3200" calcext:value-type="float">
            <text:p>3200</text:p>
          </table:table-cell>
          <table:table-cell table:formula="of:=[.C31]/3" office:value-type="currency" office:currency="USD" office:value="39966.6666666667" calcext:value-type="currency">
            <text:p>$39,967</text:p>
          </table:table-cell>
          <table:table-cell table:formula="of:=[.C31]/[.F31]" office:value-type="currency" office:currency="USD" office:value="19.996664442962" calcext:value-type="currency">
            <text:p>$20</text:p>
          </table:table-cell>
          <table:table-cell table:formula="of:=[.C31]/[.G31]" office:value-type="currency" office:currency="USD" office:value="37.46875" calcext:value-type="currency">
            <text:p>$3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172-176 BEACON ST, SAINT JOHN, New Brunswick E2M5H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0758</text:p>
          </table:table-cell>
          <table:table-cell office:value-type="string" calcext:value-type="string">
            <text:p>Triplex</text:p>
          </table:table-cell>
          <table:table-cell office:value-type="float" office:value="1500" calcext:value-type="float">
            <text:p>1500</text:p>
          </table:table-cell>
          <table:table-cell office:value-type="float" office:value="2112" calcext:value-type="float">
            <text:p>2112</text:p>
          </table:table-cell>
          <table:table-cell table:formula="of:=[.C32]/3" office:value-type="currency" office:currency="USD" office:value="39966.6666666667" calcext:value-type="currency">
            <text:p>$39,967</text:p>
          </table:table-cell>
          <table:table-cell table:formula="of:=[.C32]/[.F32]" office:value-type="currency" office:currency="USD" office:value="79.9333333333333" calcext:value-type="currency">
            <text:p>$80</text:p>
          </table:table-cell>
          <table:table-cell table:formula="of:=[.C32]/[.G32]" office:value-type="currency" office:currency="USD" office:value="56.7708333333333" calcext:value-type="currency">
            <text:p>$5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81-183 BRIDGE ST, SAINT JOHN, New Brunswick E2K1S7</text:p>
          </table:table-cell>
          <table:table-cell office:value-type="currency" office:currency="USD" office:value="82000" calcext:value-type="currency">
            <text:p>$82,000</text:p>
          </table:table-cell>
          <table:table-cell office:value-type="string" calcext:value-type="string">
            <text:p>SJ162837</text:p>
          </table:table-cell>
          <table:table-cell office:value-type="string" calcext:value-type="string">
            <text:p>Duplex</text:p>
          </table:table-cell>
          <table:table-cell office:value-type="float" office:value="5993" calcext:value-type="float">
            <text:p>5993</text:p>
          </table:table-cell>
          <table:table-cell office:value-type="float" office:value="2200" calcext:value-type="float">
            <text:p>2200</text:p>
          </table:table-cell>
          <table:table-cell table:formula="of:=[.C33]/2" office:value-type="currency" office:currency="USD" office:value="41000" calcext:value-type="currency">
            <text:p>$41,000</text:p>
          </table:table-cell>
          <table:table-cell table:formula="of:=[.C33]/[.F33]" office:value-type="currency" office:currency="USD" office:value="13.6826297346905" calcext:value-type="currency">
            <text:p>$14</text:p>
          </table:table-cell>
          <table:table-cell table:formula="of:=[.C33]/[.G33]" office:value-type="currency" office:currency="USD" office:value="37.2727272727273" calcext:value-type="currency">
            <text:p>$3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180 METCALF, SAINT JOHN, New Brunswick E2K1K5</text:p>
          </table:table-cell>
          <table:table-cell office:value-type="currency" office:currency="USD" office:value="125000" calcext:value-type="currency">
            <text:p>$125,000</text:p>
          </table:table-cell>
          <table:table-cell office:value-type="string" calcext:value-type="string">
            <text:p>SJ162517</text:p>
          </table:table-cell>
          <table:table-cell office:value-type="string" calcext:value-type="string">
            <text:p>Triplex</text:p>
          </table:table-cell>
          <table:table-cell office:value-type="float" office:value="3315" calcext:value-type="float">
            <text:p>3315</text:p>
          </table:table-cell>
          <table:table-cell office:value-type="float" office:value="3000" calcext:value-type="float">
            <text:p>3000</text:p>
          </table:table-cell>
          <table:table-cell table:formula="of:=[.C34]/3" office:value-type="currency" office:currency="USD" office:value="41666.6666666667" calcext:value-type="currency">
            <text:p>$41,667</text:p>
          </table:table-cell>
          <table:table-cell table:formula="of:=[.C34]/[.F34]" office:value-type="currency" office:currency="USD" office:value="37.7073906485671" calcext:value-type="currency">
            <text:p>$38</text:p>
          </table:table-cell>
          <table:table-cell table:formula="of:=[.C34]/[.G34]" office:value-type="currency" office:currency="USD" office:value="41.6666666666667" calcext:value-type="currency">
            <text:p>$4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74-176 BELMONT ST, SAINT JOHN, New Brunswick E2J1K5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4500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2040" calcext:value-type="float">
            <text:p>2040</text:p>
          </table:table-cell>
          <table:table-cell table:formula="of:=[.C35]/2" office:value-type="currency" office:currency="USD" office:value="42450" calcext:value-type="currency">
            <text:p>$42,450</text:p>
          </table:table-cell>
          <table:table-cell table:formula="of:=[.C35]/[.F35]" office:value-type="currency" office:currency="USD" office:value="17.0004004805767" calcext:value-type="currency">
            <text:p>$17</text:p>
          </table:table-cell>
          <table:table-cell table:formula="of:=[.C35]/[.G35]" office:value-type="currency" office:currency="USD" office:value="41.6176470588235" calcext:value-type="currency">
            <text:p>$4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30 COSTER Street, SAINT JOHN, New Brunswick E2M3V3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3319</text:p>
          </table:table-cell>
          <table:table-cell office:value-type="string" calcext:value-type="string">
            <text:p>Triplex</text:p>
          </table:table-cell>
          <table:table-cell office:value-type="float" office:value="5000" calcext:value-type="float">
            <text:p>5000</text:p>
          </table:table-cell>
          <table:table-cell office:value-type="float" office:value="2700" calcext:value-type="float">
            <text:p>2700</text:p>
          </table:table-cell>
          <table:table-cell table:formula="of:=[.C36]/3" office:value-type="currency" office:currency="USD" office:value="43300" calcext:value-type="currency">
            <text:p>$43,300</text:p>
          </table:table-cell>
          <table:table-cell table:formula="of:=[.C36]/[.F36]" office:value-type="currency" office:currency="USD" office:value="25.98" calcext:value-type="currency">
            <text:p>$26</text:p>
          </table:table-cell>
          <table:table-cell table:formula="of:=[.C36]/[.G36]" office:value-type="currency" office:currency="USD" office:value="48.1111111111111" calcext:value-type="currency">
            <text:p>$4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currency" office:currency="USD" office:value="89000" calcext:value-type="currency">
            <text:p>$89,000</text:p>
          </table:table-cell>
          <table:table-cell office:value-type="string" calcext:value-type="string">
            <text:p>SJ161670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formula="of:=[.C37]/2" office:value-type="currency" office:currency="USD" office:value="44500" calcext:value-type="currency">
            <text:p>$44,500</text:p>
          </table:table-cell>
          <table:table-cell table:formula="of:=[.C37]/[.F37]" office:value-type="currency" office:currency="USD" office:value="29.6666666666667" calcext:value-type="currency">
            <text:p>$30</text:p>
          </table:table-cell>
          <table:table-cell table:formula="of:=[.C37]/[.G37]" office:value-type="currency" office:currency="USD" office:value="68.4615384615385" calcext:value-type="currency">
            <text:p>$6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591-593 CHAMPLAIN DR, SAINT JOHN, New Brunswick E2M1S2</text:p>
          </table:table-cell>
          <table:table-cell office:value-type="currency" office:currency="USD" office:value="89000" calcext:value-type="currency">
            <text:p>$89,000</text:p>
          </table:table-cell>
          <table:table-cell office:value-type="string" calcext:value-type="string">
            <text:p>SJ161670</text:p>
          </table:table-cell>
          <table:table-cell office:value-type="string" calcext:value-type="string">
            <text:p>Duplex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formula="of:=[.C38]/2" office:value-type="currency" office:currency="USD" office:value="44500" calcext:value-type="currency">
            <text:p>$44,500</text:p>
          </table:table-cell>
          <table:table-cell table:formula="of:=[.C38]/[.F38]" office:value-type="currency" office:currency="USD" office:value="29.6666666666667" calcext:value-type="currency">
            <text:p>$30</text:p>
          </table:table-cell>
          <table:table-cell table:formula="of:=[.C38]/[.G38]" office:value-type="currency" office:currency="USD" office:value="68.4615384615385" calcext:value-type="currency">
            <text:p>$6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formula="of:=[.C39]/2" office:value-type="currency" office:currency="USD" office:value="44950" calcext:value-type="currency">
            <text:p>$44,950</text:p>
          </table:table-cell>
          <table:table-cell table:formula="of:=[.C39]/[.F39]" office:value-type="currency" office:currency="USD" office:value="24.2122273094533" calcext:value-type="currency">
            <text:p>$24</text:p>
          </table:table-cell>
          <table:table-cell table:formula="of:=[.C39]/[.G39]" office:value-type="currency" office:currency="USD" office:value="23.9733333333333" calcext:value-type="currency">
            <text:p>$2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formula="of:=[.C40]/2" office:value-type="currency" office:currency="USD" office:value="44950" calcext:value-type="currency">
            <text:p>$44,950</text:p>
          </table:table-cell>
          <table:table-cell table:formula="of:=[.C40]/[.F40]" office:value-type="currency" office:currency="USD" office:value="24.2122273094533" calcext:value-type="currency">
            <text:p>$24</text:p>
          </table:table-cell>
          <table:table-cell table:formula="of:=[.C40]/[.G40]" office:value-type="currency" office:currency="USD" office:value="23.9733333333333" calcext:value-type="currency">
            <text:p>$2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0318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formula="of:=[.C41]/2" office:value-type="currency" office:currency="USD" office:value="44950" calcext:value-type="currency">
            <text:p>$44,950</text:p>
          </table:table-cell>
          <table:table-cell table:formula="of:=[.C41]/[.F41]" office:value-type="currency" office:currency="USD" office:value="23.326414115205" calcext:value-type="currency">
            <text:p>$23</text:p>
          </table:table-cell>
          <table:table-cell table:formula="of:=[.C41]/[.G41]" office:value-type="currency" office:currency="USD" office:value="49.9444444444444" calcext:value-type="currency">
            <text:p>$5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77 WINSLOW Street, SAINT JOHN, New Brunswick E2M1W7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0318</text:p>
          </table:table-cell>
          <table:table-cell office:value-type="string" calcext:value-type="string">
            <text:p>Duplex</text:p>
          </table:table-cell>
          <table:table-cell office:value-type="float" office:value="3854" calcext:value-type="float">
            <text:p>3854</text:p>
          </table:table-cell>
          <table:table-cell office:value-type="float" office:value="1800" calcext:value-type="float">
            <text:p>1800</text:p>
          </table:table-cell>
          <table:table-cell table:formula="of:=[.C42]/2" office:value-type="currency" office:currency="USD" office:value="44950" calcext:value-type="currency">
            <text:p>$44,950</text:p>
          </table:table-cell>
          <table:table-cell table:formula="of:=[.C42]/[.F42]" office:value-type="currency" office:currency="USD" office:value="23.326414115205" calcext:value-type="currency">
            <text:p>$23</text:p>
          </table:table-cell>
          <table:table-cell table:formula="of:=[.C42]/[.G42]" office:value-type="currency" office:currency="USD" office:value="49.9444444444444" calcext:value-type="currency">
            <text:p>$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9 DUKE, SAINT JOHN, New Brunswick E2L1N9</text:p>
          </table:table-cell>
          <table:table-cell office:value-type="currency" office:currency="USD" office:value="45500" calcext:value-type="currency">
            <text:p>$45,500</text:p>
          </table:table-cell>
          <table:table-cell office:value-type="string" calcext:value-type="string">
            <text:p>SJ163339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  <table:table-cell table:formula="of:=[.C43]" office:value-type="currency" office:currency="USD" office:value="45500" calcext:value-type="currency">
            <text:p>$45,500</text:p>
          </table:table-cell>
          <table:table-cell table:formula="of:=[.C43]/[.F43]" office:value-type="currency" office:currency="USD" office:value="11.6786447638604" calcext:value-type="currency">
            <text:p>$12</text:p>
          </table:table-cell>
          <table:table-cell table:formula="of:=[.C43]/[.G43]" office:value-type="currency" office:currency="USD" office:value="33.4067547723935" calcext:value-type="currency">
            <text:p>$3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70-72 PRINCE ST, SAINT JOHN, New Brunswick E2M1N9</text:p>
          </table:table-cell>
          <table:table-cell office:value-type="currency" office:currency="USD" office:value="94000" calcext:value-type="currency">
            <text:p>$94,000</text:p>
          </table:table-cell>
          <table:table-cell office:value-type="string" calcext:value-type="string">
            <text:p>SJ152678</text:p>
          </table:table-cell>
          <table:table-cell office:value-type="string" calcext:value-type="string">
            <text:p>Duplex</text:p>
          </table:table-cell>
          <table:table-cell office:value-type="float" office:value="52995" calcext:value-type="float">
            <text:p>52995</text:p>
          </table:table-cell>
          <table:table-cell office:value-type="float" office:value="1500" calcext:value-type="float">
            <text:p>1500</text:p>
          </table:table-cell>
          <table:table-cell table:formula="of:=[.C44]/2" office:value-type="currency" office:currency="USD" office:value="47000" calcext:value-type="currency">
            <text:p>$47,000</text:p>
          </table:table-cell>
          <table:table-cell table:formula="of:=[.C44]/[.F44]" office:value-type="currency" office:currency="USD" office:value="1.77375224077743" calcext:value-type="currency">
            <text:p>$2</text:p>
          </table:table-cell>
          <table:table-cell table:formula="of:=[.C44]/[.G44]" office:value-type="currency" office:currency="USD" office:value="62.6666666666667" calcext:value-type="currency">
            <text:p>$6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4 METCALF, SAINT JOHN, New Brunswick E2K1J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3976</text:p>
          </table:table-cell>
          <table:table-cell office:value-type="string" calcext:value-type="string">
            <text:p>Duplex</text:p>
          </table:table-cell>
          <table:table-cell office:value-type="float" office:value="2347" calcext:value-type="float">
            <text:p>2347</text:p>
          </table:table-cell>
          <table:table-cell office:value-type="float" office:value="2500" calcext:value-type="float">
            <text:p>2500</text:p>
          </table:table-cell>
          <table:table-cell table:formula="of:=[.C45]/2" office:value-type="currency" office:currency="USD" office:value="47450" calcext:value-type="currency">
            <text:p>$47,450</text:p>
          </table:table-cell>
          <table:table-cell table:formula="of:=[.C45]/[.F45]" office:value-type="currency" office:currency="USD" office:value="40.4345973583298" calcext:value-type="currency">
            <text:p>$40</text:p>
          </table:table-cell>
          <table:table-cell table:formula="of:=[.C45]/[.G45]" office:value-type="currency" office:currency="USD" office:value="37.96" calcext:value-type="currency">
            <text:p>$3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2407</text:p>
          </table:table-cell>
          <table:table-cell office:value-type="string" calcext:value-type="string">
            <text:p>Duplex</text:p>
          </table:table-cell>
          <table:table-cell table:number-columns-repeated="2" office:value-type="float" office:value="2045" calcext:value-type="float">
            <text:p>2045</text:p>
          </table:table-cell>
          <table:table-cell table:formula="of:=[.C46]/2" office:value-type="currency" office:currency="USD" office:value="47450" calcext:value-type="currency">
            <text:p>$47,450</text:p>
          </table:table-cell>
          <table:table-cell table:formula="of:=[.C46]/[.F46]" office:value-type="currency" office:currency="USD" office:value="46.4058679706602" calcext:value-type="currency">
            <text:p>$46</text:p>
          </table:table-cell>
          <table:table-cell table:formula="of:=[.C46]/[.G46]" office:value-type="currency" office:currency="USD" office:value="46.4058679706602" calcext:value-type="currency">
            <text:p>$4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59-61 REGENT ST, SAINT JOHN, New Brunswick E2J1G8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4550</text:p>
          </table:table-cell>
          <table:table-cell office:value-type="string" calcext:value-type="string">
            <text:p>Duplex</text:p>
          </table:table-cell>
          <table:table-cell office:value-type="float" office:value="6501" calcext:value-type="float">
            <text:p>6501</text:p>
          </table:table-cell>
          <table:table-cell office:value-type="float" office:value="2000" calcext:value-type="float">
            <text:p>2000</text:p>
          </table:table-cell>
          <table:table-cell table:formula="of:=[.C47]/2" office:value-type="currency" office:currency="USD" office:value="47450" calcext:value-type="currency">
            <text:p>$47,450</text:p>
          </table:table-cell>
          <table:table-cell table:formula="of:=[.C47]/[.F47]" office:value-type="currency" office:currency="USD" office:value="14.5977541916628" calcext:value-type="currency">
            <text:p>$15</text:p>
          </table:table-cell>
          <table:table-cell table:formula="of:=[.C47]/[.G47]" office:value-type="currency" office:currency="USD" office:value="47.45" calcext:value-type="currency">
            <text:p>$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31 ST. JAMES Street, SAINT JOHN, New Brunswick E2M2E5</text:p>
          </table:table-cell>
          <table:table-cell office:value-type="currency" office:currency="USD" office:value="47500" calcext:value-type="currency">
            <text:p>$47,500</text:p>
          </table:table-cell>
          <table:table-cell office:value-type="string" calcext:value-type="string">
            <text:p>SJ162334</text:p>
          </table:table-cell>
          <table:table-cell office:value-type="string" calcext:value-type="string">
            <text:p>House</text:p>
          </table:table-cell>
          <table:table-cell office:value-type="float" office:value="2648" calcext:value-type="float">
            <text:p>2648</text:p>
          </table:table-cell>
          <table:table-cell office:value-type="float" office:value="1100" calcext:value-type="float">
            <text:p>1100</text:p>
          </table:table-cell>
          <table:table-cell table:formula="of:=[.C48]" office:value-type="currency" office:currency="USD" office:value="47500" calcext:value-type="currency">
            <text:p>$47,500</text:p>
          </table:table-cell>
          <table:table-cell table:formula="of:=[.C48]/[.F48]" office:value-type="currency" office:currency="USD" office:value="17.9380664652568" calcext:value-type="currency">
            <text:p>$18</text:p>
          </table:table-cell>
          <table:table-cell table:formula="of:=[.C48]/[.G48]" office:value-type="currency" office:currency="USD" office:value="43.1818181818182" calcext:value-type="currency">
            <text:p>$4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362-364 WOODVILLE RD, SAINT JOHN, New Brunswick E2M2J1</text:p>
          </table:table-cell>
          <table:table-cell office:value-type="currency" office:currency="USD" office:value="95800" calcext:value-type="currency">
            <text:p>$95,800</text:p>
          </table:table-cell>
          <table:table-cell office:value-type="string" calcext:value-type="string">
            <text:p>SJ164771</text:p>
          </table:table-cell>
          <table:table-cell office:value-type="string" calcext:value-type="string">
            <text:p>Duplex</text:p>
          </table:table-cell>
          <table:table-cell office:value-type="float" office:value="3165" calcext:value-type="float">
            <text:p>3165</text:p>
          </table:table-cell>
          <table:table-cell office:value-type="float" office:value="3300" calcext:value-type="float">
            <text:p>3300</text:p>
          </table:table-cell>
          <table:table-cell table:formula="of:=[.C49]/2" office:value-type="currency" office:currency="USD" office:value="47900" calcext:value-type="currency">
            <text:p>$47,900</text:p>
          </table:table-cell>
          <table:table-cell table:formula="of:=[.C49]/[.F49]" office:value-type="currency" office:currency="USD" office:value="30.2685624012638" calcext:value-type="currency">
            <text:p>$30</text:p>
          </table:table-cell>
          <table:table-cell table:formula="of:=[.C49]/[.G49]" office:value-type="currency" office:currency="USD" office:value="29.030303030303" calcext:value-type="currency">
            <text:p>$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currency" office:currency="USD" office:value="49900" calcext:value-type="currency">
            <text:p>$49,900</text:p>
          </table:table-cell>
          <table:table-cell office:value-type="string" calcext:value-type="string">
            <text:p>SJ164895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  <table:table-cell table:formula="of:=[.C50]" office:value-type="currency" office:currency="USD" office:value="49900" calcext:value-type="currency">
            <text:p>$49,900</text:p>
          </table:table-cell>
          <table:table-cell table:formula="of:=[.C50]/[.F50]" office:value-type="currency" office:currency="USD" office:value="30.7076923076923" calcext:value-type="currency">
            <text:p>$31</text:p>
          </table:table-cell>
          <table:table-cell table:formula="of:=[.C50]/[.G50]" office:value-type="currency" office:currency="USD" office:value="17.2187715665977" calcext:value-type="currency">
            <text:p>$1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77-179 BAYSIDE DR, SAINT JOHN, New Brunswick E2L1A4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44930</text:p>
          </table:table-cell>
          <table:table-cell office:value-type="string" calcext:value-type="string">
            <text:p>Duplex</text:p>
          </table:table-cell>
          <table:table-cell office:value-type="float" office:value="5877" calcext:value-type="float">
            <text:p>5877</text:p>
          </table:table-cell>
          <table:table-cell office:value-type="float" office:value="2400" calcext:value-type="float">
            <text:p>2400</text:p>
          </table:table-cell>
          <table:table-cell table:formula="of:=[.C51]/2" office:value-type="currency" office:currency="USD" office:value="49950" calcext:value-type="currency">
            <text:p>$49,950</text:p>
          </table:table-cell>
          <table:table-cell table:formula="of:=[.C51]/[.F51]" office:value-type="currency" office:currency="USD" office:value="16.9984686064319" calcext:value-type="currency">
            <text:p>$17</text:p>
          </table:table-cell>
          <table:table-cell table:formula="of:=[.C51]/[.G51]" office:value-type="currency" office:currency="USD" office:value="41.625" calcext:value-type="currency">
            <text:p>$4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61367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formula="of:=[.C52]/2" office:value-type="currency" office:currency="USD" office:value="50000" calcext:value-type="currency">
            <text:p>$50,000</text:p>
          </table:table-cell>
          <table:table-cell table:formula="of:=[.C52]/[.F52]" office:value-type="currency" office:currency="USD" office:value="9.67773153972709" calcext:value-type="currency">
            <text:p>$10</text:p>
          </table:table-cell>
          <table:table-cell table:formula="of:=[.C52]/[.G52]" office:value-type="currency" office:currency="USD" office:value="66.6666666666667" calcext:value-type="currency">
            <text:p>$6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49 DOUGLAS Avenue, SAINT JOHN, New Brunswick E2K1E5</text:p>
          </table:table-cell>
          <table:table-cell office:value-type="currency" office:currency="USD" office:value="100000" calcext:value-type="currency">
            <text:p>$100,000</text:p>
          </table:table-cell>
          <table:table-cell office:value-type="string" calcext:value-type="string">
            <text:p>SJ161367</text:p>
          </table:table-cell>
          <table:table-cell office:value-type="string" calcext:value-type="string">
            <text:p>Duplex</text:p>
          </table:table-cell>
          <table:table-cell office:value-type="float" office:value="10333" calcext:value-type="float">
            <text:p>10333</text:p>
          </table:table-cell>
          <table:table-cell office:value-type="float" office:value="1500" calcext:value-type="float">
            <text:p>1500</text:p>
          </table:table-cell>
          <table:table-cell table:formula="of:=[.C53]/2" office:value-type="currency" office:currency="USD" office:value="50000" calcext:value-type="currency">
            <text:p>$50,000</text:p>
          </table:table-cell>
          <table:table-cell table:formula="of:=[.C53]/[.F53]" office:value-type="currency" office:currency="USD" office:value="9.67773153972709" calcext:value-type="currency">
            <text:p>$10</text:p>
          </table:table-cell>
          <table:table-cell table:formula="of:=[.C53]/[.G53]" office:value-type="currency" office:currency="USD" office:value="66.6666666666667" calcext:value-type="currency">
            <text:p>$6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currency" office:currency="USD" office:value="103900" calcext:value-type="currency">
            <text:p>$103,900</text:p>
          </table:table-cell>
          <table:table-cell office:value-type="string" calcext:value-type="string">
            <text:p>SJ163347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formula="of:=[.C54]/2" office:value-type="currency" office:currency="USD" office:value="51950" calcext:value-type="currency">
            <text:p>$51,950</text:p>
          </table:table-cell>
          <table:table-cell table:formula="of:=[.C54]/[.F54]" office:value-type="currency" office:currency="USD" office:value="11.2081984897519" calcext:value-type="currency">
            <text:p>$11</text:p>
          </table:table-cell>
          <table:table-cell table:formula="of:=[.C54]/[.G54]" office:value-type="currency" office:currency="USD" office:value="64.1358024691358" calcext:value-type="currency">
            <text:p>$6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106 SPAR COVE Road, SAINT JOHN, New Brunswick E2K1S2</text:p>
          </table:table-cell>
          <table:table-cell office:value-type="currency" office:currency="USD" office:value="103900" calcext:value-type="currency">
            <text:p>$103,900</text:p>
          </table:table-cell>
          <table:table-cell office:value-type="string" calcext:value-type="string">
            <text:p>SJ163347</text:p>
          </table:table-cell>
          <table:table-cell office:value-type="string" calcext:value-type="string">
            <text:p>Duplex</text:p>
          </table:table-cell>
          <table:table-cell office:value-type="float" office:value="9270" calcext:value-type="float">
            <text:p>9270</text:p>
          </table:table-cell>
          <table:table-cell office:value-type="float" office:value="1620" calcext:value-type="float">
            <text:p>1620</text:p>
          </table:table-cell>
          <table:table-cell table:formula="of:=[.C55]/2" office:value-type="currency" office:currency="USD" office:value="51950" calcext:value-type="currency">
            <text:p>$51,950</text:p>
          </table:table-cell>
          <table:table-cell table:formula="of:=[.C55]/[.F55]" office:value-type="currency" office:currency="USD" office:value="11.2081984897519" calcext:value-type="currency">
            <text:p>$11</text:p>
          </table:table-cell>
          <table:table-cell table:formula="of:=[.C55]/[.G55]" office:value-type="currency" office:currency="USD" office:value="64.1358024691358" calcext:value-type="currency">
            <text:p>$6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318-320 MILLIDGE AVE, SAINT JOHN, New Brunswick E2K2N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091</text:p>
          </table:table-cell>
          <table:table-cell office:value-type="string" calcext:value-type="string">
            <text:p>Duplex</text:p>
          </table:table-cell>
          <table:table-cell office:value-type="float" office:value="5016" calcext:value-type="float">
            <text:p>5016</text:p>
          </table:table-cell>
          <table:table-cell office:value-type="float" office:value="840" calcext:value-type="float">
            <text:p>840</text:p>
          </table:table-cell>
          <table:table-cell table:formula="of:=[.C56]/2" office:value-type="currency" office:currency="USD" office:value="52450" calcext:value-type="currency">
            <text:p>$52,450</text:p>
          </table:table-cell>
          <table:table-cell table:formula="of:=[.C56]/[.F56]" office:value-type="currency" office:currency="USD" office:value="20.9130781499203" calcext:value-type="currency">
            <text:p>$21</text:p>
          </table:table-cell>
          <table:table-cell table:formula="of:=[.C56]/[.G56]" office:value-type="currency" office:currency="USD" office:value="124.880952380952" calcext:value-type="currency">
            <text:p>$12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165-167 ST. GEORGE ST, SAINT JOHN, New Brunswick E2M2A9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1347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800" calcext:value-type="float">
            <text:p>2800</text:p>
          </table:table-cell>
          <table:table-cell table:formula="of:=[.C57]/2" office:value-type="currency" office:currency="USD" office:value="54950" calcext:value-type="currency">
            <text:p>$54,950</text:p>
          </table:table-cell>
          <table:table-cell table:formula="of:=[.C57]/[.F57]" office:value-type="currency" office:currency="USD" office:value="21.958041958042" calcext:value-type="currency">
            <text:p>$22</text:p>
          </table:table-cell>
          <table:table-cell table:formula="of:=[.C57]/[.G57]" office:value-type="currency" office:currency="USD" office:value="39.25" calcext:value-type="currency">
            <text:p>$3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521-523 DUNN AVE, SAINT JOHN, New Brunswick E2M2W6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746</text:p>
          </table:table-cell>
          <table:table-cell office:value-type="string" calcext:value-type="string">
            <text:p>Duplex</text:p>
          </table:table-cell>
          <table:table-cell office:value-type="float" office:value="5490" calcext:value-type="float">
            <text:p>5490</text:p>
          </table:table-cell>
          <table:table-cell office:value-type="float" office:value="2200" calcext:value-type="float">
            <text:p>2200</text:p>
          </table:table-cell>
          <table:table-cell table:formula="of:=[.C58]/2" office:value-type="currency" office:currency="USD" office:value="54950" calcext:value-type="currency">
            <text:p>$54,950</text:p>
          </table:table-cell>
          <table:table-cell table:formula="of:=[.C58]/[.F58]" office:value-type="currency" office:currency="USD" office:value="20.0182149362477" calcext:value-type="currency">
            <text:p>$20</text:p>
          </table:table-cell>
          <table:table-cell table:formula="of:=[.C58]/[.G58]" office:value-type="currency" office:currency="USD" office:value="49.9545454545455" calcext:value-type="currency">
            <text:p>$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6 SPRING Drive, SAINT JOHN, New Brunswick E2N1P2</text:p>
          </table:table-cell>
          <table:table-cell office:value-type="currency" office:currency="USD" office:value="56900" calcext:value-type="currency">
            <text:p>$56,900</text:p>
          </table:table-cell>
          <table:table-cell office:value-type="string" calcext:value-type="string">
            <text:p>SJ164453</text:p>
          </table:table-cell>
          <table:table-cell office:value-type="string" calcext:value-type="string">
            <text:p>Mobile Home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table:formula="of:=[.C59]" office:value-type="currency" office:currency="USD" office:value="56900" calcext:value-type="currency">
            <text:p>$56,900</text:p>
          </table:table-cell>
          <table:table-cell table:formula="of:=[.C59]/[.F59]" office:value-type="currency" office:currency="USD" office:value="56900" calcext:value-type="currency">
            <text:p>$56,900</text:p>
          </table:table-cell>
          <table:table-cell table:formula="of:=[.C59]/[.G59]" office:value-type="currency" office:currency="USD" office:value="53.0783582089552" calcext:value-type="currency">
            <text:p>$5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296 WOODVILLE Road, SAINT JOHN, New Brunswick E2M2G5</text:p>
          </table:table-cell>
          <table:table-cell office:value-type="currency" office:currency="USD" office:value="118900" calcext:value-type="currency">
            <text:p>$118,900</text:p>
          </table:table-cell>
          <table:table-cell office:value-type="string" calcext:value-type="string">
            <text:p>SJ161866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1985" calcext:value-type="float">
            <text:p>1985</text:p>
          </table:table-cell>
          <table:table-cell table:formula="of:=[.C60]/2" office:value-type="currency" office:currency="USD" office:value="59450" calcext:value-type="currency">
            <text:p>$59,450</text:p>
          </table:table-cell>
          <table:table-cell table:formula="of:=[.C60]/[.F60]" office:value-type="currency" office:currency="USD" office:value="23.7562437562438" calcext:value-type="currency">
            <text:p>$24</text:p>
          </table:table-cell>
          <table:table-cell table:formula="of:=[.C60]/[.G60]" office:value-type="currency" office:currency="USD" office:value="59.8992443324937" calcext:value-type="currency">
            <text:p>$6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88 HARDING Street, SAINT JOHN, New Brunswick E2M3M3</text:p>
          </table:table-cell>
          <table:table-cell office:value-type="currency" office:currency="USD" office:value="60000" calcext:value-type="currency">
            <text:p>$60,000</text:p>
          </table:table-cell>
          <table:table-cell office:value-type="string" calcext:value-type="string">
            <text:p>SJ164633</text:p>
          </table:table-cell>
          <table:table-cell office:value-type="string" calcext:value-type="string">
            <text:p>House</text:p>
          </table:table-cell>
          <table:table-cell office:value-type="float" office:value="4799" calcext:value-type="float">
            <text:p>4799</text:p>
          </table:table-cell>
          <table:table-cell office:value-type="float" office:value="2000" calcext:value-type="float">
            <text:p>2000</text:p>
          </table:table-cell>
          <table:table-cell table:formula="of:=[.C61]" office:value-type="currency" office:currency="USD" office:value="60000" calcext:value-type="currency">
            <text:p>$60,000</text:p>
          </table:table-cell>
          <table:table-cell table:formula="of:=[.C61]/[.F61]" office:value-type="currency" office:currency="USD" office:value="12.5026047093144" calcext:value-type="currency">
            <text:p>$13</text:p>
          </table:table-cell>
          <table:table-cell table:formula="of:=[.C61]/[.G61]" office:value-type="currency" office:currency="USD" office:value="30" calcext:value-type="currency">
            <text:p>$3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423 PRINCE Street, SAINT JOHN, New Brunswick E2M1R2</text:p>
          </table:table-cell>
          <table:table-cell office:value-type="currency" office:currency="USD" office:value="126900" calcext:value-type="currency">
            <text:p>$126,900</text:p>
          </table:table-cell>
          <table:table-cell office:value-type="string" calcext:value-type="string">
            <text:p>SJ163224</text:p>
          </table:table-cell>
          <table:table-cell office:value-type="string" calcext:value-type="string">
            <text:p>Duplex</text:p>
          </table:table-cell>
          <table:table-cell office:value-type="float" office:value="8438" calcext:value-type="float">
            <text:p>8438</text:p>
          </table:table-cell>
          <table:table-cell office:value-type="float" office:value="2400" calcext:value-type="float">
            <text:p>2400</text:p>
          </table:table-cell>
          <table:table-cell table:formula="of:=[.C62]/2" office:value-type="currency" office:currency="USD" office:value="63450" calcext:value-type="currency">
            <text:p>$63,450</text:p>
          </table:table-cell>
          <table:table-cell table:formula="of:=[.C62]/[.F62]" office:value-type="currency" office:currency="USD" office:value="15.039108793553" calcext:value-type="currency">
            <text:p>$15</text:p>
          </table:table-cell>
          <table:table-cell table:formula="of:=[.C62]/[.G62]" office:value-type="currency" office:currency="USD" office:value="52.875" calcext:value-type="currency">
            <text:p>$5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0 BROAD, SAINT JOHN, New Brunswick E2L1Y8</text:p>
          </table:table-cell>
          <table:table-cell office:value-type="currency" office:currency="USD" office:value="64900" calcext:value-type="currency">
            <text:p>$64,900</text:p>
          </table:table-cell>
          <table:table-cell office:value-type="string" calcext:value-type="string">
            <text:p>SJ164208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  <table:table-cell table:formula="of:=[.C63]" office:value-type="currency" office:currency="USD" office:value="64900" calcext:value-type="currency">
            <text:p>$64,900</text:p>
          </table:table-cell>
          <table:table-cell table:formula="of:=[.C63]/[.F63]" office:value-type="currency" office:currency="USD" office:value="15.906862745098" calcext:value-type="currency">
            <text:p>$16</text:p>
          </table:table-cell>
          <table:table-cell table:formula="of:=[.C63]/[.G63]" office:value-type="currency" office:currency="USD" office:value="33.1122448979592" calcext:value-type="currency">
            <text:p>$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909 HIGHMEADOW Drive, SAINT JOHN, New Brunswick E2J3X3</text:p>
          </table:table-cell>
          <table:table-cell office:value-type="currency" office:currency="USD" office:value="64900" calcext:value-type="currency">
            <text:p>$64,900</text:p>
          </table:table-cell>
          <table:table-cell office:value-type="string" calcext:value-type="string">
            <text:p>SJ163890</text:p>
          </table:table-cell>
          <table:table-cell office:value-type="string" calcext:value-type="string">
            <text:p>House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table:formula="of:=[.C64]" office:value-type="currency" office:currency="USD" office:value="64900" calcext:value-type="currency">
            <text:p>$64,900</text:p>
          </table:table-cell>
          <table:table-cell table:formula="of:=[.C64]/[.F64]" office:value-type="currency" office:currency="USD" office:value="70.9289617486339" calcext:value-type="currency">
            <text:p>$71</text:p>
          </table:table-cell>
          <table:table-cell table:formula="of:=[.C64]/[.G64]" office:value-type="currency" office:currency="USD" office:value="64.9" calcext:value-type="currency">
            <text:p>$6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119-121 BROAD ST, SAINT JOHN, New Brunswick E2L1Y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0352</text:p>
          </table:table-cell>
          <table:table-cell office:value-type="string" calcext:value-type="string">
            <text:p>Duplex</text:p>
          </table:table-cell>
          <table:table-cell office:value-type="float" office:value="4327" calcext:value-type="float">
            <text:p>4327</text:p>
          </table:table-cell>
          <table:table-cell office:value-type="float" office:value="1920" calcext:value-type="float">
            <text:p>1920</text:p>
          </table:table-cell>
          <table:table-cell table:formula="of:=[.C65]/2" office:value-type="currency" office:currency="USD" office:value="64950" calcext:value-type="currency">
            <text:p>$64,950</text:p>
          </table:table-cell>
          <table:table-cell table:formula="of:=[.C65]/[.F65]" office:value-type="currency" office:currency="USD" office:value="30.0207996302288" calcext:value-type="currency">
            <text:p>$30</text:p>
          </table:table-cell>
          <table:table-cell table:formula="of:=[.C65]/[.G65]" office:value-type="currency" office:currency="USD" office:value="67.65625" calcext:value-type="currency">
            <text:p>$6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5 TODD Street, SAINT JOHN, New Brunswick E2H1Y3</text:p>
          </table:table-cell>
          <table:table-cell office:value-type="currency" office:currency="USD" office:value="65900" calcext:value-type="currency">
            <text:p>$65,900</text:p>
          </table:table-cell>
          <table:table-cell office:value-type="string" calcext:value-type="string">
            <text:p>SJ163090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00" calcext:value-type="float">
            <text:p>1000</text:p>
          </table:table-cell>
          <table:table-cell table:formula="of:=[.C66]" office:value-type="currency" office:currency="USD" office:value="65900" calcext:value-type="currency">
            <text:p>$65,900</text:p>
          </table:table-cell>
          <table:table-cell table:formula="of:=[.C66]/[.F66]" office:value-type="currency" office:currency="USD" office:value="9.41966838193253" calcext:value-type="currency">
            <text:p>$9</text:p>
          </table:table-cell>
          <table:table-cell table:formula="of:=[.C66]/[.G66]" office:value-type="currency" office:currency="USD" office:value="65.9" calcext:value-type="currency">
            <text:p>$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6 MCKENNA, SAINT JOHN, New Brunswick E2K4E1</text:p>
          </table:table-cell>
          <table:table-cell office:value-type="currency" office:currency="USD" office:value="66900" calcext:value-type="currency">
            <text:p>$66,900</text:p>
          </table:table-cell>
          <table:table-cell office:value-type="string" calcext:value-type="string">
            <text:p>SJ163075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[.C67]" office:value-type="currency" office:currency="USD" office:value="66900" calcext:value-type="currency">
            <text:p>$66,900</text:p>
          </table:table-cell>
          <table:table-cell table:formula="of:=[.C67]/[.F67]" office:value-type="currency" office:currency="USD" office:value="66900" calcext:value-type="currency">
            <text:p>$66,900</text:p>
          </table:table-cell>
          <table:table-cell table:formula="of:=[.C67]/[.G67]" office:value-type="currency" office:currency="USD" office:value="78.7058823529412" calcext:value-type="currency">
            <text:p>$7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1 MORGAN Road, SAINT JOHN, New Brunswick E2H2B2</text:p>
          </table:table-cell>
          <table:table-cell office:value-type="currency" office:currency="USD" office:value="67000" calcext:value-type="currency">
            <text:p>$67,000</text:p>
          </table:table-cell>
          <table:table-cell office:value-type="string" calcext:value-type="string">
            <text:p>SJ163821</text:p>
          </table:table-cell>
          <table:table-cell office:value-type="string" calcext:value-type="string">
            <text:p>House</text:p>
          </table:table-cell>
          <table:table-cell office:value-type="float" office:value="6534" calcext:value-type="float">
            <text:p>6534</text:p>
          </table:table-cell>
          <table:table-cell office:value-type="float" office:value="1050" calcext:value-type="float">
            <text:p>1050</text:p>
          </table:table-cell>
          <table:table-cell table:formula="of:=[.C68]" office:value-type="currency" office:currency="USD" office:value="67000" calcext:value-type="currency">
            <text:p>$67,000</text:p>
          </table:table-cell>
          <table:table-cell table:formula="of:=[.C68]/[.F68]" office:value-type="currency" office:currency="USD" office:value="10.2540557086012" calcext:value-type="currency">
            <text:p>$10</text:p>
          </table:table-cell>
          <table:table-cell table:formula="of:=[.C68]/[.G68]" office:value-type="currency" office:currency="USD" office:value="63.8095238095238" calcext:value-type="currency">
            <text:p>$6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24 BIRCH, SAINT JOHN, New Brunswick E2M4N3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298</text:p>
          </table:table-cell>
          <table:table-cell office:value-type="string" calcext:value-type="string">
            <text:p>Duplex</text:p>
          </table:table-cell>
          <table:table-cell office:value-type="float" office:value="8804" calcext:value-type="float">
            <text:p>8804</text:p>
          </table:table-cell>
          <table:table-cell office:value-type="float" office:value="2120" calcext:value-type="float">
            <text:p>2120</text:p>
          </table:table-cell>
          <table:table-cell table:formula="of:=[.C69]/2" office:value-type="currency" office:currency="USD" office:value="67450" calcext:value-type="currency">
            <text:p>$67,450</text:p>
          </table:table-cell>
          <table:table-cell table:formula="of:=[.C69]/[.F69]" office:value-type="currency" office:currency="USD" office:value="15.3225806451613" calcext:value-type="currency">
            <text:p>$15</text:p>
          </table:table-cell>
          <table:table-cell table:formula="of:=[.C69]/[.G69]" office:value-type="currency" office:currency="USD" office:value="63.6320754716981" calcext:value-type="currency">
            <text:p>$6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24 TARTAN Street, SAINT JOHN, New Brunswick E2K2R7</text:p>
          </table:table-cell>
          <table:table-cell office:value-type="currency" office:currency="USD" office:value="68000" calcext:value-type="currency">
            <text:p>$68,000</text:p>
          </table:table-cell>
          <table:table-cell office:value-type="string" calcext:value-type="string">
            <text:p>SJ161602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formula="of:=[.C70]" office:value-type="currency" office:currency="USD" office:value="68000" calcext:value-type="currency">
            <text:p>$68,000</text:p>
          </table:table-cell>
          <table:table-cell table:formula="of:=[.C70]/[.F70]" office:value-type="currency" office:currency="USD" office:value="80" calcext:value-type="currency">
            <text:p>$80</text:p>
          </table:table-cell>
          <table:table-cell table:formula="of:=[.C70]/[.G70]" office:value-type="currency" office:currency="USD" office:value="85" calcext:value-type="currency">
            <text:p>$8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67 KINGSVILLE Road, SAINT JOHN, New Brunswick E2M4T3</text:p>
          </table:table-cell>
          <table:table-cell office:value-type="currency" office:currency="USD" office:value="69500" calcext:value-type="currency">
            <text:p>$69,500</text:p>
          </table:table-cell>
          <table:table-cell office:value-type="string" calcext:value-type="string">
            <text:p>SJ164487</text:p>
          </table:table-cell>
          <table:table-cell office:value-type="string" calcext:value-type="string">
            <text:p>House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table:formula="of:=[.C71]" office:value-type="currency" office:currency="USD" office:value="69500" calcext:value-type="currency">
            <text:p>$69,500</text:p>
          </table:table-cell>
          <table:table-cell table:formula="of:=[.C71]/[.F71]" office:value-type="currency" office:currency="USD" office:value="9.39189189189189" calcext:value-type="currency">
            <text:p>$9</text:p>
          </table:table-cell>
          <table:table-cell table:formula="of:=[.C71]/[.G71]" office:value-type="currency" office:currency="USD" office:value="69.5" calcext:value-type="currency">
            <text:p>$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70 DEMONTS Street, SAINT JOHN, New Brunswick E2M1R6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2182</text:p>
          </table:table-cell>
          <table:table-cell office:value-type="string" calcext:value-type="string">
            <text:p>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600" calcext:value-type="float">
            <text:p>1600</text:p>
          </table:table-cell>
          <table:table-cell table:formula="of:=[.C72]" office:value-type="currency" office:currency="USD" office:value="69900" calcext:value-type="currency">
            <text:p>$69,900</text:p>
          </table:table-cell>
          <table:table-cell table:formula="of:=[.C72]/[.F72]" office:value-type="currency" office:currency="USD" office:value="17.4575424575425" calcext:value-type="currency">
            <text:p>$17</text:p>
          </table:table-cell>
          <table:table-cell table:formula="of:=[.C72]/[.G72]" office:value-type="currency" office:currency="USD" office:value="43.6875" calcext:value-type="currency">
            <text:p>$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1649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formula="of:=[.C73]" office:value-type="currency" office:currency="USD" office:value="69900" calcext:value-type="currency">
            <text:p>$69,900</text:p>
          </table:table-cell>
          <table:table-cell table:formula="of:=[.C73]/[.F73]" office:value-type="currency" office:currency="USD" office:value="10.2763892972655" calcext:value-type="currency">
            <text:p>$10</text:p>
          </table:table-cell>
          <table:table-cell table:formula="of:=[.C73]/[.G73]" office:value-type="currency" office:currency="USD" office:value="62.2439893143366" calcext:value-type="currency">
            <text:p>$6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0 TOWER Street, SAINT JOHN, New Brunswick E2M1Z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3612</text:p>
          </table:table-cell>
          <table:table-cell office:value-type="string" calcext:value-type="string">
            <text:p>House</text:p>
          </table:table-cell>
          <table:table-cell office:value-type="float" office:value="4154" calcext:value-type="float">
            <text:p>4154</text:p>
          </table:table-cell>
          <table:table-cell office:value-type="float" office:value="928" calcext:value-type="float">
            <text:p>928</text:p>
          </table:table-cell>
          <table:table-cell table:formula="of:=[.C74]" office:value-type="currency" office:currency="USD" office:value="69900" calcext:value-type="currency">
            <text:p>$69,900</text:p>
          </table:table-cell>
          <table:table-cell table:formula="of:=[.C74]/[.F74]" office:value-type="currency" office:currency="USD" office:value="16.8271545498315" calcext:value-type="currency">
            <text:p>$17</text:p>
          </table:table-cell>
          <table:table-cell table:formula="of:=[.C74]/[.G74]" office:value-type="currency" office:currency="USD" office:value="75.323275862069" calcext:value-type="currency">
            <text:p>$7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9 TISDALE Lane, SAINT JOHN, New Brunswick E2J2J4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4511</text:p>
          </table:table-cell>
          <table:table-cell office:value-type="string" calcext:value-type="string">
            <text:p>House</text:p>
          </table:table-cell>
          <table:table-cell office:value-type="float" office:value="8794" calcext:value-type="float">
            <text:p>8794</text:p>
          </table:table-cell>
          <table:table-cell office:value-type="float" office:value="775" calcext:value-type="float">
            <text:p>775</text:p>
          </table:table-cell>
          <table:table-cell table:formula="of:=[.C75]" office:value-type="currency" office:currency="USD" office:value="69900" calcext:value-type="currency">
            <text:p>$69,900</text:p>
          </table:table-cell>
          <table:table-cell table:formula="of:=[.C75]/[.F75]" office:value-type="currency" office:currency="USD" office:value="7.94860131908119" calcext:value-type="currency">
            <text:p>$8</text:p>
          </table:table-cell>
          <table:table-cell table:formula="of:=[.C75]/[.G75]" office:value-type="currency" office:currency="USD" office:value="90.1935483870968" calcext:value-type="currency">
            <text:p>$9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0 MCLELLAN, SAINT JOHN, New Brunswick E2K1R5</text:p>
          </table:table-cell>
          <table:table-cell office:value-type="currency" office:currency="USD" office:value="72500" calcext:value-type="currency">
            <text:p>$72,500</text:p>
          </table:table-cell>
          <table:table-cell office:value-type="string" calcext:value-type="string">
            <text:p>SJ161887</text:p>
          </table:table-cell>
          <table:table-cell office:value-type="string" calcext:value-type="string">
            <text:p>House</text:p>
          </table:table-cell>
          <table:table-cell office:value-type="float" office:value="7500" calcext:value-type="float">
            <text:p>7500</text:p>
          </table:table-cell>
          <table:table-cell office:value-type="float" office:value="1700" calcext:value-type="float">
            <text:p>1700</text:p>
          </table:table-cell>
          <table:table-cell table:formula="of:=[.C76]" office:value-type="currency" office:currency="USD" office:value="72500" calcext:value-type="currency">
            <text:p>$72,500</text:p>
          </table:table-cell>
          <table:table-cell table:formula="of:=[.C76]/[.F76]" office:value-type="currency" office:currency="USD" office:value="9.66666666666667" calcext:value-type="currency">
            <text:p>$10</text:p>
          </table:table-cell>
          <table:table-cell table:formula="of:=[.C76]/[.G76]" office:value-type="currency" office:currency="USD" office:value="42.6470588235294" calcext:value-type="currency">
            <text:p>$4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29 WESTMORLAND Road, SAINT JOHN, New Brunswick E2J2G1</text:p>
          </table:table-cell>
          <table:table-cell office:value-type="currency" office:currency="USD" office:value="74500" calcext:value-type="currency">
            <text:p>$74,500</text:p>
          </table:table-cell>
          <table:table-cell office:value-type="string" calcext:value-type="string">
            <text:p>SJ164792</text:p>
          </table:table-cell>
          <table:table-cell office:value-type="string" calcext:value-type="string">
            <text:p>House</text:p>
          </table:table-cell>
          <table:table-cell office:value-type="float" office:value="5996" calcext:value-type="float">
            <text:p>5996</text:p>
          </table:table-cell>
          <table:table-cell office:value-type="float" office:value="889" calcext:value-type="float">
            <text:p>889</text:p>
          </table:table-cell>
          <table:table-cell table:formula="of:=[.C77]" office:value-type="currency" office:currency="USD" office:value="74500" calcext:value-type="currency">
            <text:p>$74,500</text:p>
          </table:table-cell>
          <table:table-cell table:formula="of:=[.C77]/[.F77]" office:value-type="currency" office:currency="USD" office:value="12.4249499666444" calcext:value-type="currency">
            <text:p>$12</text:p>
          </table:table-cell>
          <table:table-cell table:formula="of:=[.C77]/[.G77]" office:value-type="currency" office:currency="USD" office:value="83.8020247469066" calcext:value-type="currency">
            <text:p>$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656 ROUTE 825, GARNETT SETTLEMENT, New Brunswick E2S1V1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3936</text:p>
          </table:table-cell>
          <table:table-cell office:value-type="string" calcext:value-type="string">
            <text:p>Mobile Home</text:p>
          </table:table-cell>
          <table:table-cell office:value-type="float" office:value="43" calcext:value-type="float">
            <text:p>43</text:p>
          </table:table-cell>
          <table:table-cell office:value-type="float" office:value="861" calcext:value-type="float">
            <text:p>861</text:p>
          </table:table-cell>
          <table:table-cell table:formula="of:=[.C78]" office:value-type="currency" office:currency="USD" office:value="75000" calcext:value-type="currency">
            <text:p>$75,000</text:p>
          </table:table-cell>
          <table:table-cell table:formula="of:=[.C78]/[.F78]" office:value-type="currency" office:currency="USD" office:value="1744.18604651163" calcext:value-type="currency">
            <text:p>$1,744</text:p>
          </table:table-cell>
          <table:table-cell table:formula="of:=[.C78]/[.G78]" office:value-type="currency" office:currency="USD" office:value="87.1080139372822" calcext:value-type="currency">
            <text:p>$8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9 CLAYTON Drive, SAINT JOHN, New Brunswick E2N2B9</text:p>
          </table:table-cell>
          <table:table-cell office:value-type="currency" office:currency="USD" office:value="75000" calcext:value-type="currency">
            <text:p>$75,000</text:p>
          </table:table-cell>
          <table:table-cell office:value-type="string" calcext:value-type="string">
            <text:p>SJ164626</text:p>
          </table:table-cell>
          <table:table-cell office:value-type="string" calcext:value-type="string">
            <text:p>House</text:p>
          </table:table-cell>
          <table:table-cell office:value-type="float" office:value="72085" calcext:value-type="float">
            <text:p>72085</text:p>
          </table:table-cell>
          <table:table-cell office:value-type="float" office:value="594" calcext:value-type="float">
            <text:p>594</text:p>
          </table:table-cell>
          <table:table-cell table:formula="of:=[.C79]" office:value-type="currency" office:currency="USD" office:value="75000" calcext:value-type="currency">
            <text:p>$75,000</text:p>
          </table:table-cell>
          <table:table-cell table:formula="of:=[.C79]/[.F79]" office:value-type="currency" office:currency="USD" office:value="1.04043837136714" calcext:value-type="currency">
            <text:p>$1</text:p>
          </table:table-cell>
          <table:table-cell table:formula="of:=[.C79]/[.G79]" office:value-type="currency" office:currency="USD" office:value="126.262626262626" calcext:value-type="currency">
            <text:p>$12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7 MORGAN Road, SAINT JOHN, New Brunswick E2H2B2</text:p>
          </table:table-cell>
          <table:table-cell office:value-type="currency" office:currency="USD" office:value="78900" calcext:value-type="currency">
            <text:p>$78,900</text:p>
          </table:table-cell>
          <table:table-cell office:value-type="string" calcext:value-type="string">
            <text:p>SJ164601</text:p>
          </table:table-cell>
          <table:table-cell office:value-type="string" calcext:value-type="string">
            <text:p>House</text:p>
          </table:table-cell>
          <table:table-cell office:value-type="float" office:value="9580" calcext:value-type="float">
            <text:p>9580</text:p>
          </table:table-cell>
          <table:table-cell office:value-type="float" office:value="1156" calcext:value-type="float">
            <text:p>1156</text:p>
          </table:table-cell>
          <table:table-cell table:formula="of:=[.C80]" office:value-type="currency" office:currency="USD" office:value="78900" calcext:value-type="currency">
            <text:p>$78,900</text:p>
          </table:table-cell>
          <table:table-cell table:formula="of:=[.C80]/[.F80]" office:value-type="currency" office:currency="USD" office:value="8.23590814196242" calcext:value-type="currency">
            <text:p>$8</text:p>
          </table:table-cell>
          <table:table-cell table:formula="of:=[.C80]/[.G80]" office:value-type="currency" office:currency="USD" office:value="68.2525951557093" calcext:value-type="currency">
            <text:p>$6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97 Riverview Drive, Out of Board Area, New Brunswick E2M1M5</text:p>
          </table:table-cell>
          <table:table-cell office:value-type="currency" office:currency="USD" office:value="79000" calcext:value-type="currency">
            <text:p>$79,000</text:p>
          </table:table-cell>
          <table:table-cell office:value-type="string" calcext:value-type="string">
            <text:p><text:s/>M105872</text:p>
          </table:table-cell>
          <table:table-cell office:value-type="string" calcext:value-type="string">
            <text:p>House</text:p>
          </table:table-cell>
          <table:table-cell office:value-type="float" office:value="755" calcext:value-type="float">
            <text:p>755</text:p>
          </table:table-cell>
          <table:table-cell office:value-type="float" office:value="840" calcext:value-type="float">
            <text:p>840</text:p>
          </table:table-cell>
          <table:table-cell table:formula="of:=[.C81]" office:value-type="currency" office:currency="USD" office:value="79000" calcext:value-type="currency">
            <text:p>$79,000</text:p>
          </table:table-cell>
          <table:table-cell table:formula="of:=[.C81]/[.F81]" office:value-type="currency" office:currency="USD" office:value="104.635761589404" calcext:value-type="currency">
            <text:p>$105</text:p>
          </table:table-cell>
          <table:table-cell table:formula="of:=[.C81]/[.G81]" office:value-type="currency" office:currency="USD" office:value="94.0476190476191" calcext:value-type="currency">
            <text:p>$9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20 HIGHMEADOW Drive, SAINT JOHN, New Brunswick E2J3V1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0027</text:p>
          </table:table-cell>
          <table:table-cell office:value-type="string" calcext:value-type="string">
            <text:p>Row / Townhouse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formula="of:=[.C82]" office:value-type="currency" office:currency="USD" office:value="79900" calcext:value-type="currency">
            <text:p>$79,900</text:p>
          </table:table-cell>
          <table:table-cell table:formula="of:=[.C82]/[.F82]" office:value-type="currency" office:currency="USD" office:value="79.8201798201798" calcext:value-type="currency">
            <text:p>$80</text:p>
          </table:table-cell>
          <table:table-cell table:formula="of:=[.C82]/[.G8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2 DOMINION Court, SAINT JOHN, New Brunswick E2M1Z9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4506</text:p>
          </table:table-cell>
          <table:table-cell office:value-type="string" calcext:value-type="string">
            <text:p>House</text:p>
          </table:table-cell>
          <table:table-cell office:value-type="float" office:value="4779" calcext:value-type="float">
            <text:p>4779</text:p>
          </table:table-cell>
          <table:table-cell office:value-type="float" office:value="4350" calcext:value-type="float">
            <text:p>4350</text:p>
          </table:table-cell>
          <table:table-cell table:formula="of:=[.C83]" office:value-type="currency" office:currency="USD" office:value="79900" calcext:value-type="currency">
            <text:p>$79,900</text:p>
          </table:table-cell>
          <table:table-cell table:formula="of:=[.C83]/[.F83]" office:value-type="currency" office:currency="USD" office:value="16.7189788658715" calcext:value-type="currency">
            <text:p>$17</text:p>
          </table:table-cell>
          <table:table-cell table:formula="of:=[.C83]/[.G83]" office:value-type="currency" office:currency="USD" office:value="18.367816091954" calcext:value-type="currency">
            <text:p>$1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977 MILLIDGE Avenue, SAINT JOHN, New Brunswick E2K2P5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4025</text:p>
          </table:table-cell>
          <table:table-cell office:value-type="string" calcext:value-type="string">
            <text:p>House</text:p>
          </table:table-cell>
          <table:table-cell office:value-type="float" office:value="6501" calcext:value-type="float">
            <text:p>6501</text:p>
          </table:table-cell>
          <table:table-cell office:value-type="float" office:value="2400" calcext:value-type="float">
            <text:p>2400</text:p>
          </table:table-cell>
          <table:table-cell table:formula="of:=[.C84]" office:value-type="currency" office:currency="USD" office:value="79900" calcext:value-type="currency">
            <text:p>$79,900</text:p>
          </table:table-cell>
          <table:table-cell table:formula="of:=[.C84]/[.F84]" office:value-type="currency" office:currency="USD" office:value="12.2904168589448" calcext:value-type="currency">
            <text:p>$12</text:p>
          </table:table-cell>
          <table:table-cell table:formula="of:=[.C84]/[.G84]" office:value-type="currency" office:currency="USD" office:value="33.2916666666667" calcext:value-type="currency">
            <text:p>$3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8 WOODSIDE PARK, SAINT JOHN, New Brunswick E2J3T8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2170</text:p>
          </table:table-cell>
          <table:table-cell office:value-type="string" calcext:value-type="string">
            <text:p>Row / Townhouse</text:p>
          </table:table-cell>
          <table:table-cell office:value-type="float" office:value="1022" calcext:value-type="float">
            <text:p>1022</text:p>
          </table:table-cell>
          <table:table-cell office:value-type="float" office:value="1100" calcext:value-type="float">
            <text:p>1100</text:p>
          </table:table-cell>
          <table:table-cell table:formula="of:=[.C85]" office:value-type="currency" office:currency="USD" office:value="79900" calcext:value-type="currency">
            <text:p>$79,900</text:p>
          </table:table-cell>
          <table:table-cell table:formula="of:=[.C85]/[.F85]" office:value-type="currency" office:currency="USD" office:value="78.1800391389433" calcext:value-type="currency">
            <text:p>$78</text:p>
          </table:table-cell>
          <table:table-cell table:formula="of:=[.C85]/[.G85]" office:value-type="currency" office:currency="USD" office:value="72.6363636363636" calcext:value-type="currency">
            <text:p>$7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326 TARTAN Street, SAINT JOHN, New Brunswick E2K2R7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3292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table:formula="of:=[.C86]" office:value-type="currency" office:currency="USD" office:value="79900" calcext:value-type="currency">
            <text:p>$79,900</text:p>
          </table:table-cell>
          <table:table-cell table:formula="of:=[.C86]/[.F86]" office:value-type="currency" office:currency="USD" office:value="94" calcext:value-type="currency">
            <text:p>$94</text:p>
          </table:table-cell>
          <table:table-cell table:formula="of:=[.C86]/[.G86]" office:value-type="currency" office:currency="USD" office:value="79.9" calcext:value-type="currency">
            <text:p>$8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94 CHAPEL Street, SAINT JOHN, New Brunswick E2M2K2</text:p>
          </table:table-cell>
          <table:table-cell office:value-type="currency" office:currency="USD" office:value="79900" calcext:value-type="currency">
            <text:p>$79,900</text:p>
          </table:table-cell>
          <table:table-cell office:value-type="string" calcext:value-type="string">
            <text:p>SJ161113</text:p>
          </table:table-cell>
          <table:table-cell office:value-type="string" calcext:value-type="string">
            <text:p>House</text:p>
          </table:table-cell>
          <table:table-cell office:value-type="float" office:value="7427" calcext:value-type="float">
            <text:p>7427</text:p>
          </table:table-cell>
          <table:table-cell office:value-type="float" office:value="740" calcext:value-type="float">
            <text:p>740</text:p>
          </table:table-cell>
          <table:table-cell table:formula="of:=[.C87]" office:value-type="currency" office:currency="USD" office:value="79900" calcext:value-type="currency">
            <text:p>$79,900</text:p>
          </table:table-cell>
          <table:table-cell table:formula="of:=[.C87]/[.F87]" office:value-type="currency" office:currency="USD" office:value="10.7580449710516" calcext:value-type="currency">
            <text:p>$11</text:p>
          </table:table-cell>
          <table:table-cell table:formula="of:=[.C87]/[.G87]" office:value-type="currency" office:currency="USD" office:value="107.972972972973" calcext:value-type="currency">
            <text:p>$10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8 OXFORD Street, WILLOW GROVE, New Brunswick E2S1G2</text:p>
          </table:table-cell>
          <table:table-cell office:value-type="currency" office:currency="USD" office:value="82900" calcext:value-type="currency">
            <text:p>$82,900</text:p>
          </table:table-cell>
          <table:table-cell office:value-type="string" calcext:value-type="string">
            <text:p>SJ163405</text:p>
          </table:table-cell>
          <table:table-cell office:value-type="string" calcext:value-type="string">
            <text:p>House</text:p>
          </table:table-cell>
          <table:table-cell office:value-type="float" office:value="7502" calcext:value-type="float">
            <text:p>7502</text:p>
          </table:table-cell>
          <table:table-cell office:value-type="float" office:value="912" calcext:value-type="float">
            <text:p>912</text:p>
          </table:table-cell>
          <table:table-cell table:formula="of:=[.C88]" office:value-type="currency" office:currency="USD" office:value="82900" calcext:value-type="currency">
            <text:p>$82,900</text:p>
          </table:table-cell>
          <table:table-cell table:formula="of:=[.C88]/[.F88]" office:value-type="currency" office:currency="USD" office:value="11.050386563583" calcext:value-type="currency">
            <text:p>$11</text:p>
          </table:table-cell>
          <table:table-cell table:formula="of:=[.C88]/[.G88]" office:value-type="currency" office:currency="USD" office:value="90.8991228070176" calcext:value-type="currency">
            <text:p>$9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1 ALBERT Street, SAINT JOHN, New Brunswick E2M1A4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2637</text:p>
          </table:table-cell>
          <table:table-cell office:value-type="string" calcext:value-type="string">
            <text:p>House</text:p>
          </table:table-cell>
          <table:table-cell office:value-type="float" office:value="8504" calcext:value-type="float">
            <text:p>8504</text:p>
          </table:table-cell>
          <table:table-cell office:value-type="float" office:value="1600" calcext:value-type="float">
            <text:p>1600</text:p>
          </table:table-cell>
          <table:table-cell table:formula="of:=[.C89]" office:value-type="currency" office:currency="USD" office:value="84900" calcext:value-type="currency">
            <text:p>$84,900</text:p>
          </table:table-cell>
          <table:table-cell table:formula="of:=[.C89]/[.F89]" office:value-type="currency" office:currency="USD" office:value="9.98353715898401" calcext:value-type="currency">
            <text:p>$10</text:p>
          </table:table-cell>
          <table:table-cell table:formula="of:=[.C89]/[.G89]" office:value-type="currency" office:currency="USD" office:value="53.0625" calcext:value-type="currency">
            <text:p>$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38 HICKEY RD, SAINT JOHN, New Brunswick E2L3T5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1231</text:p>
          </table:table-cell>
          <table:table-cell office:value-type="string" calcext:value-type="string">
            <text:p>House</text:p>
          </table:table-cell>
          <table:table-cell office:value-type="float" office:value="53937" calcext:value-type="float">
            <text:p>53937</text:p>
          </table:table-cell>
          <table:table-cell office:value-type="float" office:value="1118" calcext:value-type="float">
            <text:p>1118</text:p>
          </table:table-cell>
          <table:table-cell table:formula="of:=[.C90]" office:value-type="currency" office:currency="USD" office:value="84900" calcext:value-type="currency">
            <text:p>$84,900</text:p>
          </table:table-cell>
          <table:table-cell table:formula="of:=[.C90]/[.F90]" office:value-type="currency" office:currency="USD" office:value="1.57405862395016" calcext:value-type="currency">
            <text:p>$2</text:p>
          </table:table-cell>
          <table:table-cell table:formula="of:=[.C90]/[.G90]" office:value-type="currency" office:currency="USD" office:value="75.9391771019678" calcext:value-type="currency">
            <text:p>$7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9 WALTER Street, SAINT JOHN, New Brunswick E2H1Z4</text:p>
          </table:table-cell>
          <table:table-cell office:value-type="currency" office:currency="USD" office:value="84900" calcext:value-type="currency">
            <text:p>$84,900</text:p>
          </table:table-cell>
          <table:table-cell office:value-type="string" calcext:value-type="string">
            <text:p>SJ163830</text:p>
          </table:table-cell>
          <table:table-cell office:value-type="string" calcext:value-type="string">
            <text:p>House</text:p>
          </table:table-cell>
          <table:table-cell office:value-type="float" office:value="6673" calcext:value-type="float">
            <text:p>6673</text:p>
          </table:table-cell>
          <table:table-cell office:value-type="float" office:value="750" calcext:value-type="float">
            <text:p>750</text:p>
          </table:table-cell>
          <table:table-cell table:formula="of:=[.C91]" office:value-type="currency" office:currency="USD" office:value="84900" calcext:value-type="currency">
            <text:p>$84,900</text:p>
          </table:table-cell>
          <table:table-cell table:formula="of:=[.C91]/[.F91]" office:value-type="currency" office:currency="USD" office:value="12.7229132324292" calcext:value-type="currency">
            <text:p>$13</text:p>
          </table:table-cell>
          <table:table-cell table:formula="of:=[.C91]/[.G91]" office:value-type="currency" office:currency="USD" office:value="113.2" calcext:value-type="currency">
            <text:p>$1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24 CONIFER Crescent, SAINT JOHN, New Brunswick E2K2R8</text:p>
          </table:table-cell>
          <table:table-cell office:value-type="currency" office:currency="USD" office:value="85900" calcext:value-type="currency">
            <text:p>$85,900</text:p>
          </table:table-cell>
          <table:table-cell office:value-type="string" calcext:value-type="string">
            <text:p>SJ164863</text:p>
          </table:table-cell>
          <table:table-cell office:value-type="string" calcext:value-type="string">
            <text:p>Mobile Home</text:p>
          </table:table-cell>
          <table:table-cell office:value-type="float" office:value="5102" calcext:value-type="float">
            <text:p>5102</text:p>
          </table:table-cell>
          <table:table-cell office:value-type="float" office:value="1088" calcext:value-type="float">
            <text:p>1088</text:p>
          </table:table-cell>
          <table:table-cell table:formula="of:=[.C92]" office:value-type="currency" office:currency="USD" office:value="85900" calcext:value-type="currency">
            <text:p>$85,900</text:p>
          </table:table-cell>
          <table:table-cell table:formula="of:=[.C92]/[.F92]" office:value-type="currency" office:currency="USD" office:value="16.8365346922775" calcext:value-type="currency">
            <text:p>$17</text:p>
          </table:table-cell>
          <table:table-cell table:formula="of:=[.C92]/[.G92]" office:value-type="currency" office:currency="USD" office:value="78.9522058823529" calcext:value-type="currency">
            <text:p>$7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0 SHERBROOKE, SAINT JOHN, New Brunswick E2M3K7</text:p>
          </table:table-cell>
          <table:table-cell office:value-type="currency" office:currency="USD" office:value="86000" calcext:value-type="currency">
            <text:p>$86,000</text:p>
          </table:table-cell>
          <table:table-cell office:value-type="string" calcext:value-type="string">
            <text:p>SJ164544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formula="of:=[.C93]" office:value-type="currency" office:currency="USD" office:value="86000" calcext:value-type="currency">
            <text:p>$86,000</text:p>
          </table:table-cell>
          <table:table-cell table:formula="of:=[.C93]/[.F93]" office:value-type="currency" office:currency="USD" office:value="36.1648444070648" calcext:value-type="currency">
            <text:p>$36</text:p>
          </table:table-cell>
          <table:table-cell table:formula="of:=[.C93]/[.G93]" office:value-type="currency" office:currency="USD" office:value="86" calcext:value-type="currency">
            <text:p>$8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0 SHERBROOKE, SAINT JOHN, New Brunswick E2M3K7</text:p>
          </table:table-cell>
          <table:table-cell office:value-type="currency" office:currency="USD" office:value="86000" calcext:value-type="currency">
            <text:p>$86,000</text:p>
          </table:table-cell>
          <table:table-cell office:value-type="string" calcext:value-type="string">
            <text:p>SJ164544</text:p>
          </table:table-cell>
          <table:table-cell office:value-type="string" calcext:value-type="string">
            <text:p>House</text:p>
          </table:table-cell>
          <table:table-cell office:value-type="float" office:value="2378" calcext:value-type="float">
            <text:p>2378</text:p>
          </table:table-cell>
          <table:table-cell office:value-type="float" office:value="1000" calcext:value-type="float">
            <text:p>1000</text:p>
          </table:table-cell>
          <table:table-cell table:formula="of:=[.C94]" office:value-type="currency" office:currency="USD" office:value="86000" calcext:value-type="currency">
            <text:p>$86,000</text:p>
          </table:table-cell>
          <table:table-cell table:formula="of:=[.C94]/[.F94]" office:value-type="currency" office:currency="USD" office:value="36.1648444070648" calcext:value-type="currency">
            <text:p>$36</text:p>
          </table:table-cell>
          <table:table-cell table:formula="of:=[.C94]/[.G94]" office:value-type="currency" office:currency="USD" office:value="86" calcext:value-type="currency">
            <text:p>$8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currency" office:currency="USD" office:value="86900" calcext:value-type="currency">
            <text:p>$86,900</text:p>
          </table:table-cell>
          <table:table-cell office:value-type="string" calcext:value-type="string">
            <text:p>SJ164252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formula="of:=[.C95]" office:value-type="currency" office:currency="USD" office:value="86900" calcext:value-type="currency">
            <text:p>$86,900</text:p>
          </table:table-cell>
          <table:table-cell table:formula="of:=[.C95]/[.F95]" office:value-type="currency" office:currency="USD" office:value="34.8017621145374" calcext:value-type="currency">
            <text:p>$35</text:p>
          </table:table-cell>
          <table:table-cell table:formula="of:=[.C95]/[.G95]" office:value-type="currency" office:currency="USD" office:value="105.333333333333" calcext:value-type="currency">
            <text:p>$1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62 SAINT CATHERINE Street, SAINT JOHN, New Brunswick E2J2J3</text:p>
          </table:table-cell>
          <table:table-cell office:value-type="currency" office:currency="USD" office:value="86900" calcext:value-type="currency">
            <text:p>$86,900</text:p>
          </table:table-cell>
          <table:table-cell office:value-type="string" calcext:value-type="string">
            <text:p>SJ164252</text:p>
          </table:table-cell>
          <table:table-cell office:value-type="string" calcext:value-type="string">
            <text:p>House</text:p>
          </table:table-cell>
          <table:table-cell office:value-type="float" office:value="2497" calcext:value-type="float">
            <text:p>2497</text:p>
          </table:table-cell>
          <table:table-cell office:value-type="float" office:value="825" calcext:value-type="float">
            <text:p>825</text:p>
          </table:table-cell>
          <table:table-cell table:formula="of:=[.C96]" office:value-type="currency" office:currency="USD" office:value="86900" calcext:value-type="currency">
            <text:p>$86,900</text:p>
          </table:table-cell>
          <table:table-cell table:formula="of:=[.C96]/[.F96]" office:value-type="currency" office:currency="USD" office:value="34.8017621145374" calcext:value-type="currency">
            <text:p>$35</text:p>
          </table:table-cell>
          <table:table-cell table:formula="of:=[.C96]/[.G96]" office:value-type="currency" office:currency="USD" office:value="105.333333333333" calcext:value-type="currency">
            <text:p>$10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currency" office:currency="USD" office:value="89500" calcext:value-type="currency">
            <text:p>$89,500</text:p>
          </table:table-cell>
          <table:table-cell office:value-type="string" calcext:value-type="string">
            <text:p>SJ164575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formula="of:=[.C97]" office:value-type="currency" office:currency="USD" office:value="89500" calcext:value-type="currency">
            <text:p>$89,500</text:p>
          </table:table-cell>
          <table:table-cell table:formula="of:=[.C97]/[.F97]" office:value-type="currency" office:currency="USD" office:value="17.8357911518533" calcext:value-type="currency">
            <text:p>$18</text:p>
          </table:table-cell>
          <table:table-cell table:formula="of:=[.C97]/[.G97]" office:value-type="currency" office:currency="USD" office:value="68.8461538461538" calcext:value-type="currency">
            <text:p>$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67 ST. GEORGE Street, SAINT JOHN, New Brunswick E2M2B2</text:p>
          </table:table-cell>
          <table:table-cell office:value-type="currency" office:currency="USD" office:value="89500" calcext:value-type="currency">
            <text:p>$89,500</text:p>
          </table:table-cell>
          <table:table-cell office:value-type="string" calcext:value-type="string">
            <text:p>SJ164575</text:p>
          </table:table-cell>
          <table:table-cell office:value-type="string" calcext:value-type="string">
            <text:p>House</text:p>
          </table:table-cell>
          <table:table-cell office:value-type="float" office:value="5018" calcext:value-type="float">
            <text:p>5018</text:p>
          </table:table-cell>
          <table:table-cell office:value-type="float" office:value="1300" calcext:value-type="float">
            <text:p>1300</text:p>
          </table:table-cell>
          <table:table-cell table:formula="of:=[.C98]" office:value-type="currency" office:currency="USD" office:value="89500" calcext:value-type="currency">
            <text:p>$89,500</text:p>
          </table:table-cell>
          <table:table-cell table:formula="of:=[.C98]/[.F98]" office:value-type="currency" office:currency="USD" office:value="17.8357911518533" calcext:value-type="currency">
            <text:p>$18</text:p>
          </table:table-cell>
          <table:table-cell table:formula="of:=[.C98]/[.G98]" office:value-type="currency" office:currency="USD" office:value="68.8461538461538" calcext:value-type="currency">
            <text:p>$6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4142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formula="of:=[.C99]" office:value-type="currency" office:currency="USD" office:value="89900" calcext:value-type="currency">
            <text:p>$89,900</text:p>
          </table:table-cell>
          <table:table-cell table:formula="of:=[.C99]/[.F99]" office:value-type="currency" office:currency="USD" office:value="9.45917508417509" calcext:value-type="currency">
            <text:p>$9</text:p>
          </table:table-cell>
          <table:table-cell table:formula="of:=[.C99]/[.G99]" office:value-type="currency" office:currency="USD" office:value="15.3806672369547" calcext:value-type="currency">
            <text:p>$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1 WILTON Street, SAINT JOHN, New Brunswick E2J1H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4142</text:p>
          </table:table-cell>
          <table:table-cell office:value-type="string" calcext:value-type="string">
            <text:p>House</text:p>
          </table:table-cell>
          <table:table-cell office:value-type="float" office:value="9504" calcext:value-type="float">
            <text:p>9504</text:p>
          </table:table-cell>
          <table:table-cell office:value-type="float" office:value="5845" calcext:value-type="float">
            <text:p>5845</text:p>
          </table:table-cell>
          <table:table-cell table:formula="of:=[.C100]" office:value-type="currency" office:currency="USD" office:value="89900" calcext:value-type="currency">
            <text:p>$89,900</text:p>
          </table:table-cell>
          <table:table-cell table:formula="of:=[.C100]/[.F100]" office:value-type="currency" office:currency="USD" office:value="9.45917508417509" calcext:value-type="currency">
            <text:p>$9</text:p>
          </table:table-cell>
          <table:table-cell table:formula="of:=[.C100]/[.G100]" office:value-type="currency" office:currency="USD" office:value="15.3806672369547" calcext:value-type="currency">
            <text:p>$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2 ST. ANNE Street, SAINT JOHN, New Brunswick E2J3X2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2930</text:p>
          </table:table-cell>
          <table:table-cell office:value-type="string" calcext:value-type="string">
            <text:p>Row / Townhouse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table:formula="of:=[.C101]" office:value-type="currency" office:currency="USD" office:value="89900" calcext:value-type="currency">
            <text:p>$89,900</text:p>
          </table:table-cell>
          <table:table-cell table:formula="of:=[.C101]/[.F101]" office:value-type="currency" office:currency="USD" office:value="44.9050949050949" calcext:value-type="currency">
            <text:p>$45</text:p>
          </table:table-cell>
          <table:table-cell table:formula="of:=[.C101]/[.G101]" office:value-type="currency" office:currency="USD" office:value="89.9" calcext:value-type="currency">
            <text:p>$9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1 WOODSIDE PARK, SAINT JOHN, New Brunswick E2J3T8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859</text:p>
          </table:table-cell>
          <table:table-cell office:value-type="string" calcext:value-type="string">
            <text:p>Row / Townhouse</text:p>
          </table:table-cell>
          <table:table-cell table:number-columns-repeated="2" office:value-type="float" office:value="958" calcext:value-type="float">
            <text:p>958</text:p>
          </table:table-cell>
          <table:table-cell table:formula="of:=[.C102]" office:value-type="currency" office:currency="USD" office:value="89900" calcext:value-type="currency">
            <text:p>$89,900</text:p>
          </table:table-cell>
          <table:table-cell table:formula="of:=[.C102]/[.F102]" office:value-type="currency" office:currency="USD" office:value="93.8413361169102" calcext:value-type="currency">
            <text:p>$94</text:p>
          </table:table-cell>
          <table:table-cell table:formula="of:=[.C102]/[.G102]" office:value-type="currency" office:currency="USD" office:value="93.8413361169102" calcext:value-type="currency">
            <text:p>$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480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formula="of:=[.C103]" office:value-type="currency" office:currency="USD" office:value="89900" calcext:value-type="currency">
            <text:p>$89,900</text:p>
          </table:table-cell>
          <table:table-cell table:formula="of:=[.C103]/[.F103]" office:value-type="currency" office:currency="USD" office:value="2.02815503316338" calcext:value-type="currency">
            <text:p>$2</text:p>
          </table:table-cell>
          <table:table-cell table:formula="of:=[.C103]/[.G103]" office:value-type="currency" office:currency="USD" office:value="99.8888888888889" calcext:value-type="currency">
            <text:p>$1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30 COTTAGE Road, SAINT JOHN, New Brunswick E2J4W1</text:p>
          </table:table-cell>
          <table:table-cell office:value-type="currency" office:currency="USD" office:value="89900" calcext:value-type="currency">
            <text:p>$89,900</text:p>
          </table:table-cell>
          <table:table-cell office:value-type="string" calcext:value-type="string">
            <text:p>SJ163480</text:p>
          </table:table-cell>
          <table:table-cell office:value-type="string" calcext:value-type="string">
            <text:p>House</text:p>
          </table:table-cell>
          <table:table-cell office:value-type="float" office:value="44326" calcext:value-type="float">
            <text:p>44326</text:p>
          </table:table-cell>
          <table:table-cell office:value-type="float" office:value="900" calcext:value-type="float">
            <text:p>900</text:p>
          </table:table-cell>
          <table:table-cell table:formula="of:=[.C104]" office:value-type="currency" office:currency="USD" office:value="89900" calcext:value-type="currency">
            <text:p>$89,900</text:p>
          </table:table-cell>
          <table:table-cell table:formula="of:=[.C104]/[.F104]" office:value-type="currency" office:currency="USD" office:value="2.02815503316338" calcext:value-type="currency">
            <text:p>$2</text:p>
          </table:table-cell>
          <table:table-cell table:formula="of:=[.C104]/[.G104]" office:value-type="currency" office:currency="USD" office:value="99.8888888888889" calcext:value-type="currency">
            <text:p>$1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9 ALEXANDRA Street, SAINT JOHN, New Brunswick E2K1A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0736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2045" calcext:value-type="float">
            <text:p>2045</text:p>
          </table:table-cell>
          <table:table-cell table:formula="of:=[.C105]" office:value-type="currency" office:currency="USD" office:value="94900" calcext:value-type="currency">
            <text:p>$94,900</text:p>
          </table:table-cell>
          <table:table-cell table:formula="of:=[.C105]/[.F105]" office:value-type="currency" office:currency="USD" office:value="46.4058679706602" calcext:value-type="currency">
            <text:p>$46</text:p>
          </table:table-cell>
          <table:table-cell table:formula="of:=[.C105]/[.G105]" office:value-type="currency" office:currency="USD" office:value="46.4058679706602" calcext:value-type="currency">
            <text:p>$4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2 ST. ANNE Street, SAINT JOHN, New Brunswick E2J2X2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2394</text:p>
          </table:table-cell>
          <table:table-cell office:value-type="string" calcext:value-type="string">
            <text:p>Row / Townhouse</text:p>
          </table:table-cell>
          <table:table-cell office:value-type="float" office:value="4004" calcext:value-type="float">
            <text:p>4004</text:p>
          </table:table-cell>
          <table:table-cell office:value-type="float" office:value="1000" calcext:value-type="float">
            <text:p>1000</text:p>
          </table:table-cell>
          <table:table-cell table:formula="of:=[.C106]" office:value-type="currency" office:currency="USD" office:value="94900" calcext:value-type="currency">
            <text:p>$94,900</text:p>
          </table:table-cell>
          <table:table-cell table:formula="of:=[.C106]/[.F106]" office:value-type="currency" office:currency="USD" office:value="23.7012987012987" calcext:value-type="currency">
            <text:p>$24</text:p>
          </table:table-cell>
          <table:table-cell table:formula="of:=[.C106]/[.G106]" office:value-type="currency" office:currency="USD" office:value="94.9" calcext:value-type="currency">
            <text:p>$9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currency" office:currency="USD" office:value="95000" calcext:value-type="currency">
            <text:p>$95,000</text:p>
          </table:table-cell>
          <table:table-cell office:value-type="string" calcext:value-type="string">
            <text:p>SJ160143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  <table:table-cell table:formula="of:=[.C107]" office:value-type="currency" office:currency="USD" office:value="95000" calcext:value-type="currency">
            <text:p>$95,000</text:p>
          </table:table-cell>
          <table:table-cell table:formula="of:=[.C107]/[.F107]" office:value-type="currency" office:currency="USD" office:value="21.689497716895" calcext:value-type="currency">
            <text:p>$22</text:p>
          </table:table-cell>
          <table:table-cell table:formula="of:=[.C107]/[.G107]" office:value-type="currency" office:currency="USD" office:value="26.8665158371041" calcext:value-type="currency">
            <text:p>$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7 TOPEKA Street, SAINT JOHN, New Brunswick E2J1H9</text:p>
          </table:table-cell>
          <table:table-cell office:value-type="currency" office:currency="USD" office:value="95000" calcext:value-type="currency">
            <text:p>$95,000</text:p>
          </table:table-cell>
          <table:table-cell office:value-type="string" calcext:value-type="string">
            <text:p>SJ164367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100" calcext:value-type="float">
            <text:p>1100</text:p>
          </table:table-cell>
          <table:table-cell table:formula="of:=[.C108]" office:value-type="currency" office:currency="USD" office:value="95000" calcext:value-type="currency">
            <text:p>$95,000</text:p>
          </table:table-cell>
          <table:table-cell table:formula="of:=[.C108]/[.F108]" office:value-type="currency" office:currency="USD" office:value="23.2843137254902" calcext:value-type="currency">
            <text:p>$23</text:p>
          </table:table-cell>
          <table:table-cell table:formula="of:=[.C108]/[.G108]" office:value-type="currency" office:currency="USD" office:value="86.3636363636364" calcext:value-type="currency">
            <text:p>$8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50 LUDLOW Street, SAINT JOHN, New Brunswick E2M1E4</text:p>
          </table:table-cell>
          <table:table-cell office:value-type="currency" office:currency="USD" office:value="99000" calcext:value-type="currency">
            <text:p>$99,000</text:p>
          </table:table-cell>
          <table:table-cell office:value-type="string" calcext:value-type="string">
            <text:p>SJ164467</text:p>
          </table:table-cell>
          <table:table-cell office:value-type="string" calcext:value-type="string">
            <text:p>House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table:formula="of:=[.C109]" office:value-type="currency" office:currency="USD" office:value="99000" calcext:value-type="currency">
            <text:p>$99,000</text:p>
          </table:table-cell>
          <table:table-cell table:formula="of:=[.C109]/[.F109]" office:value-type="currency" office:currency="USD" office:value="21.6440752076957" calcext:value-type="currency">
            <text:p>$22</text:p>
          </table:table-cell>
          <table:table-cell table:formula="of:=[.C109]/[.G109]" office:value-type="currency" office:currency="USD" office:value="99" calcext:value-type="currency">
            <text:p>$9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8 VALLEY, SAINT JOHN, New Brunswick E2J2M9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3915</text:p>
          </table:table-cell>
          <table:table-cell office:value-type="string" calcext:value-type="string">
            <text:p>Row / Townhouse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table:formula="of:=[.C110]" office:value-type="currency" office:currency="USD" office:value="99900" calcext:value-type="currency">
            <text:p>$99,900</text:p>
          </table:table-cell>
          <table:table-cell table:formula="of:=[.C110]/[.F110]" office:value-type="currency" office:currency="USD" office:value="69.4232105628909" calcext:value-type="currency">
            <text:p>$69</text:p>
          </table:table-cell>
          <table:table-cell table:formula="of:=[.C110]/[.G110]" office:value-type="currency" office:currency="USD" office:value="83.25" calcext:value-type="currency">
            <text:p>$8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58 FUNDY Drive, SAINT JOHN, New Brunswick E2H2R7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2514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152" calcext:value-type="float">
            <text:p>1152</text:p>
          </table:table-cell>
          <table:table-cell table:formula="of:=[.C111]" office:value-type="currency" office:currency="USD" office:value="99900" calcext:value-type="currency">
            <text:p>$99,900</text:p>
          </table:table-cell>
          <table:table-cell table:formula="of:=[.C111]/[.F111]" office:value-type="currency" office:currency="USD" office:value="19.96003996004" calcext:value-type="currency">
            <text:p>$20</text:p>
          </table:table-cell>
          <table:table-cell table:formula="of:=[.C111]/[.G111]" office:value-type="currency" office:currency="USD" office:value="86.71875" calcext:value-type="currency">
            <text:p>$8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1218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formula="of:=[.C112]" office:value-type="currency" office:currency="USD" office:value="99900" calcext:value-type="currency">
            <text:p>$99,900</text:p>
          </table:table-cell>
          <table:table-cell table:formula="of:=[.C112]/[.F112]" office:value-type="currency" office:currency="USD" office:value="6.18767420253949" calcext:value-type="currency">
            <text:p>$6</text:p>
          </table:table-cell>
          <table:table-cell table:formula="of:=[.C112]/[.G112]" office:value-type="currency" office:currency="USD" office:value="107.650862068966" calcext:value-type="currency">
            <text:p>$10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021 LOCH LOMOND RD, SAINT JOHN, New Brunswick E2S1Z5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1218</text:p>
          </table:table-cell>
          <table:table-cell office:value-type="string" calcext:value-type="string">
            <text:p>House</text:p>
          </table:table-cell>
          <table:table-cell office:value-type="float" office:value="16145" calcext:value-type="float">
            <text:p>16145</text:p>
          </table:table-cell>
          <table:table-cell office:value-type="float" office:value="928" calcext:value-type="float">
            <text:p>928</text:p>
          </table:table-cell>
          <table:table-cell table:formula="of:=[.C113]" office:value-type="currency" office:currency="USD" office:value="99900" calcext:value-type="currency">
            <text:p>$99,900</text:p>
          </table:table-cell>
          <table:table-cell table:formula="of:=[.C113]/[.F113]" office:value-type="currency" office:currency="USD" office:value="6.18767420253949" calcext:value-type="currency">
            <text:p>$6</text:p>
          </table:table-cell>
          <table:table-cell table:formula="of:=[.C113]/[.G113]" office:value-type="currency" office:currency="USD" office:value="107.650862068966" calcext:value-type="currency">
            <text:p>$10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54 BOYANER Crescent, SAINT JOHN, New Brunswick E2M4C7</text:p>
          </table:table-cell>
          <table:table-cell office:value-type="currency" office:currency="USD" office:value="99900" calcext:value-type="currency">
            <text:p>$99,900</text:p>
          </table:table-cell>
          <table:table-cell office:value-type="string" calcext:value-type="string">
            <text:p>SJ162157</text:p>
          </table:table-cell>
          <table:table-cell office:value-type="string" calcext:value-type="string">
            <text:p>House</text:p>
          </table:table-cell>
          <table:table-cell office:value-type="float" office:value="2745" calcext:value-type="float">
            <text:p>2745</text:p>
          </table:table-cell>
          <table:table-cell office:value-type="float" office:value="590" calcext:value-type="float">
            <text:p>590</text:p>
          </table:table-cell>
          <table:table-cell table:formula="of:=[.C114]" office:value-type="currency" office:currency="USD" office:value="99900" calcext:value-type="currency">
            <text:p>$99,900</text:p>
          </table:table-cell>
          <table:table-cell table:formula="of:=[.C114]/[.F114]" office:value-type="currency" office:currency="USD" office:value="36.3934426229508" calcext:value-type="currency">
            <text:p>$36</text:p>
          </table:table-cell>
          <table:table-cell table:formula="of:=[.C114]/[.G114]" office:value-type="currency" office:currency="USD" office:value="169.322033898305" calcext:value-type="currency">
            <text:p>$16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currency" office:currency="USD" office:value="102000" calcext:value-type="currency">
            <text:p>$102,000</text:p>
          </table:table-cell>
          <table:table-cell office:value-type="string" calcext:value-type="string">
            <text:p>SJ160135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formula="of:=[.C115]" office:value-type="currency" office:currency="USD" office:value="102000" calcext:value-type="currency">
            <text:p>$102,000</text:p>
          </table:table-cell>
          <table:table-cell table:formula="of:=[.C115]/[.F115]" office:value-type="currency" office:currency="USD" office:value="120" calcext:value-type="currency">
            <text:p>$120</text:p>
          </table:table-cell>
          <table:table-cell table:formula="of:=[.C115]/[.G115]" office:value-type="currency" office:currency="USD" office:value="212.5" calcext:value-type="currency">
            <text:p>$21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404 TARTAN Street, SAINT JOHN, New Brunswick E2K2R7</text:p>
          </table:table-cell>
          <table:table-cell office:value-type="currency" office:currency="USD" office:value="102000" calcext:value-type="currency">
            <text:p>$102,000</text:p>
          </table:table-cell>
          <table:table-cell office:value-type="string" calcext:value-type="string">
            <text:p>SJ160135</text:p>
          </table:table-cell>
          <table:table-cell office:value-type="string" calcext:value-type="string">
            <text:p>Row / Townhouse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formula="of:=[.C116]" office:value-type="currency" office:currency="USD" office:value="102000" calcext:value-type="currency">
            <text:p>$102,000</text:p>
          </table:table-cell>
          <table:table-cell table:formula="of:=[.C116]/[.F116]" office:value-type="currency" office:currency="USD" office:value="120" calcext:value-type="currency">
            <text:p>$120</text:p>
          </table:table-cell>
          <table:table-cell table:formula="of:=[.C116]/[.G116]" office:value-type="currency" office:currency="USD" office:value="212.5" calcext:value-type="currency">
            <text:p>$2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currency" office:currency="USD" office:value="104500" calcext:value-type="currency">
            <text:p>$104,500</text:p>
          </table:table-cell>
          <table:table-cell office:value-type="string" calcext:value-type="string">
            <text:p>SJ164419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formula="of:=[.C117]" office:value-type="currency" office:currency="USD" office:value="104500" calcext:value-type="currency">
            <text:p>$104,500</text:p>
          </table:table-cell>
          <table:table-cell table:formula="of:=[.C117]/[.F117]" office:value-type="currency" office:currency="USD" office:value="110.46511627907" calcext:value-type="currency">
            <text:p>$110</text:p>
          </table:table-cell>
          <table:table-cell table:formula="of:=[.C117]/[.G117]" office:value-type="currency" office:currency="USD" office:value="94.3992773261066" calcext:value-type="currency">
            <text:p>$9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712 HIGHMEADOW Drive, SAINT JOHN, New Brunswick E2J3V1</text:p>
          </table:table-cell>
          <table:table-cell office:value-type="currency" office:currency="USD" office:value="104500" calcext:value-type="currency">
            <text:p>$104,500</text:p>
          </table:table-cell>
          <table:table-cell office:value-type="string" calcext:value-type="string">
            <text:p>SJ164419</text:p>
          </table:table-cell>
          <table:table-cell office:value-type="string" calcext:value-type="string">
            <text:p>Row / Townhouse</text:p>
          </table:table-cell>
          <table:table-cell office:value-type="float" office:value="946" calcext:value-type="float">
            <text:p>946</text:p>
          </table:table-cell>
          <table:table-cell office:value-type="float" office:value="1107" calcext:value-type="float">
            <text:p>1107</text:p>
          </table:table-cell>
          <table:table-cell table:formula="of:=[.C118]" office:value-type="currency" office:currency="USD" office:value="104500" calcext:value-type="currency">
            <text:p>$104,500</text:p>
          </table:table-cell>
          <table:table-cell table:formula="of:=[.C118]/[.F118]" office:value-type="currency" office:currency="USD" office:value="110.46511627907" calcext:value-type="currency">
            <text:p>$110</text:p>
          </table:table-cell>
          <table:table-cell table:formula="of:=[.C118]/[.G118]" office:value-type="currency" office:currency="USD" office:value="94.3992773261066" calcext:value-type="currency">
            <text:p>$9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302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formula="of:=[.C119]" office:value-type="currency" office:currency="USD" office:value="104900" calcext:value-type="currency">
            <text:p>$104,900</text:p>
          </table:table-cell>
          <table:table-cell table:formula="of:=[.C119]/[.F119]" office:value-type="currency" office:currency="USD" office:value="53.0333670374115" calcext:value-type="currency">
            <text:p>$53</text:p>
          </table:table-cell>
          <table:table-cell table:formula="of:=[.C119]/[.G119]" office:value-type="currency" office:currency="USD" office:value="80.0152555301297" calcext:value-type="currency">
            <text:p>$8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68 MILFORD Road, SAINT JOHN, New Brunswick E2M4R4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764</text:p>
          </table:table-cell>
          <table:table-cell office:value-type="string" calcext:value-type="string">
            <text:p>House</text:p>
          </table:table-cell>
          <table:table-cell office:value-type="float" office:value="6749" calcext:value-type="float">
            <text:p>6749</text:p>
          </table:table-cell>
          <table:table-cell office:value-type="float" office:value="1080" calcext:value-type="float">
            <text:p>1080</text:p>
          </table:table-cell>
          <table:table-cell table:formula="of:=[.C120]" office:value-type="currency" office:currency="USD" office:value="104900" calcext:value-type="currency">
            <text:p>$104,900</text:p>
          </table:table-cell>
          <table:table-cell table:formula="of:=[.C120]/[.F120]" office:value-type="currency" office:currency="USD" office:value="15.5430434138391" calcext:value-type="currency">
            <text:p>$16</text:p>
          </table:table-cell>
          <table:table-cell table:formula="of:=[.C120]/[.G120]" office:value-type="currency" office:currency="USD" office:value="97.1296296296296" calcext:value-type="currency">
            <text:p>$9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634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formula="of:=[.C121]" office:value-type="currency" office:currency="USD" office:value="104900" calcext:value-type="currency">
            <text:p>$104,900</text:p>
          </table:table-cell>
          <table:table-cell table:formula="of:=[.C121]/[.F121]" office:value-type="currency" office:currency="USD" office:value="36.9236184442098" calcext:value-type="currency">
            <text:p>$37</text:p>
          </table:table-cell>
          <table:table-cell table:formula="of:=[.C121]/[.G121]" office:value-type="currency" office:currency="USD" office:value="104.9" calcext:value-type="currency">
            <text:p>$10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61 LUDLOW Street, SAINT JOHN, New Brunswick E2M1C1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2634</text:p>
          </table:table-cell>
          <table:table-cell office:value-type="string" calcext:value-type="string">
            <text:p>House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table:formula="of:=[.C122]" office:value-type="currency" office:currency="USD" office:value="104900" calcext:value-type="currency">
            <text:p>$104,900</text:p>
          </table:table-cell>
          <table:table-cell table:formula="of:=[.C122]/[.F122]" office:value-type="currency" office:currency="USD" office:value="36.9236184442098" calcext:value-type="currency">
            <text:p>$37</text:p>
          </table:table-cell>
          <table:table-cell table:formula="of:=[.C122]/[.G122]" office:value-type="currency" office:currency="USD" office:value="104.9" calcext:value-type="currency">
            <text:p>$10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16 AVON Court, SAINT JOHN, New Brunswick E2P1A2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532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formula="of:=[.C123]" office:value-type="currency" office:currency="USD" office:value="104900" calcext:value-type="currency">
            <text:p>$104,900</text:p>
          </table:table-cell>
          <table:table-cell table:formula="of:=[.C123]/[.F123]" office:value-type="currency" office:currency="USD" office:value="32.78125" calcext:value-type="currency">
            <text:p>$33</text:p>
          </table:table-cell>
          <table:table-cell table:formula="of:=[.C123]/[.G123]" office:value-type="currency" office:currency="USD" office:value="109.270833333333" calcext:value-type="currency">
            <text:p>$10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16 AVON Court, SAINT JOHN, New Brunswick E2P1A2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532</text:p>
          </table:table-cell>
          <table:table-cell office:value-type="string" calcext:value-type="string">
            <text:p>House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table:formula="of:=[.C124]" office:value-type="currency" office:currency="USD" office:value="104900" calcext:value-type="currency">
            <text:p>$104,900</text:p>
          </table:table-cell>
          <table:table-cell table:formula="of:=[.C124]/[.F124]" office:value-type="currency" office:currency="USD" office:value="32.78125" calcext:value-type="currency">
            <text:p>$33</text:p>
          </table:table-cell>
          <table:table-cell table:formula="of:=[.C124]/[.G124]" office:value-type="currency" office:currency="USD" office:value="109.270833333333" calcext:value-type="currency">
            <text:p>$1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100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formula="of:=[.C125]" office:value-type="currency" office:currency="USD" office:value="104900" calcext:value-type="currency">
            <text:p>$104,900</text:p>
          </table:table-cell>
          <table:table-cell table:formula="of:=[.C125]/[.F125]" office:value-type="currency" office:currency="USD" office:value="24.4864612511671" calcext:value-type="currency">
            <text:p>$24</text:p>
          </table:table-cell>
          <table:table-cell table:formula="of:=[.C125]/[.G125]" office:value-type="currency" office:currency="USD" office:value="115.911602209945" calcext:value-type="currency">
            <text:p>$11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9 DOMINION Court, SAINT JOHN, New Brunswick E2M1Z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100</text:p>
          </table:table-cell>
          <table:table-cell office:value-type="string" calcext:value-type="string">
            <text:p>House</text:p>
          </table:table-cell>
          <table:table-cell office:value-type="float" office:value="4284" calcext:value-type="float">
            <text:p>4284</text:p>
          </table:table-cell>
          <table:table-cell office:value-type="float" office:value="905" calcext:value-type="float">
            <text:p>905</text:p>
          </table:table-cell>
          <table:table-cell table:formula="of:=[.C126]" office:value-type="currency" office:currency="USD" office:value="104900" calcext:value-type="currency">
            <text:p>$104,900</text:p>
          </table:table-cell>
          <table:table-cell table:formula="of:=[.C126]/[.F126]" office:value-type="currency" office:currency="USD" office:value="24.4864612511671" calcext:value-type="currency">
            <text:p>$24</text:p>
          </table:table-cell>
          <table:table-cell table:formula="of:=[.C126]/[.G126]" office:value-type="currency" office:currency="USD" office:value="115.911602209945" calcext:value-type="currency">
            <text:p>$11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63 SOMERSET PARK, SAINT JOHN, New Brunswick E2K2R8</text:p>
          </table:table-cell>
          <table:table-cell office:value-type="currency" office:currency="USD" office:value="105000" calcext:value-type="currency">
            <text:p>$105,000</text:p>
          </table:table-cell>
          <table:table-cell office:value-type="string" calcext:value-type="string">
            <text:p>SJ163472</text:p>
          </table:table-cell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formula="of:=[.C127]" office:value-type="currency" office:currency="USD" office:value="105000" calcext:value-type="currency">
            <text:p>$105,000</text:p>
          </table:table-cell>
          <table:table-cell table:formula="of:=[.C127]/[.F127]" office:value-type="currency" office:currency="USD" office:value="233.333333333333" calcext:value-type="currency">
            <text:p>$233</text:p>
          </table:table-cell>
          <table:table-cell table:formula="of:=[.C127]/[.G127]" office:value-type="currency" office:currency="USD" office:value="116.666666666667" calcext:value-type="currency">
            <text:p>$11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71 RIVERVIEW Drive, SAINT JOHN, New Brunswick E2M1M6</text:p>
          </table:table-cell>
          <table:table-cell office:value-type="currency" office:currency="USD" office:value="107000" calcext:value-type="currency">
            <text:p>$107,000</text:p>
          </table:table-cell>
          <table:table-cell office:value-type="string" calcext:value-type="string">
            <text:p>SJ164189</text:p>
          </table:table-cell>
          <table:table-cell office:value-type="string" calcext:value-type="string">
            <text:p>House</text:p>
          </table:table-cell>
          <table:table-cell office:value-type="float" office:value="8245" calcext:value-type="float">
            <text:p>8245</text:p>
          </table:table-cell>
          <table:table-cell office:value-type="float" office:value="1820" calcext:value-type="float">
            <text:p>1820</text:p>
          </table:table-cell>
          <table:table-cell table:formula="of:=[.C128]" office:value-type="currency" office:currency="USD" office:value="107000" calcext:value-type="currency">
            <text:p>$107,000</text:p>
          </table:table-cell>
          <table:table-cell table:formula="of:=[.C128]/[.F128]" office:value-type="currency" office:currency="USD" office:value="12.9775621588842" calcext:value-type="currency">
            <text:p>$13</text:p>
          </table:table-cell>
          <table:table-cell table:formula="of:=[.C128]/[.G128]" office:value-type="currency" office:currency="USD" office:value="58.7912087912088" calcext:value-type="currency">
            <text:p>$5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353 Woodville Road, Out of Board Area, New Brunswick E2M2H9</text:p>
          </table:table-cell>
          <table:table-cell office:value-type="currency" office:currency="USD" office:value="107500" calcext:value-type="currency">
            <text:p>$107,500</text:p>
          </table:table-cell>
          <table:table-cell office:value-type="string" calcext:value-type="string">
            <text:p><text:s/>M105657</text:p>
          </table:table-cell>
          <table:table-cell office:value-type="string" calcext:value-type="string">
            <text:p>House</text:p>
          </table:table-cell>
          <table:table-cell office:value-type="float" office:value="463" calcext:value-type="float">
            <text:p>463</text:p>
          </table:table-cell>
          <table:table-cell office:value-type="float" office:value="1400" calcext:value-type="float">
            <text:p>1400</text:p>
          </table:table-cell>
          <table:table-cell table:formula="of:=[.C129]" office:value-type="currency" office:currency="USD" office:value="107500" calcext:value-type="currency">
            <text:p>$107,500</text:p>
          </table:table-cell>
          <table:table-cell table:formula="of:=[.C129]/[.F129]" office:value-type="currency" office:currency="USD" office:value="232.181425485961" calcext:value-type="currency">
            <text:p>$232</text:p>
          </table:table-cell>
          <table:table-cell table:formula="of:=[.C129]/[.G129]" office:value-type="currency" office:currency="USD" office:value="76.7857142857143" calcext:value-type="currency">
            <text:p>$7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currency" office:currency="USD" office:value="107900" calcext:value-type="currency">
            <text:p>$107,900</text:p>
          </table:table-cell>
          <table:table-cell office:value-type="string" calcext:value-type="string">
            <text:p>SJ161626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508" calcext:value-type="float">
            <text:p>1508</text:p>
          </table:table-cell>
          <table:table-cell table:formula="of:=[.C130]" office:value-type="currency" office:currency="USD" office:value="107900" calcext:value-type="currency">
            <text:p>$107,900</text:p>
          </table:table-cell>
          <table:table-cell table:formula="of:=[.C130]/[.F130]" office:value-type="currency" office:currency="USD" office:value="65.5130540376442" calcext:value-type="currency">
            <text:p>$66</text:p>
          </table:table-cell>
          <table:table-cell table:formula="of:=[.C130]/[.G130]" office:value-type="currency" office:currency="USD" office:value="71.551724137931" calcext:value-type="currency">
            <text:p>$7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47 HIGHLAND Road, SAINT JOHN, New Brunswick E2K1P8</text:p>
          </table:table-cell>
          <table:table-cell office:value-type="currency" office:currency="USD" office:value="109000" calcext:value-type="currency">
            <text:p>$109,000</text:p>
          </table:table-cell>
          <table:table-cell office:value-type="string" calcext:value-type="string">
            <text:p>SJ163603</text:p>
          </table:table-cell>
          <table:table-cell office:value-type="string" calcext:value-type="string">
            <text:p>House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table:formula="of:=[.C131]" office:value-type="currency" office:currency="USD" office:value="109000" calcext:value-type="currency">
            <text:p>$109,000</text:p>
          </table:table-cell>
          <table:table-cell table:formula="of:=[.C131]/[.F131]" office:value-type="currency" office:currency="USD" office:value="10.9010901090109" calcext:value-type="currency">
            <text:p>$11</text:p>
          </table:table-cell>
          <table:table-cell table:formula="of:=[.C131]/[.G13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67 CHAMPLAIN Drive, SAINT JOHN, New Brunswick E2J3C5</text:p>
          </table:table-cell>
          <table:table-cell office:value-type="currency" office:currency="USD" office:value="109000" calcext:value-type="currency">
            <text:p>$109,000</text:p>
          </table:table-cell>
          <table:table-cell office:value-type="string" calcext:value-type="string">
            <text:p>SJ163500</text:p>
          </table:table-cell>
          <table:table-cell office:value-type="string" calcext:value-type="string">
            <text:p>House</text:p>
          </table:table-cell>
          <table:table-cell office:value-type="float" office:value="7200" calcext:value-type="float">
            <text:p>7200</text:p>
          </table:table-cell>
          <table:table-cell office:value-type="float" office:value="840" calcext:value-type="float">
            <text:p>840</text:p>
          </table:table-cell>
          <table:table-cell table:formula="of:=[.C132]" office:value-type="currency" office:currency="USD" office:value="109000" calcext:value-type="currency">
            <text:p>$109,000</text:p>
          </table:table-cell>
          <table:table-cell table:formula="of:=[.C132]/[.F132]" office:value-type="currency" office:currency="USD" office:value="15.1388888888889" calcext:value-type="currency">
            <text:p>$15</text:p>
          </table:table-cell>
          <table:table-cell table:formula="of:=[.C132]/[.G132]" office:value-type="currency" office:currency="USD" office:value="129.761904761905" calcext:value-type="currency">
            <text:p>$13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233 MONTREAL Avenue, SAINT JOHN, New Brunswick E2L2H6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3927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600" calcext:value-type="float">
            <text:p>1600</text:p>
          </table:table-cell>
          <table:table-cell table:formula="of:=[.C133]" office:value-type="currency" office:currency="USD" office:value="109900" calcext:value-type="currency">
            <text:p>$109,900</text:p>
          </table:table-cell>
          <table:table-cell table:formula="of:=[.C133]/[.F133]" office:value-type="currency" office:currency="USD" office:value="22.0064076892271" calcext:value-type="currency">
            <text:p>$22</text:p>
          </table:table-cell>
          <table:table-cell table:formula="of:=[.C133]/[.G133]" office:value-type="currency" office:currency="USD" office:value="68.6875" calcext:value-type="currency">
            <text:p>$6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65 MORRIS Street, SAINT JOHN, New Brunswick E2M3R2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3619</text:p>
          </table:table-cell>
          <table:table-cell office:value-type="string" calcext:value-type="string">
            <text:p>House</text:p>
          </table:table-cell>
          <table:table-cell office:value-type="float" office:value="4650" calcext:value-type="float">
            <text:p>4650</text:p>
          </table:table-cell>
          <table:table-cell office:value-type="float" office:value="1280" calcext:value-type="float">
            <text:p>1280</text:p>
          </table:table-cell>
          <table:table-cell table:formula="of:=[.C134]" office:value-type="currency" office:currency="USD" office:value="109900" calcext:value-type="currency">
            <text:p>$109,900</text:p>
          </table:table-cell>
          <table:table-cell table:formula="of:=[.C134]/[.F134]" office:value-type="currency" office:currency="USD" office:value="23.6344086021505" calcext:value-type="currency">
            <text:p>$24</text:p>
          </table:table-cell>
          <table:table-cell table:formula="of:=[.C134]/[.G134]" office:value-type="currency" office:currency="USD" office:value="85.859375" calcext:value-type="currency">
            <text:p>$8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36 CURRIE Avenue, SAINT JOHN, New Brunswick E2K3A8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108</text:p>
          </table:table-cell>
          <table:table-cell office:value-type="string" calcext:value-type="string">
            <text:p>House</text:p>
          </table:table-cell>
          <table:table-cell office:value-type="float" office:value="4160" calcext:value-type="float">
            <text:p>4160</text:p>
          </table:table-cell>
          <table:table-cell office:value-type="float" office:value="1150" calcext:value-type="float">
            <text:p>1150</text:p>
          </table:table-cell>
          <table:table-cell table:formula="of:=[.C135]" office:value-type="currency" office:currency="USD" office:value="109900" calcext:value-type="currency">
            <text:p>$109,900</text:p>
          </table:table-cell>
          <table:table-cell table:formula="of:=[.C135]/[.F135]" office:value-type="currency" office:currency="USD" office:value="26.4182692307692" calcext:value-type="currency">
            <text:p>$26</text:p>
          </table:table-cell>
          <table:table-cell table:formula="of:=[.C135]/[.G135]" office:value-type="currency" office:currency="USD" office:value="95.5652173913044" calcext:value-type="currency">
            <text:p>$9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15 OXFORD Place, SAINT JOHN, New Brunswick E2P1B4</text:p>
          </table:table-cell>
          <table:table-cell office:value-type="currency" office:currency="USD" office:value="109900" calcext:value-type="currency">
            <text:p>$109,900</text:p>
          </table:table-cell>
          <table:table-cell office:value-type="string" calcext:value-type="string">
            <text:p>SJ164480</text:p>
          </table:table-cell>
          <table:table-cell office:value-type="string" calcext:value-type="string">
            <text:p>House</text:p>
          </table:table-cell>
          <table:table-cell office:value-type="float" office:value="3196" calcext:value-type="float">
            <text:p>3196</text:p>
          </table:table-cell>
          <table:table-cell office:value-type="float" office:value="1004" calcext:value-type="float">
            <text:p>1004</text:p>
          </table:table-cell>
          <table:table-cell table:formula="of:=[.C136]" office:value-type="currency" office:currency="USD" office:value="109900" calcext:value-type="currency">
            <text:p>$109,900</text:p>
          </table:table-cell>
          <table:table-cell table:formula="of:=[.C136]/[.F136]" office:value-type="currency" office:currency="USD" office:value="34.386733416771" calcext:value-type="currency">
            <text:p>$34</text:p>
          </table:table-cell>
          <table:table-cell table:formula="of:=[.C136]/[.G136]" office:value-type="currency" office:currency="USD" office:value="109.462151394422" calcext:value-type="currency">
            <text:p>$10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132 WOODHAVEN, SAINT JOHN, New Brunswick E2K4N6</text:p>
          </table:table-cell>
          <table:table-cell office:value-type="currency" office:currency="USD" office:value="110000" calcext:value-type="currency">
            <text:p>$110,000</text:p>
          </table:table-cell>
          <table:table-cell office:value-type="string" calcext:value-type="string">
            <text:p>SJ161643</text:p>
          </table:table-cell>
          <table:table-cell office:value-type="string" calcext:value-type="string">
            <text:p>House</text:p>
          </table:table-cell>
          <table:table-cell office:value-type="float" office:value="2799" calcext:value-type="float">
            <text:p>2799</text:p>
          </table:table-cell>
          <table:table-cell office:value-type="float" office:value="600" calcext:value-type="float">
            <text:p>600</text:p>
          </table:table-cell>
          <table:table-cell table:formula="of:=[.C137]" office:value-type="currency" office:currency="USD" office:value="110000" calcext:value-type="currency">
            <text:p>$110,000</text:p>
          </table:table-cell>
          <table:table-cell table:formula="of:=[.C137]/[.F137]" office:value-type="currency" office:currency="USD" office:value="39.2997499106824" calcext:value-type="currency">
            <text:p>$39</text:p>
          </table:table-cell>
          <table:table-cell table:formula="of:=[.C137]/[.G137]" office:value-type="currency" office:currency="USD" office:value="183.333333333333" calcext:value-type="currency">
            <text:p>$18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21 DALILA, SAINT JOHN, New Brunswick E2M5P9</text:p>
          </table:table-cell>
          <table:table-cell office:value-type="currency" office:currency="USD" office:value="111500" calcext:value-type="currency">
            <text:p>$111,500</text:p>
          </table:table-cell>
          <table:table-cell office:value-type="string" calcext:value-type="string">
            <text:p>SJ163317</text:p>
          </table:table-cell>
          <table:table-cell office:value-type="string" calcext:value-type="string">
            <text:p>House</text:p>
          </table:table-cell>
          <table:table-cell office:value-type="float" office:value="3810" calcext:value-type="float">
            <text:p>3810</text:p>
          </table:table-cell>
          <table:table-cell office:value-type="float" office:value="1200" calcext:value-type="float">
            <text:p>1200</text:p>
          </table:table-cell>
          <table:table-cell table:formula="of:=[.C138]" office:value-type="currency" office:currency="USD" office:value="111500" calcext:value-type="currency">
            <text:p>$111,500</text:p>
          </table:table-cell>
          <table:table-cell table:formula="of:=[.C138]/[.F138]" office:value-type="currency" office:currency="USD" office:value="29.2650918635171" calcext:value-type="currency">
            <text:p>$29</text:p>
          </table:table-cell>
          <table:table-cell table:formula="of:=[.C138]/[.G138]" office:value-type="currency" office:currency="USD" office:value="92.9166666666667" calcext:value-type="currency">
            <text:p>$9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27 TOPEKA, SAINT JOHN, New Brunswick E2J1H9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3413</text:p>
          </table:table-cell>
          <table:table-cell office:value-type="string" calcext:value-type="string">
            <text:p>House</text:p>
          </table:table-cell>
          <table:table-cell office:value-type="float" office:value="4122" calcext:value-type="float">
            <text:p>4122</text:p>
          </table:table-cell>
          <table:table-cell office:value-type="float" office:value="1252" calcext:value-type="float">
            <text:p>1252</text:p>
          </table:table-cell>
          <table:table-cell table:formula="of:=[.C139]" office:value-type="currency" office:currency="USD" office:value="111900" calcext:value-type="currency">
            <text:p>$111,900</text:p>
          </table:table-cell>
          <table:table-cell table:formula="of:=[.C139]/[.F139]" office:value-type="currency" office:currency="USD" office:value="27.1470160116448" calcext:value-type="currency">
            <text:p>$27</text:p>
          </table:table-cell>
          <table:table-cell table:formula="of:=[.C139]/[.G139]" office:value-type="currency" office:currency="USD" office:value="89.3769968051118" calcext:value-type="currency">
            <text:p>$8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04 RAYLAND Street, SAINT JOHN, New Brunswick E2H1Y9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4925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50" calcext:value-type="float">
            <text:p>1050</text:p>
          </table:table-cell>
          <table:table-cell table:formula="of:=[.C140]" office:value-type="currency" office:currency="USD" office:value="111900" calcext:value-type="currency">
            <text:p>$111,900</text:p>
          </table:table-cell>
          <table:table-cell table:formula="of:=[.C140]/[.F140]" office:value-type="currency" office:currency="USD" office:value="22.3576423576424" calcext:value-type="currency">
            <text:p>$22</text:p>
          </table:table-cell>
          <table:table-cell table:formula="of:=[.C140]/[.G140]" office:value-type="currency" office:currency="USD" office:value="106.571428571429" calcext:value-type="currency">
            <text:p>$10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61 SOMERSET PARK, SAINT JOHN, New Brunswick E2K2R8</text:p>
          </table:table-cell>
          <table:table-cell office:value-type="currency" office:currency="USD" office:value="111900" calcext:value-type="currency">
            <text:p>$111,900</text:p>
          </table:table-cell>
          <table:table-cell office:value-type="string" calcext:value-type="string">
            <text:p>SJ164522</text:p>
          </table:table-cell>
          <table:table-cell office:value-type="string" calcext:value-type="string">
            <text:p>Row / Townhouse</text:p>
          </table:table-cell>
          <table:table-cell office:value-type="float" office:value="172" calcext:value-type="float">
            <text:p>172</text:p>
          </table:table-cell>
          <table:table-cell office:value-type="float" office:value="900" calcext:value-type="float">
            <text:p>900</text:p>
          </table:table-cell>
          <table:table-cell table:formula="of:=[.C141]" office:value-type="currency" office:currency="USD" office:value="111900" calcext:value-type="currency">
            <text:p>$111,900</text:p>
          </table:table-cell>
          <table:table-cell table:formula="of:=[.C141]/[.F141]" office:value-type="currency" office:currency="USD" office:value="650.581395348837" calcext:value-type="currency">
            <text:p>$651</text:p>
          </table:table-cell>
          <table:table-cell table:formula="of:=[.C141]/[.G141]" office:value-type="currency" office:currency="USD" office:value="124.333333333333" calcext:value-type="currency">
            <text:p>$12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418 ST. CLAIR Avenue, SAINT JOHN, New Brunswick E2M4W1</text:p>
          </table:table-cell>
          <table:table-cell office:value-type="currency" office:currency="USD" office:value="112900" calcext:value-type="currency">
            <text:p>$112,900</text:p>
          </table:table-cell>
          <table:table-cell office:value-type="string" calcext:value-type="string">
            <text:p>SJ162698</text:p>
          </table:table-cell>
          <table:table-cell office:value-type="string" calcext:value-type="string">
            <text:p>House</text:p>
          </table:table-cell>
          <table:table-cell office:value-type="float" office:value="4833" calcext:value-type="float">
            <text:p>4833</text:p>
          </table:table-cell>
          <table:table-cell office:value-type="float" office:value="1380" calcext:value-type="float">
            <text:p>1380</text:p>
          </table:table-cell>
          <table:table-cell table:formula="of:=[.C142]" office:value-type="currency" office:currency="USD" office:value="112900" calcext:value-type="currency">
            <text:p>$112,900</text:p>
          </table:table-cell>
          <table:table-cell table:formula="of:=[.C142]/[.F142]" office:value-type="currency" office:currency="USD" office:value="23.36023174012" calcext:value-type="currency">
            <text:p>$23</text:p>
          </table:table-cell>
          <table:table-cell table:formula="of:=[.C142]/[.G142]" office:value-type="currency" office:currency="USD" office:value="81.8115942028986" calcext:value-type="currency">
            <text:p>$8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2431 CANDACE ST, SAINT JOHN, New Brunswick E2J2Z8</text:p>
          </table:table-cell>
          <table:table-cell office:value-type="currency" office:currency="USD" office:value="112900" calcext:value-type="currency">
            <text:p>$112,900</text:p>
          </table:table-cell>
          <table:table-cell office:value-type="string" calcext:value-type="string">
            <text:p>SJ162506</text:p>
          </table:table-cell>
          <table:table-cell office:value-type="string" calcext:value-type="string">
            <text:p>House</text:p>
          </table:table-cell>
          <table:table-cell office:value-type="float" office:value="3627" calcext:value-type="float">
            <text:p>3627</text:p>
          </table:table-cell>
          <table:table-cell office:value-type="float" office:value="1120" calcext:value-type="float">
            <text:p>1120</text:p>
          </table:table-cell>
          <table:table-cell table:formula="of:=[.C143]" office:value-type="currency" office:currency="USD" office:value="112900" calcext:value-type="currency">
            <text:p>$112,900</text:p>
          </table:table-cell>
          <table:table-cell table:formula="of:=[.C143]/[.F143]" office:value-type="currency" office:currency="USD" office:value="31.1276537082989" calcext:value-type="currency">
            <text:p>$31</text:p>
          </table:table-cell>
          <table:table-cell table:formula="of:=[.C143]/[.G143]" office:value-type="currency" office:currency="USD" office:value="100.803571428571" calcext:value-type="currency">
            <text:p>$10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88 DUKE Street West, SAINT JOHN, New Brunswick E2M1T2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2546</text:p>
          </table:table-cell>
          <table:table-cell office:value-type="string" calcext:value-type="string">
            <text:p>House</text:p>
          </table:table-cell>
          <table:table-cell office:value-type="float" office:value="4079" calcext:value-type="float">
            <text:p>4079</text:p>
          </table:table-cell>
          <table:table-cell office:value-type="float" office:value="1298" calcext:value-type="float">
            <text:p>1298</text:p>
          </table:table-cell>
          <table:table-cell table:formula="of:=[.C144]" office:value-type="currency" office:currency="USD" office:value="114900" calcext:value-type="currency">
            <text:p>$114,900</text:p>
          </table:table-cell>
          <table:table-cell table:formula="of:=[.C144]/[.F144]" office:value-type="currency" office:currency="USD" office:value="28.1686687913704" calcext:value-type="currency">
            <text:p>$28</text:p>
          </table:table-cell>
          <table:table-cell table:formula="of:=[.C144]/[.G144]" office:value-type="currency" office:currency="USD" office:value="88.5208012326656" calcext:value-type="currency">
            <text:p>$8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532 MICHAEL Crescent, SAINT JOHN, New Brunswick E2J3W6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2321</text:p>
          </table:table-cell>
          <table:table-cell office:value-type="string" calcext:value-type="string">
            <text:p>Row / Townhouse</text:p>
          </table:table-cell>
          <table:table-cell office:value-type="float" office:value="2760" calcext:value-type="float">
            <text:p>2760</text:p>
          </table:table-cell>
          <table:table-cell office:value-type="float" office:value="1150" calcext:value-type="float">
            <text:p>1150</text:p>
          </table:table-cell>
          <table:table-cell table:formula="of:=[.C145]" office:value-type="currency" office:currency="USD" office:value="114900" calcext:value-type="currency">
            <text:p>$114,900</text:p>
          </table:table-cell>
          <table:table-cell table:formula="of:=[.C145]/[.F145]" office:value-type="currency" office:currency="USD" office:value="41.6304347826087" calcext:value-type="currency">
            <text:p>$42</text:p>
          </table:table-cell>
          <table:table-cell table:formula="of:=[.C145]/[.G145]" office:value-type="currency" office:currency="USD" office:value="99.9130434782609" calcext:value-type="currency">
            <text:p>$1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62 TOPEKA Street, SAINT JOHN, New Brunswick E2J1J3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5028</text:p>
          </table:table-cell>
          <table:table-cell office:value-type="string" calcext:value-type="string">
            <text:p>House</text:p>
          </table:table-cell>
          <table:table-cell office:value-type="float" office:value="7998" calcext:value-type="float">
            <text:p>7998</text:p>
          </table:table-cell>
          <table:table-cell office:value-type="float" office:value="1100" calcext:value-type="float">
            <text:p>1100</text:p>
          </table:table-cell>
          <table:table-cell table:formula="of:=[.C146]" office:value-type="currency" office:currency="USD" office:value="114900" calcext:value-type="currency">
            <text:p>$114,900</text:p>
          </table:table-cell>
          <table:table-cell table:formula="of:=[.C146]/[.F146]" office:value-type="currency" office:currency="USD" office:value="14.3660915228807" calcext:value-type="currency">
            <text:p>$14</text:p>
          </table:table-cell>
          <table:table-cell table:formula="of:=[.C146]/[.G146]" office:value-type="currency" office:currency="USD" office:value="104.454545454545" calcext:value-type="currency">
            <text:p>$10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176 GARNETT Road East, SAINT JOHN, New Brunswick E2J3C3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3218</text:p>
          </table:table-cell>
          <table:table-cell office:value-type="string" calcext:value-type="string">
            <text:p>House</text:p>
          </table:table-cell>
          <table:table-cell office:value-type="float" office:value="22647" calcext:value-type="float">
            <text:p>22647</text:p>
          </table:table-cell>
          <table:table-cell office:value-type="float" office:value="1040" calcext:value-type="float">
            <text:p>1040</text:p>
          </table:table-cell>
          <table:table-cell table:formula="of:=[.C147]" office:value-type="currency" office:currency="USD" office:value="114900" calcext:value-type="currency">
            <text:p>$114,900</text:p>
          </table:table-cell>
          <table:table-cell table:formula="of:=[.C147]/[.F147]" office:value-type="currency" office:currency="USD" office:value="5.07351967147967" calcext:value-type="currency">
            <text:p>$5</text:p>
          </table:table-cell>
          <table:table-cell table:formula="of:=[.C147]/[.G147]" office:value-type="currency" office:currency="USD" office:value="110.480769230769" calcext:value-type="currency">
            <text:p>$11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628 SAND COVE Road, SAINT JOHN, New Brunswick E2M3C4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55485</text:p>
          </table:table-cell>
          <table:table-cell office:value-type="string" calcext:value-type="string">
            <text:p>House</text:p>
          </table:table-cell>
          <table:table-cell office:value-type="float" office:value="2250" calcext:value-type="float">
            <text:p>2250</text:p>
          </table:table-cell>
          <table:table-cell office:value-type="float" office:value="1000" calcext:value-type="float">
            <text:p>1000</text:p>
          </table:table-cell>
          <table:table-cell table:formula="of:=[.C148]" office:value-type="currency" office:currency="USD" office:value="114900" calcext:value-type="currency">
            <text:p>$114,900</text:p>
          </table:table-cell>
          <table:table-cell table:formula="of:=[.C148]/[.F148]" office:value-type="currency" office:currency="USD" office:value="51.0666666666667" calcext:value-type="currency">
            <text:p>$51</text:p>
          </table:table-cell>
          <table:table-cell table:formula="of:=[.C148]/[.G148]" office:value-type="currency" office:currency="USD" office:value="114.9" calcext:value-type="currency">
            <text:p>$11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563 SANDY POINT Road, SAINT JOHN, New Brunswick E2K3S1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3891</text:p>
          </table:table-cell>
          <table:table-cell office:value-type="string" calcext:value-type="string">
            <text:p>House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[.C149]" office:value-type="currency" office:currency="USD" office:value="114900" calcext:value-type="currency">
            <text:p>$114,900</text:p>
          </table:table-cell>
          <table:table-cell table:formula="of:=[.C149]/[.F149]" office:value-type="currency" office:currency="USD" office:value="4419.23076923077" calcext:value-type="currency">
            <text:p>$4,419</text:p>
          </table:table-cell>
          <table:table-cell table:formula="of:=[.C149]/[.G149]" office:value-type="currency" office:currency="USD" office:value="114.9" calcext:value-type="currency">
            <text:p>$11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3 PUGSLEY Avenue, SAINT JOHN, New Brunswick E2K2X1</text:p>
          </table:table-cell>
          <table:table-cell office:value-type="currency" office:currency="USD" office:value="114900" calcext:value-type="currency">
            <text:p>$114,900</text:p>
          </table:table-cell>
          <table:table-cell office:value-type="string" calcext:value-type="string">
            <text:p>SJ164953</text:p>
          </table:table-cell>
          <table:table-cell office:value-type="string" calcext:value-type="string">
            <text:p>House</text:p>
          </table:table-cell>
          <table:table-cell office:value-type="float" office:value="3929" calcext:value-type="float">
            <text:p>3929</text:p>
          </table:table-cell>
          <table:table-cell office:value-type="float" office:value="760" calcext:value-type="float">
            <text:p>760</text:p>
          </table:table-cell>
          <table:table-cell table:formula="of:=[.C150]" office:value-type="currency" office:currency="USD" office:value="114900" calcext:value-type="currency">
            <text:p>$114,900</text:p>
          </table:table-cell>
          <table:table-cell table:formula="of:=[.C150]/[.F150]" office:value-type="currency" office:currency="USD" office:value="29.2440824637312" calcext:value-type="currency">
            <text:p>$29</text:p>
          </table:table-cell>
          <table:table-cell table:formula="of:=[.C150]/[.G150]" office:value-type="currency" office:currency="USD" office:value="151.184210526316" calcext:value-type="currency">
            <text:p>$15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89 BROADWAY Avenue, SAINT JOHN, New Brunswick E2H1Z9</text:p>
          </table:table-cell>
          <table:table-cell office:value-type="currency" office:currency="USD" office:value="115000" calcext:value-type="currency">
            <text:p>$115,000</text:p>
          </table:table-cell>
          <table:table-cell office:value-type="string" calcext:value-type="string">
            <text:p>SJ162095</text:p>
          </table:table-cell>
          <table:table-cell office:value-type="string" calcext:value-type="string">
            <text:p>House</text:p>
          </table:table-cell>
          <table:table-cell office:value-type="float" office:value="6253" calcext:value-type="float">
            <text:p>6253</text:p>
          </table:table-cell>
          <table:table-cell office:value-type="float" office:value="950" calcext:value-type="float">
            <text:p>950</text:p>
          </table:table-cell>
          <table:table-cell table:formula="of:=[.C151]" office:value-type="currency" office:currency="USD" office:value="115000" calcext:value-type="currency">
            <text:p>$115,000</text:p>
          </table:table-cell>
          <table:table-cell table:formula="of:=[.C151]/[.F151]" office:value-type="currency" office:currency="USD" office:value="18.3911722373261" calcext:value-type="currency">
            <text:p>$18</text:p>
          </table:table-cell>
          <table:table-cell table:formula="of:=[.C151]/[.G151]" office:value-type="currency" office:currency="USD" office:value="121.052631578947" calcext:value-type="currency">
            <text:p>$12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23 DALILA Court, SAINT JOHN, New Brunswick E2M5P9</text:p>
          </table:table-cell>
          <table:table-cell office:value-type="currency" office:currency="USD" office:value="117000" calcext:value-type="currency">
            <text:p>$117,000</text:p>
          </table:table-cell>
          <table:table-cell office:value-type="string" calcext:value-type="string">
            <text:p>SJ162678</text:p>
          </table:table-cell>
          <table:table-cell office:value-type="string" calcext:value-type="string">
            <text:p>House</text:p>
          </table:table-cell>
          <table:table-cell office:value-type="float" office:value="3821" calcext:value-type="float">
            <text:p>3821</text:p>
          </table:table-cell>
          <table:table-cell office:value-type="float" office:value="1200" calcext:value-type="float">
            <text:p>1200</text:p>
          </table:table-cell>
          <table:table-cell table:formula="of:=[.C152]" office:value-type="currency" office:currency="USD" office:value="117000" calcext:value-type="currency">
            <text:p>$117,000</text:p>
          </table:table-cell>
          <table:table-cell table:formula="of:=[.C152]/[.F152]" office:value-type="currency" office:currency="USD" office:value="30.6202564773619" calcext:value-type="currency">
            <text:p>$31</text:p>
          </table:table-cell>
          <table:table-cell table:formula="of:=[.C152]/[.G152]" office:value-type="currency" office:currency="USD" office:value="97.5" calcext:value-type="currency">
            <text:p>$9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545 MICHAEL, SAINT JOHN, New Brunswick E2J2S9</text:p>
          </table:table-cell>
          <table:table-cell office:value-type="currency" office:currency="USD" office:value="117500" calcext:value-type="currency">
            <text:p>$117,500</text:p>
          </table:table-cell>
          <table:table-cell office:value-type="string" calcext:value-type="string">
            <text:p>SJ164805</text:p>
          </table:table-cell>
          <table:table-cell office:value-type="string" calcext:value-type="string">
            <text:p>House</text:p>
          </table:table-cell>
          <table:table-cell office:value-type="float" office:value="3856" calcext:value-type="float">
            <text:p>3856</text:p>
          </table:table-cell>
          <table:table-cell office:value-type="float" office:value="1152" calcext:value-type="float">
            <text:p>1152</text:p>
          </table:table-cell>
          <table:table-cell table:formula="of:=[.C153]" office:value-type="currency" office:currency="USD" office:value="117500" calcext:value-type="currency">
            <text:p>$117,500</text:p>
          </table:table-cell>
          <table:table-cell table:formula="of:=[.C153]/[.F153]" office:value-type="currency" office:currency="USD" office:value="30.4719917012448" calcext:value-type="currency">
            <text:p>$30</text:p>
          </table:table-cell>
          <table:table-cell table:formula="of:=[.C153]/[.G153]" office:value-type="currency" office:currency="USD" office:value="101.996527777778" calcext:value-type="currency">
            <text:p>$10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48 MCLAUGHLIN Road, SAINT JOHN, New Brunswick E2J4S2</text:p>
          </table:table-cell>
          <table:table-cell office:value-type="currency" office:currency="USD" office:value="117900" calcext:value-type="currency">
            <text:p>$117,900</text:p>
          </table:table-cell>
          <table:table-cell office:value-type="string" calcext:value-type="string">
            <text:p>SJ163987</text:p>
          </table:table-cell>
          <table:table-cell office:value-type="string" calcext:value-type="string">
            <text:p>House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formula="of:=[.C154]" office:value-type="currency" office:currency="USD" office:value="117900" calcext:value-type="currency">
            <text:p>$117,900</text:p>
          </table:table-cell>
          <table:table-cell table:formula="of:=[.C154]/[.F154]" office:value-type="currency" office:currency="USD" office:value="5359.09090909091" calcext:value-type="currency">
            <text:p>$5,359</text:p>
          </table:table-cell>
          <table:table-cell table:formula="of:=[.C154]/[.G154]" office:value-type="currency" office:currency="USD" office:value="131" calcext:value-type="currency">
            <text:p>$13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223 WESTMORLAND Road, SAINT JOHN, New Brunswick E2J2G1</text:p>
          </table:table-cell>
          <table:table-cell office:value-type="currency" office:currency="USD" office:value="118900" calcext:value-type="currency">
            <text:p>$118,900</text:p>
          </table:table-cell>
          <table:table-cell office:value-type="string" calcext:value-type="string">
            <text:p>SJ164567</text:p>
          </table:table-cell>
          <table:table-cell office:value-type="string" calcext:value-type="string">
            <text:p>House</text:p>
          </table:table-cell>
          <table:table-cell office:value-type="float" office:value="6555" calcext:value-type="float">
            <text:p>6555</text:p>
          </table:table-cell>
          <table:table-cell office:value-type="float" office:value="1300" calcext:value-type="float">
            <text:p>1300</text:p>
          </table:table-cell>
          <table:table-cell table:formula="of:=[.C155]" office:value-type="currency" office:currency="USD" office:value="118900" calcext:value-type="currency">
            <text:p>$118,900</text:p>
          </table:table-cell>
          <table:table-cell table:formula="of:=[.C155]/[.F155]" office:value-type="currency" office:currency="USD" office:value="18.13882532418" calcext:value-type="currency">
            <text:p>$18</text:p>
          </table:table-cell>
          <table:table-cell table:formula="of:=[.C155]/[.G155]" office:value-type="currency" office:currency="USD" office:value="91.4615384615385" calcext:value-type="currency">
            <text:p>$9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328-330 SANDY POINT RD, SAINT JOHN, New Brunswick E2K3R9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4193</text:p>
          </table:table-cell>
          <table:table-cell office:value-type="string" calcext:value-type="string">
            <text:p>House</text:p>
          </table:table-cell>
          <table:table-cell office:value-type="float" office:value="17556" calcext:value-type="float">
            <text:p>17556</text:p>
          </table:table-cell>
          <table:table-cell office:value-type="float" office:value="1200" calcext:value-type="float">
            <text:p>1200</text:p>
          </table:table-cell>
          <table:table-cell table:formula="of:=[.C156]" office:value-type="currency" office:currency="USD" office:value="119000" calcext:value-type="currency">
            <text:p>$119,000</text:p>
          </table:table-cell>
          <table:table-cell table:formula="of:=[.C156]/[.F156]" office:value-type="currency" office:currency="USD" office:value="6.77830940988836" calcext:value-type="currency">
            <text:p>$7</text:p>
          </table:table-cell>
          <table:table-cell table:formula="of:=[.C156]/[.G156]" office:value-type="currency" office:currency="USD" office:value="99.1666666666667" calcext:value-type="currency">
            <text:p>$9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3148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formula="of:=[.C157]" office:value-type="currency" office:currency="USD" office:value="119000" calcext:value-type="currency">
            <text:p>$119,000</text:p>
          </table:table-cell>
          <table:table-cell table:formula="of:=[.C157]/[.F157]" office:value-type="currency" office:currency="USD" office:value="25.7743123240199" calcext:value-type="currency">
            <text:p>$26</text:p>
          </table:table-cell>
          <table:table-cell table:formula="of:=[.C157]/[.G157]" office:value-type="currency" office:currency="USD" office:value="123.958333333333" calcext:value-type="currency">
            <text:p>$12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41 PLEASANT CITY Street, SAINT JOHN, New Brunswick E2J1E8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55144</text:p>
          </table:table-cell>
          <table:table-cell office:value-type="string" calcext:value-type="string">
            <text:p>House</text:p>
          </table:table-cell>
          <table:table-cell office:value-type="float" office:value="4069" calcext:value-type="float">
            <text:p>4069</text:p>
          </table:table-cell>
          <table:table-cell office:value-type="float" office:value="1400" calcext:value-type="float">
            <text:p>1400</text:p>
          </table:table-cell>
          <table:table-cell table:formula="of:=[.C158]" office:value-type="currency" office:currency="USD" office:value="119900" calcext:value-type="currency">
            <text:p>$119,900</text:p>
          </table:table-cell>
          <table:table-cell table:formula="of:=[.C158]/[.F158]" office:value-type="currency" office:currency="USD" office:value="29.4666994347506" calcext:value-type="currency">
            <text:p>$29</text:p>
          </table:table-cell>
          <table:table-cell table:formula="of:=[.C158]/[.G158]" office:value-type="currency" office:currency="USD" office:value="85.6428571428571" calcext:value-type="currency">
            <text:p>$8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01 RED HEAD Road, SAINT JOHN, New Brunswick E2P1K8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62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table:formula="of:=[.C159]" office:value-type="currency" office:currency="USD" office:value="119900" calcext:value-type="currency">
            <text:p>$119,900</text:p>
          </table:table-cell>
          <table:table-cell table:formula="of:=[.C159]/[.F159]" office:value-type="currency" office:currency="USD" office:value="9991.66666666667" calcext:value-type="currency">
            <text:p>$9,992</text:p>
          </table:table-cell>
          <table:table-cell table:formula="of:=[.C159]/[.G159]" office:value-type="currency" office:currency="USD" office:value="90.8333333333333" calcext:value-type="currency">
            <text:p>$9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79 WYATT Crescent, SAINT JOHN, New Brunswick E2J4C9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0914</text:p>
          </table:table-cell>
          <table:table-cell office:value-type="string" calcext:value-type="string">
            <text:p>House</text:p>
          </table:table-cell>
          <table:table-cell office:value-type="float" office:value="6082" calcext:value-type="float">
            <text:p>6082</text:p>
          </table:table-cell>
          <table:table-cell office:value-type="float" office:value="1200" calcext:value-type="float">
            <text:p>1200</text:p>
          </table:table-cell>
          <table:table-cell table:formula="of:=[.C160]" office:value-type="currency" office:currency="USD" office:value="119900" calcext:value-type="currency">
            <text:p>$119,900</text:p>
          </table:table-cell>
          <table:table-cell table:formula="of:=[.C160]/[.F160]" office:value-type="currency" office:currency="USD" office:value="19.7139098980598" calcext:value-type="currency">
            <text:p>$20</text:p>
          </table:table-cell>
          <table:table-cell table:formula="of:=[.C160]/[.G160]" office:value-type="currency" office:currency="USD" office:value="99.9166666666667" calcext:value-type="currency">
            <text:p>$1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84 BEAVERBROOK Avenue, SAINT JOHN, New Brunswick E2K2W7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51</text:p>
          </table:table-cell>
          <table:table-cell office:value-type="string" calcext:value-type="string">
            <text:p>House</text:p>
          </table:table-cell>
          <table:table-cell office:value-type="float" office:value="5716" calcext:value-type="float">
            <text:p>5716</text:p>
          </table:table-cell>
          <table:table-cell office:value-type="float" office:value="1200" calcext:value-type="float">
            <text:p>1200</text:p>
          </table:table-cell>
          <table:table-cell table:formula="of:=[.C161]" office:value-type="currency" office:currency="USD" office:value="119900" calcext:value-type="currency">
            <text:p>$119,900</text:p>
          </table:table-cell>
          <table:table-cell table:formula="of:=[.C161]/[.F161]" office:value-type="currency" office:currency="USD" office:value="20.9762071378586" calcext:value-type="currency">
            <text:p>$21</text:p>
          </table:table-cell>
          <table:table-cell table:formula="of:=[.C161]/[.G161]" office:value-type="currency" office:currency="USD" office:value="99.9166666666667" calcext:value-type="currency">
            <text:p>$1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34 PARK ST. EXT., SAINT JOHN, New Brunswick E2K3S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070</text:p>
          </table:table-cell>
          <table:table-cell office:value-type="string" calcext:value-type="string">
            <text:p>House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C162]" office:value-type="currency" office:currency="USD" office:value="119900" calcext:value-type="currency">
            <text:p>$119,900</text:p>
          </table:table-cell>
          <table:table-cell table:formula="of:=[.C162]/[.F162]" office:value-type="currency" office:currency="USD" office:value="9991.66666666667" calcext:value-type="currency">
            <text:p>$9,992</text:p>
          </table:table-cell>
          <table:table-cell table:formula="of:=[.C162]/[.G162]" office:value-type="currency" office:currency="USD" office:value="119.9" calcext:value-type="currency">
            <text:p>$12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384 KINGSVILLE Road, SAINT JOHN, New Brunswick E2M4T2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4246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945" calcext:value-type="float">
            <text:p>945</text:p>
          </table:table-cell>
          <table:table-cell table:formula="of:=[.C163]" office:value-type="currency" office:currency="USD" office:value="119900" calcext:value-type="currency">
            <text:p>$119,900</text:p>
          </table:table-cell>
          <table:table-cell table:formula="of:=[.C163]/[.F163]" office:value-type="currency" office:currency="USD" office:value="8564.28571428571" calcext:value-type="currency">
            <text:p>$8,564</text:p>
          </table:table-cell>
          <table:table-cell table:formula="of:=[.C163]/[.G163]" office:value-type="currency" office:currency="USD" office:value="126.878306878307" calcext:value-type="currency">
            <text:p>$12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60 MIDWOOD Avenue, SAINT JOHN, New Brunswick E2P1K6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3995</text:p>
          </table:table-cell>
          <table:table-cell office:value-type="string" calcext:value-type="string">
            <text:p>House</text:p>
          </table:table-cell>
          <table:table-cell office:value-type="float" office:value="5704" calcext:value-type="float">
            <text:p>5704</text:p>
          </table:table-cell>
          <table:table-cell office:value-type="float" office:value="900" calcext:value-type="float">
            <text:p>900</text:p>
          </table:table-cell>
          <table:table-cell table:formula="of:=[.C164]" office:value-type="currency" office:currency="USD" office:value="119900" calcext:value-type="currency">
            <text:p>$119,900</text:p>
          </table:table-cell>
          <table:table-cell table:formula="of:=[.C164]/[.F164]" office:value-type="currency" office:currency="USD" office:value="21.0203366058906" calcext:value-type="currency">
            <text:p>$21</text:p>
          </table:table-cell>
          <table:table-cell table:formula="of:=[.C164]/[.G164]" office:value-type="currency" office:currency="USD" office:value="133.222222222222" calcext:value-type="currency">
            <text:p>$13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471 MILLIDGE Avenue, SAINT JOHN, New Brunswick E2K2N3</text:p>
          </table:table-cell>
          <table:table-cell office:value-type="currency" office:currency="USD" office:value="119900" calcext:value-type="currency">
            <text:p>$119,900</text:p>
          </table:table-cell>
          <table:table-cell office:value-type="string" calcext:value-type="string">
            <text:p>SJ163427</text:p>
          </table:table-cell>
          <table:table-cell office:value-type="string" calcext:value-type="string">
            <text:p>House</text:p>
          </table:table-cell>
          <table:table-cell office:value-type="float" office:value="4865" calcext:value-type="float">
            <text:p>4865</text:p>
          </table:table-cell>
          <table:table-cell office:value-type="float" office:value="900" calcext:value-type="float">
            <text:p>900</text:p>
          </table:table-cell>
          <table:table-cell table:formula="of:=[.C165]" office:value-type="currency" office:currency="USD" office:value="119900" calcext:value-type="currency">
            <text:p>$119,900</text:p>
          </table:table-cell>
          <table:table-cell table:formula="of:=[.C165]/[.F165]" office:value-type="currency" office:currency="USD" office:value="24.6454265159301" calcext:value-type="currency">
            <text:p>$25</text:p>
          </table:table-cell>
          <table:table-cell table:formula="of:=[.C165]/[.G165]" office:value-type="currency" office:currency="USD" office:value="133.222222222222" calcext:value-type="currency">
            <text:p>$13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203 TARTAN Street, SAINT JOHN, New Brunswick E2K4G9</text:p>
          </table:table-cell>
          <table:table-cell office:value-type="currency" office:currency="USD" office:value="121000" calcext:value-type="currency">
            <text:p>$121,000</text:p>
          </table:table-cell>
          <table:table-cell office:value-type="string" calcext:value-type="string">
            <text:p>SJ164347</text:p>
          </table:table-cell>
          <table:table-cell office:value-type="string" calcext:value-type="string">
            <text:p>Row / Townhouse</text:p>
          </table:table-cell>
          <table:table-cell office:value-type="float" office:value="1875" calcext:value-type="float">
            <text:p>1875</text:p>
          </table:table-cell>
          <table:table-cell office:value-type="float" office:value="1000" calcext:value-type="float">
            <text:p>1000</text:p>
          </table:table-cell>
          <table:table-cell table:formula="of:=[.C166]" office:value-type="currency" office:currency="USD" office:value="121000" calcext:value-type="currency">
            <text:p>$121,000</text:p>
          </table:table-cell>
          <table:table-cell table:formula="of:=[.C166]/[.F166]" office:value-type="currency" office:currency="USD" office:value="64.5333333333333" calcext:value-type="currency">
            <text:p>$65</text:p>
          </table:table-cell>
          <table:table-cell table:formula="of:=[.C166]/[.G166]" office:value-type="currency" office:currency="USD" office:value="121" calcext:value-type="currency">
            <text:p>$12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168 HARBOURVIEW Drive, SAINT JOHN, New Brunswick E2P1B6</text:p>
          </table:table-cell>
          <table:table-cell office:value-type="currency" office:currency="USD" office:value="121900" calcext:value-type="currency">
            <text:p>$121,900</text:p>
          </table:table-cell>
          <table:table-cell office:value-type="string" calcext:value-type="string">
            <text:p>SJ162666</text:p>
          </table:table-cell>
          <table:table-cell office:value-type="string" calcext:value-type="string">
            <text:p>House</text:p>
          </table:table-cell>
          <table:table-cell office:value-type="float" office:value="3746" calcext:value-type="float">
            <text:p>3746</text:p>
          </table:table-cell>
          <table:table-cell office:value-type="float" office:value="960" calcext:value-type="float">
            <text:p>960</text:p>
          </table:table-cell>
          <table:table-cell table:formula="of:=[.C167]" office:value-type="currency" office:currency="USD" office:value="121900" calcext:value-type="currency">
            <text:p>$121,900</text:p>
          </table:table-cell>
          <table:table-cell table:formula="of:=[.C167]/[.F167]" office:value-type="currency" office:currency="USD" office:value="32.5413774693006" calcext:value-type="currency">
            <text:p>$33</text:p>
          </table:table-cell>
          <table:table-cell table:formula="of:=[.C167]/[.G167]" office:value-type="currency" office:currency="USD" office:value="126.979166666667" calcext:value-type="currency">
            <text:p>$12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currency" office:currency="USD" office:value="121900" calcext:value-type="currency">
            <text:p>$121,900</text:p>
          </table:table-cell>
          <table:table-cell office:value-type="string" calcext:value-type="string">
            <text:p>SJ164257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formula="of:=[.C168]" office:value-type="currency" office:currency="USD" office:value="121900" calcext:value-type="currency">
            <text:p>$121,900</text:p>
          </table:table-cell>
          <table:table-cell table:formula="of:=[.C168]/[.F168]" office:value-type="currency" office:currency="USD" office:value="26.5230635335074" calcext:value-type="currency">
            <text:p>$27</text:p>
          </table:table-cell>
          <table:table-cell table:formula="of:=[.C168]/[.G168]" office:value-type="currency" office:currency="USD" office:value="144.774346793349" calcext:value-type="currency">
            <text:p>$14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1056 LATIMORE LAKE RD, SAINT JOHN, New Brunswick E2N1Y1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3845</text:p>
          </table:table-cell>
          <table:table-cell office:value-type="string" calcext:value-type="string">
            <text:p>House</text:p>
          </table:table-cell>
          <table:table-cell office:value-type="float" office:value="43034" calcext:value-type="float">
            <text:p>43034</text:p>
          </table:table-cell>
          <table:table-cell office:value-type="float" office:value="1500" calcext:value-type="float">
            <text:p>1500</text:p>
          </table:table-cell>
          <table:table-cell table:formula="of:=[.C169]" office:value-type="currency" office:currency="USD" office:value="124900" calcext:value-type="currency">
            <text:p>$124,900</text:p>
          </table:table-cell>
          <table:table-cell table:formula="of:=[.C169]/[.F169]" office:value-type="currency" office:currency="USD" office:value="2.90235627643259" calcext:value-type="currency">
            <text:p>$3</text:p>
          </table:table-cell>
          <table:table-cell table:formula="of:=[.C169]/[.G169]" office:value-type="currency" office:currency="USD" office:value="83.2666666666667" calcext:value-type="currency">
            <text:p>$8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75 PARK ST. EXT., SAINT JOHN, New Brunswick E2K3S5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4120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732" calcext:value-type="float">
            <text:p>732</text:p>
          </table:table-cell>
          <table:table-cell table:formula="of:=[.C170]" office:value-type="currency" office:currency="USD" office:value="124900" calcext:value-type="currency">
            <text:p>$124,900</text:p>
          </table:table-cell>
          <table:table-cell table:formula="of:=[.C170]/[.F170]" office:value-type="currency" office:currency="USD" office:value="17.8530588907947" calcext:value-type="currency">
            <text:p>$18</text:p>
          </table:table-cell>
          <table:table-cell table:formula="of:=[.C170]/[.G170]" office:value-type="currency" office:currency="USD" office:value="170.628415300546" calcext:value-type="currency">
            <text:p>$17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100 BON ACCORD, SAINT JOHN, New Brunswick E2J3V6</text:p>
          </table:table-cell>
          <table:table-cell office:value-type="currency" office:currency="USD" office:value="124900" calcext:value-type="currency">
            <text:p>$124,900</text:p>
          </table:table-cell>
          <table:table-cell office:value-type="string" calcext:value-type="string">
            <text:p>SJ164877</text:p>
          </table:table-cell>
          <table:table-cell office:value-type="string" calcext:value-type="string">
            <text:p>House</text:p>
          </table:table-cell>
          <table:table-cell office:value-type="float" office:value="4397" calcext:value-type="float">
            <text:p>4397</text:p>
          </table:table-cell>
          <table:table-cell office:value-type="float" office:value="700" calcext:value-type="float">
            <text:p>700</text:p>
          </table:table-cell>
          <table:table-cell table:formula="of:=[.C171]" office:value-type="currency" office:currency="USD" office:value="124900" calcext:value-type="currency">
            <text:p>$124,900</text:p>
          </table:table-cell>
          <table:table-cell table:formula="of:=[.C171]/[.F171]" office:value-type="currency" office:currency="USD" office:value="28.4057311803502" calcext:value-type="currency">
            <text:p>$28</text:p>
          </table:table-cell>
          <table:table-cell table:formula="of:=[.C171]/[.G171]" office:value-type="currency" office:currency="USD" office:value="178.428571428571" calcext:value-type="currency">
            <text:p>$17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22 GREEN Street, SAINT JOHN, New Brunswick E2J1V7</text:p>
          </table:table-cell>
          <table:table-cell office:value-type="currency" office:currency="USD" office:value="127500" calcext:value-type="currency">
            <text:p>$127,500</text:p>
          </table:table-cell>
          <table:table-cell office:value-type="string" calcext:value-type="string">
            <text:p>SJ163624</text:p>
          </table:table-cell>
          <table:table-cell office:value-type="string" calcext:value-type="string">
            <text:p>House</text:p>
          </table:table-cell>
          <table:table-cell office:value-type="float" office:value="10548" calcext:value-type="float">
            <text:p>10548</text:p>
          </table:table-cell>
          <table:table-cell office:value-type="float" office:value="1116" calcext:value-type="float">
            <text:p>1116</text:p>
          </table:table-cell>
          <table:table-cell table:formula="of:=[.C172]" office:value-type="currency" office:currency="USD" office:value="127500" calcext:value-type="currency">
            <text:p>$127,500</text:p>
          </table:table-cell>
          <table:table-cell table:formula="of:=[.C172]/[.F172]" office:value-type="currency" office:currency="USD" office:value="12.0875995449374" calcext:value-type="currency">
            <text:p>$12</text:p>
          </table:table-cell>
          <table:table-cell table:formula="of:=[.C172]/[.G172]" office:value-type="currency" office:currency="USD" office:value="114.247311827957" calcext:value-type="currency">
            <text:p>$11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75 BURDER Street, SAINT JOHN, New Brunswick E2J2L6</text:p>
          </table:table-cell>
          <table:table-cell office:value-type="currency" office:currency="USD" office:value="127900" calcext:value-type="currency">
            <text:p>$127,900</text:p>
          </table:table-cell>
          <table:table-cell office:value-type="string" calcext:value-type="string">
            <text:p>SJ164959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400" calcext:value-type="float">
            <text:p>1400</text:p>
          </table:table-cell>
          <table:table-cell table:formula="of:=[.C173]" office:value-type="currency" office:currency="USD" office:value="127900" calcext:value-type="currency">
            <text:p>$127,900</text:p>
          </table:table-cell>
          <table:table-cell table:formula="of:=[.C173]/[.F173]" office:value-type="currency" office:currency="USD" office:value="25.5544455544456" calcext:value-type="currency">
            <text:p>$26</text:p>
          </table:table-cell>
          <table:table-cell table:formula="of:=[.C173]/[.G173]" office:value-type="currency" office:currency="USD" office:value="91.3571428571429" calcext:value-type="currency">
            <text:p>$9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10 NOEL Avenue, SAINT JOHN, New Brunswick E2K4M2</text:p>
          </table:table-cell>
          <table:table-cell office:value-type="currency" office:currency="USD" office:value="129000" calcext:value-type="currency">
            <text:p>$129,000</text:p>
          </table:table-cell>
          <table:table-cell office:value-type="string" calcext:value-type="string">
            <text:p>SJ164104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196" calcext:value-type="float">
            <text:p>1196</text:p>
          </table:table-cell>
          <table:table-cell table:formula="of:=[.C174]" office:value-type="currency" office:currency="USD" office:value="129000" calcext:value-type="currency">
            <text:p>$129,000</text:p>
          </table:table-cell>
          <table:table-cell table:formula="of:=[.C174]/[.F174]" office:value-type="currency" office:currency="USD" office:value="42.6587301587302" calcext:value-type="currency">
            <text:p>$43</text:p>
          </table:table-cell>
          <table:table-cell table:formula="of:=[.C174]/[.G174]" office:value-type="currency" office:currency="USD" office:value="107.859531772575" calcext:value-type="currency">
            <text:p>$10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460 CHAMPLAIN Street West, SAINT JOHN, New Brunswick E2M1K9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2082</text:p>
          </table:table-cell>
          <table:table-cell office:value-type="string" calcext:value-type="string">
            <text:p>House</text:p>
          </table:table-cell>
          <table:table-cell office:value-type="float" office:value="4187" calcext:value-type="float">
            <text:p>4187</text:p>
          </table:table-cell>
          <table:table-cell office:value-type="float" office:value="1456" calcext:value-type="float">
            <text:p>1456</text:p>
          </table:table-cell>
          <table:table-cell table:formula="of:=[.C175]" office:value-type="currency" office:currency="USD" office:value="129900" calcext:value-type="currency">
            <text:p>$129,900</text:p>
          </table:table-cell>
          <table:table-cell table:formula="of:=[.C175]/[.F175]" office:value-type="currency" office:currency="USD" office:value="31.0245999522331" calcext:value-type="currency">
            <text:p>$31</text:p>
          </table:table-cell>
          <table:table-cell table:formula="of:=[.C175]/[.G175]" office:value-type="currency" office:currency="USD" office:value="89.217032967033" calcext:value-type="currency">
            <text:p>$8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66 BRENTWOOD Crescent, SAINT JOHN, New Brunswick E2K4R4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960</text:p>
          </table:table-cell>
          <table:table-cell office:value-type="string" calcext:value-type="string">
            <text:p>Row / Townhouse</text:p>
          </table:table-cell>
          <table:table-cell office:value-type="float" office:value="2185" calcext:value-type="float">
            <text:p>2185</text:p>
          </table:table-cell>
          <table:table-cell office:value-type="float" office:value="1440" calcext:value-type="float">
            <text:p>1440</text:p>
          </table:table-cell>
          <table:table-cell table:formula="of:=[.C176]" office:value-type="currency" office:currency="USD" office:value="129900" calcext:value-type="currency">
            <text:p>$129,900</text:p>
          </table:table-cell>
          <table:table-cell table:formula="of:=[.C176]/[.F176]" office:value-type="currency" office:currency="USD" office:value="59.4508009153318" calcext:value-type="currency">
            <text:p>$59</text:p>
          </table:table-cell>
          <table:table-cell table:formula="of:=[.C176]/[.G176]" office:value-type="currency" office:currency="USD" office:value="90.2083333333333" calcext:value-type="currency">
            <text:p>$9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45 BAYSIDE Drive, SAINT JOHN, New Brunswick E2J1A1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1915</text:p>
          </table:table-cell>
          <table:table-cell office:value-type="string" calcext:value-type="string">
            <text:p>House</text:p>
          </table:table-cell>
          <table:table-cell office:value-type="float" office:value="4994" calcext:value-type="float">
            <text:p>4994</text:p>
          </table:table-cell>
          <table:table-cell office:value-type="float" office:value="1250" calcext:value-type="float">
            <text:p>1250</text:p>
          </table:table-cell>
          <table:table-cell table:formula="of:=[.C177]" office:value-type="currency" office:currency="USD" office:value="129900" calcext:value-type="currency">
            <text:p>$129,900</text:p>
          </table:table-cell>
          <table:table-cell table:formula="of:=[.C177]/[.F177]" office:value-type="currency" office:currency="USD" office:value="26.0112134561474" calcext:value-type="currency">
            <text:p>$26</text:p>
          </table:table-cell>
          <table:table-cell table:formula="of:=[.C177]/[.G177]" office:value-type="currency" office:currency="USD" office:value="103.92" calcext:value-type="currency">
            <text:p>$10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40 BON ACCORD Drive, SAINT JOHN, New Brunswick E2J4G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3697</text:p>
          </table:table-cell>
          <table:table-cell office:value-type="string" calcext:value-type="string">
            <text:p>House</text:p>
          </table:table-cell>
          <table:table-cell office:value-type="float" office:value="4123" calcext:value-type="float">
            <text:p>4123</text:p>
          </table:table-cell>
          <table:table-cell office:value-type="float" office:value="1240" calcext:value-type="float">
            <text:p>1240</text:p>
          </table:table-cell>
          <table:table-cell table:formula="of:=[.C178]" office:value-type="currency" office:currency="USD" office:value="129900" calcext:value-type="currency">
            <text:p>$129,900</text:p>
          </table:table-cell>
          <table:table-cell table:formula="of:=[.C178]/[.F178]" office:value-type="currency" office:currency="USD" office:value="31.5061848168809" calcext:value-type="currency">
            <text:p>$32</text:p>
          </table:table-cell>
          <table:table-cell table:formula="of:=[.C178]/[.G178]" office:value-type="currency" office:currency="USD" office:value="104.758064516129" calcext:value-type="currency">
            <text:p>$10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33 STRATFORD MANOR, SAINT JOHN, New Brunswick E2K0C1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50016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150" calcext:value-type="float">
            <text:p>1150</text:p>
          </table:table-cell>
          <table:table-cell table:formula="of:=[.C179]" office:value-type="currency" office:currency="USD" office:value="129900" calcext:value-type="currency">
            <text:p>$129,900</text:p>
          </table:table-cell>
          <table:table-cell table:formula="of:=[.C179]/[.F179]" office:value-type="currency" office:currency="USD" office:value="99.7695852534562" calcext:value-type="currency">
            <text:p>$100</text:p>
          </table:table-cell>
          <table:table-cell table:formula="of:=[.C179]/[.G179]" office:value-type="currency" office:currency="USD" office:value="112.95652173913" calcext:value-type="currency">
            <text:p>$11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488 FUNDY Drive, SAINT JOHN, New Brunswick E2M2R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203</text:p>
          </table:table-cell>
          <table:table-cell office:value-type="string" calcext:value-type="string">
            <text:p>House</text:p>
          </table:table-cell>
          <table:table-cell office:value-type="float" office:value="9137" calcext:value-type="float">
            <text:p>9137</text:p>
          </table:table-cell>
          <table:table-cell office:value-type="float" office:value="1100" calcext:value-type="float">
            <text:p>1100</text:p>
          </table:table-cell>
          <table:table-cell table:formula="of:=[.C180]" office:value-type="currency" office:currency="USD" office:value="129900" calcext:value-type="currency">
            <text:p>$129,900</text:p>
          </table:table-cell>
          <table:table-cell table:formula="of:=[.C180]/[.F180]" office:value-type="currency" office:currency="USD" office:value="14.2169202145124" calcext:value-type="currency">
            <text:p>$14</text:p>
          </table:table-cell>
          <table:table-cell table:formula="of:=[.C180]/[.G180]" office:value-type="currency" office:currency="USD" office:value="118.090909090909" calcext:value-type="currency">
            <text:p>$11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655 BONITA Avenue, SAINT JOHN, New Brunswick E2J2T2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5013</text:p>
          </table:table-cell>
          <table:table-cell office:value-type="string" calcext:value-type="string">
            <text:p>House</text:p>
          </table:table-cell>
          <table:table-cell office:value-type="float" office:value="6996" calcext:value-type="float">
            <text:p>6996</text:p>
          </table:table-cell>
          <table:table-cell office:value-type="float" office:value="1080" calcext:value-type="float">
            <text:p>1080</text:p>
          </table:table-cell>
          <table:table-cell table:formula="of:=[.C181]" office:value-type="currency" office:currency="USD" office:value="129900" calcext:value-type="currency">
            <text:p>$129,900</text:p>
          </table:table-cell>
          <table:table-cell table:formula="of:=[.C181]/[.F181]" office:value-type="currency" office:currency="USD" office:value="18.5677530017153" calcext:value-type="currency">
            <text:p>$19</text:p>
          </table:table-cell>
          <table:table-cell table:formula="of:=[.C181]/[.G181]" office:value-type="currency" office:currency="USD" office:value="120.277777777778" calcext:value-type="currency">
            <text:p>$12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78 BROADWAY Avenue, SAINT JOHN, New Brunswick E2H1Z8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54496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000" calcext:value-type="float">
            <text:p>1000</text:p>
          </table:table-cell>
          <table:table-cell table:formula="of:=[.C182]" office:value-type="currency" office:currency="USD" office:value="129900" calcext:value-type="currency">
            <text:p>$129,900</text:p>
          </table:table-cell>
          <table:table-cell table:formula="of:=[.C182]/[.F182]" office:value-type="currency" office:currency="USD" office:value="25.954045954046" calcext:value-type="currency">
            <text:p>$26</text:p>
          </table:table-cell>
          <table:table-cell table:formula="of:=[.C182]/[.G182]" office:value-type="currency" office:currency="USD" office:value="129.9" calcext:value-type="currency">
            <text:p>$13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200 BOYANER Crescent, SAINT JOHN, New Brunswick E2J4C7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4775</text:p>
          </table:table-cell>
          <table:table-cell office:value-type="string" calcext:value-type="string">
            <text:p>House</text:p>
          </table:table-cell>
          <table:table-cell office:value-type="float" office:value="3614" calcext:value-type="float">
            <text:p>3614</text:p>
          </table:table-cell>
          <table:table-cell office:value-type="float" office:value="750" calcext:value-type="float">
            <text:p>750</text:p>
          </table:table-cell>
          <table:table-cell table:formula="of:=[.C183]" office:value-type="currency" office:currency="USD" office:value="129900" calcext:value-type="currency">
            <text:p>$129,900</text:p>
          </table:table-cell>
          <table:table-cell table:formula="of:=[.C183]/[.F183]" office:value-type="currency" office:currency="USD" office:value="35.9435528500277" calcext:value-type="currency">
            <text:p>$36</text:p>
          </table:table-cell>
          <table:table-cell table:formula="of:=[.C183]/[.G183]" office:value-type="currency" office:currency="USD" office:value="173.2" calcext:value-type="currency">
            <text:p>$17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995 GOLDEN GROVE Road, SAINT JOHN, New Brunswick E2H2X1</text:p>
          </table:table-cell>
          <table:table-cell office:value-type="currency" office:currency="USD" office:value="129999" calcext:value-type="currency">
            <text:p>$129,999</text:p>
          </table:table-cell>
          <table:table-cell office:value-type="string" calcext:value-type="string">
            <text:p>SJ164641</text:p>
          </table:table-cell>
          <table:table-cell office:value-type="string" calcext:value-type="string">
            <text:p>House</text:p>
          </table:table-cell>
          <table:table-cell office:value-type="float" office:value="15" calcext:value-type="float">
            <text:p>15</text:p>
          </table:table-cell>
          <table:table-cell office:value-type="float" office:value="764" calcext:value-type="float">
            <text:p>764</text:p>
          </table:table-cell>
          <table:table-cell table:formula="of:=[.C184]" office:value-type="currency" office:currency="USD" office:value="129999" calcext:value-type="currency">
            <text:p>$129,999</text:p>
          </table:table-cell>
          <table:table-cell table:formula="of:=[.C184]/[.F184]" office:value-type="currency" office:currency="USD" office:value="8666.6" calcext:value-type="currency">
            <text:p>$8,667</text:p>
          </table:table-cell>
          <table:table-cell table:formula="of:=[.C184]/[.G184]" office:value-type="currency" office:currency="USD" office:value="170.155759162304" calcext:value-type="currency">
            <text:p>$17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1542 GOLDEN GROVE RD, SAINT JOHN, New Brunswick E2N2A4</text:p>
          </table:table-cell>
          <table:table-cell office:value-type="currency" office:currency="USD" office:value="130000" calcext:value-type="currency">
            <text:p>$130,000</text:p>
          </table:table-cell>
          <table:table-cell office:value-type="string" calcext:value-type="string">
            <text:p>SJ164408</text:p>
          </table:table-cell>
          <table:table-cell office:value-type="string" calcext:value-type="string">
            <text:p>House</text:p>
          </table:table-cell>
          <table:table-cell office:value-type="float" office:value="46241" calcext:value-type="float">
            <text:p>46241</text:p>
          </table:table-cell>
          <table:table-cell office:value-type="float" office:value="1100" calcext:value-type="float">
            <text:p>1100</text:p>
          </table:table-cell>
          <table:table-cell table:formula="of:=[.C185]" office:value-type="currency" office:currency="USD" office:value="130000" calcext:value-type="currency">
            <text:p>$130,000</text:p>
          </table:table-cell>
          <table:table-cell table:formula="of:=[.C185]/[.F185]" office:value-type="currency" office:currency="USD" office:value="2.81135788585887" calcext:value-type="currency">
            <text:p>$3</text:p>
          </table:table-cell>
          <table:table-cell table:formula="of:=[.C185]/[.G185]" office:value-type="currency" office:currency="USD" office:value="118.181818181818" calcext:value-type="currency">
            <text:p>$11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211 WYATT Crescent, SAINT JOHN, New Brunswick E2J4C9</text:p>
          </table:table-cell>
          <table:table-cell office:value-type="currency" office:currency="USD" office:value="133500" calcext:value-type="currency">
            <text:p>$133,500</text:p>
          </table:table-cell>
          <table:table-cell office:value-type="string" calcext:value-type="string">
            <text:p>SJ160960</text:p>
          </table:table-cell>
          <table:table-cell office:value-type="string" calcext:value-type="string">
            <text:p>House</text:p>
          </table:table-cell>
          <table:table-cell office:value-type="float" office:value="5608" calcext:value-type="float">
            <text:p>5608</text:p>
          </table:table-cell>
          <table:table-cell office:value-type="float" office:value="1200" calcext:value-type="float">
            <text:p>1200</text:p>
          </table:table-cell>
          <table:table-cell table:formula="of:=[.C186]" office:value-type="currency" office:currency="USD" office:value="133500" calcext:value-type="currency">
            <text:p>$133,500</text:p>
          </table:table-cell>
          <table:table-cell table:formula="of:=[.C186]/[.F186]" office:value-type="currency" office:currency="USD" office:value="23.8052781740371" calcext:value-type="currency">
            <text:p>$24</text:p>
          </table:table-cell>
          <table:table-cell table:formula="of:=[.C186]/[.G186]" office:value-type="currency" office:currency="USD" office:value="111.25" calcext:value-type="currency">
            <text:p>$11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443 MANSFIELD Street, SAINT JOHN, New Brunswick E2M3A3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2955</text:p>
          </table:table-cell>
          <table:table-cell office:value-type="string" calcext:value-type="string">
            <text:p>House</text:p>
          </table:table-cell>
          <table:table-cell office:value-type="float" office:value="5015" calcext:value-type="float">
            <text:p>5015</text:p>
          </table:table-cell>
          <table:table-cell office:value-type="float" office:value="1800" calcext:value-type="float">
            <text:p>1800</text:p>
          </table:table-cell>
          <table:table-cell table:formula="of:=[.C187]" office:value-type="currency" office:currency="USD" office:value="134900" calcext:value-type="currency">
            <text:p>$134,900</text:p>
          </table:table-cell>
          <table:table-cell table:formula="of:=[.C187]/[.F187]" office:value-type="currency" office:currency="USD" office:value="26.8993020937188" calcext:value-type="currency">
            <text:p>$27</text:p>
          </table:table-cell>
          <table:table-cell table:formula="of:=[.C187]/[.G187]" office:value-type="currency" office:currency="USD" office:value="74.9444444444444" calcext:value-type="currency">
            <text:p>$7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32 STRATFORD MANNER, SAINT JOHN, New Brunswick E2K0C1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943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200" calcext:value-type="float">
            <text:p>1200</text:p>
          </table:table-cell>
          <table:table-cell table:formula="of:=[.C188]" office:value-type="currency" office:currency="USD" office:value="134900" calcext:value-type="currency">
            <text:p>$134,900</text:p>
          </table:table-cell>
          <table:table-cell table:formula="of:=[.C188]/[.F188]" office:value-type="currency" office:currency="USD" office:value="103.609831029186" calcext:value-type="currency">
            <text:p>$104</text:p>
          </table:table-cell>
          <table:table-cell table:formula="of:=[.C188]/[.G188]" office:value-type="currency" office:currency="USD" office:value="112.416666666667" calcext:value-type="currency">
            <text:p>$1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582 BONITA Avenue, SAINT JOHN, New Brunswick E2J2T2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3471</text:p>
          </table:table-cell>
          <table:table-cell office:value-type="string" calcext:value-type="string">
            <text:p>Row / Townhouse</text:p>
          </table:table-cell>
          <table:table-cell office:value-type="float" office:value="3455" calcext:value-type="float">
            <text:p>3455</text:p>
          </table:table-cell>
          <table:table-cell office:value-type="float" office:value="1150" calcext:value-type="float">
            <text:p>1150</text:p>
          </table:table-cell>
          <table:table-cell table:formula="of:=[.C189]" office:value-type="currency" office:currency="USD" office:value="134900" calcext:value-type="currency">
            <text:p>$134,900</text:p>
          </table:table-cell>
          <table:table-cell table:formula="of:=[.C189]/[.F189]" office:value-type="currency" office:currency="USD" office:value="39.0448625180897" calcext:value-type="currency">
            <text:p>$39</text:p>
          </table:table-cell>
          <table:table-cell table:formula="of:=[.C189]/[.G189]" office:value-type="currency" office:currency="USD" office:value="117.304347826087" calcext:value-type="currency">
            <text:p>$11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1351 BAYSIDE DR, SAINT JOHN, New Brunswick E2J4S8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692</text:p>
          </table:table-cell>
          <table:table-cell office:value-type="string" calcext:value-type="string">
            <text:p>House</text:p>
          </table:table-cell>
          <table:table-cell office:value-type="float" office:value="27" calcext:value-type="float">
            <text:p>27</text:p>
          </table:table-cell>
          <table:table-cell office:value-type="float" office:value="1150" calcext:value-type="float">
            <text:p>1150</text:p>
          </table:table-cell>
          <table:table-cell table:formula="of:=[.C190]" office:value-type="currency" office:currency="USD" office:value="134900" calcext:value-type="currency">
            <text:p>$134,900</text:p>
          </table:table-cell>
          <table:table-cell table:formula="of:=[.C190]/[.F190]" office:value-type="currency" office:currency="USD" office:value="4996.2962962963" calcext:value-type="currency">
            <text:p>$4,996</text:p>
          </table:table-cell>
          <table:table-cell table:formula="of:=[.C190]/[.G190]" office:value-type="currency" office:currency="USD" office:value="117.304347826087" calcext:value-type="currency">
            <text:p>$11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35 MCLAUGHLIN Crescent, SAINT JOHN, New Brunswick E2J1E6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3714</text:p>
          </table:table-cell>
          <table:table-cell office:value-type="string" calcext:value-type="string">
            <text:p>House</text:p>
          </table:table-cell>
          <table:table-cell office:value-type="float" office:value="7717" calcext:value-type="float">
            <text:p>7717</text:p>
          </table:table-cell>
          <table:table-cell office:value-type="float" office:value="1050" calcext:value-type="float">
            <text:p>1050</text:p>
          </table:table-cell>
          <table:table-cell table:formula="of:=[.C191]" office:value-type="currency" office:currency="USD" office:value="134900" calcext:value-type="currency">
            <text:p>$134,900</text:p>
          </table:table-cell>
          <table:table-cell table:formula="of:=[.C191]/[.F191]" office:value-type="currency" office:currency="USD" office:value="17.4808863548011" calcext:value-type="currency">
            <text:p>$17</text:p>
          </table:table-cell>
          <table:table-cell table:formula="of:=[.C191]/[.G191]" office:value-type="currency" office:currency="USD" office:value="128.47619047619" calcext:value-type="currency">
            <text:p>$12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120 MOUNTAIN VIEW, SAINT JOHN, New Brunswick E2J3A2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336</text:p>
          </table:table-cell>
          <table:table-cell office:value-type="string" calcext:value-type="string">
            <text:p>House</text:p>
          </table:table-cell>
          <table:table-cell office:value-type="float" office:value="8944" calcext:value-type="float">
            <text:p>8944</text:p>
          </table:table-cell>
          <table:table-cell office:value-type="float" office:value="980" calcext:value-type="float">
            <text:p>980</text:p>
          </table:table-cell>
          <table:table-cell table:formula="of:=[.C192]" office:value-type="currency" office:currency="USD" office:value="134900" calcext:value-type="currency">
            <text:p>$134,900</text:p>
          </table:table-cell>
          <table:table-cell table:formula="of:=[.C192]/[.F192]" office:value-type="currency" office:currency="USD" office:value="15.0827370304114" calcext:value-type="currency">
            <text:p>$15</text:p>
          </table:table-cell>
          <table:table-cell table:formula="of:=[.C192]/[.G192]" office:value-type="currency" office:currency="USD" office:value="137.65306122449" calcext:value-type="currency">
            <text:p>$13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409 MOLSON Avenue, SAINT JOHN, New Brunswick E2M5L9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1553</text:p>
          </table:table-cell>
          <table:table-cell office:value-type="string" calcext:value-type="string">
            <text:p>Garden Home</text:p>
          </table:table-cell>
          <table:table-cell office:value-type="float" office:value="1571" calcext:value-type="float">
            <text:p>1571</text:p>
          </table:table-cell>
          <table:table-cell office:value-type="float" office:value="900" calcext:value-type="float">
            <text:p>900</text:p>
          </table:table-cell>
          <table:table-cell table:formula="of:=[.C193]" office:value-type="currency" office:currency="USD" office:value="134900" calcext:value-type="currency">
            <text:p>$134,900</text:p>
          </table:table-cell>
          <table:table-cell table:formula="of:=[.C193]/[.F193]" office:value-type="currency" office:currency="USD" office:value="85.8688733290898" calcext:value-type="currency">
            <text:p>$86</text:p>
          </table:table-cell>
          <table:table-cell table:formula="of:=[.C193]/[.G193]" office:value-type="currency" office:currency="USD" office:value="149.888888888889" calcext:value-type="currency">
            <text:p>$15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65 PAULINE Street, SAINT JOHN, New Brunswick E2J3K8</text:p>
          </table:table-cell>
          <table:table-cell office:value-type="currency" office:currency="USD" office:value="134900" calcext:value-type="currency">
            <text:p>$134,900</text:p>
          </table:table-cell>
          <table:table-cell office:value-type="string" calcext:value-type="string">
            <text:p>SJ164570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float" office:value="546" calcext:value-type="float">
            <text:p>546</text:p>
          </table:table-cell>
          <table:table-cell table:formula="of:=[.C194]" office:value-type="currency" office:currency="USD" office:value="134900" calcext:value-type="currency">
            <text:p>$134,900</text:p>
          </table:table-cell>
          <table:table-cell table:formula="of:=[.C194]/[.F194]" office:value-type="currency" office:currency="USD" office:value="9635.71428571429" calcext:value-type="currency">
            <text:p>$9,636</text:p>
          </table:table-cell>
          <table:table-cell table:formula="of:=[.C194]/[.G194]" office:value-type="currency" office:currency="USD" office:value="247.069597069597" calcext:value-type="currency">
            <text:p>$24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21 MOUNTAIN Road, SAINT JOHN, New Brunswick E2J2W7</text:p>
          </table:table-cell>
          <table:table-cell office:value-type="currency" office:currency="USD" office:value="134999" calcext:value-type="currency">
            <text:p>$134,999</text:p>
          </table:table-cell>
          <table:table-cell office:value-type="string" calcext:value-type="string">
            <text:p>SJ163780</text:p>
          </table:table-cell>
          <table:table-cell office:value-type="string" calcext:value-type="string">
            <text:p>House</text:p>
          </table:table-cell>
          <table:table-cell office:value-type="float" office:value="16189" calcext:value-type="float">
            <text:p>16189</text:p>
          </table:table-cell>
          <table:table-cell office:value-type="float" office:value="1150" calcext:value-type="float">
            <text:p>1150</text:p>
          </table:table-cell>
          <table:table-cell table:formula="of:=[.C195]" office:value-type="currency" office:currency="USD" office:value="134999" calcext:value-type="currency">
            <text:p>$134,999</text:p>
          </table:table-cell>
          <table:table-cell table:formula="of:=[.C195]/[.F195]" office:value-type="currency" office:currency="USD" office:value="8.33893384396813" calcext:value-type="currency">
            <text:p>$8</text:p>
          </table:table-cell>
          <table:table-cell table:formula="of:=[.C195]/[.G195]" office:value-type="currency" office:currency="USD" office:value="117.390434782609" calcext:value-type="currency">
            <text:p>$11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50 CANDLEWOOD Lane, SAINT JOHN, New Brunswick E2K1Z4</text:p>
          </table:table-cell>
          <table:table-cell office:value-type="currency" office:currency="USD" office:value="135000" calcext:value-type="currency">
            <text:p>$135,000</text:p>
          </table:table-cell>
          <table:table-cell office:value-type="string" calcext:value-type="string">
            <text:p>SJ161789</text:p>
          </table:table-cell>
          <table:table-cell office:value-type="string" calcext:value-type="string">
            <text:p>Row / Townhouse</text:p>
          </table:table-cell>
          <table:table-cell office:value-type="float" office:value="1302" calcext:value-type="float">
            <text:p>1302</text:p>
          </table:table-cell>
          <table:table-cell office:value-type="float" office:value="1040" calcext:value-type="float">
            <text:p>1040</text:p>
          </table:table-cell>
          <table:table-cell table:formula="of:=[.C196]" office:value-type="currency" office:currency="USD" office:value="135000" calcext:value-type="currency">
            <text:p>$135,000</text:p>
          </table:table-cell>
          <table:table-cell table:formula="of:=[.C196]/[.F196]" office:value-type="currency" office:currency="USD" office:value="103.6866359447" calcext:value-type="currency">
            <text:p>$104</text:p>
          </table:table-cell>
          <table:table-cell table:formula="of:=[.C196]/[.G196]" office:value-type="currency" office:currency="USD" office:value="129.807692307692" calcext:value-type="currency">
            <text:p>$13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31 CURRIE Avenue, SAINT JOHN, New Brunswick E2K3A9</text:p>
          </table:table-cell>
          <table:table-cell office:value-type="currency" office:currency="USD" office:value="135000" calcext:value-type="currency">
            <text:p>$135,000</text:p>
          </table:table-cell>
          <table:table-cell office:value-type="string" calcext:value-type="string">
            <text:p>SJ164890</text:p>
          </table:table-cell>
          <table:table-cell office:value-type="string" calcext:value-type="string">
            <text:p>House</text:p>
          </table:table-cell>
          <table:table-cell office:value-type="float" office:value="5242" calcext:value-type="float">
            <text:p>5242</text:p>
          </table:table-cell>
          <table:table-cell office:value-type="float" office:value="917" calcext:value-type="float">
            <text:p>917</text:p>
          </table:table-cell>
          <table:table-cell table:formula="of:=[.C197]" office:value-type="currency" office:currency="USD" office:value="135000" calcext:value-type="currency">
            <text:p>$135,000</text:p>
          </table:table-cell>
          <table:table-cell table:formula="of:=[.C197]/[.F197]" office:value-type="currency" office:currency="USD" office:value="25.7535291873331" calcext:value-type="currency">
            <text:p>$26</text:p>
          </table:table-cell>
          <table:table-cell table:formula="of:=[.C197]/[.G197]" office:value-type="currency" office:currency="USD" office:value="147.21919302072" calcext:value-type="currency">
            <text:p>$14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152 WILLIE Avenue, SAINT JOHN, New Brunswick E2J3N4</text:p>
          </table:table-cell>
          <table:table-cell office:value-type="currency" office:currency="USD" office:value="135900" calcext:value-type="currency">
            <text:p>$135,900</text:p>
          </table:table-cell>
          <table:table-cell office:value-type="string" calcext:value-type="string">
            <text:p>SJ162566</text:p>
          </table:table-cell>
          <table:table-cell office:value-type="string" calcext:value-type="string">
            <text:p>House</text:p>
          </table:table-cell>
          <table:table-cell office:value-type="float" office:value="24" calcext:value-type="float">
            <text:p>24</text:p>
          </table:table-cell>
          <table:table-cell office:value-type="float" office:value="816" calcext:value-type="float">
            <text:p>816</text:p>
          </table:table-cell>
          <table:table-cell table:formula="of:=[.C198]" office:value-type="currency" office:currency="USD" office:value="135900" calcext:value-type="currency">
            <text:p>$135,900</text:p>
          </table:table-cell>
          <table:table-cell table:formula="of:=[.C198]/[.F198]" office:value-type="currency" office:currency="USD" office:value="5662.5" calcext:value-type="currency">
            <text:p>$5,663</text:p>
          </table:table-cell>
          <table:table-cell table:formula="of:=[.C198]/[.G198]" office:value-type="currency" office:currency="USD" office:value="166.544117647059" calcext:value-type="currency">
            <text:p>$1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er unit</text:p>
          </table:table-cell>
          <table:table-cell office:value-type="string" calcext:value-type="string">
            <text:p>per land</text:p>
          </table:table-cell>
          <table:table-cell office:value-type="string" calcext:value-type="string">
            <text:p>per int</text:p>
          </table:table-cell>
        </table:table-row>
        <table:table-row table:style-name="ro2" table:number-rows-repeated="104837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7" table:data-type="automatic"/>
            <table:sort-by table:field-number="9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2T00:07:28.349386580</dc:date>
    <meta:editing-duration>PT17M49S</meta:editing-duration>
    <meta:editing-cycles>2</meta:editing-cycles>
    <meta:document-statistic meta:table-count="3" meta:cell-count="5748" meta:object-count="0"/>
  </office:meta>
</office:document-meta>
</file>